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d44cfc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f01218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5e78e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6dc8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b7f8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b8c4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fb05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33cd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10af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e4e9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3c96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9829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adf7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6023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db74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b871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6c33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e82d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0123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0ac1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81c0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ef7d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1c4a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3056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b5b8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99d6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958e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258d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f1a7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01b1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a168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cf2d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7331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885e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e5cb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48d6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a66e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16c3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2e71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3c85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f5ec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d888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6ec6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eeee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a130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1fac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d43f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90b2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ee98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c246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affb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c830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d182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6867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82a2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4be7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618c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e3ee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7948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c93f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43df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d03f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2e4e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3798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6b51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5ba7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8507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1b85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584e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4063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fb18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2214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4563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9718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ce64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dff3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7147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50ae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da6b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646b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fb41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c958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13f6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b3fc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8adb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0abc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0dfd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2286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3faa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f719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f693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e8da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2a1c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bb37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fecb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358e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d22b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891e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246a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5d07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14c4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c163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d84b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b081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e4e3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54e5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0057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e803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411a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4cf2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57e6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ef1b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f28c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0b96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357c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484a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6e1b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fa0f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40ad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1eed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74c0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ff33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a718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839b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d3df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3bb1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e352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32c1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ea80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2e0a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2c9e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a973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5c43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8425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2a5e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3038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9efd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845d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8a0a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e7ce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d3cd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1be2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9aa6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c7a7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a09d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4459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147b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e222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82d6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9694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b808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2638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5843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843f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7306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3aa4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9eec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d66c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3e5a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f249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30d6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b2d4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ebd3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3dc3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0480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8db2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9ea7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6208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bf07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1215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ad6f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9fe7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a8c6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2e90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30a4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5c58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d95a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181e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8463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3d72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33e2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3923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8866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93ea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106a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a660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6d0f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ccfc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334b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d7ca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605c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8c9e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f775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070c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71bc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73d7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5473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b9b3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8783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7b24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ad1b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a0c3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44f9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2cc8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17af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1baf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43db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eed9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146e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5086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082a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f10a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6b5c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ef3a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9927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35e6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2e32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59e2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ae68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938c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9f49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0fd0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e3d9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6b9f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0269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dd64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6b90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3e70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205b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7679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3850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2124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8a17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c544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9fa0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82ca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6c76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5b97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f64e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903b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0948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1854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ae4a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ea9e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aea2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36fa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00ab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4877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495a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a331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32cc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fd21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7376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8e29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0952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468f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2385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e7b3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000a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a536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e5b9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80f5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6174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6602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cb9c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4296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5ce0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ea2f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034e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0445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bdff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1cf3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4b1a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3771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ecbe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eac9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3a59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bb28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6058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724a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9c67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d2e0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b479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0a6e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dea6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5e23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134e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1e14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d65c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12f2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ab69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40b4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e751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a0be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6c55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c41d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d811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45de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48bb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7b19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64ac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8557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c0f9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38d7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e4dd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4eea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7d08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0105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1e66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0f2d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4098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c070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a09f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c1a2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8831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ca08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c9f2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42af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a258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3837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dc48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c341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1b70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b657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492f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6411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d75f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1a3a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a2a0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a262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37b2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9991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614d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6413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3146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4b24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f549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14ef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382e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07b5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59f6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6b15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6cd8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a25d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aa0f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0c53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793b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d468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f4b6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7264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10fe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1c67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d866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0fe2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0b67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3474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2c9e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dbcb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9201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a77f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4735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0d8e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e2d0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7182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2e2d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f760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a8f9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7a7c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4ae0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90d5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f2b9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201c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f779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6792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4f89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e5ec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8387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4fef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a560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c7ed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1093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537c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cfd3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8f77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eb95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ff3b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2018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ee40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cc30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5770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58af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0778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a684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5af2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c3a0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72bb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808f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23ca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8626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a8e1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ffe2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5714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58b4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2e64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28a0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b9f9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4e22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b35a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0a9a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6598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58ee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c4d9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dd6c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37d4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c16d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8f9c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507c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c2d7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c3d3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97d7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97bb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2127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10e2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2e13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0202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b841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f031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ccf2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a9fa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1781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46e5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6fbd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1657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c549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c9b3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5599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6264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f042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251d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8947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cba1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9e93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eab8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e950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456b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18ef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9668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5071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f783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f364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026a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e236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5057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39bb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2513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63a4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97e9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e953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f719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ebbd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b437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0659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e552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1bdb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140b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3e34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34c9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73ab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7901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2d0b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43f5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38ba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9db7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004a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9813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cd5e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78fb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53f2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2961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36f4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22d7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ccb5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6536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f742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2463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149a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e0c4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40e2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3f36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8422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bb6e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f298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7d56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e5ca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3390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a96b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9e8b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65b9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f490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9d71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bbf4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e395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292f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e11b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3ebc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804a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60da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feee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0acd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65a8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dafb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d587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0268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69c1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cf10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f5c0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cb80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53d8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cc77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aae9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03ac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2cd0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50ce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38e3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d3a8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28f0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37c1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c002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172b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5ce1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ab25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9aa2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1203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93c5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be4e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ec37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ef54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4045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e36b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7dd4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0bd5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a67f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edde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e7f0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4fec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00a1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5858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6d5b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a292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842b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09b4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cf38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c1d0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d19e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d759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c5e1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91c4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7c8b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880f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ae99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3701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fdd9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1e29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61db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1534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8623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b3dc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0a41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0ee7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ca11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38a8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37c5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274c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0688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e2b3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4f5b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eadc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1e95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2af1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daa2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c7c4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d8ef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af07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1fb1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c2ed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e6f5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57b2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ccbb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ba85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8300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a6a6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678b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aae9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17f1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12c1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949d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2ed2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87dd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dd68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2dcc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b7a1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4ba6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cff7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845b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beae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c979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d428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0e54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7473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e3fe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5e43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2308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3682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e823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2400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4e9c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5910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a360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9f02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287c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9508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9055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5db8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7c98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af81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ab9e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2997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fb4d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b36d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a6c3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8d82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87d3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5a71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d323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4b43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a113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05bb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42ad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d2f2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44cf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ebb4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4064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d338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10e4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e37f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6669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7d31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4aa5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7b0b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3b8f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1af4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d814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c8b0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6637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1b77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1ae5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ad2c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2677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bad7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0133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fed8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ed4b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f1c1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83b2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5b0c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8ac8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5af8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2d4f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1e78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9122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41c6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2c20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4963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2e70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103f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cf70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d8af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e309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d834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3adb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6073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1e54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b5b9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7a56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7924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eff6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4e1e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06fa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d411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9f3a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b232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307c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902b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1e8e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6ebd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c32a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abe9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f4fb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9a0a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a656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352d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5b78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315f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1304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1c09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eff2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1d4c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66ca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514b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83ee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b7a2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7ab0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1da4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30a8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b206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c9fa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624d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fe86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bfe9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98c4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b81b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11c7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6ade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ae39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25c1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7248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fc16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1a62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6a44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2847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69ef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e34f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9c66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8bf8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bc7c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5997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23f2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49db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5fd5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37f7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d5d2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c1a6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5f1c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95fc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3fba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09a6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8711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199d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f45b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047f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f318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b792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ecf8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9b23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8b94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b65f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d939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50db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806b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8be2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7a1e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0b57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cea0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914b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e8f4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0c8a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63df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6d5d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ef31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c043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76d7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78dc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5805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2365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2f46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44fb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6897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2e8d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bc97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cfbd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6fbf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d21d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7df0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d619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a21c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b575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e291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17c6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3b77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0f4b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2d63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4497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2239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90fe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4a9c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af39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0deb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82bc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6a4e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c53b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7598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d263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16cf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b044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4ee8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fb01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01c7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684b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eae2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4ec2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c6d9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e2bf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012f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5140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66ba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ee70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3ebe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740b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4196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b02b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70a2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ab42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dba7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97d3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a81d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f432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bae4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09f0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78a4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0bc0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3095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dd7b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b4c2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369b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e5c1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31de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d2c5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20f6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854a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04f0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6604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7fca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e29a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54ea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dda7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416c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7fc2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7e15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fdd7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bf54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59e7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e82e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4c25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870c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66e6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fb4b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ec18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f40b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3300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b82a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2cbb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f86d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9182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33cd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4c0b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166c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5735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9a3c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b92a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b062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9980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4051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622a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7953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f123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b06a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5e64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f3c9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c359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81e8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8a28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90e7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984f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2f56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6cb0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259b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09d0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0318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0538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0fc7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d8f9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9684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e00f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893d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3de8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4341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1894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4a7d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8834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4ad6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b0e8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c308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ab1c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5c39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ec48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d12b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543f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834e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1cea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0722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afd3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722c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9a33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2f7a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011a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7809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5836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e684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ba1b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5db7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dd51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c2c8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c15d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c380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16c7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aa4c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189d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804f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d142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9699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1b4f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e606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5e14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2d51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0fd5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b2d8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3213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3746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ca40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db8b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0efd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23e8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a389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3e8a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8c3e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6aea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0c1a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b395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97ef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c1fe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8481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d00a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ccfb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c092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cb3e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1b84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3f49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af5e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927b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54d0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a2be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e5ae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1499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cb0b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7608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3a45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6267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b2c1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1e04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b1bb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49f8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c2f8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a2a9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b830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38d8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4a0e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0256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d838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80a3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4e2c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d455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04e9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e8bf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3156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3792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30d1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7c33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b4d9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ce43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0fd9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0663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1c03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cb75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85cf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b5a8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9208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db61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6795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de92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daea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f359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d8c6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debf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bb52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da3d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b3b0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a220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6728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7e47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0d89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518e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aae0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f129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0cc3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3598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6744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2737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eb51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dc55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5bad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5aa4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22c5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1535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1e8a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3796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6431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5997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8803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ba00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2194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bd19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b6b0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ea15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12c7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8473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3a36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6849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43c4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05c6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d3ad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fda7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de24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793a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9fac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296d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03b3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e4d0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61e1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e8cc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b403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5243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0e13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b9a1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dad2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01d9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8e6b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1d19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4931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5107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2ae6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a30b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7f38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8fc5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d9d1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cafd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d040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0373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252a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cba5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8f6e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da32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34d5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95ca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9677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d586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f16b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2b69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9c82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f731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179e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a7f9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76fd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7f1e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77ff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1ab3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8251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0d39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8311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97b4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144b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be19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a582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a8eb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fe1c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9d5f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dc70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8b9b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c7da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cca4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4d95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6b6b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7350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41d2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933c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0fcd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3812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03d8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cfe0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34a8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ce9c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5089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8152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0b2b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8479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1a8e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6f4c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2395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7739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d244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f549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44e6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f823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7075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4b88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7b4d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3e80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3db9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5716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ea3d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325f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d56d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ecc3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b2fa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3db3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6715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56e2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848d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b5a8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3d19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51ad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2dfa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9212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13aa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9634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cf91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ccd4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cebb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6fb7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0c48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e722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a1ec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bb47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dfee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b67f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c146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158f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8323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bf46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35a6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deac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09f5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06c0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73ba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1fe3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2df3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6a83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d870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432c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f8ae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2f14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31b6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f05d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c772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9b99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fe69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47e3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6520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1c8f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1454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16e2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bb11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8b4c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df29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849f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ddd2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dc49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6f3c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1d13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fea3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99f5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12fd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0083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0e98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360f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39fc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640a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a43e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5f50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e45d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72e2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f898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2d51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e5a1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045c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9467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188b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c59f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7e5f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8a8f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5850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0e8c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a052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e078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6499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5af4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d64d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095b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fd90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7a89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1871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1d45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3eb9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889a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3e4e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b8c1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e785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d327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122f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3604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274d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f557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5430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3473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de7f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8c4e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40fa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2775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6ae5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712b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140e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e959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b8e1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6718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6172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1349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778d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b04d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06af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1f15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f187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00e4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d6ec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1bc6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3060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ca5d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0a23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01cd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b47c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deb2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db2d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77b3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2f53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eddf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a4a5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1c30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51e4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64b6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306c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2e7b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e546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b7ed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d1b8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b1bf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072f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2a32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458f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ec94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8853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a035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3986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6952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0e84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1989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bcac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6029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c05d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e929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c27f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b7de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e474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cc9a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43c5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8dff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01dd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8479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6d38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7b82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b3e7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9557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afcc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8e9c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86f5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5bcd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6a8c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36c5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d84b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a298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49db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23ae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d6ba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6db4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5bfa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5c26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6601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b136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3ebb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95b3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cac8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2ee6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ae3f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19db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a912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b960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209b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49de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030d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9faf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fe3f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15de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8a16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0832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6b15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8040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b7da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85b2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781b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8a32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c96b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358e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f96c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aa30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da33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39d5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2093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3169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009d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662f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5f07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c8ed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725b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7a7f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f8a8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736c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5a1b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4a07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1235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4489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2ca4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b20e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eb77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4281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ef20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46cc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5929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ab13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0482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218b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7659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1893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bbe8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3ed8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e93a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c7f5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fdd4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5fa5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fb42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84ba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1a1b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643c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2863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83a3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dc75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9be4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ad62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b900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b17c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8816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0100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fb80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ca0d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1624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0800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8868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cedb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562d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37cc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4203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da1f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3a49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bfa0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4537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1141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ecc0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3425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371e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5c57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d037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1d57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ef79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5d60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40a6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2a87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e8e9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ed19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b009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b475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23c9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0744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bd9c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994b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ec85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3452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6a88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625f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3a57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223e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92e3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07a7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1f43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4285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55e2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88ac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0632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e716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1c16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f6ee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400f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7c1a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6ea2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7189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a4ca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2078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d63d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f60d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d113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02ef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7ce5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ce54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cdbc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8da7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5126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c74a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b19d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8e24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edd1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407c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12d5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2b66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8d00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8847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e04c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a02d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d150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dca1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805c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532c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342b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cc3a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d571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0b1f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6c01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97f3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0d97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a091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2154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9873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e5ba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b340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cd74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8fcf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4d93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8cfc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a1cb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3316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1d14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7fd6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da9d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1ba2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d02c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b194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e418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b41c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01d9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6a34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3c90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9902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a350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9f6e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02d5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4894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b030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9b0c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a372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e212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648c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3dfd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1bc3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181c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bdbb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85fd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cdb5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5e20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52cd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9fbe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e321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bca9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5577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f361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c38c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9c82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d06b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3d2c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2344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3c7c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fbe8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e85b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b6a4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69b8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c570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85e9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986e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7668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6b7d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5d2c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f618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4ec9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521a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b833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98e4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f050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f939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b1b8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66ad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6ae0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41ab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ee8e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f945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f7e3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f19a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d060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ef43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9731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ad66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53b6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9d22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059e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5dbe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ef08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4991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c512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3fdd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6cce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23d5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5209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a0cb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de6b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a719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865d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8877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69cd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2196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8d38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5d98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d7a9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9a62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b010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cf32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6c2e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54d6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a889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1492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b814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b469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0726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d8b2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b3e0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47d2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a2a0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e9e1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9b43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4661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e7c0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0a81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a273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ce6b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45ad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03d3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c35d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b7a1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d67a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5f9a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848a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d03e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c7e4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f183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bfa9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dfe0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ec11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9d2e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1186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cefa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3e41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89ba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c160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d5ad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0b3f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37ac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9179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98fa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d182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b21d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0eb9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a122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d0d8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5808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9951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9816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a56d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7e92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8436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42dd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2e2e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7141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4d4c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2cc0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6246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18e5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1439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7f38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9dad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d62b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19a2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8558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5098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e0b0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34cd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ddbe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e1ba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bf71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d176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61c3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f72a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3382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2bbb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4ce5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3dd2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31e0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2406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3342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2b47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4d48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28d1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da00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19ea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34ed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581a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088a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8336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b0f1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1e7a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ed7c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000d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c97c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3db1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b61c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1afd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8956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4887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7b51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e43c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10e5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45f0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aad9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9b5f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7262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513e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97bf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a68c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143e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b154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e0db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731c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1a79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04ad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e041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bf85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9be2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c41f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5a8a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326c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2c1c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8235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28c4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06c2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8736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f106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9bf7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f8c4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efd3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dc5d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dd1f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83ce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14ae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ea22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906f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e4cf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1656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16db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86cc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3948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8a1a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881f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4c54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76b3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1aed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72ea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e6db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da39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ad2a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77a8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1b33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d48a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ae1f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f9d4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142b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59be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7c33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9d19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4a1c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e125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9892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35c3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0de4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44dc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9737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1e6e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1e39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150b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8638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08cf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3227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d6aa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c930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0371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67a3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09b5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29b2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924f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090b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b6a5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2191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5c28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207c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a710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27f7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1266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d3d2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5158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0e11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dd86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8844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e33b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3c40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bbd2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5061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bb36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e4b0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e458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2b70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0486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0428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63fc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20f3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0dbb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4dff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ce78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4742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55b0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e416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0146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4815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2eca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ffa8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9a36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f9e0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3c67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73e7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e79e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28dd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f24c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3732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bc0b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aeaa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a207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e3d0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b345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7b5a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8610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650b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1a89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36d1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9e9a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c989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d1e5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a555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17ea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77cc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2085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fe2f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5615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c5af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99de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e740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a60f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37c4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d58c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cc5f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f7d8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7173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dfd3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cd71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e9b9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22bc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ec8d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820f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d06c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0479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fa7c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5599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4c03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37fe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b8cc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429e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5d84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2302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24b4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3877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d506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249e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f90e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79ed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543b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4456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2dc7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c7d5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053e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3ffe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6909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2e7b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8992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2165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6800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d0bc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8923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c899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0913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0fb7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ad31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9bb4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c57c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f1e9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b70a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d106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0c13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b09b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c664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8c80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1337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d686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c747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4d41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5bac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5e81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635b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ec25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4257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c524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b686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b033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a2af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043c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6aa9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c1ca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afc4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f2ed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c270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8976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cdc9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896a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7f03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4b40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59ed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0b1b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7087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9360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f272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1e12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e53f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cd30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f4dd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5ab5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0f43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a145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8c1d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e276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dc93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7b7f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cc8a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107f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a178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de03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ffa4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5b2c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5913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e9f3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6562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0137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23ec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cac6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54fd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2174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1071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7520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cb19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6004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1d3c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6e0f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1721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3fd0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c8fe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1387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7dbc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db38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67fa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22fe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4a41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aada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dae4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ff06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ecfd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8d3d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270b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78d3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6834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465c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d3aa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a676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71c1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31d2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d445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92bd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5324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e6a6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2bef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5799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b5f2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0f7d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5953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77db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2e7d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be26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ff6d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113c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7a8e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054a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22cc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c383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0e20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a73e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b735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eda4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abf1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2cb8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1d99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25cd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6bcd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ba5d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962d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952c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b46c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7ff9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8e90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2457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52d4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a052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17d5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2936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fd0c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f462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b457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8b4e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3206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10e8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113e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174b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8cae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7927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237e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feb1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43e1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edb9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844e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4484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b54e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4a50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cce0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1bdd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7d00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6947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1540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0133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bf92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07ed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9e44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9b51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f0ca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aa52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125e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34c6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849d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0194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ad3a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e2b7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9c62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5b71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fe04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31f2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e61e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2612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dc39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7727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87d3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96e5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8ade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a318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149c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0765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ea02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bfb4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2d85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9eb6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fa68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feeb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9405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62f1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db3b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882d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17e5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d102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cdaa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f55b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ee83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9df7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ae4e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b429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a557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489d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b839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44b5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0583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a651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498c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9249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e268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99e1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c577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6713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f109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a760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9387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3fc6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6a36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1bc7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a011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87fb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5d3e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034c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a5b5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8c30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3d28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2d42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ebbd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324b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563d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0074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094d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cd7a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7dd3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e6cd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a139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265c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7226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9b2c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ee66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1440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0433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a84d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5c8e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c86e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4969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ebab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4d57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304e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b712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f320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8d89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974c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2d57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904a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e255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f565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9bba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0075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7a7e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1b30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0cf0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8bf8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f352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3046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8be7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83e7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0546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bcf1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77f4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08f1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d01e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bbf7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81f0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0a51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227d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f566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b030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6fb4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fcc2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2747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6b3b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64e5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f303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450a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b90e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423b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f622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5a99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70e9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9084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6fba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63e9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5563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2b73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80de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adec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a6c6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8953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9783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19c5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e37e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b2f2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726c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df1d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107b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7a97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0f82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2e7a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0779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04ed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e479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5872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ecf7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bac3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2596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e2a7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13c7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3e72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c289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375f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3821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03db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2520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6099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2002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adda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a1d6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838e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52ca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57ff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edfa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956a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bdf9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7785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d36e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0627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c0d7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024b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bdbe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e26e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3d02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0ecf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a092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3154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edb1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23e9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1b3d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16da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6b8a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f347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a157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880b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e6f8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3d6a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d444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21a5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c6dd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2225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1d80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f614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fd6f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245c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fd98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ebb8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093d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ac03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67a5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884d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3c27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d522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e537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ca4d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062d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ded3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2289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f537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a5f8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910a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e6d5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f99a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c500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7415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60c0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65b9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2925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b8a6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129d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8fb8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c9a8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3351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8e8a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ee27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3954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d25f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962c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57ca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7bc8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78ca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15f6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278a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ffb7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2d50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d7d7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0561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9bff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1077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ad3a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5927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117d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905d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3423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3026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b778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d53d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3f5b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a245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9c83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6585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4d87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87c1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89bc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845f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5f04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9437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fa40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d180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de6d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afff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3cbb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353b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33aa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ac9e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98f3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2791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fd6c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353a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7723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e53f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d0e9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1ff4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2b19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299d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c3cc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08fe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28e7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8821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e824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6453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0d12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8486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4643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f6f1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0614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0c53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c462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ec77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d119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f8be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cff2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81fc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9fdb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c3bc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806f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830e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e16d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9f21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4fa7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99af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0be7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a0b1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673c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b635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28c4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ba09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e75c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97e8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09e2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b72a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6e7a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c346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b0f5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82a6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8df3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f6c0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974f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7235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bb7c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72de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27ed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6299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b338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2ea7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e191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edb7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2256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5520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3adb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09c3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d61e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2cd6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863c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e458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8f3c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ce41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b79d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d064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fd41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d1ee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11a6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a1c2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4a1f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634a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6474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d56c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019f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e8e6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abb3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6914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048e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b726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7ded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4916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9ba0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062b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e2e9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bf99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a1d5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a7e1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cb15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53be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224b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bf0c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85b9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0bc2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a959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fc35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37e8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08f5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eccd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a95d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7a0f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f85a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533c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114d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e5f9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d6de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4634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9364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8328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0bfe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1f3a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f8cf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a36c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e1bf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e36f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63f9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e595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e4d4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e5c3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7721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b81a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bbda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cb8c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12f1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d997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8882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5364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51f2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f909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e988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a239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29c6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bba3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3865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be5c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5eff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1216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a189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4481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3c7a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eb38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3a09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4682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c31a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f5e3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39a0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a7cd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cac2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47ea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03dd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2f60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d174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640b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af68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eb22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f96b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3cb5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3e2e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6493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fb1e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758d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bd6c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8a9d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93ff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4987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085b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186d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3ed8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1f7c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ec7d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a539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c6b1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fb14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f24d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6ccf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8910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9bef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114a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44c8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0080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40e1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1a2f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164b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7431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a92d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a637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9833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6da0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1195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de62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e981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d921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8f21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7173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0ffa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7a20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4d88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93b7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42c3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a010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db04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e74e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4cf5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ccd1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cf91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afe7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37ee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417b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c150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b8d4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d14f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2a6c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9c16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d846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848a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6774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15ea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fea0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63c8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b0fe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1e5c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44bb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202d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1f27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ca98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6ff5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1532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db88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6412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e6fa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6f16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0aa6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e3aa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1614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d830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bde9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4725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c5f8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fd0e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02ea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d2ea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ebd5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9b39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e908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75cb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fda4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b286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9a1d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28d0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d97b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d4d0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6735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48d5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d2dc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73f7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ee23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8be8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7ccd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720b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40d7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583b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4ba5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1b80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3b5b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e68b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2d6c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174a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f94c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bdee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bba4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bcc4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9faf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bac7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ad6c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a33c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7414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f6e5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b4cf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230d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7dd0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8c8f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f627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e41d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b239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526d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cc6c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79a7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f0c7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522c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915a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6f30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d7f3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dfb8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a442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0e80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bfb6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daed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ee75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8a86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ea8f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c9aa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a813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1f08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41e2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1c12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2438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18f7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b69a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10ec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ef51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9f50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a2f5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53fd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8e86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7863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4e43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9437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b316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eb67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f78f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f3a3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b87f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4231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9006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56e5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c85c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52fb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9201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3e37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02d4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de0d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258e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f5bf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8e73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6f37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075d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8f1c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7660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d6ea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6ae5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3a0e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c1b7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32e4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54b8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3614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32fe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e23d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adcf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bae8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a288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a4c4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94b5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d9ae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eaa3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897f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357c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7cc0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e083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3436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b548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4ff3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d8b0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65ea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8267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7f33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b9f4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9810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9dbf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dd5a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a58c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de79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3683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291c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bf92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27c2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3509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c9f2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a67a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5829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159d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82db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ac75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9eb2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b83c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3cd4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e9b2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c872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8e07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2eed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c249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39de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d15f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4dd2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7eb6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9a0d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397c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10b4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19ca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1fb8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de6b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3d64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6ae9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d3ee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c649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918a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5779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0247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d89b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c2d7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ba66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7287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b8b2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740d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3493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eb86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4be8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60c0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1d1a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e344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749d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25b2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4c47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2401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ceda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afa7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8016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9249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ff73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7e90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9d2e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23b7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6a89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8ef6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1329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7a75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ea4d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df71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2f05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7d36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62e6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2c2a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2ab6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a79f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d456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9e21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4c9d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b2fb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cf42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d041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6dcf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9b14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f576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affc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c218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e714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7314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6369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c084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8256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2137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82bd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8f5e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54f9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4702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96f1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5a80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301f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b1eb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f390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7ed3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85b2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2226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a573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79e0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c799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cc15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545c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1051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2e2f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f396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9948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2247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09e4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6a11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6f57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285c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a7ec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fc2a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0935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5837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35d1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9ff6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78d1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f398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f3cf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7886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3b5a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48a8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69e0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87c2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df46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6e86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3745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2b5b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9e60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ccdd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7884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45c0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e9a9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0173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a3a4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37f6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88ec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ba7e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1e9c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952e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13f9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a0b6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b7c6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bd00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2f49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6fee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8c38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4d22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1a0a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e123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cbed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9f87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bf58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0cde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2f92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4db6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a098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70c2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d7dd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f64a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92c4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c72c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b250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456c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6c95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63c9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6340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8537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6768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cbf3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1906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bed3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18b6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c5cf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9040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b939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8e09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1ce6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f4ef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e672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3946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df46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306a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943d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ff39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d9e3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97f0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78ee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de30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9f32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d3cb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f979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4692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66cf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3ad5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496f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6352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991d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c24e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c9f0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341b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ddaa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05d2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d049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7f0c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0751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cf5e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4140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43fc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3ce5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eb3f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31e1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7f0a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414e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f7c4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02a2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ac6d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c1fc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449c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2dd6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a35a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1682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b9c3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4634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01e5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e04c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21cb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6668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87b7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7d3d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177b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9680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6185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4428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3a90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701e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8b17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05ec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3387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8e44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11ce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5232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7253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19ac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257e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828c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77da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0675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8989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92f2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de1b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5c1c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1c08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5265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36df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248c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ccfa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7aad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3cd0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6336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833d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c1fe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b6db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b907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114f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fd79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d1b9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1e22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7f9d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ef55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9786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5e35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964e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5f9a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913b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c855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b46e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a255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81f1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c739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a644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b213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8fd5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dab5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50cf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8991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129d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af54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ac33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6b80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a367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d4fd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ab03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4b35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ede3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d96a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5043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8d2d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26a8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4f6c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5a03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da41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ee8b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8fca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8a71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c46d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cee9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c4a4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bd4a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8001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5eb0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1435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9b7c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f82f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8417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83d6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e2e7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09be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2ade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7025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dc15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b2d7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2af4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3b26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bbca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8abc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ff6e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1552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524f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d856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519a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8a55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8e54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226e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4029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be7d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fd4d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187e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ae37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0da3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9725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36ec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ca25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0074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c730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8d9b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6012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50fd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c82d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93ab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6fe6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fb59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0d49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f749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e2c2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1b5e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95f8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dc73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1fb9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9c2b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ae85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018c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a3b2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8279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c33f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c49b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a456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de8b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901d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0827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29e0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36a0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1ab8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7a77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efc0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7ec4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8886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c631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bfda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76e8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0723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b718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e05f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8c11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a09e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61ef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8ffe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1d94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f997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e23d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7067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4b27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9b1c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44e9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22f8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34bb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8e18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ba8b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3f6f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d8f7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b242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3042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3084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832d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5e60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f208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6653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fdb9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7bc5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fd4d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b269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819a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72ed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2ecc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8557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a032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e304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7a68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29ba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27fe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4256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dffe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fc7f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493a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296f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d40d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0656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0340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2ed6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457067">
      <style:table-column-properties style:rel-column-width="32767*"/>
    </style:style>
    <style:style style:family="table" style:name="ae3e322">
      <style:table-properties style:width="17.0cm" table:align="left"/>
    </style:style>
  </office:automatic-styles>
  <office:body>
    <office:text>
      <table:table table:style-name="ae3e322">
        <table:table-column table:number-columns-repeated="4" table:style-name="a457067"/>
        <table:table-row>
          <table:table-cell table:style-name="a52ed67">
            <text:p text:style-name="Table_20_Contents">Eins</text:p>
          </table:table-cell>
          <table:table-cell table:style-name="ad03404">
            <text:p text:style-name="Table_20_Contents">Zwei</text:p>
          </table:table-cell>
          <table:table-cell table:style-name="a30656b">
            <text:p text:style-name="Table_20_Contents">Zwei</text:p>
          </table:table-cell>
          <table:table-cell table:style-name="a0d40df">
            <text:p text:style-name="Table_20_Contents">vier</text:p>
          </table:table-cell>
        </table:table-row>
        <table:table-row>
          <table:table-cell table:style-name="a7296ff">
            <text:p text:style-name="Table_20_Contents">Eins</text:p>
          </table:table-cell>
          <table:table-cell table:style-name="aa493a8">
            <text:p text:style-name="Table_20_Contents">Zwei</text:p>
          </table:table-cell>
          <table:table-cell table:style-name="a1fc7f2">
            <text:p text:style-name="Table_20_Contents">Zwei</text:p>
          </table:table-cell>
          <table:table-cell table:style-name="aadffed">
            <text:p text:style-name="Table_20_Contents">vier</text:p>
          </table:table-cell>
        </table:table-row>
        <table:table-row>
          <table:table-cell table:style-name="a64256a">
            <text:p text:style-name="Table_20_Contents">Eins</text:p>
          </table:table-cell>
          <table:table-cell table:style-name="a827fe0">
            <text:p text:style-name="Table_20_Contents">Zwei</text:p>
          </table:table-cell>
          <table:table-cell table:style-name="a929ba7">
            <text:p text:style-name="Table_20_Contents">Zwei</text:p>
          </table:table-cell>
          <table:table-cell table:style-name="a67a686">
            <text:p text:style-name="Table_20_Contents">vier</text:p>
          </table:table-cell>
        </table:table-row>
        <table:table-row>
          <table:table-cell table:style-name="a0e3045">
            <text:p text:style-name="Table_20_Contents">Eins</text:p>
          </table:table-cell>
          <table:table-cell table:style-name="a8a0320">
            <text:p text:style-name="Table_20_Contents">Zwei</text:p>
          </table:table-cell>
          <table:table-cell table:style-name="a985577">
            <text:p text:style-name="Table_20_Contents">Zwei</text:p>
          </table:table-cell>
          <table:table-cell table:style-name="a72eccf">
            <text:p text:style-name="Table_20_Contents">vier</text:p>
          </table:table-cell>
        </table:table-row>
        <table:table-row>
          <table:table-cell table:style-name="a672ed5">
            <text:p text:style-name="Table_20_Contents">Eins</text:p>
          </table:table-cell>
          <table:table-cell table:style-name="ac819aa">
            <text:p text:style-name="Table_20_Contents">Zwei</text:p>
          </table:table-cell>
          <table:table-cell table:style-name="a0b2692">
            <text:p text:style-name="Table_20_Contents">Zwei</text:p>
          </table:table-cell>
          <table:table-cell table:style-name="a8fd4df">
            <text:p text:style-name="Table_20_Contents">vier</text:p>
          </table:table-cell>
        </table:table-row>
        <table:table-row>
          <table:table-cell table:style-name="a07bc5f">
            <text:p text:style-name="Table_20_Contents">Eins</text:p>
          </table:table-cell>
          <table:table-cell table:style-name="a0fdb92">
            <text:p text:style-name="Table_20_Contents">Zwei</text:p>
          </table:table-cell>
          <table:table-cell table:style-name="af6653d">
            <text:p text:style-name="Table_20_Contents">Zwei</text:p>
          </table:table-cell>
          <table:table-cell table:style-name="a4f2085">
            <text:p text:style-name="Table_20_Contents">vier</text:p>
          </table:table-cell>
        </table:table-row>
        <table:table-row>
          <table:table-cell table:style-name="a95e600">
            <text:p text:style-name="Table_20_Contents">Eins</text:p>
          </table:table-cell>
          <table:table-cell table:style-name="a3832d2">
            <text:p text:style-name="Table_20_Contents">Zwei</text:p>
          </table:table-cell>
          <table:table-cell table:style-name="ab30846">
            <text:p text:style-name="Table_20_Contents">Zwei</text:p>
          </table:table-cell>
          <table:table-cell table:style-name="ac30429">
            <text:p text:style-name="Table_20_Contents">vier</text:p>
          </table:table-cell>
        </table:table-row>
        <table:table-row>
          <table:table-cell table:style-name="aeb2428">
            <text:p text:style-name="Table_20_Contents">Eins</text:p>
          </table:table-cell>
          <table:table-cell table:style-name="a9d8f72">
            <text:p text:style-name="Table_20_Contents">Zwei</text:p>
          </table:table-cell>
          <table:table-cell table:style-name="ad3f6f2">
            <text:p text:style-name="Table_20_Contents">Zwei</text:p>
          </table:table-cell>
          <table:table-cell table:style-name="abba8b7">
            <text:p text:style-name="Table_20_Contents">vier</text:p>
          </table:table-cell>
        </table:table-row>
        <table:table-row>
          <table:table-cell table:style-name="aa8e18f">
            <text:p text:style-name="Table_20_Contents">Eins</text:p>
          </table:table-cell>
          <table:table-cell table:style-name="a834bba">
            <text:p text:style-name="Table_20_Contents">Zwei</text:p>
          </table:table-cell>
          <table:table-cell table:style-name="ab22f8b">
            <text:p text:style-name="Table_20_Contents">Zwei</text:p>
          </table:table-cell>
          <table:table-cell table:style-name="af44e9c">
            <text:p text:style-name="Table_20_Contents">vier</text:p>
          </table:table-cell>
        </table:table-row>
        <table:table-row>
          <table:table-cell table:style-name="ac9b1cf">
            <text:p text:style-name="Table_20_Contents">Eins</text:p>
          </table:table-cell>
          <table:table-cell table:style-name="af4b276">
            <text:p text:style-name="Table_20_Contents">Zwei</text:p>
          </table:table-cell>
          <table:table-cell table:style-name="aa70679">
            <text:p text:style-name="Table_20_Contents">Zwei</text:p>
          </table:table-cell>
          <table:table-cell table:style-name="a9e23d1">
            <text:p text:style-name="Table_20_Contents">vier</text:p>
          </table:table-cell>
        </table:table-row>
        <table:table-row>
          <table:table-cell table:style-name="a9f997d">
            <text:p text:style-name="Table_20_Contents">Eins</text:p>
          </table:table-cell>
          <table:table-cell table:style-name="a11d94d">
            <text:p text:style-name="Table_20_Contents">Zwei</text:p>
          </table:table-cell>
          <table:table-cell table:style-name="ac8ffe6">
            <text:p text:style-name="Table_20_Contents">Zwei</text:p>
          </table:table-cell>
          <table:table-cell table:style-name="a861ef8">
            <text:p text:style-name="Table_20_Contents">vier</text:p>
          </table:table-cell>
        </table:table-row>
        <table:table-row>
          <table:table-cell table:style-name="a9a09e2">
            <text:p text:style-name="Table_20_Contents">Eins</text:p>
          </table:table-cell>
          <table:table-cell table:style-name="a48c11f">
            <text:p text:style-name="Table_20_Contents">Zwei</text:p>
          </table:table-cell>
          <table:table-cell table:style-name="a4e05fe">
            <text:p text:style-name="Table_20_Contents">Zwei</text:p>
          </table:table-cell>
          <table:table-cell table:style-name="aab718a">
            <text:p text:style-name="Table_20_Contents">vier</text:p>
          </table:table-cell>
        </table:table-row>
        <table:table-row>
          <table:table-cell table:style-name="a207233">
            <text:p text:style-name="Table_20_Contents">Eins</text:p>
          </table:table-cell>
          <table:table-cell table:style-name="ad76e84">
            <text:p text:style-name="Table_20_Contents">Zwei</text:p>
          </table:table-cell>
          <table:table-cell table:style-name="a8bfdac">
            <text:p text:style-name="Table_20_Contents">Zwei</text:p>
          </table:table-cell>
          <table:table-cell table:style-name="a7c6314">
            <text:p text:style-name="Table_20_Contents">vier</text:p>
          </table:table-cell>
        </table:table-row>
        <table:table-row>
          <table:table-cell table:style-name="ac88864">
            <text:p text:style-name="Table_20_Contents">Eins</text:p>
          </table:table-cell>
          <table:table-cell table:style-name="a17ec48">
            <text:p text:style-name="Table_20_Contents">Zwei</text:p>
          </table:table-cell>
          <table:table-cell table:style-name="aeefc00">
            <text:p text:style-name="Table_20_Contents">Zwei</text:p>
          </table:table-cell>
          <table:table-cell table:style-name="a17a77f">
            <text:p text:style-name="Table_20_Contents">vier</text:p>
          </table:table-cell>
        </table:table-row>
        <table:table-row>
          <table:table-cell table:style-name="a31ab8f">
            <text:p text:style-name="Table_20_Contents">Eins</text:p>
          </table:table-cell>
          <table:table-cell table:style-name="a836a02">
            <text:p text:style-name="Table_20_Contents">Zwei</text:p>
          </table:table-cell>
          <table:table-cell table:style-name="a229e0e">
            <text:p text:style-name="Table_20_Contents">Zwei</text:p>
          </table:table-cell>
          <table:table-cell table:style-name="ae08270">
            <text:p text:style-name="Table_20_Contents">vier</text:p>
          </table:table-cell>
        </table:table-row>
        <table:table-row>
          <table:table-cell table:style-name="ad901d9">
            <text:p text:style-name="Table_20_Contents">Eins</text:p>
          </table:table-cell>
          <table:table-cell table:style-name="a0de8ba">
            <text:p text:style-name="Table_20_Contents">Zwei</text:p>
          </table:table-cell>
          <table:table-cell table:style-name="a1a4569">
            <text:p text:style-name="Table_20_Contents">Zwei</text:p>
          </table:table-cell>
          <table:table-cell table:style-name="a6c49b7">
            <text:p text:style-name="Table_20_Contents">vier</text:p>
          </table:table-cell>
        </table:table-row>
        <table:table-row>
          <table:table-cell table:style-name="a4c33fe">
            <text:p text:style-name="Table_20_Contents">Eins</text:p>
          </table:table-cell>
          <table:table-cell table:style-name="a78279c">
            <text:p text:style-name="Table_20_Contents">Zwei</text:p>
          </table:table-cell>
          <table:table-cell table:style-name="a9a3b2c">
            <text:p text:style-name="Table_20_Contents">Zwei</text:p>
          </table:table-cell>
          <table:table-cell table:style-name="a5018c6">
            <text:p text:style-name="Table_20_Contents">vier</text:p>
          </table:table-cell>
        </table:table-row>
        <table:table-row>
          <table:table-cell table:style-name="a3ae858">
            <text:p text:style-name="Table_20_Contents">Eins</text:p>
          </table:table-cell>
          <table:table-cell table:style-name="a79c2ba">
            <text:p text:style-name="Table_20_Contents">Zwei</text:p>
          </table:table-cell>
          <table:table-cell table:style-name="a61fb95">
            <text:p text:style-name="Table_20_Contents">Zwei</text:p>
          </table:table-cell>
          <table:table-cell table:style-name="a9dc73f">
            <text:p text:style-name="Table_20_Contents">vier</text:p>
          </table:table-cell>
        </table:table-row>
        <table:table-row>
          <table:table-cell table:style-name="a095f86">
            <text:p text:style-name="Table_20_Contents">Eins</text:p>
          </table:table-cell>
          <table:table-cell table:style-name="a31b5e9">
            <text:p text:style-name="Table_20_Contents">Zwei</text:p>
          </table:table-cell>
          <table:table-cell table:style-name="a1e2c27">
            <text:p text:style-name="Table_20_Contents">Zwei</text:p>
          </table:table-cell>
          <table:table-cell table:style-name="aef7494">
            <text:p text:style-name="Table_20_Contents">vier</text:p>
          </table:table-cell>
        </table:table-row>
        <table:table-row>
          <table:table-cell table:style-name="ab0d499">
            <text:p text:style-name="Table_20_Contents">Eins</text:p>
          </table:table-cell>
          <table:table-cell table:style-name="a1fb59a">
            <text:p text:style-name="Table_20_Contents">Zwei</text:p>
          </table:table-cell>
          <table:table-cell table:style-name="ad6fe68">
            <text:p text:style-name="Table_20_Contents">Zwei</text:p>
          </table:table-cell>
          <table:table-cell table:style-name="ab93ab0">
            <text:p text:style-name="Table_20_Contents">vier</text:p>
          </table:table-cell>
        </table:table-row>
        <table:table-row>
          <table:table-cell table:style-name="aec82d6">
            <text:p text:style-name="Table_20_Contents">Eins</text:p>
          </table:table-cell>
          <table:table-cell table:style-name="a050fd8">
            <text:p text:style-name="Table_20_Contents">Zwei</text:p>
          </table:table-cell>
          <table:table-cell table:style-name="aa60129">
            <text:p text:style-name="Table_20_Contents">Zwei</text:p>
          </table:table-cell>
          <table:table-cell table:style-name="a38d9b5">
            <text:p text:style-name="Table_20_Contents">vier</text:p>
          </table:table-cell>
        </table:table-row>
        <table:table-row>
          <table:table-cell table:style-name="aec7307">
            <text:p text:style-name="Table_20_Contents">Eins</text:p>
          </table:table-cell>
          <table:table-cell table:style-name="a700746">
            <text:p text:style-name="Table_20_Contents">Zwei</text:p>
          </table:table-cell>
          <table:table-cell table:style-name="a1ca25d">
            <text:p text:style-name="Table_20_Contents">Zwei</text:p>
          </table:table-cell>
          <table:table-cell table:style-name="ac36ec6">
            <text:p text:style-name="Table_20_Contents">vier</text:p>
          </table:table-cell>
        </table:table-row>
        <table:table-row>
          <table:table-cell table:style-name="a09725a">
            <text:p text:style-name="Table_20_Contents">Eins</text:p>
          </table:table-cell>
          <table:table-cell table:style-name="a60da38">
            <text:p text:style-name="Table_20_Contents">Zwei</text:p>
          </table:table-cell>
          <table:table-cell table:style-name="aeae37f">
            <text:p text:style-name="Table_20_Contents">Zwei</text:p>
          </table:table-cell>
          <table:table-cell table:style-name="a6187e9">
            <text:p text:style-name="Table_20_Contents">vier</text:p>
          </table:table-cell>
        </table:table-row>
        <table:table-row>
          <table:table-cell table:style-name="a3fd4d0">
            <text:p text:style-name="Table_20_Contents">Eins</text:p>
          </table:table-cell>
          <table:table-cell table:style-name="a6be7d7">
            <text:p text:style-name="Table_20_Contents">Zwei</text:p>
          </table:table-cell>
          <table:table-cell table:style-name="a040293">
            <text:p text:style-name="Table_20_Contents">Zwei</text:p>
          </table:table-cell>
          <table:table-cell table:style-name="aa226ed">
            <text:p text:style-name="Table_20_Contents">vier</text:p>
          </table:table-cell>
        </table:table-row>
        <table:table-row>
          <table:table-cell table:style-name="a88e544">
            <text:p text:style-name="Table_20_Contents">Eins</text:p>
          </table:table-cell>
          <table:table-cell table:style-name="af8a552">
            <text:p text:style-name="Table_20_Contents">Zwei</text:p>
          </table:table-cell>
          <table:table-cell table:style-name="ab519a2">
            <text:p text:style-name="Table_20_Contents">Zwei</text:p>
          </table:table-cell>
          <table:table-cell table:style-name="a4d856a">
            <text:p text:style-name="Table_20_Contents">vier</text:p>
          </table:table-cell>
        </table:table-row>
        <table:table-row>
          <table:table-cell table:style-name="a8524f3">
            <text:p text:style-name="Table_20_Contents">Eins</text:p>
          </table:table-cell>
          <table:table-cell table:style-name="ac15525">
            <text:p text:style-name="Table_20_Contents">Zwei</text:p>
          </table:table-cell>
          <table:table-cell table:style-name="adff6e0">
            <text:p text:style-name="Table_20_Contents">Zwei</text:p>
          </table:table-cell>
          <table:table-cell table:style-name="a28abce">
            <text:p text:style-name="Table_20_Contents">vier</text:p>
          </table:table-cell>
        </table:table-row>
        <table:table-row>
          <table:table-cell table:style-name="a4bbca3">
            <text:p text:style-name="Table_20_Contents">Eins</text:p>
          </table:table-cell>
          <table:table-cell table:style-name="a83b26f">
            <text:p text:style-name="Table_20_Contents">Zwei</text:p>
          </table:table-cell>
          <table:table-cell table:style-name="ad2af4a">
            <text:p text:style-name="Table_20_Contents">Zwei</text:p>
          </table:table-cell>
          <table:table-cell table:style-name="a4b2d79">
            <text:p text:style-name="Table_20_Contents">vier</text:p>
          </table:table-cell>
        </table:table-row>
        <table:table-row>
          <table:table-cell table:style-name="a9dc151">
            <text:p text:style-name="Table_20_Contents">Eins</text:p>
          </table:table-cell>
          <table:table-cell table:style-name="ae70252">
            <text:p text:style-name="Table_20_Contents">Zwei</text:p>
          </table:table-cell>
          <table:table-cell table:style-name="a02ade4">
            <text:p text:style-name="Table_20_Contents">Zwei</text:p>
          </table:table-cell>
          <table:table-cell table:style-name="aa09be7">
            <text:p text:style-name="Table_20_Contents">vier</text:p>
          </table:table-cell>
        </table:table-row>
        <table:table-row>
          <table:table-cell table:style-name="a2e2e72">
            <text:p text:style-name="Table_20_Contents">Eins</text:p>
          </table:table-cell>
          <table:table-cell table:style-name="af83d6c">
            <text:p text:style-name="Table_20_Contents">Zwei</text:p>
          </table:table-cell>
          <table:table-cell table:style-name="a48417d">
            <text:p text:style-name="Table_20_Contents">Zwei</text:p>
          </table:table-cell>
          <table:table-cell table:style-name="a0f82f0">
            <text:p text:style-name="Table_20_Contents">vier</text:p>
          </table:table-cell>
        </table:table-row>
        <table:table-row>
          <table:table-cell table:style-name="a29b7c0">
            <text:p text:style-name="Table_20_Contents">Eins</text:p>
          </table:table-cell>
          <table:table-cell table:style-name="a41435c">
            <text:p text:style-name="Table_20_Contents">Zwei</text:p>
          </table:table-cell>
          <table:table-cell table:style-name="a15eb0f">
            <text:p text:style-name="Table_20_Contents">Zwei</text:p>
          </table:table-cell>
          <table:table-cell table:style-name="a680012">
            <text:p text:style-name="Table_20_Contents">vier</text:p>
          </table:table-cell>
        </table:table-row>
        <table:table-row>
          <table:table-cell table:style-name="aabd4a1">
            <text:p text:style-name="Table_20_Contents">Eins</text:p>
          </table:table-cell>
          <table:table-cell table:style-name="a6c4a4e">
            <text:p text:style-name="Table_20_Contents">Zwei</text:p>
          </table:table-cell>
          <table:table-cell table:style-name="a8cee9f">
            <text:p text:style-name="Table_20_Contents">Zwei</text:p>
          </table:table-cell>
          <table:table-cell table:style-name="aac46d1">
            <text:p text:style-name="Table_20_Contents">vier</text:p>
          </table:table-cell>
        </table:table-row>
        <table:table-row>
          <table:table-cell table:style-name="a58a714">
            <text:p text:style-name="Table_20_Contents">Eins</text:p>
          </table:table-cell>
          <table:table-cell table:style-name="a98fcac">
            <text:p text:style-name="Table_20_Contents">Zwei</text:p>
          </table:table-cell>
          <table:table-cell table:style-name="a3ee8bb">
            <text:p text:style-name="Table_20_Contents">Zwei</text:p>
          </table:table-cell>
          <table:table-cell table:style-name="a7da41d">
            <text:p text:style-name="Table_20_Contents">vier</text:p>
          </table:table-cell>
        </table:table-row>
        <table:table-row>
          <table:table-cell table:style-name="ae5a030">
            <text:p text:style-name="Table_20_Contents">Eins</text:p>
          </table:table-cell>
          <table:table-cell table:style-name="a04f6ca">
            <text:p text:style-name="Table_20_Contents">Zwei</text:p>
          </table:table-cell>
          <table:table-cell table:style-name="ae26a81">
            <text:p text:style-name="Table_20_Contents">Zwei</text:p>
          </table:table-cell>
          <table:table-cell table:style-name="a78d2d7">
            <text:p text:style-name="Table_20_Contents">vier</text:p>
          </table:table-cell>
        </table:table-row>
        <table:table-row>
          <table:table-cell table:style-name="af50436">
            <text:p text:style-name="Table_20_Contents">Eins</text:p>
          </table:table-cell>
          <table:table-cell table:style-name="a6d96ab">
            <text:p text:style-name="Table_20_Contents">Zwei</text:p>
          </table:table-cell>
          <table:table-cell table:style-name="a3ede38">
            <text:p text:style-name="Table_20_Contents">Zwei</text:p>
          </table:table-cell>
          <table:table-cell table:style-name="a14b355">
            <text:p text:style-name="Table_20_Contents">vier</text:p>
          </table:table-cell>
        </table:table-row>
        <table:table-row>
          <table:table-cell table:style-name="a4ab036">
            <text:p text:style-name="Table_20_Contents">Eins</text:p>
          </table:table-cell>
          <table:table-cell table:style-name="a9d4fda">
            <text:p text:style-name="Table_20_Contents">Zwei</text:p>
          </table:table-cell>
          <table:table-cell table:style-name="a1a3677">
            <text:p text:style-name="Table_20_Contents">Zwei</text:p>
          </table:table-cell>
          <table:table-cell table:style-name="a26b804">
            <text:p text:style-name="Table_20_Contents">vier</text:p>
          </table:table-cell>
        </table:table-row>
        <table:table-row>
          <table:table-cell table:style-name="a0ac334">
            <text:p text:style-name="Table_20_Contents">Eins</text:p>
          </table:table-cell>
          <table:table-cell table:style-name="aeaf54b">
            <text:p text:style-name="Table_20_Contents">Zwei</text:p>
          </table:table-cell>
          <table:table-cell table:style-name="a0129dd">
            <text:p text:style-name="Table_20_Contents">Zwei</text:p>
          </table:table-cell>
          <table:table-cell table:style-name="a889914">
            <text:p text:style-name="Table_20_Contents">vier</text:p>
          </table:table-cell>
        </table:table-row>
        <table:table-row>
          <table:table-cell table:style-name="a650cf3">
            <text:p text:style-name="Table_20_Contents">Eins</text:p>
          </table:table-cell>
          <table:table-cell table:style-name="a0dab50">
            <text:p text:style-name="Table_20_Contents">Zwei</text:p>
          </table:table-cell>
          <table:table-cell table:style-name="a58fd5c">
            <text:p text:style-name="Table_20_Contents">Zwei</text:p>
          </table:table-cell>
          <table:table-cell table:style-name="a7b2132">
            <text:p text:style-name="Table_20_Contents">vier</text:p>
          </table:table-cell>
        </table:table-row>
        <table:table-row>
          <table:table-cell table:style-name="aca6445">
            <text:p text:style-name="Table_20_Contents">Eins</text:p>
          </table:table-cell>
          <table:table-cell table:style-name="a8c739d">
            <text:p text:style-name="Table_20_Contents">Zwei</text:p>
          </table:table-cell>
          <table:table-cell table:style-name="a481f13">
            <text:p text:style-name="Table_20_Contents">Zwei</text:p>
          </table:table-cell>
          <table:table-cell table:style-name="a4a2558">
            <text:p text:style-name="Table_20_Contents">vier</text:p>
          </table:table-cell>
        </table:table-row>
        <table:table-row>
          <table:table-cell table:style-name="a8b46e6">
            <text:p text:style-name="Table_20_Contents">Eins</text:p>
          </table:table-cell>
          <table:table-cell table:style-name="a3c855e">
            <text:p text:style-name="Table_20_Contents">Zwei</text:p>
          </table:table-cell>
          <table:table-cell table:style-name="aa913b0">
            <text:p text:style-name="Table_20_Contents">Zwei</text:p>
          </table:table-cell>
          <table:table-cell table:style-name="a65f9a6">
            <text:p text:style-name="Table_20_Contents">vier</text:p>
          </table:table-cell>
        </table:table-row>
        <table:table-row>
          <table:table-cell table:style-name="a8964ee">
            <text:p text:style-name="Table_20_Contents">Eins</text:p>
          </table:table-cell>
          <table:table-cell table:style-name="ab5e35a">
            <text:p text:style-name="Table_20_Contents">Zwei</text:p>
          </table:table-cell>
          <table:table-cell table:style-name="a69786f">
            <text:p text:style-name="Table_20_Contents">Zwei</text:p>
          </table:table-cell>
          <table:table-cell table:style-name="a9ef550">
            <text:p text:style-name="Table_20_Contents">vier</text:p>
          </table:table-cell>
        </table:table-row>
        <table:table-row>
          <table:table-cell table:style-name="a77f9d4">
            <text:p text:style-name="Table_20_Contents">Eins</text:p>
          </table:table-cell>
          <table:table-cell table:style-name="a61e22b">
            <text:p text:style-name="Table_20_Contents">Zwei</text:p>
          </table:table-cell>
          <table:table-cell table:style-name="a6d1b9e">
            <text:p text:style-name="Table_20_Contents">Zwei</text:p>
          </table:table-cell>
          <table:table-cell table:style-name="a6fd79b">
            <text:p text:style-name="Table_20_Contents">vier</text:p>
          </table:table-cell>
        </table:table-row>
        <table:table-row>
          <table:table-cell table:style-name="a0114fd">
            <text:p text:style-name="Table_20_Contents">Eins</text:p>
          </table:table-cell>
          <table:table-cell table:style-name="acb907c">
            <text:p text:style-name="Table_20_Contents">Zwei</text:p>
          </table:table-cell>
          <table:table-cell table:style-name="a4b6db9">
            <text:p text:style-name="Table_20_Contents">Zwei</text:p>
          </table:table-cell>
          <table:table-cell table:style-name="a4c1fe8">
            <text:p text:style-name="Table_20_Contents">vier</text:p>
          </table:table-cell>
        </table:table-row>
        <table:table-row>
          <table:table-cell table:style-name="a0833de">
            <text:p text:style-name="Table_20_Contents">Eins</text:p>
          </table:table-cell>
          <table:table-cell table:style-name="a263365">
            <text:p text:style-name="Table_20_Contents">Zwei</text:p>
          </table:table-cell>
          <table:table-cell table:style-name="a03cd0f">
            <text:p text:style-name="Table_20_Contents">Zwei</text:p>
          </table:table-cell>
          <table:table-cell table:style-name="ab7aad3">
            <text:p text:style-name="Table_20_Contents">vier</text:p>
          </table:table-cell>
        </table:table-row>
        <table:table-row>
          <table:table-cell table:style-name="a2ccfa7">
            <text:p text:style-name="Table_20_Contents">Eins</text:p>
          </table:table-cell>
          <table:table-cell table:style-name="a9248c7">
            <text:p text:style-name="Table_20_Contents">Zwei</text:p>
          </table:table-cell>
          <table:table-cell table:style-name="a136dff">
            <text:p text:style-name="Table_20_Contents">Zwei</text:p>
          </table:table-cell>
          <table:table-cell table:style-name="a85265d">
            <text:p text:style-name="Table_20_Contents">vier</text:p>
          </table:table-cell>
        </table:table-row>
        <table:table-row>
          <table:table-cell table:style-name="aa1c08d">
            <text:p text:style-name="Table_20_Contents">Eins</text:p>
          </table:table-cell>
          <table:table-cell table:style-name="a85c1ca">
            <text:p text:style-name="Table_20_Contents">Zwei</text:p>
          </table:table-cell>
          <table:table-cell table:style-name="a2de1bc">
            <text:p text:style-name="Table_20_Contents">Zwei</text:p>
          </table:table-cell>
          <table:table-cell table:style-name="af92f2b">
            <text:p text:style-name="Table_20_Contents">vier</text:p>
          </table:table-cell>
        </table:table-row>
        <table:table-row>
          <table:table-cell table:style-name="a689892">
            <text:p text:style-name="Table_20_Contents">Eins</text:p>
          </table:table-cell>
          <table:table-cell table:style-name="ae0675a">
            <text:p text:style-name="Table_20_Contents">Zwei</text:p>
          </table:table-cell>
          <table:table-cell table:style-name="a377da6">
            <text:p text:style-name="Table_20_Contents">Zwei</text:p>
          </table:table-cell>
          <table:table-cell table:style-name="ab828cf">
            <text:p text:style-name="Table_20_Contents">vier</text:p>
          </table:table-cell>
        </table:table-row>
        <table:table-row>
          <table:table-cell table:style-name="a0257e9">
            <text:p text:style-name="Table_20_Contents">Eins</text:p>
          </table:table-cell>
          <table:table-cell table:style-name="aa19ac1">
            <text:p text:style-name="Table_20_Contents">Zwei</text:p>
          </table:table-cell>
          <table:table-cell table:style-name="a072539">
            <text:p text:style-name="Table_20_Contents">Zwei</text:p>
          </table:table-cell>
          <table:table-cell table:style-name="a552328">
            <text:p text:style-name="Table_20_Contents">vier</text:p>
          </table:table-cell>
        </table:table-row>
        <table:table-row>
          <table:table-cell table:style-name="ab11ce5">
            <text:p text:style-name="Table_20_Contents">Eins</text:p>
          </table:table-cell>
          <table:table-cell table:style-name="ae8e444">
            <text:p text:style-name="Table_20_Contents">Zwei</text:p>
          </table:table-cell>
          <table:table-cell table:style-name="ae3387a">
            <text:p text:style-name="Table_20_Contents">Zwei</text:p>
          </table:table-cell>
          <table:table-cell table:style-name="a105ecb">
            <text:p text:style-name="Table_20_Contents">vier</text:p>
          </table:table-cell>
        </table:table-row>
        <table:table-row>
          <table:table-cell table:style-name="a78b17f">
            <text:p text:style-name="Table_20_Contents">Eins</text:p>
          </table:table-cell>
          <table:table-cell table:style-name="ae701e1">
            <text:p text:style-name="Table_20_Contents">Zwei</text:p>
          </table:table-cell>
          <table:table-cell table:style-name="aa3a90c">
            <text:p text:style-name="Table_20_Contents">Zwei</text:p>
          </table:table-cell>
          <table:table-cell table:style-name="ad44284">
            <text:p text:style-name="Table_20_Contents">vier</text:p>
          </table:table-cell>
        </table:table-row>
        <table:table-row>
          <table:table-cell table:style-name="a26185e">
            <text:p text:style-name="Table_20_Contents">Eins</text:p>
          </table:table-cell>
          <table:table-cell table:style-name="aa9680c">
            <text:p text:style-name="Table_20_Contents">Zwei</text:p>
          </table:table-cell>
          <table:table-cell table:style-name="ae177bd">
            <text:p text:style-name="Table_20_Contents">Zwei</text:p>
          </table:table-cell>
          <table:table-cell table:style-name="ac7d3df">
            <text:p text:style-name="Table_20_Contents">vier</text:p>
          </table:table-cell>
        </table:table-row>
        <table:table-row>
          <table:table-cell table:style-name="ac87b7a">
            <text:p text:style-name="Table_20_Contents">Eins</text:p>
          </table:table-cell>
          <table:table-cell table:style-name="a366688">
            <text:p text:style-name="Table_20_Contents">Zwei</text:p>
          </table:table-cell>
          <table:table-cell table:style-name="aa21cb8">
            <text:p text:style-name="Table_20_Contents">Zwei</text:p>
          </table:table-cell>
          <table:table-cell table:style-name="ade04c5">
            <text:p text:style-name="Table_20_Contents">vier</text:p>
          </table:table-cell>
        </table:table-row>
        <table:table-row>
          <table:table-cell table:style-name="a301e55">
            <text:p text:style-name="Table_20_Contents">Eins</text:p>
          </table:table-cell>
          <table:table-cell table:style-name="a446348">
            <text:p text:style-name="Table_20_Contents">Zwei</text:p>
          </table:table-cell>
          <table:table-cell table:style-name="a7b9c37">
            <text:p text:style-name="Table_20_Contents">Zwei</text:p>
          </table:table-cell>
          <table:table-cell table:style-name="aa1682b">
            <text:p text:style-name="Table_20_Contents">vier</text:p>
          </table:table-cell>
        </table:table-row>
        <table:table-row>
          <table:table-cell table:style-name="a3a35ae">
            <text:p text:style-name="Table_20_Contents">Eins</text:p>
          </table:table-cell>
          <table:table-cell table:style-name="af2dd66">
            <text:p text:style-name="Table_20_Contents">Zwei</text:p>
          </table:table-cell>
          <table:table-cell table:style-name="a4449ce">
            <text:p text:style-name="Table_20_Contents">Zwei</text:p>
          </table:table-cell>
          <table:table-cell table:style-name="a1c1fc9">
            <text:p text:style-name="Table_20_Contents">vier</text:p>
          </table:table-cell>
        </table:table-row>
        <table:table-row>
          <table:table-cell table:style-name="aeac6db">
            <text:p text:style-name="Table_20_Contents">Eins</text:p>
          </table:table-cell>
          <table:table-cell table:style-name="a502a29">
            <text:p text:style-name="Table_20_Contents">Zwei</text:p>
          </table:table-cell>
          <table:table-cell table:style-name="aff7c44">
            <text:p text:style-name="Table_20_Contents">Zwei</text:p>
          </table:table-cell>
          <table:table-cell table:style-name="a2414ed">
            <text:p text:style-name="Table_20_Contents">vier</text:p>
          </table:table-cell>
        </table:table-row>
        <table:table-row>
          <table:table-cell table:style-name="a97f0a9">
            <text:p text:style-name="Table_20_Contents">Eins</text:p>
          </table:table-cell>
          <table:table-cell table:style-name="a231e13">
            <text:p text:style-name="Table_20_Contents">Zwei</text:p>
          </table:table-cell>
          <table:table-cell table:style-name="adeb3fb">
            <text:p text:style-name="Table_20_Contents">Zwei</text:p>
          </table:table-cell>
          <table:table-cell table:style-name="a83ce53">
            <text:p text:style-name="Table_20_Contents">vier</text:p>
          </table:table-cell>
        </table:table-row>
        <table:table-row>
          <table:table-cell table:style-name="ab43fc3">
            <text:p text:style-name="Table_20_Contents">Eins</text:p>
          </table:table-cell>
          <table:table-cell table:style-name="a64140c">
            <text:p text:style-name="Table_20_Contents">Zwei</text:p>
          </table:table-cell>
          <table:table-cell table:style-name="adcf5ea">
            <text:p text:style-name="Table_20_Contents">Zwei</text:p>
          </table:table-cell>
          <table:table-cell table:style-name="a707514">
            <text:p text:style-name="Table_20_Contents">vier</text:p>
          </table:table-cell>
        </table:table-row>
        <table:table-row>
          <table:table-cell table:style-name="a17f0c2">
            <text:p text:style-name="Table_20_Contents">Eins</text:p>
          </table:table-cell>
          <table:table-cell table:style-name="a0d0496">
            <text:p text:style-name="Table_20_Contents">Zwei</text:p>
          </table:table-cell>
          <table:table-cell table:style-name="ab05d20">
            <text:p text:style-name="Table_20_Contents">Zwei</text:p>
          </table:table-cell>
          <table:table-cell table:style-name="a7ddaa1">
            <text:p text:style-name="Table_20_Contents">vier</text:p>
          </table:table-cell>
        </table:table-row>
        <table:table-row>
          <table:table-cell table:style-name="a0341b0">
            <text:p text:style-name="Table_20_Contents">Eins</text:p>
          </table:table-cell>
          <table:table-cell table:style-name="a6c9f0d">
            <text:p text:style-name="Table_20_Contents">Zwei</text:p>
          </table:table-cell>
          <table:table-cell table:style-name="a8c24e3">
            <text:p text:style-name="Table_20_Contents">Zwei</text:p>
          </table:table-cell>
          <table:table-cell table:style-name="ac991d0">
            <text:p text:style-name="Table_20_Contents">vier</text:p>
          </table:table-cell>
        </table:table-row>
        <table:table-row>
          <table:table-cell table:style-name="a76352e">
            <text:p text:style-name="Table_20_Contents">Eins</text:p>
          </table:table-cell>
          <table:table-cell table:style-name="af496fe">
            <text:p text:style-name="Table_20_Contents">Zwei</text:p>
          </table:table-cell>
          <table:table-cell table:style-name="a73ad56">
            <text:p text:style-name="Table_20_Contents">Zwei</text:p>
          </table:table-cell>
          <table:table-cell table:style-name="a666cf9">
            <text:p text:style-name="Table_20_Contents">vier</text:p>
          </table:table-cell>
        </table:table-row>
        <table:table-row>
          <table:table-cell table:style-name="ae46925">
            <text:p text:style-name="Table_20_Contents">Eins</text:p>
          </table:table-cell>
          <table:table-cell table:style-name="a8f9790">
            <text:p text:style-name="Table_20_Contents">Zwei</text:p>
          </table:table-cell>
          <table:table-cell table:style-name="aad3cb1">
            <text:p text:style-name="Table_20_Contents">Zwei</text:p>
          </table:table-cell>
          <table:table-cell table:style-name="a29f321">
            <text:p text:style-name="Table_20_Contents">vier</text:p>
          </table:table-cell>
        </table:table-row>
        <table:table-row>
          <table:table-cell table:style-name="abde307">
            <text:p text:style-name="Table_20_Contents">Eins</text:p>
          </table:table-cell>
          <table:table-cell table:style-name="ae78eee">
            <text:p text:style-name="Table_20_Contents">Zwei</text:p>
          </table:table-cell>
          <table:table-cell table:style-name="a397f09">
            <text:p text:style-name="Table_20_Contents">Zwei</text:p>
          </table:table-cell>
          <table:table-cell table:style-name="add9e38">
            <text:p text:style-name="Table_20_Contents">vier</text:p>
          </table:table-cell>
        </table:table-row>
        <table:table-row>
          <table:table-cell table:style-name="abff39c">
            <text:p text:style-name="Table_20_Contents">Eins</text:p>
          </table:table-cell>
          <table:table-cell table:style-name="aa943d8">
            <text:p text:style-name="Table_20_Contents">Zwei</text:p>
          </table:table-cell>
          <table:table-cell table:style-name="a1306aa">
            <text:p text:style-name="Table_20_Contents">Zwei</text:p>
          </table:table-cell>
          <table:table-cell table:style-name="a7df467">
            <text:p text:style-name="Table_20_Contents">vier</text:p>
          </table:table-cell>
        </table:table-row>
        <table:table-row>
          <table:table-cell table:style-name="a839467">
            <text:p text:style-name="Table_20_Contents">Eins</text:p>
          </table:table-cell>
          <table:table-cell table:style-name="abe672d">
            <text:p text:style-name="Table_20_Contents">Zwei</text:p>
          </table:table-cell>
          <table:table-cell table:style-name="a5f4efe">
            <text:p text:style-name="Table_20_Contents">Zwei</text:p>
          </table:table-cell>
          <table:table-cell table:style-name="aa1ce66">
            <text:p text:style-name="Table_20_Contents">vier</text:p>
          </table:table-cell>
        </table:table-row>
        <table:table-row>
          <table:table-cell table:style-name="a48e090">
            <text:p text:style-name="Table_20_Contents">Eins</text:p>
          </table:table-cell>
          <table:table-cell table:style-name="aab9394">
            <text:p text:style-name="Table_20_Contents">Zwei</text:p>
          </table:table-cell>
          <table:table-cell table:style-name="aa9040a">
            <text:p text:style-name="Table_20_Contents">Zwei</text:p>
          </table:table-cell>
          <table:table-cell table:style-name="a5c5cf1">
            <text:p text:style-name="Table_20_Contents">vier</text:p>
          </table:table-cell>
        </table:table-row>
        <table:table-row>
          <table:table-cell table:style-name="a918b6d">
            <text:p text:style-name="Table_20_Contents">Eins</text:p>
          </table:table-cell>
          <table:table-cell table:style-name="abbed34">
            <text:p text:style-name="Table_20_Contents">Zwei</text:p>
          </table:table-cell>
          <table:table-cell table:style-name="ab1906e">
            <text:p text:style-name="Table_20_Contents">Zwei</text:p>
          </table:table-cell>
          <table:table-cell table:style-name="aecbf3f">
            <text:p text:style-name="Table_20_Contents">vier</text:p>
          </table:table-cell>
        </table:table-row>
        <table:table-row>
          <table:table-cell table:style-name="ab6768c">
            <text:p text:style-name="Table_20_Contents">Eins</text:p>
          </table:table-cell>
          <table:table-cell table:style-name="a685370">
            <text:p text:style-name="Table_20_Contents">Zwei</text:p>
          </table:table-cell>
          <table:table-cell table:style-name="a663407">
            <text:p text:style-name="Table_20_Contents">Zwei</text:p>
          </table:table-cell>
          <table:table-cell table:style-name="a563c91">
            <text:p text:style-name="Table_20_Contents">vier</text:p>
          </table:table-cell>
        </table:table-row>
        <table:table-row>
          <table:table-cell table:style-name="a46c957">
            <text:p text:style-name="Table_20_Contents">Eins</text:p>
          </table:table-cell>
          <table:table-cell table:style-name="a7456c3">
            <text:p text:style-name="Table_20_Contents">Zwei</text:p>
          </table:table-cell>
          <table:table-cell table:style-name="a0b250e">
            <text:p text:style-name="Table_20_Contents">Zwei</text:p>
          </table:table-cell>
          <table:table-cell table:style-name="a8c72cc">
            <text:p text:style-name="Table_20_Contents">vier</text:p>
          </table:table-cell>
        </table:table-row>
        <table:table-row>
          <table:table-cell table:style-name="aa92c40">
            <text:p text:style-name="Table_20_Contents">Eins</text:p>
          </table:table-cell>
          <table:table-cell table:style-name="a8f64a1">
            <text:p text:style-name="Table_20_Contents">Zwei</text:p>
          </table:table-cell>
          <table:table-cell table:style-name="abd7dd9">
            <text:p text:style-name="Table_20_Contents">Zwei</text:p>
          </table:table-cell>
          <table:table-cell table:style-name="a370c27">
            <text:p text:style-name="Table_20_Contents">vier</text:p>
          </table:table-cell>
        </table:table-row>
        <table:table-row>
          <table:table-cell table:style-name="a2a0989">
            <text:p text:style-name="Table_20_Contents">Eins</text:p>
          </table:table-cell>
          <table:table-cell table:style-name="ae4db6d">
            <text:p text:style-name="Table_20_Contents">Zwei</text:p>
          </table:table-cell>
          <table:table-cell table:style-name="a02f920">
            <text:p text:style-name="Table_20_Contents">Zwei</text:p>
          </table:table-cell>
          <table:table-cell table:style-name="a30cdea">
            <text:p text:style-name="Table_20_Contents">vier</text:p>
          </table:table-cell>
        </table:table-row>
        <table:table-row>
          <table:table-cell table:style-name="a5bf58c">
            <text:p text:style-name="Table_20_Contents">Eins</text:p>
          </table:table-cell>
          <table:table-cell table:style-name="ae9f87b">
            <text:p text:style-name="Table_20_Contents">Zwei</text:p>
          </table:table-cell>
          <table:table-cell table:style-name="a3cbed2">
            <text:p text:style-name="Table_20_Contents">Zwei</text:p>
          </table:table-cell>
          <table:table-cell table:style-name="ace1234">
            <text:p text:style-name="Table_20_Contents">vier</text:p>
          </table:table-cell>
        </table:table-row>
        <table:table-row>
          <table:table-cell table:style-name="a71a0a3">
            <text:p text:style-name="Table_20_Contents">Eins</text:p>
          </table:table-cell>
          <table:table-cell table:style-name="ae4d229">
            <text:p text:style-name="Table_20_Contents">Zwei</text:p>
          </table:table-cell>
          <table:table-cell table:style-name="a78c384">
            <text:p text:style-name="Table_20_Contents">Zwei</text:p>
          </table:table-cell>
          <table:table-cell table:style-name="aa6fee0">
            <text:p text:style-name="Table_20_Contents">vier</text:p>
          </table:table-cell>
        </table:table-row>
        <table:table-row>
          <table:table-cell table:style-name="a02f494">
            <text:p text:style-name="Table_20_Contents">Eins</text:p>
          </table:table-cell>
          <table:table-cell table:style-name="a1bd000">
            <text:p text:style-name="Table_20_Contents">Zwei</text:p>
          </table:table-cell>
          <table:table-cell table:style-name="a4b7c66">
            <text:p text:style-name="Table_20_Contents">Zwei</text:p>
          </table:table-cell>
          <table:table-cell table:style-name="a1a0b6a">
            <text:p text:style-name="Table_20_Contents">vier</text:p>
          </table:table-cell>
        </table:table-row>
        <table:table-row>
          <table:table-cell table:style-name="a813f91">
            <text:p text:style-name="Table_20_Contents">Eins</text:p>
          </table:table-cell>
          <table:table-cell table:style-name="a5952e5">
            <text:p text:style-name="Table_20_Contents">Zwei</text:p>
          </table:table-cell>
          <table:table-cell table:style-name="a11e9cc">
            <text:p text:style-name="Table_20_Contents">Zwei</text:p>
          </table:table-cell>
          <table:table-cell table:style-name="afba7ee">
            <text:p text:style-name="Table_20_Contents">vier</text:p>
          </table:table-cell>
        </table:table-row>
        <table:table-row>
          <table:table-cell table:style-name="a788ecc">
            <text:p text:style-name="Table_20_Contents">Eins</text:p>
          </table:table-cell>
          <table:table-cell table:style-name="a737f68">
            <text:p text:style-name="Table_20_Contents">Zwei</text:p>
          </table:table-cell>
          <table:table-cell table:style-name="a3a3a43">
            <text:p text:style-name="Table_20_Contents">Zwei</text:p>
          </table:table-cell>
          <table:table-cell table:style-name="af01738">
            <text:p text:style-name="Table_20_Contents">vier</text:p>
          </table:table-cell>
        </table:table-row>
        <table:table-row>
          <table:table-cell table:style-name="a9e9a96">
            <text:p text:style-name="Table_20_Contents">Eins</text:p>
          </table:table-cell>
          <table:table-cell table:style-name="ad45c0f">
            <text:p text:style-name="Table_20_Contents">Zwei</text:p>
          </table:table-cell>
          <table:table-cell table:style-name="af78842">
            <text:p text:style-name="Table_20_Contents">Zwei</text:p>
          </table:table-cell>
          <table:table-cell table:style-name="abccddc">
            <text:p text:style-name="Table_20_Contents">vier</text:p>
          </table:table-cell>
        </table:table-row>
        <table:table-row>
          <table:table-cell table:style-name="a99e60e">
            <text:p text:style-name="Table_20_Contents">Eins</text:p>
          </table:table-cell>
          <table:table-cell table:style-name="a92b5be">
            <text:p text:style-name="Table_20_Contents">Zwei</text:p>
          </table:table-cell>
          <table:table-cell table:style-name="a13745c">
            <text:p text:style-name="Table_20_Contents">Zwei</text:p>
          </table:table-cell>
          <table:table-cell table:style-name="a76e863">
            <text:p text:style-name="Table_20_Contents">vier</text:p>
          </table:table-cell>
        </table:table-row>
        <table:table-row>
          <table:table-cell table:style-name="a5df462">
            <text:p text:style-name="Table_20_Contents">Eins</text:p>
          </table:table-cell>
          <table:table-cell table:style-name="a887c2c">
            <text:p text:style-name="Table_20_Contents">Zwei</text:p>
          </table:table-cell>
          <table:table-cell table:style-name="a669e07">
            <text:p text:style-name="Table_20_Contents">Zwei</text:p>
          </table:table-cell>
          <table:table-cell table:style-name="ad48a89">
            <text:p text:style-name="Table_20_Contents">vier</text:p>
          </table:table-cell>
        </table:table-row>
        <table:table-row>
          <table:table-cell table:style-name="af3b5a2">
            <text:p text:style-name="Table_20_Contents">Eins</text:p>
          </table:table-cell>
          <table:table-cell table:style-name="af78865">
            <text:p text:style-name="Table_20_Contents">Zwei</text:p>
          </table:table-cell>
          <table:table-cell table:style-name="adf3cf9">
            <text:p text:style-name="Table_20_Contents">Zwei</text:p>
          </table:table-cell>
          <table:table-cell table:style-name="a0f398b">
            <text:p text:style-name="Table_20_Contents">vier</text:p>
          </table:table-cell>
        </table:table-row>
        <table:table-row>
          <table:table-cell table:style-name="a878d1e">
            <text:p text:style-name="Table_20_Contents">Eins</text:p>
          </table:table-cell>
          <table:table-cell table:style-name="ab9ff63">
            <text:p text:style-name="Table_20_Contents">Zwei</text:p>
          </table:table-cell>
          <table:table-cell table:style-name="ae35d11">
            <text:p text:style-name="Table_20_Contents">Zwei</text:p>
          </table:table-cell>
          <table:table-cell table:style-name="ab5837e">
            <text:p text:style-name="Table_20_Contents">vier</text:p>
          </table:table-cell>
        </table:table-row>
        <table:table-row>
          <table:table-cell table:style-name="aa09356">
            <text:p text:style-name="Table_20_Contents">Eins</text:p>
          </table:table-cell>
          <table:table-cell table:style-name="aafc2af">
            <text:p text:style-name="Table_20_Contents">Zwei</text:p>
          </table:table-cell>
          <table:table-cell table:style-name="a4a7ecb">
            <text:p text:style-name="Table_20_Contents">Zwei</text:p>
          </table:table-cell>
          <table:table-cell table:style-name="a8285c3">
            <text:p text:style-name="Table_20_Contents">vier</text:p>
          </table:table-cell>
        </table:table-row>
        <table:table-row>
          <table:table-cell table:style-name="a76f57c">
            <text:p text:style-name="Table_20_Contents">Eins</text:p>
          </table:table-cell>
          <table:table-cell table:style-name="a16a114">
            <text:p text:style-name="Table_20_Contents">Zwei</text:p>
          </table:table-cell>
          <table:table-cell table:style-name="a209e4b">
            <text:p text:style-name="Table_20_Contents">Zwei</text:p>
          </table:table-cell>
          <table:table-cell table:style-name="ad2247b">
            <text:p text:style-name="Table_20_Contents">vier</text:p>
          </table:table-cell>
        </table:table-row>
        <table:table-row>
          <table:table-cell table:style-name="a799487">
            <text:p text:style-name="Table_20_Contents">Eins</text:p>
          </table:table-cell>
          <table:table-cell table:style-name="abf3968">
            <text:p text:style-name="Table_20_Contents">Zwei</text:p>
          </table:table-cell>
          <table:table-cell table:style-name="ae2e2f5">
            <text:p text:style-name="Table_20_Contents">Zwei</text:p>
          </table:table-cell>
          <table:table-cell table:style-name="a91051d">
            <text:p text:style-name="Table_20_Contents">vier</text:p>
          </table:table-cell>
        </table:table-row>
        <table:table-row>
          <table:table-cell table:style-name="a3545cc">
            <text:p text:style-name="Table_20_Contents">Eins</text:p>
          </table:table-cell>
          <table:table-cell table:style-name="a9cc15d">
            <text:p text:style-name="Table_20_Contents">Zwei</text:p>
          </table:table-cell>
          <table:table-cell table:style-name="aec7999">
            <text:p text:style-name="Table_20_Contents">Zwei</text:p>
          </table:table-cell>
          <table:table-cell table:style-name="a979e09">
            <text:p text:style-name="Table_20_Contents">vier</text:p>
          </table:table-cell>
        </table:table-row>
        <table:table-row>
          <table:table-cell table:style-name="afa5736">
            <text:p text:style-name="Table_20_Contents">Eins</text:p>
          </table:table-cell>
          <table:table-cell table:style-name="a022269">
            <text:p text:style-name="Table_20_Contents">Zwei</text:p>
          </table:table-cell>
          <table:table-cell table:style-name="a585b25">
            <text:p text:style-name="Table_20_Contents">Zwei</text:p>
          </table:table-cell>
          <table:table-cell table:style-name="a37ed3c">
            <text:p text:style-name="Table_20_Contents">vier</text:p>
          </table:table-cell>
        </table:table-row>
        <table:table-row>
          <table:table-cell table:style-name="acf3904">
            <text:p text:style-name="Table_20_Contents">Eins</text:p>
          </table:table-cell>
          <table:table-cell table:style-name="afb1eb5">
            <text:p text:style-name="Table_20_Contents">Zwei</text:p>
          </table:table-cell>
          <table:table-cell table:style-name="ab301f3">
            <text:p text:style-name="Table_20_Contents">Zwei</text:p>
          </table:table-cell>
          <table:table-cell table:style-name="a65a807">
            <text:p text:style-name="Table_20_Contents">vier</text:p>
          </table:table-cell>
        </table:table-row>
        <table:table-row>
          <table:table-cell table:style-name="a796f17">
            <text:p text:style-name="Table_20_Contents">Eins</text:p>
          </table:table-cell>
          <table:table-cell table:style-name="a947028">
            <text:p text:style-name="Table_20_Contents">Zwei</text:p>
          </table:table-cell>
          <table:table-cell table:style-name="a754f9d">
            <text:p text:style-name="Table_20_Contents">Zwei</text:p>
          </table:table-cell>
          <table:table-cell table:style-name="a48f5e2">
            <text:p text:style-name="Table_20_Contents">vier</text:p>
          </table:table-cell>
        </table:table-row>
        <table:table-row>
          <table:table-cell table:style-name="aa82bd7">
            <text:p text:style-name="Table_20_Contents">Eins</text:p>
          </table:table-cell>
          <table:table-cell table:style-name="a921375">
            <text:p text:style-name="Table_20_Contents">Zwei</text:p>
          </table:table-cell>
          <table:table-cell table:style-name="a68256a">
            <text:p text:style-name="Table_20_Contents">Zwei</text:p>
          </table:table-cell>
          <table:table-cell table:style-name="a3c0840">
            <text:p text:style-name="Table_20_Contents">vier</text:p>
          </table:table-cell>
        </table:table-row>
        <table:table-row>
          <table:table-cell table:style-name="a96369f">
            <text:p text:style-name="Table_20_Contents">Eins</text:p>
          </table:table-cell>
          <table:table-cell table:style-name="a073146">
            <text:p text:style-name="Table_20_Contents">Zwei</text:p>
          </table:table-cell>
          <table:table-cell table:style-name="abe7144">
            <text:p text:style-name="Table_20_Contents">Zwei</text:p>
          </table:table-cell>
          <table:table-cell table:style-name="a2c2184">
            <text:p text:style-name="Table_20_Contents">vier</text:p>
          </table:table-cell>
        </table:table-row>
        <table:table-row>
          <table:table-cell table:style-name="acaffc1">
            <text:p text:style-name="Table_20_Contents">Eins</text:p>
          </table:table-cell>
          <table:table-cell table:style-name="a7f576b">
            <text:p text:style-name="Table_20_Contents">Zwei</text:p>
          </table:table-cell>
          <table:table-cell table:style-name="ae9b140">
            <text:p text:style-name="Table_20_Contents">Zwei</text:p>
          </table:table-cell>
          <table:table-cell table:style-name="a16dcf5">
            <text:p text:style-name="Table_20_Contents">vier</text:p>
          </table:table-cell>
        </table:table-row>
        <table:table-row>
          <table:table-cell table:style-name="afd0415">
            <text:p text:style-name="Table_20_Contents">Eins</text:p>
          </table:table-cell>
          <table:table-cell table:style-name="aecf421">
            <text:p text:style-name="Table_20_Contents">Zwei</text:p>
          </table:table-cell>
          <table:table-cell table:style-name="aeb2fb9">
            <text:p text:style-name="Table_20_Contents">Zwei</text:p>
          </table:table-cell>
          <table:table-cell table:style-name="ae4c9d3">
            <text:p text:style-name="Table_20_Contents">vier</text:p>
          </table:table-cell>
        </table:table-row>
        <table:table-row>
          <table:table-cell table:style-name="a79e219">
            <text:p text:style-name="Table_20_Contents">Eins</text:p>
          </table:table-cell>
          <table:table-cell table:style-name="a5d4568">
            <text:p text:style-name="Table_20_Contents">Zwei</text:p>
          </table:table-cell>
          <table:table-cell table:style-name="a2a79f6">
            <text:p text:style-name="Table_20_Contents">Zwei</text:p>
          </table:table-cell>
          <table:table-cell table:style-name="a32ab6f">
            <text:p text:style-name="Table_20_Contents">vier</text:p>
          </table:table-cell>
        </table:table-row>
        <table:table-row>
          <table:table-cell table:style-name="ae2c2a2">
            <text:p text:style-name="Table_20_Contents">Eins</text:p>
          </table:table-cell>
          <table:table-cell table:style-name="a862e64">
            <text:p text:style-name="Table_20_Contents">Zwei</text:p>
          </table:table-cell>
          <table:table-cell table:style-name="aa7d362">
            <text:p text:style-name="Table_20_Contents">Zwei</text:p>
          </table:table-cell>
          <table:table-cell table:style-name="ab2f056">
            <text:p text:style-name="Table_20_Contents">vier</text:p>
          </table:table-cell>
        </table:table-row>
        <table:table-row>
          <table:table-cell table:style-name="a7df71f">
            <text:p text:style-name="Table_20_Contents">Eins</text:p>
          </table:table-cell>
          <table:table-cell table:style-name="a9ea4d3">
            <text:p text:style-name="Table_20_Contents">Zwei</text:p>
          </table:table-cell>
          <table:table-cell table:style-name="ab7a758">
            <text:p text:style-name="Table_20_Contents">Zwei</text:p>
          </table:table-cell>
          <table:table-cell table:style-name="ab13290">
            <text:p text:style-name="Table_20_Contents">vier</text:p>
          </table:table-cell>
        </table:table-row>
        <table:table-row>
          <table:table-cell table:style-name="ad8ef64">
            <text:p text:style-name="Table_20_Contents">Eins</text:p>
          </table:table-cell>
          <table:table-cell table:style-name="a96a894">
            <text:p text:style-name="Table_20_Contents">Zwei</text:p>
          </table:table-cell>
          <table:table-cell table:style-name="a523b79">
            <text:p text:style-name="Table_20_Contents">Zwei</text:p>
          </table:table-cell>
          <table:table-cell table:style-name="ae9d2ee">
            <text:p text:style-name="Table_20_Contents">vier</text:p>
          </table:table-cell>
        </table:table-row>
        <table:table-row>
          <table:table-cell table:style-name="af7e90f">
            <text:p text:style-name="Table_20_Contents">Eins</text:p>
          </table:table-cell>
          <table:table-cell table:style-name="aaff737">
            <text:p text:style-name="Table_20_Contents">Zwei</text:p>
          </table:table-cell>
          <table:table-cell table:style-name="a692493">
            <text:p text:style-name="Table_20_Contents">Zwei</text:p>
          </table:table-cell>
          <table:table-cell table:style-name="a580163">
            <text:p text:style-name="Table_20_Contents">vier</text:p>
          </table:table-cell>
        </table:table-row>
        <table:table-row>
          <table:table-cell table:style-name="adafa78">
            <text:p text:style-name="Table_20_Contents">Eins</text:p>
          </table:table-cell>
          <table:table-cell table:style-name="aaceda5">
            <text:p text:style-name="Table_20_Contents">Zwei</text:p>
          </table:table-cell>
          <table:table-cell table:style-name="aa2401f">
            <text:p text:style-name="Table_20_Contents">Zwei</text:p>
          </table:table-cell>
          <table:table-cell table:style-name="ad4c471">
            <text:p text:style-name="Table_20_Contents">vier</text:p>
          </table:table-cell>
        </table:table-row>
        <table:table-row>
          <table:table-cell table:style-name="ab25b2f">
            <text:p text:style-name="Table_20_Contents">Eins</text:p>
          </table:table-cell>
          <table:table-cell table:style-name="a4749d3">
            <text:p text:style-name="Table_20_Contents">Zwei</text:p>
          </table:table-cell>
          <table:table-cell table:style-name="a4e3442">
            <text:p text:style-name="Table_20_Contents">Zwei</text:p>
          </table:table-cell>
          <table:table-cell table:style-name="a61d1aa">
            <text:p text:style-name="Table_20_Contents">vier</text:p>
          </table:table-cell>
        </table:table-row>
        <table:table-row>
          <table:table-cell table:style-name="ab60c0e">
            <text:p text:style-name="Table_20_Contents">Eins</text:p>
          </table:table-cell>
          <table:table-cell table:style-name="a64be86">
            <text:p text:style-name="Table_20_Contents">Zwei</text:p>
          </table:table-cell>
          <table:table-cell table:style-name="a6eb86c">
            <text:p text:style-name="Table_20_Contents">Zwei</text:p>
          </table:table-cell>
          <table:table-cell table:style-name="ac34933">
            <text:p text:style-name="Table_20_Contents">vier</text:p>
          </table:table-cell>
        </table:table-row>
        <table:table-row>
          <table:table-cell table:style-name="a3740dd">
            <text:p text:style-name="Table_20_Contents">Eins</text:p>
          </table:table-cell>
          <table:table-cell table:style-name="a8b8b29">
            <text:p text:style-name="Table_20_Contents">Zwei</text:p>
          </table:table-cell>
          <table:table-cell table:style-name="a27287d">
            <text:p text:style-name="Table_20_Contents">Zwei</text:p>
          </table:table-cell>
          <table:table-cell table:style-name="a9ba66e">
            <text:p text:style-name="Table_20_Contents">vier</text:p>
          </table:table-cell>
        </table:table-row>
        <table:table-row>
          <table:table-cell table:style-name="a2c2d7b">
            <text:p text:style-name="Table_20_Contents">Eins</text:p>
          </table:table-cell>
          <table:table-cell table:style-name="a6d89b1">
            <text:p text:style-name="Table_20_Contents">Zwei</text:p>
          </table:table-cell>
          <table:table-cell table:style-name="a00247e">
            <text:p text:style-name="Table_20_Contents">Zwei</text:p>
          </table:table-cell>
          <table:table-cell table:style-name="a957799">
            <text:p text:style-name="Table_20_Contents">vier</text:p>
          </table:table-cell>
        </table:table-row>
        <table:table-row>
          <table:table-cell table:style-name="a2918a4">
            <text:p text:style-name="Table_20_Contents">Eins</text:p>
          </table:table-cell>
          <table:table-cell table:style-name="afc6491">
            <text:p text:style-name="Table_20_Contents">Zwei</text:p>
          </table:table-cell>
          <table:table-cell table:style-name="afd3eea">
            <text:p text:style-name="Table_20_Contents">Zwei</text:p>
          </table:table-cell>
          <table:table-cell table:style-name="a46ae94">
            <text:p text:style-name="Table_20_Contents">vier</text:p>
          </table:table-cell>
        </table:table-row>
        <table:table-row>
          <table:table-cell table:style-name="a73d641">
            <text:p text:style-name="Table_20_Contents">Eins</text:p>
          </table:table-cell>
          <table:table-cell table:style-name="a5de6bf">
            <text:p text:style-name="Table_20_Contents">Zwei</text:p>
          </table:table-cell>
          <table:table-cell table:style-name="aa1fb89">
            <text:p text:style-name="Table_20_Contents">Zwei</text:p>
          </table:table-cell>
          <table:table-cell table:style-name="a619ca8">
            <text:p text:style-name="Table_20_Contents">vier</text:p>
          </table:table-cell>
        </table:table-row>
        <table:table-row>
          <table:table-cell table:style-name="aa10b47">
            <text:p text:style-name="Table_20_Contents">Eins</text:p>
          </table:table-cell>
          <table:table-cell table:style-name="a4397c6">
            <text:p text:style-name="Table_20_Contents">Zwei</text:p>
          </table:table-cell>
          <table:table-cell table:style-name="aa9a0d1">
            <text:p text:style-name="Table_20_Contents">Zwei</text:p>
          </table:table-cell>
          <table:table-cell table:style-name="a77eb66">
            <text:p text:style-name="Table_20_Contents">vier</text:p>
          </table:table-cell>
        </table:table-row>
        <table:table-row>
          <table:table-cell table:style-name="af4dd28">
            <text:p text:style-name="Table_20_Contents">Eins</text:p>
          </table:table-cell>
          <table:table-cell table:style-name="a9d15f1">
            <text:p text:style-name="Table_20_Contents">Zwei</text:p>
          </table:table-cell>
          <table:table-cell table:style-name="a639de7">
            <text:p text:style-name="Table_20_Contents">Zwei</text:p>
          </table:table-cell>
          <table:table-cell table:style-name="a0c2494">
            <text:p text:style-name="Table_20_Contents">vier</text:p>
          </table:table-cell>
        </table:table-row>
        <table:table-row>
          <table:table-cell table:style-name="a92eed6">
            <text:p text:style-name="Table_20_Contents">Eins</text:p>
          </table:table-cell>
          <table:table-cell table:style-name="a58e078">
            <text:p text:style-name="Table_20_Contents">Zwei</text:p>
          </table:table-cell>
          <table:table-cell table:style-name="a5c8723">
            <text:p text:style-name="Table_20_Contents">Zwei</text:p>
          </table:table-cell>
          <table:table-cell table:style-name="aee9b27">
            <text:p text:style-name="Table_20_Contents">vier</text:p>
          </table:table-cell>
        </table:table-row>
        <table:table-row>
          <table:table-cell table:style-name="a63cd4c">
            <text:p text:style-name="Table_20_Contents">Eins</text:p>
          </table:table-cell>
          <table:table-cell table:style-name="aeb83c9">
            <text:p text:style-name="Table_20_Contents">Zwei</text:p>
          </table:table-cell>
          <table:table-cell table:style-name="a39eb29">
            <text:p text:style-name="Table_20_Contents">Zwei</text:p>
          </table:table-cell>
          <table:table-cell table:style-name="aeac753">
            <text:p text:style-name="Table_20_Contents">vier</text:p>
          </table:table-cell>
        </table:table-row>
        <table:table-row>
          <table:table-cell table:style-name="a782db8">
            <text:p text:style-name="Table_20_Contents">Eins</text:p>
          </table:table-cell>
          <table:table-cell table:style-name="aa159db">
            <text:p text:style-name="Table_20_Contents">Zwei</text:p>
          </table:table-cell>
          <table:table-cell table:style-name="a758292">
            <text:p text:style-name="Table_20_Contents">Zwei</text:p>
          </table:table-cell>
          <table:table-cell table:style-name="a9a67a3">
            <text:p text:style-name="Table_20_Contents">vier</text:p>
          </table:table-cell>
        </table:table-row>
        <table:table-row>
          <table:table-cell table:style-name="a9c9f26">
            <text:p text:style-name="Table_20_Contents">Eins</text:p>
          </table:table-cell>
          <table:table-cell table:style-name="a535094">
            <text:p text:style-name="Table_20_Contents">Zwei</text:p>
          </table:table-cell>
          <table:table-cell table:style-name="af27c25">
            <text:p text:style-name="Table_20_Contents">Zwei</text:p>
          </table:table-cell>
          <table:table-cell table:style-name="acbf92b">
            <text:p text:style-name="Table_20_Contents">vier</text:p>
          </table:table-cell>
        </table:table-row>
        <table:table-row>
          <table:table-cell table:style-name="ac291c1">
            <text:p text:style-name="Table_20_Contents">Eins</text:p>
          </table:table-cell>
          <table:table-cell table:style-name="af36837">
            <text:p text:style-name="Table_20_Contents">Zwei</text:p>
          </table:table-cell>
          <table:table-cell table:style-name="a3de79f">
            <text:p text:style-name="Table_20_Contents">Zwei</text:p>
          </table:table-cell>
          <table:table-cell table:style-name="a4a58c0">
            <text:p text:style-name="Table_20_Contents">vier</text:p>
          </table:table-cell>
        </table:table-row>
        <table:table-row>
          <table:table-cell table:style-name="addd5a5">
            <text:p text:style-name="Table_20_Contents">Eins</text:p>
          </table:table-cell>
          <table:table-cell table:style-name="a89dbf7">
            <text:p text:style-name="Table_20_Contents">Zwei</text:p>
          </table:table-cell>
          <table:table-cell table:style-name="aa98109">
            <text:p text:style-name="Table_20_Contents">Zwei</text:p>
          </table:table-cell>
          <table:table-cell table:style-name="afb9f42">
            <text:p text:style-name="Table_20_Contents">vier</text:p>
          </table:table-cell>
        </table:table-row>
        <table:table-row>
          <table:table-cell table:style-name="ad7f33e">
            <text:p text:style-name="Table_20_Contents">Eins</text:p>
          </table:table-cell>
          <table:table-cell table:style-name="aa8267a">
            <text:p text:style-name="Table_20_Contents">Zwei</text:p>
          </table:table-cell>
          <table:table-cell table:style-name="a565ea7">
            <text:p text:style-name="Table_20_Contents">Zwei</text:p>
          </table:table-cell>
          <table:table-cell table:style-name="a3d8b06">
            <text:p text:style-name="Table_20_Contents">vier</text:p>
          </table:table-cell>
        </table:table-row>
        <table:table-row>
          <table:table-cell table:style-name="a44ff3a">
            <text:p text:style-name="Table_20_Contents">Eins</text:p>
          </table:table-cell>
          <table:table-cell table:style-name="a0b548b">
            <text:p text:style-name="Table_20_Contents">Zwei</text:p>
          </table:table-cell>
          <table:table-cell table:style-name="ab34369">
            <text:p text:style-name="Table_20_Contents">Zwei</text:p>
          </table:table-cell>
          <table:table-cell table:style-name="a1e0830">
            <text:p text:style-name="Table_20_Contents">vier</text:p>
          </table:table-cell>
        </table:table-row>
        <table:table-row>
          <table:table-cell table:style-name="a97cc06">
            <text:p text:style-name="Table_20_Contents">Eins</text:p>
          </table:table-cell>
          <table:table-cell table:style-name="a2357c4">
            <text:p text:style-name="Table_20_Contents">Zwei</text:p>
          </table:table-cell>
          <table:table-cell table:style-name="ae897f7">
            <text:p text:style-name="Table_20_Contents">Zwei</text:p>
          </table:table-cell>
          <table:table-cell table:style-name="a8eaa3c">
            <text:p text:style-name="Table_20_Contents">vier</text:p>
          </table:table-cell>
        </table:table-row>
        <table:table-row>
          <table:table-cell table:style-name="aad9ae5">
            <text:p text:style-name="Table_20_Contents">Eins</text:p>
          </table:table-cell>
          <table:table-cell table:style-name="a794b5d">
            <text:p text:style-name="Table_20_Contents">Zwei</text:p>
          </table:table-cell>
          <table:table-cell table:style-name="a2a4c4d">
            <text:p text:style-name="Table_20_Contents">Zwei</text:p>
          </table:table-cell>
          <table:table-cell table:style-name="afa2888">
            <text:p text:style-name="Table_20_Contents">vier</text:p>
          </table:table-cell>
        </table:table-row>
        <table:table-row>
          <table:table-cell table:style-name="aabae8b">
            <text:p text:style-name="Table_20_Contents">Eins</text:p>
          </table:table-cell>
          <table:table-cell table:style-name="a7adcf9">
            <text:p text:style-name="Table_20_Contents">Zwei</text:p>
          </table:table-cell>
          <table:table-cell table:style-name="aee23da">
            <text:p text:style-name="Table_20_Contents">Zwei</text:p>
          </table:table-cell>
          <table:table-cell table:style-name="ab32fee">
            <text:p text:style-name="Table_20_Contents">vier</text:p>
          </table:table-cell>
        </table:table-row>
        <table:table-row>
          <table:table-cell table:style-name="a53614e">
            <text:p text:style-name="Table_20_Contents">Eins</text:p>
          </table:table-cell>
          <table:table-cell table:style-name="a054b8d">
            <text:p text:style-name="Table_20_Contents">Zwei</text:p>
          </table:table-cell>
          <table:table-cell table:style-name="a932e45">
            <text:p text:style-name="Table_20_Contents">Zwei</text:p>
          </table:table-cell>
          <table:table-cell table:style-name="a8c1b73">
            <text:p text:style-name="Table_20_Contents">vier</text:p>
          </table:table-cell>
        </table:table-row>
        <table:table-row>
          <table:table-cell table:style-name="a23a0e9">
            <text:p text:style-name="Table_20_Contents">Eins</text:p>
          </table:table-cell>
          <table:table-cell table:style-name="a26ae53">
            <text:p text:style-name="Table_20_Contents">Zwei</text:p>
          </table:table-cell>
          <table:table-cell table:style-name="a1d6ea9">
            <text:p text:style-name="Table_20_Contents">Zwei</text:p>
          </table:table-cell>
          <table:table-cell table:style-name="a876601">
            <text:p text:style-name="Table_20_Contents">vier</text:p>
          </table:table-cell>
        </table:table-row>
        <table:table-row>
          <table:table-cell table:style-name="ad8f1ca">
            <text:p text:style-name="Table_20_Contents">Eins</text:p>
          </table:table-cell>
          <table:table-cell table:style-name="af075d1">
            <text:p text:style-name="Table_20_Contents">Zwei</text:p>
          </table:table-cell>
          <table:table-cell table:style-name="a46f377">
            <text:p text:style-name="Table_20_Contents">Zwei</text:p>
          </table:table-cell>
          <table:table-cell table:style-name="af8e737">
            <text:p text:style-name="Table_20_Contents">vier</text:p>
          </table:table-cell>
        </table:table-row>
        <table:table-row>
          <table:table-cell table:style-name="a1f5bf5">
            <text:p text:style-name="Table_20_Contents">Eins</text:p>
          </table:table-cell>
          <table:table-cell table:style-name="ae258ef">
            <text:p text:style-name="Table_20_Contents">Zwei</text:p>
          </table:table-cell>
          <table:table-cell table:style-name="a4de0da">
            <text:p text:style-name="Table_20_Contents">Zwei</text:p>
          </table:table-cell>
          <table:table-cell table:style-name="aa02d42">
            <text:p text:style-name="Table_20_Contents">vier</text:p>
          </table:table-cell>
        </table:table-row>
        <table:table-row>
          <table:table-cell table:style-name="a93e372">
            <text:p text:style-name="Table_20_Contents">Eins</text:p>
          </table:table-cell>
          <table:table-cell table:style-name="a692014">
            <text:p text:style-name="Table_20_Contents">Zwei</text:p>
          </table:table-cell>
          <table:table-cell table:style-name="a952fb0">
            <text:p text:style-name="Table_20_Contents">Zwei</text:p>
          </table:table-cell>
          <table:table-cell table:style-name="a3c85cc">
            <text:p text:style-name="Table_20_Contents">vier</text:p>
          </table:table-cell>
        </table:table-row>
        <table:table-row>
          <table:table-cell table:style-name="a856e50">
            <text:p text:style-name="Table_20_Contents">Eins</text:p>
          </table:table-cell>
          <table:table-cell table:style-name="a290060">
            <text:p text:style-name="Table_20_Contents">Zwei</text:p>
          </table:table-cell>
          <table:table-cell table:style-name="a642314">
            <text:p text:style-name="Table_20_Contents">Zwei</text:p>
          </table:table-cell>
          <table:table-cell table:style-name="adb87f6">
            <text:p text:style-name="Table_20_Contents">vier</text:p>
          </table:table-cell>
        </table:table-row>
        <table:table-row>
          <table:table-cell table:style-name="a3f3a34">
            <text:p text:style-name="Table_20_Contents">Eins</text:p>
          </table:table-cell>
          <table:table-cell table:style-name="a4f78f3">
            <text:p text:style-name="Table_20_Contents">Zwei</text:p>
          </table:table-cell>
          <table:table-cell table:style-name="aceb673">
            <text:p text:style-name="Table_20_Contents">Zwei</text:p>
          </table:table-cell>
          <table:table-cell table:style-name="aab3169">
            <text:p text:style-name="Table_20_Contents">vier</text:p>
          </table:table-cell>
        </table:table-row>
        <table:table-row>
          <table:table-cell table:style-name="a094376">
            <text:p text:style-name="Table_20_Contents">Eins</text:p>
          </table:table-cell>
          <table:table-cell table:style-name="af4e43b">
            <text:p text:style-name="Table_20_Contents">Zwei</text:p>
          </table:table-cell>
          <table:table-cell table:style-name="a17863a">
            <text:p text:style-name="Table_20_Contents">Zwei</text:p>
          </table:table-cell>
          <table:table-cell table:style-name="a68e86c">
            <text:p text:style-name="Table_20_Contents">vier</text:p>
          </table:table-cell>
        </table:table-row>
        <table:table-row>
          <table:table-cell table:style-name="a753fda">
            <text:p text:style-name="Table_20_Contents">Eins</text:p>
          </table:table-cell>
          <table:table-cell table:style-name="aaa2f5e">
            <text:p text:style-name="Table_20_Contents">Zwei</text:p>
          </table:table-cell>
          <table:table-cell table:style-name="aa9f507">
            <text:p text:style-name="Table_20_Contents">Zwei</text:p>
          </table:table-cell>
          <table:table-cell table:style-name="a9ef515">
            <text:p text:style-name="Table_20_Contents">vier</text:p>
          </table:table-cell>
        </table:table-row>
        <table:table-row>
          <table:table-cell table:style-name="a010eca">
            <text:p text:style-name="Table_20_Contents">Eins</text:p>
          </table:table-cell>
          <table:table-cell table:style-name="aab69ab">
            <text:p text:style-name="Table_20_Contents">Zwei</text:p>
          </table:table-cell>
          <table:table-cell table:style-name="a218f7d">
            <text:p text:style-name="Table_20_Contents">Zwei</text:p>
          </table:table-cell>
          <table:table-cell table:style-name="ac24388">
            <text:p text:style-name="Table_20_Contents">vier</text:p>
          </table:table-cell>
        </table:table-row>
        <table:table-row>
          <table:table-cell table:style-name="a91c127">
            <text:p text:style-name="Table_20_Contents">Eins</text:p>
          </table:table-cell>
          <table:table-cell table:style-name="ad41e20">
            <text:p text:style-name="Table_20_Contents">Zwei</text:p>
          </table:table-cell>
          <table:table-cell table:style-name="ab1f08d">
            <text:p text:style-name="Table_20_Contents">Zwei</text:p>
          </table:table-cell>
          <table:table-cell table:style-name="aea813a">
            <text:p text:style-name="Table_20_Contents">vier</text:p>
          </table:table-cell>
        </table:table-row>
        <table:table-row>
          <table:table-cell table:style-name="acc9aab">
            <text:p text:style-name="Table_20_Contents">Eins</text:p>
          </table:table-cell>
          <table:table-cell table:style-name="a5ea8fe">
            <text:p text:style-name="Table_20_Contents">Zwei</text:p>
          </table:table-cell>
          <table:table-cell table:style-name="aa8a86e">
            <text:p text:style-name="Table_20_Contents">Zwei</text:p>
          </table:table-cell>
          <table:table-cell table:style-name="a4ee759">
            <text:p text:style-name="Table_20_Contents">vier</text:p>
          </table:table-cell>
        </table:table-row>
        <table:table-row>
          <table:table-cell table:style-name="addaedc">
            <text:p text:style-name="Table_20_Contents">Eins</text:p>
          </table:table-cell>
          <table:table-cell table:style-name="aabfb6f">
            <text:p text:style-name="Table_20_Contents">Zwei</text:p>
          </table:table-cell>
          <table:table-cell table:style-name="ab0e80a">
            <text:p text:style-name="Table_20_Contents">Zwei</text:p>
          </table:table-cell>
          <table:table-cell table:style-name="aea442e">
            <text:p text:style-name="Table_20_Contents">vier</text:p>
          </table:table-cell>
        </table:table-row>
        <table:table-row>
          <table:table-cell table:style-name="acdfb84">
            <text:p text:style-name="Table_20_Contents">Eins</text:p>
          </table:table-cell>
          <table:table-cell table:style-name="acd7f37">
            <text:p text:style-name="Table_20_Contents">Zwei</text:p>
          </table:table-cell>
          <table:table-cell table:style-name="af6f30c">
            <text:p text:style-name="Table_20_Contents">Zwei</text:p>
          </table:table-cell>
          <table:table-cell table:style-name="aa915a5">
            <text:p text:style-name="Table_20_Contents">vier</text:p>
          </table:table-cell>
        </table:table-row>
        <table:table-row>
          <table:table-cell table:style-name="a2522ce">
            <text:p text:style-name="Table_20_Contents">Eins</text:p>
          </table:table-cell>
          <table:table-cell table:style-name="a4f0c7e">
            <text:p text:style-name="Table_20_Contents">Zwei</text:p>
          </table:table-cell>
          <table:table-cell table:style-name="a479a79">
            <text:p text:style-name="Table_20_Contents">Zwei</text:p>
          </table:table-cell>
          <table:table-cell table:style-name="a4cc6cc">
            <text:p text:style-name="Table_20_Contents">vier</text:p>
          </table:table-cell>
        </table:table-row>
        <table:table-row>
          <table:table-cell table:style-name="a3526d9">
            <text:p text:style-name="Table_20_Contents">Eins</text:p>
          </table:table-cell>
          <table:table-cell table:style-name="acb239d">
            <text:p text:style-name="Table_20_Contents">Zwei</text:p>
          </table:table-cell>
          <table:table-cell table:style-name="ace41d3">
            <text:p text:style-name="Table_20_Contents">Zwei</text:p>
          </table:table-cell>
          <table:table-cell table:style-name="abf627b">
            <text:p text:style-name="Table_20_Contents">vier</text:p>
          </table:table-cell>
        </table:table-row>
        <table:table-row>
          <table:table-cell table:style-name="a18c8f3">
            <text:p text:style-name="Table_20_Contents">Eins</text:p>
          </table:table-cell>
          <table:table-cell table:style-name="a27dd0c">
            <text:p text:style-name="Table_20_Contents">Zwei</text:p>
          </table:table-cell>
          <table:table-cell table:style-name="a2230db">
            <text:p text:style-name="Table_20_Contents">Zwei</text:p>
          </table:table-cell>
          <table:table-cell table:style-name="aeb4cfa">
            <text:p text:style-name="Table_20_Contents">vier</text:p>
          </table:table-cell>
        </table:table-row>
        <table:table-row>
          <table:table-cell table:style-name="a1f6e55">
            <text:p text:style-name="Table_20_Contents">Eins</text:p>
          </table:table-cell>
          <table:table-cell table:style-name="af7414c">
            <text:p text:style-name="Table_20_Contents">Zwei</text:p>
          </table:table-cell>
          <table:table-cell table:style-name="aea33ce">
            <text:p text:style-name="Table_20_Contents">Zwei</text:p>
          </table:table-cell>
          <table:table-cell table:style-name="a4ad6c1">
            <text:p text:style-name="Table_20_Contents">vier</text:p>
          </table:table-cell>
        </table:table-row>
        <table:table-row>
          <table:table-cell table:style-name="a1bac75">
            <text:p text:style-name="Table_20_Contents">Eins</text:p>
          </table:table-cell>
          <table:table-cell table:style-name="a59faf4">
            <text:p text:style-name="Table_20_Contents">Zwei</text:p>
          </table:table-cell>
          <table:table-cell table:style-name="a7bcc49">
            <text:p text:style-name="Table_20_Contents">Zwei</text:p>
          </table:table-cell>
          <table:table-cell table:style-name="a4bba43">
            <text:p text:style-name="Table_20_Contents">vier</text:p>
          </table:table-cell>
        </table:table-row>
        <table:table-row>
          <table:table-cell table:style-name="acbdee2">
            <text:p text:style-name="Table_20_Contents">Eins</text:p>
          </table:table-cell>
          <table:table-cell table:style-name="aef94c2">
            <text:p text:style-name="Table_20_Contents">Zwei</text:p>
          </table:table-cell>
          <table:table-cell table:style-name="a8174a8">
            <text:p text:style-name="Table_20_Contents">Zwei</text:p>
          </table:table-cell>
          <table:table-cell table:style-name="a52d6c8">
            <text:p text:style-name="Table_20_Contents">vier</text:p>
          </table:table-cell>
        </table:table-row>
        <table:table-row>
          <table:table-cell table:style-name="a5e68be">
            <text:p text:style-name="Table_20_Contents">Eins</text:p>
          </table:table-cell>
          <table:table-cell table:style-name="ad3b5bf">
            <text:p text:style-name="Table_20_Contents">Zwei</text:p>
          </table:table-cell>
          <table:table-cell table:style-name="ae1b802">
            <text:p text:style-name="Table_20_Contents">Zwei</text:p>
          </table:table-cell>
          <table:table-cell table:style-name="aa4ba5f">
            <text:p text:style-name="Table_20_Contents">vier</text:p>
          </table:table-cell>
        </table:table-row>
        <table:table-row>
          <table:table-cell table:style-name="ae583b3">
            <text:p text:style-name="Table_20_Contents">Eins</text:p>
          </table:table-cell>
          <table:table-cell table:style-name="a640d75">
            <text:p text:style-name="Table_20_Contents">Zwei</text:p>
          </table:table-cell>
          <table:table-cell table:style-name="ad720b5">
            <text:p text:style-name="Table_20_Contents">Zwei</text:p>
          </table:table-cell>
          <table:table-cell table:style-name="ab7ccd5">
            <text:p text:style-name="Table_20_Contents">vier</text:p>
          </table:table-cell>
        </table:table-row>
        <table:table-row>
          <table:table-cell table:style-name="a68be8d">
            <text:p text:style-name="Table_20_Contents">Eins</text:p>
          </table:table-cell>
          <table:table-cell table:style-name="a8ee230">
            <text:p text:style-name="Table_20_Contents">Zwei</text:p>
          </table:table-cell>
          <table:table-cell table:style-name="a673f7a">
            <text:p text:style-name="Table_20_Contents">Zwei</text:p>
          </table:table-cell>
          <table:table-cell table:style-name="a7d2dc7">
            <text:p text:style-name="Table_20_Contents">vier</text:p>
          </table:table-cell>
        </table:table-row>
        <table:table-row>
          <table:table-cell table:style-name="a248d54">
            <text:p text:style-name="Table_20_Contents">Eins</text:p>
          </table:table-cell>
          <table:table-cell table:style-name="ab6735a">
            <text:p text:style-name="Table_20_Contents">Zwei</text:p>
          </table:table-cell>
          <table:table-cell table:style-name="a2d4d0e">
            <text:p text:style-name="Table_20_Contents">Zwei</text:p>
          </table:table-cell>
          <table:table-cell table:style-name="afd97b9">
            <text:p text:style-name="Table_20_Contents">vier</text:p>
          </table:table-cell>
        </table:table-row>
        <table:table-row>
          <table:table-cell table:style-name="a728d01">
            <text:p text:style-name="Table_20_Contents">Eins</text:p>
          </table:table-cell>
          <table:table-cell table:style-name="ac9a1d7">
            <text:p text:style-name="Table_20_Contents">Zwei</text:p>
          </table:table-cell>
          <table:table-cell table:style-name="abb286b">
            <text:p text:style-name="Table_20_Contents">Zwei</text:p>
          </table:table-cell>
          <table:table-cell table:style-name="a3fda47">
            <text:p text:style-name="Table_20_Contents">vier</text:p>
          </table:table-cell>
        </table:table-row>
        <table:table-row>
          <table:table-cell table:style-name="ac75cbb">
            <text:p text:style-name="Table_20_Contents">Eins</text:p>
          </table:table-cell>
          <table:table-cell table:style-name="a0e9080">
            <text:p text:style-name="Table_20_Contents">Zwei</text:p>
          </table:table-cell>
          <table:table-cell table:style-name="aa9b394">
            <text:p text:style-name="Table_20_Contents">Zwei</text:p>
          </table:table-cell>
          <table:table-cell table:style-name="acebd5c">
            <text:p text:style-name="Table_20_Contents">vier</text:p>
          </table:table-cell>
        </table:table-row>
        <table:table-row>
          <table:table-cell table:style-name="a2d2eac">
            <text:p text:style-name="Table_20_Contents">Eins</text:p>
          </table:table-cell>
          <table:table-cell table:style-name="a402ea1">
            <text:p text:style-name="Table_20_Contents">Zwei</text:p>
          </table:table-cell>
          <table:table-cell table:style-name="acfd0e7">
            <text:p text:style-name="Table_20_Contents">Zwei</text:p>
          </table:table-cell>
          <table:table-cell table:style-name="a5c5f87">
            <text:p text:style-name="Table_20_Contents">vier</text:p>
          </table:table-cell>
        </table:table-row>
        <table:table-row>
          <table:table-cell table:style-name="aa4725a">
            <text:p text:style-name="Table_20_Contents">Eins</text:p>
          </table:table-cell>
          <table:table-cell table:style-name="a0bde96">
            <text:p text:style-name="Table_20_Contents">Zwei</text:p>
          </table:table-cell>
          <table:table-cell table:style-name="afd830a">
            <text:p text:style-name="Table_20_Contents">Zwei</text:p>
          </table:table-cell>
          <table:table-cell table:style-name="af1614d">
            <text:p text:style-name="Table_20_Contents">vier</text:p>
          </table:table-cell>
        </table:table-row>
        <table:table-row>
          <table:table-cell table:style-name="ade3aa1">
            <text:p text:style-name="Table_20_Contents">Eins</text:p>
          </table:table-cell>
          <table:table-cell table:style-name="ab0aa66">
            <text:p text:style-name="Table_20_Contents">Zwei</text:p>
          </table:table-cell>
          <table:table-cell table:style-name="a06f165">
            <text:p text:style-name="Table_20_Contents">Zwei</text:p>
          </table:table-cell>
          <table:table-cell table:style-name="ace6fa1">
            <text:p text:style-name="Table_20_Contents">vier</text:p>
          </table:table-cell>
        </table:table-row>
        <table:table-row>
          <table:table-cell table:style-name="ad6412c">
            <text:p text:style-name="Table_20_Contents">Eins</text:p>
          </table:table-cell>
          <table:table-cell table:style-name="a7db881">
            <text:p text:style-name="Table_20_Contents">Zwei</text:p>
          </table:table-cell>
          <table:table-cell table:style-name="ae15322">
            <text:p text:style-name="Table_20_Contents">Zwei</text:p>
          </table:table-cell>
          <table:table-cell table:style-name="aa6ff56">
            <text:p text:style-name="Table_20_Contents">vier</text:p>
          </table:table-cell>
        </table:table-row>
        <table:table-row>
          <table:table-cell table:style-name="aeca989">
            <text:p text:style-name="Table_20_Contents">Eins</text:p>
          </table:table-cell>
          <table:table-cell table:style-name="a31f27c">
            <text:p text:style-name="Table_20_Contents">Zwei</text:p>
          </table:table-cell>
          <table:table-cell table:style-name="a1202d3">
            <text:p text:style-name="Table_20_Contents">Zwei</text:p>
          </table:table-cell>
          <table:table-cell table:style-name="a244bb2">
            <text:p text:style-name="Table_20_Contents">vier</text:p>
          </table:table-cell>
        </table:table-row>
        <table:table-row>
          <table:table-cell table:style-name="a41e5c8">
            <text:p text:style-name="Table_20_Contents">Eins</text:p>
          </table:table-cell>
          <table:table-cell table:style-name="acb0fea">
            <text:p text:style-name="Table_20_Contents">Zwei</text:p>
          </table:table-cell>
          <table:table-cell table:style-name="ab63c8b">
            <text:p text:style-name="Table_20_Contents">Zwei</text:p>
          </table:table-cell>
          <table:table-cell table:style-name="aafea06">
            <text:p text:style-name="Table_20_Contents">vier</text:p>
          </table:table-cell>
        </table:table-row>
        <table:table-row>
          <table:table-cell table:style-name="a415eac">
            <text:p text:style-name="Table_20_Contents">Eins</text:p>
          </table:table-cell>
          <table:table-cell table:style-name="a267742">
            <text:p text:style-name="Table_20_Contents">Zwei</text:p>
          </table:table-cell>
          <table:table-cell table:style-name="af848a3">
            <text:p text:style-name="Table_20_Contents">Zwei</text:p>
          </table:table-cell>
          <table:table-cell table:style-name="a5d8461">
            <text:p text:style-name="Table_20_Contents">vier</text:p>
          </table:table-cell>
        </table:table-row>
        <table:table-row>
          <table:table-cell table:style-name="a79c16b">
            <text:p text:style-name="Table_20_Contents">Eins</text:p>
          </table:table-cell>
          <table:table-cell table:style-name="af2a6cf">
            <text:p text:style-name="Table_20_Contents">Zwei</text:p>
          </table:table-cell>
          <table:table-cell table:style-name="add14ff">
            <text:p text:style-name="Table_20_Contents">Zwei</text:p>
          </table:table-cell>
          <table:table-cell table:style-name="a6b8d46">
            <text:p text:style-name="Table_20_Contents">vier</text:p>
          </table:table-cell>
        </table:table-row>
        <table:table-row>
          <table:table-cell table:style-name="a1c1504">
            <text:p text:style-name="Table_20_Contents">Eins</text:p>
          </table:table-cell>
          <table:table-cell table:style-name="ad417b7">
            <text:p text:style-name="Table_20_Contents">Zwei</text:p>
          </table:table-cell>
          <table:table-cell table:style-name="af37ee2">
            <text:p text:style-name="Table_20_Contents">Zwei</text:p>
          </table:table-cell>
          <table:table-cell table:style-name="a3afe7c">
            <text:p text:style-name="Table_20_Contents">vier</text:p>
          </table:table-cell>
        </table:table-row>
        <table:table-row>
          <table:table-cell table:style-name="abcf912">
            <text:p text:style-name="Table_20_Contents">Eins</text:p>
          </table:table-cell>
          <table:table-cell table:style-name="a4ccd12">
            <text:p text:style-name="Table_20_Contents">Zwei</text:p>
          </table:table-cell>
          <table:table-cell table:style-name="a94cf5c">
            <text:p text:style-name="Table_20_Contents">Zwei</text:p>
          </table:table-cell>
          <table:table-cell table:style-name="ace74e8">
            <text:p text:style-name="Table_20_Contents">vier</text:p>
          </table:table-cell>
        </table:table-row>
        <table:table-row>
          <table:table-cell table:style-name="a3db04e">
            <text:p text:style-name="Table_20_Contents">Eins</text:p>
          </table:table-cell>
          <table:table-cell table:style-name="aea0106">
            <text:p text:style-name="Table_20_Contents">Zwei</text:p>
          </table:table-cell>
          <table:table-cell table:style-name="a142c3f">
            <text:p text:style-name="Table_20_Contents">Zwei</text:p>
          </table:table-cell>
          <table:table-cell table:style-name="ad93b7d">
            <text:p text:style-name="Table_20_Contents">vier</text:p>
          </table:table-cell>
        </table:table-row>
        <table:table-row>
          <table:table-cell table:style-name="a14d880">
            <text:p text:style-name="Table_20_Contents">Eins</text:p>
          </table:table-cell>
          <table:table-cell table:style-name="a77a207">
            <text:p text:style-name="Table_20_Contents">Zwei</text:p>
          </table:table-cell>
          <table:table-cell table:style-name="a70ffaa">
            <text:p text:style-name="Table_20_Contents">Zwei</text:p>
          </table:table-cell>
          <table:table-cell table:style-name="a271736">
            <text:p text:style-name="Table_20_Contents">vier</text:p>
          </table:table-cell>
        </table:table-row>
        <table:table-row>
          <table:table-cell table:style-name="a88f21a">
            <text:p text:style-name="Table_20_Contents">Eins</text:p>
          </table:table-cell>
          <table:table-cell table:style-name="a7d9212">
            <text:p text:style-name="Table_20_Contents">Zwei</text:p>
          </table:table-cell>
          <table:table-cell table:style-name="ade981f">
            <text:p text:style-name="Table_20_Contents">Zwei</text:p>
          </table:table-cell>
          <table:table-cell table:style-name="aade620">
            <text:p text:style-name="Table_20_Contents">vier</text:p>
          </table:table-cell>
        </table:table-row>
        <table:table-row>
          <table:table-cell table:style-name="ad11954">
            <text:p text:style-name="Table_20_Contents">Eins</text:p>
          </table:table-cell>
          <table:table-cell table:style-name="a16da09">
            <text:p text:style-name="Table_20_Contents">Zwei</text:p>
          </table:table-cell>
          <table:table-cell table:style-name="ab98330">
            <text:p text:style-name="Table_20_Contents">Zwei</text:p>
          </table:table-cell>
          <table:table-cell table:style-name="aea637e">
            <text:p text:style-name="Table_20_Contents">vier</text:p>
          </table:table-cell>
        </table:table-row>
        <table:table-row>
          <table:table-cell table:style-name="a7a92db">
            <text:p text:style-name="Table_20_Contents">Eins</text:p>
          </table:table-cell>
          <table:table-cell table:style-name="a474310">
            <text:p text:style-name="Table_20_Contents">Zwei</text:p>
          </table:table-cell>
          <table:table-cell table:style-name="a5164b2">
            <text:p text:style-name="Table_20_Contents">Zwei</text:p>
          </table:table-cell>
          <table:table-cell table:style-name="a41a2f0">
            <text:p text:style-name="Table_20_Contents">vier</text:p>
          </table:table-cell>
        </table:table-row>
        <table:table-row>
          <table:table-cell table:style-name="ae40e16">
            <text:p text:style-name="Table_20_Contents">Eins</text:p>
          </table:table-cell>
          <table:table-cell table:style-name="a500806">
            <text:p text:style-name="Table_20_Contents">Zwei</text:p>
          </table:table-cell>
          <table:table-cell table:style-name="a444c86">
            <text:p text:style-name="Table_20_Contents">Zwei</text:p>
          </table:table-cell>
          <table:table-cell table:style-name="a0114af">
            <text:p text:style-name="Table_20_Contents">vier</text:p>
          </table:table-cell>
        </table:table-row>
        <table:table-row>
          <table:table-cell table:style-name="a19bef5">
            <text:p text:style-name="Table_20_Contents">Eins</text:p>
          </table:table-cell>
          <table:table-cell table:style-name="a28910c">
            <text:p text:style-name="Table_20_Contents">Zwei</text:p>
          </table:table-cell>
          <table:table-cell table:style-name="a06ccf8">
            <text:p text:style-name="Table_20_Contents">Zwei</text:p>
          </table:table-cell>
          <table:table-cell table:style-name="a3f24da">
            <text:p text:style-name="Table_20_Contents">vier</text:p>
          </table:table-cell>
        </table:table-row>
        <table:table-row>
          <table:table-cell table:style-name="adfb14b">
            <text:p text:style-name="Table_20_Contents">Eins</text:p>
          </table:table-cell>
          <table:table-cell table:style-name="a2c6b11">
            <text:p text:style-name="Table_20_Contents">Zwei</text:p>
          </table:table-cell>
          <table:table-cell table:style-name="a9a539f">
            <text:p text:style-name="Table_20_Contents">Zwei</text:p>
          </table:table-cell>
          <table:table-cell table:style-name="a4ec7d7">
            <text:p text:style-name="Table_20_Contents">vier</text:p>
          </table:table-cell>
        </table:table-row>
        <table:table-row>
          <table:table-cell table:style-name="a41f7cc">
            <text:p text:style-name="Table_20_Contents">Eins</text:p>
          </table:table-cell>
          <table:table-cell table:style-name="a43ed81">
            <text:p text:style-name="Table_20_Contents">Zwei</text:p>
          </table:table-cell>
          <table:table-cell table:style-name="a6186dc">
            <text:p text:style-name="Table_20_Contents">Zwei</text:p>
          </table:table-cell>
          <table:table-cell table:style-name="ab085b9">
            <text:p text:style-name="Table_20_Contents">vier</text:p>
          </table:table-cell>
        </table:table-row>
        <table:table-row>
          <table:table-cell table:style-name="a94987f">
            <text:p text:style-name="Table_20_Contents">Eins</text:p>
          </table:table-cell>
          <table:table-cell table:style-name="a493ff1">
            <text:p text:style-name="Table_20_Contents">Zwei</text:p>
          </table:table-cell>
          <table:table-cell table:style-name="a78a9dd">
            <text:p text:style-name="Table_20_Contents">Zwei</text:p>
          </table:table-cell>
          <table:table-cell table:style-name="a6bd6c2">
            <text:p text:style-name="Table_20_Contents">vier</text:p>
          </table:table-cell>
        </table:table-row>
        <table:table-row>
          <table:table-cell table:style-name="a6758da">
            <text:p text:style-name="Table_20_Contents">Eins</text:p>
          </table:table-cell>
          <table:table-cell table:style-name="a2fb1e7">
            <text:p text:style-name="Table_20_Contents">Zwei</text:p>
          </table:table-cell>
          <table:table-cell table:style-name="af6493c">
            <text:p text:style-name="Table_20_Contents">Zwei</text:p>
          </table:table-cell>
          <table:table-cell table:style-name="a83e2ea">
            <text:p text:style-name="Table_20_Contents">vier</text:p>
          </table:table-cell>
        </table:table-row>
        <table:table-row>
          <table:table-cell table:style-name="a93cb5a">
            <text:p text:style-name="Table_20_Contents">Eins</text:p>
          </table:table-cell>
          <table:table-cell table:style-name="a7f96b0">
            <text:p text:style-name="Table_20_Contents">Zwei</text:p>
          </table:table-cell>
          <table:table-cell table:style-name="afeb221">
            <text:p text:style-name="Table_20_Contents">Zwei</text:p>
          </table:table-cell>
          <table:table-cell table:style-name="acaf682">
            <text:p text:style-name="Table_20_Contents">vier</text:p>
          </table:table-cell>
        </table:table-row>
        <table:table-row>
          <table:table-cell table:style-name="a3640b9">
            <text:p text:style-name="Table_20_Contents">Eins</text:p>
          </table:table-cell>
          <table:table-cell table:style-name="a0d1741">
            <text:p text:style-name="Table_20_Contents">Zwei</text:p>
          </table:table-cell>
          <table:table-cell table:style-name="aa2f600">
            <text:p text:style-name="Table_20_Contents">Zwei</text:p>
          </table:table-cell>
          <table:table-cell table:style-name="ab03dda">
            <text:p text:style-name="Table_20_Contents">vier</text:p>
          </table:table-cell>
        </table:table-row>
        <table:table-row>
          <table:table-cell table:style-name="a147eae">
            <text:p text:style-name="Table_20_Contents">Eins</text:p>
          </table:table-cell>
          <table:table-cell table:style-name="a6cac2e">
            <text:p text:style-name="Table_20_Contents">Zwei</text:p>
          </table:table-cell>
          <table:table-cell table:style-name="a1a7cdc">
            <text:p text:style-name="Table_20_Contents">Zwei</text:p>
          </table:table-cell>
          <table:table-cell table:style-name="ac39a02">
            <text:p text:style-name="Table_20_Contents">vier</text:p>
          </table:table-cell>
        </table:table-row>
        <table:table-row>
          <table:table-cell table:style-name="aaf5e37">
            <text:p text:style-name="Table_20_Contents">Eins</text:p>
          </table:table-cell>
          <table:table-cell table:style-name="a8c31ae">
            <text:p text:style-name="Table_20_Contents">Zwei</text:p>
          </table:table-cell>
          <table:table-cell table:style-name="a046824">
            <text:p text:style-name="Table_20_Contents">Zwei</text:p>
          </table:table-cell>
          <table:table-cell table:style-name="a93a096">
            <text:p text:style-name="Table_20_Contents">vier</text:p>
          </table:table-cell>
        </table:table-row>
        <table:table-row>
          <table:table-cell table:style-name="afeb385">
            <text:p text:style-name="Table_20_Contents">Eins</text:p>
          </table:table-cell>
          <table:table-cell table:style-name="a03c7af">
            <text:p text:style-name="Table_20_Contents">Zwei</text:p>
          </table:table-cell>
          <table:table-cell table:style-name="a044819">
            <text:p text:style-name="Table_20_Contents">Zwei</text:p>
          </table:table-cell>
          <table:table-cell table:style-name="a3a1897">
            <text:p text:style-name="Table_20_Contents">vier</text:p>
          </table:table-cell>
        </table:table-row>
        <table:table-row>
          <table:table-cell table:style-name="aa12163">
            <text:p text:style-name="Table_20_Contents">Eins</text:p>
          </table:table-cell>
          <table:table-cell table:style-name="a25effa">
            <text:p text:style-name="Table_20_Contents">Zwei</text:p>
          </table:table-cell>
          <table:table-cell table:style-name="a3be5c8">
            <text:p text:style-name="Table_20_Contents">Zwei</text:p>
          </table:table-cell>
          <table:table-cell table:style-name="a63865a">
            <text:p text:style-name="Table_20_Contents">vier</text:p>
          </table:table-cell>
        </table:table-row>
        <table:table-row>
          <table:table-cell table:style-name="a1bba3a">
            <text:p text:style-name="Table_20_Contents">Eins</text:p>
          </table:table-cell>
          <table:table-cell table:style-name="a929c69">
            <text:p text:style-name="Table_20_Contents">Zwei</text:p>
          </table:table-cell>
          <table:table-cell table:style-name="ada2392">
            <text:p text:style-name="Table_20_Contents">Zwei</text:p>
          </table:table-cell>
          <table:table-cell table:style-name="ade9888">
            <text:p text:style-name="Table_20_Contents">vier</text:p>
          </table:table-cell>
        </table:table-row>
        <table:table-row>
          <table:table-cell table:style-name="a9f909e">
            <text:p text:style-name="Table_20_Contents">Eins</text:p>
          </table:table-cell>
          <table:table-cell table:style-name="a151f2d">
            <text:p text:style-name="Table_20_Contents">Zwei</text:p>
          </table:table-cell>
          <table:table-cell table:style-name="a353646">
            <text:p text:style-name="Table_20_Contents">Zwei</text:p>
          </table:table-cell>
          <table:table-cell table:style-name="ac88825">
            <text:p text:style-name="Table_20_Contents">vier</text:p>
          </table:table-cell>
        </table:table-row>
        <table:table-row>
          <table:table-cell table:style-name="aad9979">
            <text:p text:style-name="Table_20_Contents">Eins</text:p>
          </table:table-cell>
          <table:table-cell table:style-name="ae12f1a">
            <text:p text:style-name="Table_20_Contents">Zwei</text:p>
          </table:table-cell>
          <table:table-cell table:style-name="aacb8c4">
            <text:p text:style-name="Table_20_Contents">Zwei</text:p>
          </table:table-cell>
          <table:table-cell table:style-name="a3bbdae">
            <text:p text:style-name="Table_20_Contents">vier</text:p>
          </table:table-cell>
        </table:table-row>
        <table:table-row>
          <table:table-cell table:style-name="adb81ad">
            <text:p text:style-name="Table_20_Contents">Eins</text:p>
          </table:table-cell>
          <table:table-cell table:style-name="ad77219">
            <text:p text:style-name="Table_20_Contents">Zwei</text:p>
          </table:table-cell>
          <table:table-cell table:style-name="ade5c3c">
            <text:p text:style-name="Table_20_Contents">Zwei</text:p>
          </table:table-cell>
          <table:table-cell table:style-name="afe4d44">
            <text:p text:style-name="Table_20_Contents">vier</text:p>
          </table:table-cell>
        </table:table-row>
        <table:table-row>
          <table:table-cell table:style-name="aee595f">
            <text:p text:style-name="Table_20_Contents">Eins</text:p>
          </table:table-cell>
          <table:table-cell table:style-name="a563f92">
            <text:p text:style-name="Table_20_Contents">Zwei</text:p>
          </table:table-cell>
          <table:table-cell table:style-name="a8e36f5">
            <text:p text:style-name="Table_20_Contents">Zwei</text:p>
          </table:table-cell>
          <table:table-cell table:style-name="a0e1bf1">
            <text:p text:style-name="Table_20_Contents">vier</text:p>
          </table:table-cell>
        </table:table-row>
        <table:table-row>
          <table:table-cell table:style-name="a7a36c4">
            <text:p text:style-name="Table_20_Contents">Eins</text:p>
          </table:table-cell>
          <table:table-cell table:style-name="a3f8cf2">
            <text:p text:style-name="Table_20_Contents">Zwei</text:p>
          </table:table-cell>
          <table:table-cell table:style-name="a01f3a2">
            <text:p text:style-name="Table_20_Contents">Zwei</text:p>
          </table:table-cell>
          <table:table-cell table:style-name="a10bfe6">
            <text:p text:style-name="Table_20_Contents">vier</text:p>
          </table:table-cell>
        </table:table-row>
        <table:table-row>
          <table:table-cell table:style-name="a383282">
            <text:p text:style-name="Table_20_Contents">Eins</text:p>
          </table:table-cell>
          <table:table-cell table:style-name="a493644">
            <text:p text:style-name="Table_20_Contents">Zwei</text:p>
          </table:table-cell>
          <table:table-cell table:style-name="a74634c">
            <text:p text:style-name="Table_20_Contents">Zwei</text:p>
          </table:table-cell>
          <table:table-cell table:style-name="a9d6de5">
            <text:p text:style-name="Table_20_Contents">vier</text:p>
          </table:table-cell>
        </table:table-row>
        <table:table-row>
          <table:table-cell table:style-name="a4e5f9d">
            <text:p text:style-name="Table_20_Contents">Eins</text:p>
          </table:table-cell>
          <table:table-cell table:style-name="a6114d2">
            <text:p text:style-name="Table_20_Contents">Zwei</text:p>
          </table:table-cell>
          <table:table-cell table:style-name="ab533cf">
            <text:p text:style-name="Table_20_Contents">Zwei</text:p>
          </table:table-cell>
          <table:table-cell table:style-name="a0f85a8">
            <text:p text:style-name="Table_20_Contents">vier</text:p>
          </table:table-cell>
        </table:table-row>
        <table:table-row>
          <table:table-cell table:style-name="ad7a0ff">
            <text:p text:style-name="Table_20_Contents">Eins</text:p>
          </table:table-cell>
          <table:table-cell table:style-name="aea95da">
            <text:p text:style-name="Table_20_Contents">Zwei</text:p>
          </table:table-cell>
          <table:table-cell table:style-name="afeccdd">
            <text:p text:style-name="Table_20_Contents">Zwei</text:p>
          </table:table-cell>
          <table:table-cell table:style-name="a108f5a">
            <text:p text:style-name="Table_20_Contents">vier</text:p>
          </table:table-cell>
        </table:table-row>
        <table:table-row>
          <table:table-cell table:style-name="a137e82">
            <text:p text:style-name="Table_20_Contents">Eins</text:p>
          </table:table-cell>
          <table:table-cell table:style-name="adfc353">
            <text:p text:style-name="Table_20_Contents">Zwei</text:p>
          </table:table-cell>
          <table:table-cell table:style-name="a8a9598">
            <text:p text:style-name="Table_20_Contents">Zwei</text:p>
          </table:table-cell>
          <table:table-cell table:style-name="a50bc28">
            <text:p text:style-name="Table_20_Contents">vier</text:p>
          </table:table-cell>
        </table:table-row>
        <table:table-row>
          <table:table-cell table:style-name="ac85b91">
            <text:p text:style-name="Table_20_Contents">Eins</text:p>
          </table:table-cell>
          <table:table-cell table:style-name="a6bf0c2">
            <text:p text:style-name="Table_20_Contents">Zwei</text:p>
          </table:table-cell>
          <table:table-cell table:style-name="a7224bb">
            <text:p text:style-name="Table_20_Contents">Zwei</text:p>
          </table:table-cell>
          <table:table-cell table:style-name="af53be0">
            <text:p text:style-name="Table_20_Contents">vier</text:p>
          </table:table-cell>
        </table:table-row>
        <table:table-row>
          <table:table-cell table:style-name="a8cb15f">
            <text:p text:style-name="Table_20_Contents">Eins</text:p>
          </table:table-cell>
          <table:table-cell table:style-name="a6a7e1b">
            <text:p text:style-name="Table_20_Contents">Zwei</text:p>
          </table:table-cell>
          <table:table-cell table:style-name="afa1d52">
            <text:p text:style-name="Table_20_Contents">Zwei</text:p>
          </table:table-cell>
          <table:table-cell table:style-name="a1bf997">
            <text:p text:style-name="Table_20_Contents">vier</text:p>
          </table:table-cell>
        </table:table-row>
        <table:table-row>
          <table:table-cell table:style-name="ade2e9c">
            <text:p text:style-name="Table_20_Contents">Eins</text:p>
          </table:table-cell>
          <table:table-cell table:style-name="a5062bb">
            <text:p text:style-name="Table_20_Contents">Zwei</text:p>
          </table:table-cell>
          <table:table-cell table:style-name="a79ba07">
            <text:p text:style-name="Table_20_Contents">Zwei</text:p>
          </table:table-cell>
          <table:table-cell table:style-name="a749167">
            <text:p text:style-name="Table_20_Contents">vier</text:p>
          </table:table-cell>
        </table:table-row>
        <table:table-row>
          <table:table-cell table:style-name="a27ded4">
            <text:p text:style-name="Table_20_Contents">Eins</text:p>
          </table:table-cell>
          <table:table-cell table:style-name="a6b7269">
            <text:p text:style-name="Table_20_Contents">Zwei</text:p>
          </table:table-cell>
          <table:table-cell table:style-name="ab048ef">
            <text:p text:style-name="Table_20_Contents">Zwei</text:p>
          </table:table-cell>
          <table:table-cell table:style-name="a569141">
            <text:p text:style-name="Table_20_Contents">vier</text:p>
          </table:table-cell>
        </table:table-row>
        <table:table-row>
          <table:table-cell table:style-name="a1abb3f">
            <text:p text:style-name="Table_20_Contents">Eins</text:p>
          </table:table-cell>
          <table:table-cell table:style-name="a0e8e6c">
            <text:p text:style-name="Table_20_Contents">Zwei</text:p>
          </table:table-cell>
          <table:table-cell table:style-name="a8019ff">
            <text:p text:style-name="Table_20_Contents">Zwei</text:p>
          </table:table-cell>
          <table:table-cell table:style-name="aed56c2">
            <text:p text:style-name="Table_20_Contents">vier</text:p>
          </table:table-cell>
        </table:table-row>
        <table:table-row>
          <table:table-cell table:style-name="a064741">
            <text:p text:style-name="Table_20_Contents">Eins</text:p>
          </table:table-cell>
          <table:table-cell table:style-name="a3634ad">
            <text:p text:style-name="Table_20_Contents">Zwei</text:p>
          </table:table-cell>
          <table:table-cell table:style-name="ab4a1ff">
            <text:p text:style-name="Table_20_Contents">Zwei</text:p>
          </table:table-cell>
          <table:table-cell table:style-name="a0a1c28">
            <text:p text:style-name="Table_20_Contents">vier</text:p>
          </table:table-cell>
        </table:table-row>
        <table:table-row>
          <table:table-cell table:style-name="a311a61">
            <text:p text:style-name="Table_20_Contents">Eins</text:p>
          </table:table-cell>
          <table:table-cell table:style-name="a6d1eee">
            <text:p text:style-name="Table_20_Contents">Zwei</text:p>
          </table:table-cell>
          <table:table-cell table:style-name="aafd412">
            <text:p text:style-name="Table_20_Contents">Zwei</text:p>
          </table:table-cell>
          <table:table-cell table:style-name="aed0641">
            <text:p text:style-name="Table_20_Contents">vier</text:p>
          </table:table-cell>
        </table:table-row>
        <table:table-row>
          <table:table-cell table:style-name="a8b79da">
            <text:p text:style-name="Table_20_Contents">Eins</text:p>
          </table:table-cell>
          <table:table-cell table:style-name="a3ce410">
            <text:p text:style-name="Table_20_Contents">Zwei</text:p>
          </table:table-cell>
          <table:table-cell table:style-name="a98f3cf">
            <text:p text:style-name="Table_20_Contents">Zwei</text:p>
          </table:table-cell>
          <table:table-cell table:style-name="ade4588">
            <text:p text:style-name="Table_20_Contents">vier</text:p>
          </table:table-cell>
        </table:table-row>
        <table:table-row>
          <table:table-cell table:style-name="a7863c4">
            <text:p text:style-name="Table_20_Contents">Eins</text:p>
          </table:table-cell>
          <table:table-cell table:style-name="a42cd60">
            <text:p text:style-name="Table_20_Contents">Zwei</text:p>
          </table:table-cell>
          <table:table-cell table:style-name="aed61ea">
            <text:p text:style-name="Table_20_Contents">Zwei</text:p>
          </table:table-cell>
          <table:table-cell table:style-name="ac09c38">
            <text:p text:style-name="Table_20_Contents">vier</text:p>
          </table:table-cell>
        </table:table-row>
        <table:table-row>
          <table:table-cell table:style-name="ad3adb6">
            <text:p text:style-name="Table_20_Contents">Eins</text:p>
          </table:table-cell>
          <table:table-cell table:style-name="a155207">
            <text:p text:style-name="Table_20_Contents">Zwei</text:p>
          </table:table-cell>
          <table:table-cell table:style-name="a22256f">
            <text:p text:style-name="Table_20_Contents">Zwei</text:p>
          </table:table-cell>
          <table:table-cell table:style-name="adedb75">
            <text:p text:style-name="Table_20_Contents">vier</text:p>
          </table:table-cell>
        </table:table-row>
        <table:table-row>
          <table:table-cell table:style-name="ace1916">
            <text:p text:style-name="Table_20_Contents">Eins</text:p>
          </table:table-cell>
          <table:table-cell table:style-name="a82ea74">
            <text:p text:style-name="Table_20_Contents">Zwei</text:p>
          </table:table-cell>
          <table:table-cell table:style-name="a5b3384">
            <text:p text:style-name="Table_20_Contents">Zwei</text:p>
          </table:table-cell>
          <table:table-cell table:style-name="a162995">
            <text:p text:style-name="Table_20_Contents">vier</text:p>
          </table:table-cell>
        </table:table-row>
        <table:table-row>
          <table:table-cell table:style-name="ab27edd">
            <text:p text:style-name="Table_20_Contents">Eins</text:p>
          </table:table-cell>
          <table:table-cell table:style-name="a572de6">
            <text:p text:style-name="Table_20_Contents">Zwei</text:p>
          </table:table-cell>
          <table:table-cell table:style-name="a1bb7c7">
            <text:p text:style-name="Table_20_Contents">Zwei</text:p>
          </table:table-cell>
          <table:table-cell table:style-name="a27235e">
            <text:p text:style-name="Table_20_Contents">vier</text:p>
          </table:table-cell>
        </table:table-row>
        <table:table-row>
          <table:table-cell table:style-name="a2974ff">
            <text:p text:style-name="Table_20_Contents">Eins</text:p>
          </table:table-cell>
          <table:table-cell table:style-name="abf6c00">
            <text:p text:style-name="Table_20_Contents">Zwei</text:p>
          </table:table-cell>
          <table:table-cell table:style-name="a38df35">
            <text:p text:style-name="Table_20_Contents">Zwei</text:p>
          </table:table-cell>
          <table:table-cell table:style-name="a682a6d">
            <text:p text:style-name="Table_20_Contents">vier</text:p>
          </table:table-cell>
        </table:table-row>
        <table:table-row>
          <table:table-cell table:style-name="a1b0f58">
            <text:p text:style-name="Table_20_Contents">Eins</text:p>
          </table:table-cell>
          <table:table-cell table:style-name="a9c346b">
            <text:p text:style-name="Table_20_Contents">Zwei</text:p>
          </table:table-cell>
          <table:table-cell table:style-name="a46e7a3">
            <text:p text:style-name="Table_20_Contents">Zwei</text:p>
          </table:table-cell>
          <table:table-cell table:style-name="a4b72a0">
            <text:p text:style-name="Table_20_Contents">vier</text:p>
          </table:table-cell>
        </table:table-row>
        <table:table-row>
          <table:table-cell table:style-name="ae09e2e">
            <text:p text:style-name="Table_20_Contents">Eins</text:p>
          </table:table-cell>
          <table:table-cell table:style-name="a897e8f">
            <text:p text:style-name="Table_20_Contents">Zwei</text:p>
          </table:table-cell>
          <table:table-cell table:style-name="a2e75c5">
            <text:p text:style-name="Table_20_Contents">Zwei</text:p>
          </table:table-cell>
          <table:table-cell table:style-name="a2ba090">
            <text:p text:style-name="Table_20_Contents">vier</text:p>
          </table:table-cell>
        </table:table-row>
        <table:table-row>
          <table:table-cell table:style-name="a128c43">
            <text:p text:style-name="Table_20_Contents">Eins</text:p>
          </table:table-cell>
          <table:table-cell table:style-name="a2b6352">
            <text:p text:style-name="Table_20_Contents">Zwei</text:p>
          </table:table-cell>
          <table:table-cell table:style-name="a9673c7">
            <text:p text:style-name="Table_20_Contents">Zwei</text:p>
          </table:table-cell>
          <table:table-cell table:style-name="a9a0b1e">
            <text:p text:style-name="Table_20_Contents">vier</text:p>
          </table:table-cell>
        </table:table-row>
        <table:table-row>
          <table:table-cell table:style-name="ae0be70">
            <text:p text:style-name="Table_20_Contents">Eins</text:p>
          </table:table-cell>
          <table:table-cell table:style-name="a599af1">
            <text:p text:style-name="Table_20_Contents">Zwei</text:p>
          </table:table-cell>
          <table:table-cell table:style-name="a54fa78">
            <text:p text:style-name="Table_20_Contents">Zwei</text:p>
          </table:table-cell>
          <table:table-cell table:style-name="af9f212">
            <text:p text:style-name="Table_20_Contents">vier</text:p>
          </table:table-cell>
        </table:table-row>
        <table:table-row>
          <table:table-cell table:style-name="a8e16dd">
            <text:p text:style-name="Table_20_Contents">Eins</text:p>
          </table:table-cell>
          <table:table-cell table:style-name="a1830e1">
            <text:p text:style-name="Table_20_Contents">Zwei</text:p>
          </table:table-cell>
          <table:table-cell table:style-name="a2806fe">
            <text:p text:style-name="Table_20_Contents">Zwei</text:p>
          </table:table-cell>
          <table:table-cell table:style-name="a8c3bc8">
            <text:p text:style-name="Table_20_Contents">vier</text:p>
          </table:table-cell>
        </table:table-row>
        <table:table-row>
          <table:table-cell table:style-name="a59fdbc">
            <text:p text:style-name="Table_20_Contents">Eins</text:p>
          </table:table-cell>
          <table:table-cell table:style-name="ae81fc7">
            <text:p text:style-name="Table_20_Contents">Zwei</text:p>
          </table:table-cell>
          <table:table-cell table:style-name="a8cff21">
            <text:p text:style-name="Table_20_Contents">Zwei</text:p>
          </table:table-cell>
          <table:table-cell table:style-name="a2f8be7">
            <text:p text:style-name="Table_20_Contents">vier</text:p>
          </table:table-cell>
        </table:table-row>
        <table:table-row>
          <table:table-cell table:style-name="add1199">
            <text:p text:style-name="Table_20_Contents">Eins</text:p>
          </table:table-cell>
          <table:table-cell table:style-name="adec77b">
            <text:p text:style-name="Table_20_Contents">Zwei</text:p>
          </table:table-cell>
          <table:table-cell table:style-name="aac4626">
            <text:p text:style-name="Table_20_Contents">Zwei</text:p>
          </table:table-cell>
          <table:table-cell table:style-name="a00c531">
            <text:p text:style-name="Table_20_Contents">vier</text:p>
          </table:table-cell>
        </table:table-row>
        <table:table-row>
          <table:table-cell table:style-name="aa06140">
            <text:p text:style-name="Table_20_Contents">Eins</text:p>
          </table:table-cell>
          <table:table-cell table:style-name="a1f6f1b">
            <text:p text:style-name="Table_20_Contents">Zwei</text:p>
          </table:table-cell>
          <table:table-cell table:style-name="af46432">
            <text:p text:style-name="Table_20_Contents">Zwei</text:p>
          </table:table-cell>
          <table:table-cell table:style-name="ab84861">
            <text:p text:style-name="Table_20_Contents">vier</text:p>
          </table:table-cell>
        </table:table-row>
        <table:table-row>
          <table:table-cell table:style-name="a80d128">
            <text:p text:style-name="Table_20_Contents">Eins</text:p>
          </table:table-cell>
          <table:table-cell table:style-name="ac64531">
            <text:p text:style-name="Table_20_Contents">Zwei</text:p>
          </table:table-cell>
          <table:table-cell table:style-name="a2e8247">
            <text:p text:style-name="Table_20_Contents">Zwei</text:p>
          </table:table-cell>
          <table:table-cell table:style-name="a188217">
            <text:p text:style-name="Table_20_Contents">vier</text:p>
          </table:table-cell>
        </table:table-row>
        <table:table-row>
          <table:table-cell table:style-name="a428e78">
            <text:p text:style-name="Table_20_Contents">Eins</text:p>
          </table:table-cell>
          <table:table-cell table:style-name="a108fe8">
            <text:p text:style-name="Table_20_Contents">Zwei</text:p>
          </table:table-cell>
          <table:table-cell table:style-name="a8c3cca">
            <text:p text:style-name="Table_20_Contents">Zwei</text:p>
          </table:table-cell>
          <table:table-cell table:style-name="a0299d2">
            <text:p text:style-name="Table_20_Contents">vier</text:p>
          </table:table-cell>
        </table:table-row>
        <table:table-row>
          <table:table-cell table:style-name="a92b191">
            <text:p text:style-name="Table_20_Contents">Eins</text:p>
          </table:table-cell>
          <table:table-cell table:style-name="a91ff4e">
            <text:p text:style-name="Table_20_Contents">Zwei</text:p>
          </table:table-cell>
          <table:table-cell table:style-name="a6d0e9d">
            <text:p text:style-name="Table_20_Contents">Zwei</text:p>
          </table:table-cell>
          <table:table-cell table:style-name="ace53fd">
            <text:p text:style-name="Table_20_Contents">vier</text:p>
          </table:table-cell>
        </table:table-row>
        <table:table-row>
          <table:table-cell table:style-name="a977237">
            <text:p text:style-name="Table_20_Contents">Eins</text:p>
          </table:table-cell>
          <table:table-cell table:style-name="a9353ac">
            <text:p text:style-name="Table_20_Contents">Zwei</text:p>
          </table:table-cell>
          <table:table-cell table:style-name="a5fd6c6">
            <text:p text:style-name="Table_20_Contents">Zwei</text:p>
          </table:table-cell>
          <table:table-cell table:style-name="a527910">
            <text:p text:style-name="Table_20_Contents">vier</text:p>
          </table:table-cell>
        </table:table-row>
        <table:table-row>
          <table:table-cell table:style-name="a198f3b">
            <text:p text:style-name="Table_20_Contents">Eins</text:p>
          </table:table-cell>
          <table:table-cell table:style-name="a4ac9ea">
            <text:p text:style-name="Table_20_Contents">Zwei</text:p>
          </table:table-cell>
          <table:table-cell table:style-name="a333aab">
            <text:p text:style-name="Table_20_Contents">Zwei</text:p>
          </table:table-cell>
          <table:table-cell table:style-name="aa353b5">
            <text:p text:style-name="Table_20_Contents">vier</text:p>
          </table:table-cell>
        </table:table-row>
        <table:table-row>
          <table:table-cell table:style-name="a43cbbe">
            <text:p text:style-name="Table_20_Contents">Eins</text:p>
          </table:table-cell>
          <table:table-cell table:style-name="a7affff">
            <text:p text:style-name="Table_20_Contents">Zwei</text:p>
          </table:table-cell>
          <table:table-cell table:style-name="abde6d3">
            <text:p text:style-name="Table_20_Contents">Zwei</text:p>
          </table:table-cell>
          <table:table-cell table:style-name="aed180b">
            <text:p text:style-name="Table_20_Contents">vier</text:p>
          </table:table-cell>
        </table:table-row>
        <table:table-row>
          <table:table-cell table:style-name="aefa400">
            <text:p text:style-name="Table_20_Contents">Eins</text:p>
          </table:table-cell>
          <table:table-cell table:style-name="a29437b">
            <text:p text:style-name="Table_20_Contents">Zwei</text:p>
          </table:table-cell>
          <table:table-cell table:style-name="a65f049">
            <text:p text:style-name="Table_20_Contents">Zwei</text:p>
          </table:table-cell>
          <table:table-cell table:style-name="af845f1">
            <text:p text:style-name="Table_20_Contents">vier</text:p>
          </table:table-cell>
        </table:table-row>
        <table:table-row>
          <table:table-cell table:style-name="a789bc4">
            <text:p text:style-name="Table_20_Contents">Eins</text:p>
          </table:table-cell>
          <table:table-cell table:style-name="a887c17">
            <text:p text:style-name="Table_20_Contents">Zwei</text:p>
          </table:table-cell>
          <table:table-cell table:style-name="a54d87b">
            <text:p text:style-name="Table_20_Contents">Zwei</text:p>
          </table:table-cell>
          <table:table-cell table:style-name="ad6585d">
            <text:p text:style-name="Table_20_Contents">vier</text:p>
          </table:table-cell>
        </table:table-row>
        <table:table-row>
          <table:table-cell table:style-name="a19c83d">
            <text:p text:style-name="Table_20_Contents">Eins</text:p>
          </table:table-cell>
          <table:table-cell table:style-name="aea245f">
            <text:p text:style-name="Table_20_Contents">Zwei</text:p>
          </table:table-cell>
          <table:table-cell table:style-name="ab3f5b8">
            <text:p text:style-name="Table_20_Contents">Zwei</text:p>
          </table:table-cell>
          <table:table-cell table:style-name="aed53d3">
            <text:p text:style-name="Table_20_Contents">vier</text:p>
          </table:table-cell>
        </table:table-row>
        <table:table-row>
          <table:table-cell table:style-name="aeb778d">
            <text:p text:style-name="Table_20_Contents">Eins</text:p>
          </table:table-cell>
          <table:table-cell table:style-name="a830261">
            <text:p text:style-name="Table_20_Contents">Zwei</text:p>
          </table:table-cell>
          <table:table-cell table:style-name="a434236">
            <text:p text:style-name="Table_20_Contents">Zwei</text:p>
          </table:table-cell>
          <table:table-cell table:style-name="a1905d6">
            <text:p text:style-name="Table_20_Contents">vier</text:p>
          </table:table-cell>
        </table:table-row>
        <table:table-row>
          <table:table-cell table:style-name="ab117df">
            <text:p text:style-name="Table_20_Contents">Eins</text:p>
          </table:table-cell>
          <table:table-cell table:style-name="a159275">
            <text:p text:style-name="Table_20_Contents">Zwei</text:p>
          </table:table-cell>
          <table:table-cell table:style-name="a1ad3ad">
            <text:p text:style-name="Table_20_Contents">Zwei</text:p>
          </table:table-cell>
          <table:table-cell table:style-name="ae1077c">
            <text:p text:style-name="Table_20_Contents">vier</text:p>
          </table:table-cell>
        </table:table-row>
        <table:table-row>
          <table:table-cell table:style-name="ac9bff8">
            <text:p text:style-name="Table_20_Contents">Eins</text:p>
          </table:table-cell>
          <table:table-cell table:style-name="a205610">
            <text:p text:style-name="Table_20_Contents">Zwei</text:p>
          </table:table-cell>
          <table:table-cell table:style-name="a6d7d7b">
            <text:p text:style-name="Table_20_Contents">Zwei</text:p>
          </table:table-cell>
          <table:table-cell table:style-name="ad2d50c">
            <text:p text:style-name="Table_20_Contents">vier</text:p>
          </table:table-cell>
        </table:table-row>
        <table:table-row>
          <table:table-cell table:style-name="abffb78">
            <text:p text:style-name="Table_20_Contents">Eins</text:p>
          </table:table-cell>
          <table:table-cell table:style-name="a0278a6">
            <text:p text:style-name="Table_20_Contents">Zwei</text:p>
          </table:table-cell>
          <table:table-cell table:style-name="ab15f62">
            <text:p text:style-name="Table_20_Contents">Zwei</text:p>
          </table:table-cell>
          <table:table-cell table:style-name="ae78ca2">
            <text:p text:style-name="Table_20_Contents">vier</text:p>
          </table:table-cell>
        </table:table-row>
        <table:table-row>
          <table:table-cell table:style-name="a27bc8d">
            <text:p text:style-name="Table_20_Contents">Eins</text:p>
          </table:table-cell>
          <table:table-cell table:style-name="aa57ca5">
            <text:p text:style-name="Table_20_Contents">Zwei</text:p>
          </table:table-cell>
          <table:table-cell table:style-name="aa962ce">
            <text:p text:style-name="Table_20_Contents">Zwei</text:p>
          </table:table-cell>
          <table:table-cell table:style-name="a7d25f3">
            <text:p text:style-name="Table_20_Contents">vier</text:p>
          </table:table-cell>
        </table:table-row>
        <table:table-row>
          <table:table-cell table:style-name="ab3954a">
            <text:p text:style-name="Table_20_Contents">Eins</text:p>
          </table:table-cell>
          <table:table-cell table:style-name="a9ee276">
            <text:p text:style-name="Table_20_Contents">Zwei</text:p>
          </table:table-cell>
          <table:table-cell table:style-name="a68e8ac">
            <text:p text:style-name="Table_20_Contents">Zwei</text:p>
          </table:table-cell>
          <table:table-cell table:style-name="ad33515">
            <text:p text:style-name="Table_20_Contents">vier</text:p>
          </table:table-cell>
        </table:table-row>
        <table:table-row>
          <table:table-cell table:style-name="aac9a8b">
            <text:p text:style-name="Table_20_Contents">Eins</text:p>
          </table:table-cell>
          <table:table-cell table:style-name="a68fb8e">
            <text:p text:style-name="Table_20_Contents">Zwei</text:p>
          </table:table-cell>
          <table:table-cell table:style-name="a9129d4">
            <text:p text:style-name="Table_20_Contents">Zwei</text:p>
          </table:table-cell>
          <table:table-cell table:style-name="a2b8a62">
            <text:p text:style-name="Table_20_Contents">vier</text:p>
          </table:table-cell>
        </table:table-row>
        <table:table-row>
          <table:table-cell table:style-name="a42925c">
            <text:p text:style-name="Table_20_Contents">Eins</text:p>
          </table:table-cell>
          <table:table-cell table:style-name="a465b98">
            <text:p text:style-name="Table_20_Contents">Zwei</text:p>
          </table:table-cell>
          <table:table-cell table:style-name="ab60c01">
            <text:p text:style-name="Table_20_Contents">Zwei</text:p>
          </table:table-cell>
          <table:table-cell table:style-name="aa7415a">
            <text:p text:style-name="Table_20_Contents">vier</text:p>
          </table:table-cell>
        </table:table-row>
        <table:table-row>
          <table:table-cell table:style-name="a7c5001">
            <text:p text:style-name="Table_20_Contents">Eins</text:p>
          </table:table-cell>
          <table:table-cell table:style-name="a9f99a7">
            <text:p text:style-name="Table_20_Contents">Zwei</text:p>
          </table:table-cell>
          <table:table-cell table:style-name="a0e6d5d">
            <text:p text:style-name="Table_20_Contents">Zwei</text:p>
          </table:table-cell>
          <table:table-cell table:style-name="ab910aa">
            <text:p text:style-name="Table_20_Contents">vier</text:p>
          </table:table-cell>
        </table:table-row>
        <table:table-row>
          <table:table-cell table:style-name="aea5f83">
            <text:p text:style-name="Table_20_Contents">Eins</text:p>
          </table:table-cell>
          <table:table-cell table:style-name="a2f537a">
            <text:p text:style-name="Table_20_Contents">Zwei</text:p>
          </table:table-cell>
          <table:table-cell table:style-name="a522892">
            <text:p text:style-name="Table_20_Contents">Zwei</text:p>
          </table:table-cell>
          <table:table-cell table:style-name="a8ded34">
            <text:p text:style-name="Table_20_Contents">vier</text:p>
          </table:table-cell>
        </table:table-row>
        <table:table-row>
          <table:table-cell table:style-name="aa062d5">
            <text:p text:style-name="Table_20_Contents">Eins</text:p>
          </table:table-cell>
          <table:table-cell table:style-name="a1ca4d2">
            <text:p text:style-name="Table_20_Contents">Zwei</text:p>
          </table:table-cell>
          <table:table-cell table:style-name="aee5379">
            <text:p text:style-name="Table_20_Contents">Zwei</text:p>
          </table:table-cell>
          <table:table-cell table:style-name="a1d5228">
            <text:p text:style-name="Table_20_Contents">vier</text:p>
          </table:table-cell>
        </table:table-row>
        <table:table-row>
          <table:table-cell table:style-name="a63c27c">
            <text:p text:style-name="Table_20_Contents">Eins</text:p>
          </table:table-cell>
          <table:table-cell table:style-name="a3884d5">
            <text:p text:style-name="Table_20_Contents">Zwei</text:p>
          </table:table-cell>
          <table:table-cell table:style-name="a867a51">
            <text:p text:style-name="Table_20_Contents">Zwei</text:p>
          </table:table-cell>
          <table:table-cell table:style-name="aaac035">
            <text:p text:style-name="Table_20_Contents">vier</text:p>
          </table:table-cell>
        </table:table-row>
        <table:table-row>
          <table:table-cell table:style-name="a7093d8">
            <text:p text:style-name="Table_20_Contents">Eins</text:p>
          </table:table-cell>
          <table:table-cell table:style-name="aeebb85">
            <text:p text:style-name="Table_20_Contents">Zwei</text:p>
          </table:table-cell>
          <table:table-cell table:style-name="a0fd987">
            <text:p text:style-name="Table_20_Contents">Zwei</text:p>
          </table:table-cell>
          <table:table-cell table:style-name="a6245c9">
            <text:p text:style-name="Table_20_Contents">vier</text:p>
          </table:table-cell>
        </table:table-row>
        <table:table-row>
          <table:table-cell table:style-name="aafd6f0">
            <text:p text:style-name="Table_20_Contents">Eins</text:p>
          </table:table-cell>
          <table:table-cell table:style-name="a1f6141">
            <text:p text:style-name="Table_20_Contents">Zwei</text:p>
          </table:table-cell>
          <table:table-cell table:style-name="ab1d80b">
            <text:p text:style-name="Table_20_Contents">Zwei</text:p>
          </table:table-cell>
          <table:table-cell table:style-name="a622254">
            <text:p text:style-name="Table_20_Contents">vier</text:p>
          </table:table-cell>
        </table:table-row>
        <table:table-row>
          <table:table-cell table:style-name="abc6dd4">
            <text:p text:style-name="Table_20_Contents">Eins</text:p>
          </table:table-cell>
          <table:table-cell table:style-name="a021a5b">
            <text:p text:style-name="Table_20_Contents">Zwei</text:p>
          </table:table-cell>
          <table:table-cell table:style-name="afd4440">
            <text:p text:style-name="Table_20_Contents">Zwei</text:p>
          </table:table-cell>
          <table:table-cell table:style-name="af3d6ab">
            <text:p text:style-name="Table_20_Contents">vier</text:p>
          </table:table-cell>
        </table:table-row>
        <table:table-row>
          <table:table-cell table:style-name="a9e6f8f">
            <text:p text:style-name="Table_20_Contents">Eins</text:p>
          </table:table-cell>
          <table:table-cell table:style-name="a6880bf">
            <text:p text:style-name="Table_20_Contents">Zwei</text:p>
          </table:table-cell>
          <table:table-cell table:style-name="afa1570">
            <text:p text:style-name="Table_20_Contents">Zwei</text:p>
          </table:table-cell>
          <table:table-cell table:style-name="aef3473">
            <text:p text:style-name="Table_20_Contents">vier</text:p>
          </table:table-cell>
        </table:table-row>
        <table:table-row>
          <table:table-cell table:style-name="ab6b8a1">
            <text:p text:style-name="Table_20_Contents">Eins</text:p>
          </table:table-cell>
          <table:table-cell table:style-name="a316da3">
            <text:p text:style-name="Table_20_Contents">Zwei</text:p>
          </table:table-cell>
          <table:table-cell table:style-name="a01b3d3">
            <text:p text:style-name="Table_20_Contents">Zwei</text:p>
          </table:table-cell>
          <table:table-cell table:style-name="a423e9f">
            <text:p text:style-name="Table_20_Contents">vier</text:p>
          </table:table-cell>
        </table:table-row>
        <table:table-row>
          <table:table-cell table:style-name="aeedb18">
            <text:p text:style-name="Table_20_Contents">Eins</text:p>
          </table:table-cell>
          <table:table-cell table:style-name="a83154e">
            <text:p text:style-name="Table_20_Contents">Zwei</text:p>
          </table:table-cell>
          <table:table-cell table:style-name="a5a092a">
            <text:p text:style-name="Table_20_Contents">Zwei</text:p>
          </table:table-cell>
          <table:table-cell table:style-name="a60ecf8">
            <text:p text:style-name="Table_20_Contents">vier</text:p>
          </table:table-cell>
        </table:table-row>
        <table:table-row>
          <table:table-cell table:style-name="ae3d02c">
            <text:p text:style-name="Table_20_Contents">Eins</text:p>
          </table:table-cell>
          <table:table-cell table:style-name="a6e26ef">
            <text:p text:style-name="Table_20_Contents">Zwei</text:p>
          </table:table-cell>
          <table:table-cell table:style-name="a0bdbe6">
            <text:p text:style-name="Table_20_Contents">Zwei</text:p>
          </table:table-cell>
          <table:table-cell table:style-name="af024be">
            <text:p text:style-name="Table_20_Contents">vier</text:p>
          </table:table-cell>
        </table:table-row>
        <table:table-row>
          <table:table-cell table:style-name="a6c0d70">
            <text:p text:style-name="Table_20_Contents">Eins</text:p>
          </table:table-cell>
          <table:table-cell table:style-name="af0627b">
            <text:p text:style-name="Table_20_Contents">Zwei</text:p>
          </table:table-cell>
          <table:table-cell table:style-name="a7d36e3">
            <text:p text:style-name="Table_20_Contents">Zwei</text:p>
          </table:table-cell>
          <table:table-cell table:style-name="a577856">
            <text:p text:style-name="Table_20_Contents">vier</text:p>
          </table:table-cell>
        </table:table-row>
        <table:table-row>
          <table:table-cell table:style-name="a8bdf90">
            <text:p text:style-name="Table_20_Contents">Eins</text:p>
          </table:table-cell>
          <table:table-cell table:style-name="ae956a7">
            <text:p text:style-name="Table_20_Contents">Zwei</text:p>
          </table:table-cell>
          <table:table-cell table:style-name="aeedfaf">
            <text:p text:style-name="Table_20_Contents">Zwei</text:p>
          </table:table-cell>
          <table:table-cell table:style-name="a057ffe">
            <text:p text:style-name="Table_20_Contents">vier</text:p>
          </table:table-cell>
        </table:table-row>
        <table:table-row>
          <table:table-cell table:style-name="aa52ca9">
            <text:p text:style-name="Table_20_Contents">Eins</text:p>
          </table:table-cell>
          <table:table-cell table:style-name="a7838ec">
            <text:p text:style-name="Table_20_Contents">Zwei</text:p>
          </table:table-cell>
          <table:table-cell table:style-name="a1a1d62">
            <text:p text:style-name="Table_20_Contents">Zwei</text:p>
          </table:table-cell>
          <table:table-cell table:style-name="a1adda3">
            <text:p text:style-name="Table_20_Contents">vier</text:p>
          </table:table-cell>
        </table:table-row>
        <table:table-row>
          <table:table-cell table:style-name="a720022">
            <text:p text:style-name="Table_20_Contents">Eins</text:p>
          </table:table-cell>
          <table:table-cell table:style-name="a660997">
            <text:p text:style-name="Table_20_Contents">Zwei</text:p>
          </table:table-cell>
          <table:table-cell table:style-name="ad25206">
            <text:p text:style-name="Table_20_Contents">Zwei</text:p>
          </table:table-cell>
          <table:table-cell table:style-name="ae03db7">
            <text:p text:style-name="Table_20_Contents">vier</text:p>
          </table:table-cell>
        </table:table-row>
        <table:table-row>
          <table:table-cell table:style-name="a23821e">
            <text:p text:style-name="Table_20_Contents">Eins</text:p>
          </table:table-cell>
          <table:table-cell table:style-name="ab375f4">
            <text:p text:style-name="Table_20_Contents">Zwei</text:p>
          </table:table-cell>
          <table:table-cell table:style-name="abc2891">
            <text:p text:style-name="Table_20_Contents">Zwei</text:p>
          </table:table-cell>
          <table:table-cell table:style-name="ae3e723">
            <text:p text:style-name="Table_20_Contents">vier</text:p>
          </table:table-cell>
        </table:table-row>
        <table:table-row>
          <table:table-cell table:style-name="ad13c7e">
            <text:p text:style-name="Table_20_Contents">Eins</text:p>
          </table:table-cell>
          <table:table-cell table:style-name="a1e2a7f">
            <text:p text:style-name="Table_20_Contents">Zwei</text:p>
          </table:table-cell>
          <table:table-cell table:style-name="ae2596c">
            <text:p text:style-name="Table_20_Contents">Zwei</text:p>
          </table:table-cell>
          <table:table-cell table:style-name="adbac3f">
            <text:p text:style-name="Table_20_Contents">vier</text:p>
          </table:table-cell>
        </table:table-row>
        <table:table-row>
          <table:table-cell table:style-name="a3ecf75">
            <text:p text:style-name="Table_20_Contents">Eins</text:p>
          </table:table-cell>
          <table:table-cell table:style-name="a758725">
            <text:p text:style-name="Table_20_Contents">Zwei</text:p>
          </table:table-cell>
          <table:table-cell table:style-name="a2e4790">
            <text:p text:style-name="Table_20_Contents">Zwei</text:p>
          </table:table-cell>
          <table:table-cell table:style-name="a704edf">
            <text:p text:style-name="Table_20_Contents">vier</text:p>
          </table:table-cell>
        </table:table-row>
        <table:table-row>
          <table:table-cell table:style-name="ae0779f">
            <text:p text:style-name="Table_20_Contents">Eins</text:p>
          </table:table-cell>
          <table:table-cell table:style-name="ae2e7a1">
            <text:p text:style-name="Table_20_Contents">Zwei</text:p>
          </table:table-cell>
          <table:table-cell table:style-name="a90f825">
            <text:p text:style-name="Table_20_Contents">Zwei</text:p>
          </table:table-cell>
          <table:table-cell table:style-name="ae7a970">
            <text:p text:style-name="Table_20_Contents">vier</text:p>
          </table:table-cell>
        </table:table-row>
        <table:table-row>
          <table:table-cell table:style-name="af107bb">
            <text:p text:style-name="Table_20_Contents">Eins</text:p>
          </table:table-cell>
          <table:table-cell table:style-name="addf1d9">
            <text:p text:style-name="Table_20_Contents">Zwei</text:p>
          </table:table-cell>
          <table:table-cell table:style-name="af726c4">
            <text:p text:style-name="Table_20_Contents">Zwei</text:p>
          </table:table-cell>
          <table:table-cell table:style-name="a3b2f29">
            <text:p text:style-name="Table_20_Contents">vier</text:p>
          </table:table-cell>
        </table:table-row>
        <table:table-row>
          <table:table-cell table:style-name="a5e37e7">
            <text:p text:style-name="Table_20_Contents">Eins</text:p>
          </table:table-cell>
          <table:table-cell table:style-name="a619c58">
            <text:p text:style-name="Table_20_Contents">Zwei</text:p>
          </table:table-cell>
          <table:table-cell table:style-name="af9783e">
            <text:p text:style-name="Table_20_Contents">Zwei</text:p>
          </table:table-cell>
          <table:table-cell table:style-name="a88953f">
            <text:p text:style-name="Table_20_Contents">vier</text:p>
          </table:table-cell>
        </table:table-row>
        <table:table-row>
          <table:table-cell table:style-name="a4a6c6f">
            <text:p text:style-name="Table_20_Contents">Eins</text:p>
          </table:table-cell>
          <table:table-cell table:style-name="a1adecb">
            <text:p text:style-name="Table_20_Contents">Zwei</text:p>
          </table:table-cell>
          <table:table-cell table:style-name="a980dee">
            <text:p text:style-name="Table_20_Contents">Zwei</text:p>
          </table:table-cell>
          <table:table-cell table:style-name="af2b737">
            <text:p text:style-name="Table_20_Contents">vier</text:p>
          </table:table-cell>
        </table:table-row>
        <table:table-row>
          <table:table-cell table:style-name="ae55632">
            <text:p text:style-name="Table_20_Contents">Eins</text:p>
          </table:table-cell>
          <table:table-cell table:style-name="ab63e9e">
            <text:p text:style-name="Table_20_Contents">Zwei</text:p>
          </table:table-cell>
          <table:table-cell table:style-name="a36fba8">
            <text:p text:style-name="Table_20_Contents">Zwei</text:p>
          </table:table-cell>
          <table:table-cell table:style-name="af90846">
            <text:p text:style-name="Table_20_Contents">vier</text:p>
          </table:table-cell>
        </table:table-row>
        <table:table-row>
          <table:table-cell table:style-name="a670e90">
            <text:p text:style-name="Table_20_Contents">Eins</text:p>
          </table:table-cell>
          <table:table-cell table:style-name="a25a99d">
            <text:p text:style-name="Table_20_Contents">Zwei</text:p>
          </table:table-cell>
          <table:table-cell table:style-name="a7f622f">
            <text:p text:style-name="Table_20_Contents">Zwei</text:p>
          </table:table-cell>
          <table:table-cell table:style-name="a0423b3">
            <text:p text:style-name="Table_20_Contents">vier</text:p>
          </table:table-cell>
        </table:table-row>
        <table:table-row>
          <table:table-cell table:style-name="a0b90ea">
            <text:p text:style-name="Table_20_Contents">Eins</text:p>
          </table:table-cell>
          <table:table-cell table:style-name="ab450a5">
            <text:p text:style-name="Table_20_Contents">Zwei</text:p>
          </table:table-cell>
          <table:table-cell table:style-name="abf303d">
            <text:p text:style-name="Table_20_Contents">Zwei</text:p>
          </table:table-cell>
          <table:table-cell table:style-name="a664e5b">
            <text:p text:style-name="Table_20_Contents">vier</text:p>
          </table:table-cell>
        </table:table-row>
        <table:table-row>
          <table:table-cell table:style-name="a06b3b2">
            <text:p text:style-name="Table_20_Contents">Eins</text:p>
          </table:table-cell>
          <table:table-cell table:style-name="a027471">
            <text:p text:style-name="Table_20_Contents">Zwei</text:p>
          </table:table-cell>
          <table:table-cell table:style-name="adfcc20">
            <text:p text:style-name="Table_20_Contents">Zwei</text:p>
          </table:table-cell>
          <table:table-cell table:style-name="a56fb40">
            <text:p text:style-name="Table_20_Contents">vier</text:p>
          </table:table-cell>
        </table:table-row>
        <table:table-row>
          <table:table-cell table:style-name="a8b030d">
            <text:p text:style-name="Table_20_Contents">Eins</text:p>
          </table:table-cell>
          <table:table-cell table:style-name="a8f5663">
            <text:p text:style-name="Table_20_Contents">Zwei</text:p>
          </table:table-cell>
          <table:table-cell table:style-name="a1227da">
            <text:p text:style-name="Table_20_Contents">Zwei</text:p>
          </table:table-cell>
          <table:table-cell table:style-name="a80a51b">
            <text:p text:style-name="Table_20_Contents">vier</text:p>
          </table:table-cell>
        </table:table-row>
        <table:table-row>
          <table:table-cell table:style-name="a281f07">
            <text:p text:style-name="Table_20_Contents">Eins</text:p>
          </table:table-cell>
          <table:table-cell table:style-name="a4bbf73">
            <text:p text:style-name="Table_20_Contents">Zwei</text:p>
          </table:table-cell>
          <table:table-cell table:style-name="add01e1">
            <text:p text:style-name="Table_20_Contents">Zwei</text:p>
          </table:table-cell>
          <table:table-cell table:style-name="a908f15">
            <text:p text:style-name="Table_20_Contents">vier</text:p>
          </table:table-cell>
        </table:table-row>
        <table:table-row>
          <table:table-cell table:style-name="af77f4a">
            <text:p text:style-name="Table_20_Contents">Eins</text:p>
          </table:table-cell>
          <table:table-cell table:style-name="acbcf1f">
            <text:p text:style-name="Table_20_Contents">Zwei</text:p>
          </table:table-cell>
          <table:table-cell table:style-name="a505467">
            <text:p text:style-name="Table_20_Contents">Zwei</text:p>
          </table:table-cell>
          <table:table-cell table:style-name="ad83e79">
            <text:p text:style-name="Table_20_Contents">vier</text:p>
          </table:table-cell>
        </table:table-row>
        <table:table-row>
          <table:table-cell table:style-name="a48be78">
            <text:p text:style-name="Table_20_Contents">Eins</text:p>
          </table:table-cell>
          <table:table-cell table:style-name="a13046f">
            <text:p text:style-name="Table_20_Contents">Zwei</text:p>
          </table:table-cell>
          <table:table-cell table:style-name="abf352a">
            <text:p text:style-name="Table_20_Contents">Zwei</text:p>
          </table:table-cell>
          <table:table-cell table:style-name="a78bf8a">
            <text:p text:style-name="Table_20_Contents">vier</text:p>
          </table:table-cell>
        </table:table-row>
        <table:table-row>
          <table:table-cell table:style-name="ac0cf06">
            <text:p text:style-name="Table_20_Contents">Eins</text:p>
          </table:table-cell>
          <table:table-cell table:style-name="aa1b308">
            <text:p text:style-name="Table_20_Contents">Zwei</text:p>
          </table:table-cell>
          <table:table-cell table:style-name="a87a7ea">
            <text:p text:style-name="Table_20_Contents">Zwei</text:p>
          </table:table-cell>
          <table:table-cell table:style-name="ac00754">
            <text:p text:style-name="Table_20_Contents">vier</text:p>
          </table:table-cell>
        </table:table-row>
        <table:table-row>
          <table:table-cell table:style-name="a29bbaf">
            <text:p text:style-name="Table_20_Contents">Eins</text:p>
          </table:table-cell>
          <table:table-cell table:style-name="a5f5658">
            <text:p text:style-name="Table_20_Contents">Zwei</text:p>
          </table:table-cell>
          <table:table-cell table:style-name="a1e2557">
            <text:p text:style-name="Table_20_Contents">Zwei</text:p>
          </table:table-cell>
          <table:table-cell table:style-name="a5904a6">
            <text:p text:style-name="Table_20_Contents">vier</text:p>
          </table:table-cell>
        </table:table-row>
        <table:table-row>
          <table:table-cell table:style-name="a82d572">
            <text:p text:style-name="Table_20_Contents">Eins</text:p>
          </table:table-cell>
          <table:table-cell table:style-name="a3974c1">
            <text:p text:style-name="Table_20_Contents">Zwei</text:p>
          </table:table-cell>
          <table:table-cell table:style-name="ac8d89a">
            <text:p text:style-name="Table_20_Contents">Zwei</text:p>
          </table:table-cell>
          <table:table-cell table:style-name="aaf3201">
            <text:p text:style-name="Table_20_Contents">vier</text:p>
          </table:table-cell>
        </table:table-row>
        <table:table-row>
          <table:table-cell table:style-name="a3b7126">
            <text:p text:style-name="Table_20_Contents">Eins</text:p>
          </table:table-cell>
          <table:table-cell table:style-name="ad304e1">
            <text:p text:style-name="Table_20_Contents">Zwei</text:p>
          </table:table-cell>
          <table:table-cell table:style-name="a34d578">
            <text:p text:style-name="Table_20_Contents">Zwei</text:p>
          </table:table-cell>
          <table:table-cell table:style-name="a6ebab0">
            <text:p text:style-name="Table_20_Contents">vier</text:p>
          </table:table-cell>
        </table:table-row>
        <table:table-row>
          <table:table-cell table:style-name="ae49697">
            <text:p text:style-name="Table_20_Contents">Eins</text:p>
          </table:table-cell>
          <table:table-cell table:style-name="a6c86ed">
            <text:p text:style-name="Table_20_Contents">Zwei</text:p>
          </table:table-cell>
          <table:table-cell table:style-name="a55c8eb">
            <text:p text:style-name="Table_20_Contents">Zwei</text:p>
          </table:table-cell>
          <table:table-cell table:style-name="a5a84dd">
            <text:p text:style-name="Table_20_Contents">vier</text:p>
          </table:table-cell>
        </table:table-row>
        <table:table-row>
          <table:table-cell table:style-name="a10433b">
            <text:p text:style-name="Table_20_Contents">Eins</text:p>
          </table:table-cell>
          <table:table-cell table:style-name="a41440a">
            <text:p text:style-name="Table_20_Contents">Zwei</text:p>
          </table:table-cell>
          <table:table-cell table:style-name="acee667">
            <text:p text:style-name="Table_20_Contents">Zwei</text:p>
          </table:table-cell>
          <table:table-cell table:style-name="ac9b2c0">
            <text:p text:style-name="Table_20_Contents">vier</text:p>
          </table:table-cell>
        </table:table-row>
        <table:table-row>
          <table:table-cell table:style-name="a87226c">
            <text:p text:style-name="Table_20_Contents">Eins</text:p>
          </table:table-cell>
          <table:table-cell table:style-name="af265c8">
            <text:p text:style-name="Table_20_Contents">Zwei</text:p>
          </table:table-cell>
          <table:table-cell table:style-name="a7a139e">
            <text:p text:style-name="Table_20_Contents">Zwei</text:p>
          </table:table-cell>
          <table:table-cell table:style-name="afe6cdd">
            <text:p text:style-name="Table_20_Contents">vier</text:p>
          </table:table-cell>
        </table:table-row>
        <table:table-row>
          <table:table-cell table:style-name="a77dd3e">
            <text:p text:style-name="Table_20_Contents">Eins</text:p>
          </table:table-cell>
          <table:table-cell table:style-name="a3cd7ab">
            <text:p text:style-name="Table_20_Contents">Zwei</text:p>
          </table:table-cell>
          <table:table-cell table:style-name="a8094d4">
            <text:p text:style-name="Table_20_Contents">Zwei</text:p>
          </table:table-cell>
          <table:table-cell table:style-name="a30074f">
            <text:p text:style-name="Table_20_Contents">vier</text:p>
          </table:table-cell>
        </table:table-row>
        <table:table-row>
          <table:table-cell table:style-name="ac563de">
            <text:p text:style-name="Table_20_Contents">Eins</text:p>
          </table:table-cell>
          <table:table-cell table:style-name="a2324b2">
            <text:p text:style-name="Table_20_Contents">Zwei</text:p>
          </table:table-cell>
          <table:table-cell table:style-name="adebbd2">
            <text:p text:style-name="Table_20_Contents">Zwei</text:p>
          </table:table-cell>
          <table:table-cell table:style-name="a92d422">
            <text:p text:style-name="Table_20_Contents">vier</text:p>
          </table:table-cell>
        </table:table-row>
        <table:table-row>
          <table:table-cell table:style-name="a23d283">
            <text:p text:style-name="Table_20_Contents">Eins</text:p>
          </table:table-cell>
          <table:table-cell table:style-name="ae8c30a">
            <text:p text:style-name="Table_20_Contents">Zwei</text:p>
          </table:table-cell>
          <table:table-cell table:style-name="a1a5b55">
            <text:p text:style-name="Table_20_Contents">Zwei</text:p>
          </table:table-cell>
          <table:table-cell table:style-name="ae034c3">
            <text:p text:style-name="Table_20_Contents">vier</text:p>
          </table:table-cell>
        </table:table-row>
        <table:table-row>
          <table:table-cell table:style-name="a45d3e9">
            <text:p text:style-name="Table_20_Contents">Eins</text:p>
          </table:table-cell>
          <table:table-cell table:style-name="ab87fbb">
            <text:p text:style-name="Table_20_Contents">Zwei</text:p>
          </table:table-cell>
          <table:table-cell table:style-name="a6a0118">
            <text:p text:style-name="Table_20_Contents">Zwei</text:p>
          </table:table-cell>
          <table:table-cell table:style-name="ae1bc7e">
            <text:p text:style-name="Table_20_Contents">vier</text:p>
          </table:table-cell>
        </table:table-row>
        <table:table-row>
          <table:table-cell table:style-name="af6a36b">
            <text:p text:style-name="Table_20_Contents">Eins</text:p>
          </table:table-cell>
          <table:table-cell table:style-name="a93fc6c">
            <text:p text:style-name="Table_20_Contents">Zwei</text:p>
          </table:table-cell>
          <table:table-cell table:style-name="a893872">
            <text:p text:style-name="Table_20_Contents">Zwei</text:p>
          </table:table-cell>
          <table:table-cell table:style-name="a4a7607">
            <text:p text:style-name="Table_20_Contents">vier</text:p>
          </table:table-cell>
        </table:table-row>
        <table:table-row>
          <table:table-cell table:style-name="a9f109e">
            <text:p text:style-name="Table_20_Contents">Eins</text:p>
          </table:table-cell>
          <table:table-cell table:style-name="a36713c">
            <text:p text:style-name="Table_20_Contents">Zwei</text:p>
          </table:table-cell>
          <table:table-cell table:style-name="afc577a">
            <text:p text:style-name="Table_20_Contents">Zwei</text:p>
          </table:table-cell>
          <table:table-cell table:style-name="ab99e14">
            <text:p text:style-name="Table_20_Contents">vier</text:p>
          </table:table-cell>
        </table:table-row>
        <table:table-row>
          <table:table-cell table:style-name="a5e2680">
            <text:p text:style-name="Table_20_Contents">Eins</text:p>
          </table:table-cell>
          <table:table-cell table:style-name="ae9249f">
            <text:p text:style-name="Table_20_Contents">Zwei</text:p>
          </table:table-cell>
          <table:table-cell table:style-name="a9498c1">
            <text:p text:style-name="Table_20_Contents">Zwei</text:p>
          </table:table-cell>
          <table:table-cell table:style-name="a1a6512">
            <text:p text:style-name="Table_20_Contents">vier</text:p>
          </table:table-cell>
        </table:table-row>
        <table:table-row>
          <table:table-cell table:style-name="a90583c">
            <text:p text:style-name="Table_20_Contents">Eins</text:p>
          </table:table-cell>
          <table:table-cell table:style-name="ae44b5e">
            <text:p text:style-name="Table_20_Contents">Zwei</text:p>
          </table:table-cell>
          <table:table-cell table:style-name="a9b8396">
            <text:p text:style-name="Table_20_Contents">Zwei</text:p>
          </table:table-cell>
          <table:table-cell table:style-name="ab489d8">
            <text:p text:style-name="Table_20_Contents">vier</text:p>
          </table:table-cell>
        </table:table-row>
        <table:table-row>
          <table:table-cell table:style-name="a5a5579">
            <text:p text:style-name="Table_20_Contents">Eins</text:p>
          </table:table-cell>
          <table:table-cell table:style-name="abb4290">
            <text:p text:style-name="Table_20_Contents">Zwei</text:p>
          </table:table-cell>
          <table:table-cell table:style-name="a2ae4e8">
            <text:p text:style-name="Table_20_Contents">Zwei</text:p>
          </table:table-cell>
          <table:table-cell table:style-name="a29df7d">
            <text:p text:style-name="Table_20_Contents">vier</text:p>
          </table:table-cell>
        </table:table-row>
        <table:table-row>
          <table:table-cell table:style-name="a8ee83b">
            <text:p text:style-name="Table_20_Contents">Eins</text:p>
          </table:table-cell>
          <table:table-cell table:style-name="a7f55b4">
            <text:p text:style-name="Table_20_Contents">Zwei</text:p>
          </table:table-cell>
          <table:table-cell table:style-name="adcdaa3">
            <text:p text:style-name="Table_20_Contents">Zwei</text:p>
          </table:table-cell>
          <table:table-cell table:style-name="a4d102b">
            <text:p text:style-name="Table_20_Contents">vier</text:p>
          </table:table-cell>
        </table:table-row>
        <table:table-row>
          <table:table-cell table:style-name="a117e53">
            <text:p text:style-name="Table_20_Contents">Eins</text:p>
          </table:table-cell>
          <table:table-cell table:style-name="ab882d5">
            <text:p text:style-name="Table_20_Contents">Zwei</text:p>
          </table:table-cell>
          <table:table-cell table:style-name="a2db3b5">
            <text:p text:style-name="Table_20_Contents">Zwei</text:p>
          </table:table-cell>
          <table:table-cell table:style-name="a362f12">
            <text:p text:style-name="Table_20_Contents">vier</text:p>
          </table:table-cell>
        </table:table-row>
        <table:table-row>
          <table:table-cell table:style-name="aa9405d">
            <text:p text:style-name="Table_20_Contents">Eins</text:p>
          </table:table-cell>
          <table:table-cell table:style-name="a0feebf">
            <text:p text:style-name="Table_20_Contents">Zwei</text:p>
          </table:table-cell>
          <table:table-cell table:style-name="a9fa689">
            <text:p text:style-name="Table_20_Contents">Zwei</text:p>
          </table:table-cell>
          <table:table-cell table:style-name="a39eb63">
            <text:p text:style-name="Table_20_Contents">vier</text:p>
          </table:table-cell>
        </table:table-row>
        <table:table-row>
          <table:table-cell table:style-name="a12d85a">
            <text:p text:style-name="Table_20_Contents">Eins</text:p>
          </table:table-cell>
          <table:table-cell table:style-name="a8bfb42">
            <text:p text:style-name="Table_20_Contents">Zwei</text:p>
          </table:table-cell>
          <table:table-cell table:style-name="aeea02c">
            <text:p text:style-name="Table_20_Contents">Zwei</text:p>
          </table:table-cell>
          <table:table-cell table:style-name="a70765a">
            <text:p text:style-name="Table_20_Contents">vier</text:p>
          </table:table-cell>
        </table:table-row>
        <table:table-row>
          <table:table-cell table:style-name="a0149c1">
            <text:p text:style-name="Table_20_Contents">Eins</text:p>
          </table:table-cell>
          <table:table-cell table:style-name="a8a3188">
            <text:p text:style-name="Table_20_Contents">Zwei</text:p>
          </table:table-cell>
          <table:table-cell table:style-name="a68adee">
            <text:p text:style-name="Table_20_Contents">Zwei</text:p>
          </table:table-cell>
          <table:table-cell table:style-name="a496e5f">
            <text:p text:style-name="Table_20_Contents">vier</text:p>
          </table:table-cell>
        </table:table-row>
        <table:table-row>
          <table:table-cell table:style-name="aa87d3d">
            <text:p text:style-name="Table_20_Contents">Eins</text:p>
          </table:table-cell>
          <table:table-cell table:style-name="a377278">
            <text:p text:style-name="Table_20_Contents">Zwei</text:p>
          </table:table-cell>
          <table:table-cell table:style-name="acdc39b">
            <text:p text:style-name="Table_20_Contents">Zwei</text:p>
          </table:table-cell>
          <table:table-cell table:style-name="a42612f">
            <text:p text:style-name="Table_20_Contents">vier</text:p>
          </table:table-cell>
        </table:table-row>
        <table:table-row>
          <table:table-cell table:style-name="a5e61ea">
            <text:p text:style-name="Table_20_Contents">Eins</text:p>
          </table:table-cell>
          <table:table-cell table:style-name="a231f2b">
            <text:p text:style-name="Table_20_Contents">Zwei</text:p>
          </table:table-cell>
          <table:table-cell table:style-name="aefe045">
            <text:p text:style-name="Table_20_Contents">Zwei</text:p>
          </table:table-cell>
          <table:table-cell table:style-name="a35b719">
            <text:p text:style-name="Table_20_Contents">vier</text:p>
          </table:table-cell>
        </table:table-row>
        <table:table-row>
          <table:table-cell table:style-name="ad9c620">
            <text:p text:style-name="Table_20_Contents">Eins</text:p>
          </table:table-cell>
          <table:table-cell table:style-name="aae2b72">
            <text:p text:style-name="Table_20_Contents">Zwei</text:p>
          </table:table-cell>
          <table:table-cell table:style-name="aaad3a0">
            <text:p text:style-name="Table_20_Contents">Zwei</text:p>
          </table:table-cell>
          <table:table-cell table:style-name="ae0194a">
            <text:p text:style-name="Table_20_Contents">vier</text:p>
          </table:table-cell>
        </table:table-row>
        <table:table-row>
          <table:table-cell table:style-name="a9849dc">
            <text:p text:style-name="Table_20_Contents">Eins</text:p>
          </table:table-cell>
          <table:table-cell table:style-name="a834c69">
            <text:p text:style-name="Table_20_Contents">Zwei</text:p>
          </table:table-cell>
          <table:table-cell table:style-name="ab125e2">
            <text:p text:style-name="Table_20_Contents">Zwei</text:p>
          </table:table-cell>
          <table:table-cell table:style-name="a2aa52f">
            <text:p text:style-name="Table_20_Contents">vier</text:p>
          </table:table-cell>
        </table:table-row>
        <table:table-row>
          <table:table-cell table:style-name="aff0ca7">
            <text:p text:style-name="Table_20_Contents">Eins</text:p>
          </table:table-cell>
          <table:table-cell table:style-name="af9b51a">
            <text:p text:style-name="Table_20_Contents">Zwei</text:p>
          </table:table-cell>
          <table:table-cell table:style-name="a19e444">
            <text:p text:style-name="Table_20_Contents">Zwei</text:p>
          </table:table-cell>
          <table:table-cell table:style-name="a807ed7">
            <text:p text:style-name="Table_20_Contents">vier</text:p>
          </table:table-cell>
        </table:table-row>
        <table:table-row>
          <table:table-cell table:style-name="adbf921">
            <text:p text:style-name="Table_20_Contents">Eins</text:p>
          </table:table-cell>
          <table:table-cell table:style-name="a401336">
            <text:p text:style-name="Table_20_Contents">Zwei</text:p>
          </table:table-cell>
          <table:table-cell table:style-name="a915404">
            <text:p text:style-name="Table_20_Contents">Zwei</text:p>
          </table:table-cell>
          <table:table-cell table:style-name="af6947a">
            <text:p text:style-name="Table_20_Contents">vier</text:p>
          </table:table-cell>
        </table:table-row>
        <table:table-row>
          <table:table-cell table:style-name="a07d009">
            <text:p text:style-name="Table_20_Contents">Eins</text:p>
          </table:table-cell>
          <table:table-cell table:style-name="a71bdd5">
            <text:p text:style-name="Table_20_Contents">Zwei</text:p>
          </table:table-cell>
          <table:table-cell table:style-name="a8cce02">
            <text:p text:style-name="Table_20_Contents">Zwei</text:p>
          </table:table-cell>
          <table:table-cell table:style-name="a54a500">
            <text:p text:style-name="Table_20_Contents">vier</text:p>
          </table:table-cell>
        </table:table-row>
        <table:table-row>
          <table:table-cell table:style-name="a0b54e0">
            <text:p text:style-name="Table_20_Contents">Eins</text:p>
          </table:table-cell>
          <table:table-cell table:style-name="a44484c">
            <text:p text:style-name="Table_20_Contents">Zwei</text:p>
          </table:table-cell>
          <table:table-cell table:style-name="ae844e9">
            <text:p text:style-name="Table_20_Contents">Zwei</text:p>
          </table:table-cell>
          <table:table-cell table:style-name="a1edb9c">
            <text:p text:style-name="Table_20_Contents">vier</text:p>
          </table:table-cell>
        </table:table-row>
        <table:table-row>
          <table:table-cell table:style-name="ad43e1c">
            <text:p text:style-name="Table_20_Contents">Eins</text:p>
          </table:table-cell>
          <table:table-cell table:style-name="acfeb13">
            <text:p text:style-name="Table_20_Contents">Zwei</text:p>
          </table:table-cell>
          <table:table-cell table:style-name="ae237e1">
            <text:p text:style-name="Table_20_Contents">Zwei</text:p>
          </table:table-cell>
          <table:table-cell table:style-name="a97927e">
            <text:p text:style-name="Table_20_Contents">vier</text:p>
          </table:table-cell>
        </table:table-row>
        <table:table-row>
          <table:table-cell table:style-name="ab8cae6">
            <text:p text:style-name="Table_20_Contents">Eins</text:p>
          </table:table-cell>
          <table:table-cell table:style-name="a1174b8">
            <text:p text:style-name="Table_20_Contents">Zwei</text:p>
          </table:table-cell>
          <table:table-cell table:style-name="a8113e0">
            <text:p text:style-name="Table_20_Contents">Zwei</text:p>
          </table:table-cell>
          <table:table-cell table:style-name="a510e8c">
            <text:p text:style-name="Table_20_Contents">vier</text:p>
          </table:table-cell>
        </table:table-row>
        <table:table-row>
          <table:table-cell table:style-name="a43206d">
            <text:p text:style-name="Table_20_Contents">Eins</text:p>
          </table:table-cell>
          <table:table-cell table:style-name="a28b4e3">
            <text:p text:style-name="Table_20_Contents">Zwei</text:p>
          </table:table-cell>
          <table:table-cell table:style-name="a0b457b">
            <text:p text:style-name="Table_20_Contents">Zwei</text:p>
          </table:table-cell>
          <table:table-cell table:style-name="a4f462e">
            <text:p text:style-name="Table_20_Contents">vier</text:p>
          </table:table-cell>
        </table:table-row>
        <table:table-row>
          <table:table-cell table:style-name="a7fd0c1">
            <text:p text:style-name="Table_20_Contents">Eins</text:p>
          </table:table-cell>
          <table:table-cell table:style-name="a02936b">
            <text:p text:style-name="Table_20_Contents">Zwei</text:p>
          </table:table-cell>
          <table:table-cell table:style-name="a617d53">
            <text:p text:style-name="Table_20_Contents">Zwei</text:p>
          </table:table-cell>
          <table:table-cell table:style-name="aea052c">
            <text:p text:style-name="Table_20_Contents">vier</text:p>
          </table:table-cell>
        </table:table-row>
        <table:table-row>
          <table:table-cell table:style-name="ad52d49">
            <text:p text:style-name="Table_20_Contents">Eins</text:p>
          </table:table-cell>
          <table:table-cell table:style-name="a12457d">
            <text:p text:style-name="Table_20_Contents">Zwei</text:p>
          </table:table-cell>
          <table:table-cell table:style-name="ab8e90d">
            <text:p text:style-name="Table_20_Contents">Zwei</text:p>
          </table:table-cell>
          <table:table-cell table:style-name="a97ff9a">
            <text:p text:style-name="Table_20_Contents">vier</text:p>
          </table:table-cell>
        </table:table-row>
        <table:table-row>
          <table:table-cell table:style-name="abb46c3">
            <text:p text:style-name="Table_20_Contents">Eins</text:p>
          </table:table-cell>
          <table:table-cell table:style-name="af952cb">
            <text:p text:style-name="Table_20_Contents">Zwei</text:p>
          </table:table-cell>
          <table:table-cell table:style-name="a6962db">
            <text:p text:style-name="Table_20_Contents">Zwei</text:p>
          </table:table-cell>
          <table:table-cell table:style-name="a8ba5d5">
            <text:p text:style-name="Table_20_Contents">vier</text:p>
          </table:table-cell>
        </table:table-row>
        <table:table-row>
          <table:table-cell table:style-name="a06bcd1">
            <text:p text:style-name="Table_20_Contents">Eins</text:p>
          </table:table-cell>
          <table:table-cell table:style-name="a825cd7">
            <text:p text:style-name="Table_20_Contents">Zwei</text:p>
          </table:table-cell>
          <table:table-cell table:style-name="a41d991">
            <text:p text:style-name="Table_20_Contents">Zwei</text:p>
          </table:table-cell>
          <table:table-cell table:style-name="a92cb8e">
            <text:p text:style-name="Table_20_Contents">vier</text:p>
          </table:table-cell>
        </table:table-row>
        <table:table-row>
          <table:table-cell table:style-name="adabf1b">
            <text:p text:style-name="Table_20_Contents">Eins</text:p>
          </table:table-cell>
          <table:table-cell table:style-name="a1eda43">
            <text:p text:style-name="Table_20_Contents">Zwei</text:p>
          </table:table-cell>
          <table:table-cell table:style-name="a1b7351">
            <text:p text:style-name="Table_20_Contents">Zwei</text:p>
          </table:table-cell>
          <table:table-cell table:style-name="afa73e8">
            <text:p text:style-name="Table_20_Contents">vier</text:p>
          </table:table-cell>
        </table:table-row>
        <table:table-row>
          <table:table-cell table:style-name="ac0e204">
            <text:p text:style-name="Table_20_Contents">Eins</text:p>
          </table:table-cell>
          <table:table-cell table:style-name="a2c3835">
            <text:p text:style-name="Table_20_Contents">Zwei</text:p>
          </table:table-cell>
          <table:table-cell table:style-name="a322cc2">
            <text:p text:style-name="Table_20_Contents">Zwei</text:p>
          </table:table-cell>
          <table:table-cell table:style-name="a5054a6">
            <text:p text:style-name="Table_20_Contents">vier</text:p>
          </table:table-cell>
        </table:table-row>
        <table:table-row>
          <table:table-cell table:style-name="ad7a8e2">
            <text:p text:style-name="Table_20_Contents">Eins</text:p>
          </table:table-cell>
          <table:table-cell table:style-name="aa113cf">
            <text:p text:style-name="Table_20_Contents">Zwei</text:p>
          </table:table-cell>
          <table:table-cell table:style-name="a1ff6d9">
            <text:p text:style-name="Table_20_Contents">Zwei</text:p>
          </table:table-cell>
          <table:table-cell table:style-name="abbe261">
            <text:p text:style-name="Table_20_Contents">vier</text:p>
          </table:table-cell>
        </table:table-row>
        <table:table-row>
          <table:table-cell table:style-name="a82e7d7">
            <text:p text:style-name="Table_20_Contents">Eins</text:p>
          </table:table-cell>
          <table:table-cell table:style-name="a677db4">
            <text:p text:style-name="Table_20_Contents">Zwei</text:p>
          </table:table-cell>
          <table:table-cell table:style-name="a359533">
            <text:p text:style-name="Table_20_Contents">Zwei</text:p>
          </table:table-cell>
          <table:table-cell table:style-name="a50f7de">
            <text:p text:style-name="Table_20_Contents">vier</text:p>
          </table:table-cell>
        </table:table-row>
        <table:table-row>
          <table:table-cell table:style-name="a8b5f2b">
            <text:p text:style-name="Table_20_Contents">Eins</text:p>
          </table:table-cell>
          <table:table-cell table:style-name="a957995">
            <text:p text:style-name="Table_20_Contents">Zwei</text:p>
          </table:table-cell>
          <table:table-cell table:style-name="a52befa">
            <text:p text:style-name="Table_20_Contents">Zwei</text:p>
          </table:table-cell>
          <table:table-cell table:style-name="a2e6a61">
            <text:p text:style-name="Table_20_Contents">vier</text:p>
          </table:table-cell>
        </table:table-row>
        <table:table-row>
          <table:table-cell table:style-name="a253242">
            <text:p text:style-name="Table_20_Contents">Eins</text:p>
          </table:table-cell>
          <table:table-cell table:style-name="ae92bde">
            <text:p text:style-name="Table_20_Contents">Zwei</text:p>
          </table:table-cell>
          <table:table-cell table:style-name="a4d445e">
            <text:p text:style-name="Table_20_Contents">Zwei</text:p>
          </table:table-cell>
          <table:table-cell table:style-name="a731d21">
            <text:p text:style-name="Table_20_Contents">vier</text:p>
          </table:table-cell>
        </table:table-row>
        <table:table-row>
          <table:table-cell table:style-name="ae71c14">
            <text:p text:style-name="Table_20_Contents">Eins</text:p>
          </table:table-cell>
          <table:table-cell table:style-name="a6a6769">
            <text:p text:style-name="Table_20_Contents">Zwei</text:p>
          </table:table-cell>
          <table:table-cell table:style-name="a6d3aa3">
            <text:p text:style-name="Table_20_Contents">Zwei</text:p>
          </table:table-cell>
          <table:table-cell table:style-name="a1465c1">
            <text:p text:style-name="Table_20_Contents">vier</text:p>
          </table:table-cell>
        </table:table-row>
        <table:table-row>
          <table:table-cell table:style-name="a56834b">
            <text:p text:style-name="Table_20_Contents">Eins</text:p>
          </table:table-cell>
          <table:table-cell table:style-name="ad78d3b">
            <text:p text:style-name="Table_20_Contents">Zwei</text:p>
          </table:table-cell>
          <table:table-cell table:style-name="a8270b3">
            <text:p text:style-name="Table_20_Contents">Zwei</text:p>
          </table:table-cell>
          <table:table-cell table:style-name="a68d3dc">
            <text:p text:style-name="Table_20_Contents">vier</text:p>
          </table:table-cell>
        </table:table-row>
        <table:table-row>
          <table:table-cell table:style-name="a4ecfd5">
            <text:p text:style-name="Table_20_Contents">Eins</text:p>
          </table:table-cell>
          <table:table-cell table:style-name="a8ff066">
            <text:p text:style-name="Table_20_Contents">Zwei</text:p>
          </table:table-cell>
          <table:table-cell table:style-name="a9dae47">
            <text:p text:style-name="Table_20_Contents">Zwei</text:p>
          </table:table-cell>
          <table:table-cell table:style-name="acaada4">
            <text:p text:style-name="Table_20_Contents">vier</text:p>
          </table:table-cell>
        </table:table-row>
        <table:table-row>
          <table:table-cell table:style-name="a34a41e">
            <text:p text:style-name="Table_20_Contents">Eins</text:p>
          </table:table-cell>
          <table:table-cell table:style-name="a022fe0">
            <text:p text:style-name="Table_20_Contents">Zwei</text:p>
          </table:table-cell>
          <table:table-cell table:style-name="a867fa7">
            <text:p text:style-name="Table_20_Contents">Zwei</text:p>
          </table:table-cell>
          <table:table-cell table:style-name="a0db38d">
            <text:p text:style-name="Table_20_Contents">vier</text:p>
          </table:table-cell>
        </table:table-row>
        <table:table-row>
          <table:table-cell table:style-name="a97dbcd">
            <text:p text:style-name="Table_20_Contents">Eins</text:p>
          </table:table-cell>
          <table:table-cell table:style-name="a41387d">
            <text:p text:style-name="Table_20_Contents">Zwei</text:p>
          </table:table-cell>
          <table:table-cell table:style-name="a9c8fe6">
            <text:p text:style-name="Table_20_Contents">Zwei</text:p>
          </table:table-cell>
          <table:table-cell table:style-name="aa3fd06">
            <text:p text:style-name="Table_20_Contents">vier</text:p>
          </table:table-cell>
        </table:table-row>
        <table:table-row>
          <table:table-cell table:style-name="aa17217">
            <text:p text:style-name="Table_20_Contents">Eins</text:p>
          </table:table-cell>
          <table:table-cell table:style-name="a46e0f8">
            <text:p text:style-name="Table_20_Contents">Zwei</text:p>
          </table:table-cell>
          <table:table-cell table:style-name="af1d3c5">
            <text:p text:style-name="Table_20_Contents">Zwei</text:p>
          </table:table-cell>
          <table:table-cell table:style-name="a36004f">
            <text:p text:style-name="Table_20_Contents">vier</text:p>
          </table:table-cell>
        </table:table-row>
        <table:table-row>
          <table:table-cell table:style-name="a6cb19b">
            <text:p text:style-name="Table_20_Contents">Eins</text:p>
          </table:table-cell>
          <table:table-cell table:style-name="a975200">
            <text:p text:style-name="Table_20_Contents">Zwei</text:p>
          </table:table-cell>
          <table:table-cell table:style-name="a11071b">
            <text:p text:style-name="Table_20_Contents">Zwei</text:p>
          </table:table-cell>
          <table:table-cell table:style-name="a22174b">
            <text:p text:style-name="Table_20_Contents">vier</text:p>
          </table:table-cell>
        </table:table-row>
        <table:table-row>
          <table:table-cell table:style-name="a354fd8">
            <text:p text:style-name="Table_20_Contents">Eins</text:p>
          </table:table-cell>
          <table:table-cell table:style-name="a6cac61">
            <text:p text:style-name="Table_20_Contents">Zwei</text:p>
          </table:table-cell>
          <table:table-cell table:style-name="a123ec3">
            <text:p text:style-name="Table_20_Contents">Zwei</text:p>
          </table:table-cell>
          <table:table-cell table:style-name="ad01370">
            <text:p text:style-name="Table_20_Contents">vier</text:p>
          </table:table-cell>
        </table:table-row>
        <table:table-row>
          <table:table-cell table:style-name="a165626">
            <text:p text:style-name="Table_20_Contents">Eins</text:p>
          </table:table-cell>
          <table:table-cell table:style-name="a4e9f38">
            <text:p text:style-name="Table_20_Contents">Zwei</text:p>
          </table:table-cell>
          <table:table-cell table:style-name="a559131">
            <text:p text:style-name="Table_20_Contents">Zwei</text:p>
          </table:table-cell>
          <table:table-cell table:style-name="a05b2cb">
            <text:p text:style-name="Table_20_Contents">vier</text:p>
          </table:table-cell>
        </table:table-row>
        <table:table-row>
          <table:table-cell table:style-name="aeffa4e">
            <text:p text:style-name="Table_20_Contents">Eins</text:p>
          </table:table-cell>
          <table:table-cell table:style-name="afde034">
            <text:p text:style-name="Table_20_Contents">Zwei</text:p>
          </table:table-cell>
          <table:table-cell table:style-name="a7a1785">
            <text:p text:style-name="Table_20_Contents">Zwei</text:p>
          </table:table-cell>
          <table:table-cell table:style-name="a7107ff">
            <text:p text:style-name="Table_20_Contents">vier</text:p>
          </table:table-cell>
        </table:table-row>
        <table:table-row>
          <table:table-cell table:style-name="aecc8aa">
            <text:p text:style-name="Table_20_Contents">Eins</text:p>
          </table:table-cell>
          <table:table-cell table:style-name="ae7b7f0">
            <text:p text:style-name="Table_20_Contents">Zwei</text:p>
          </table:table-cell>
          <table:table-cell table:style-name="aedc933">
            <text:p text:style-name="Table_20_Contents">Zwei</text:p>
          </table:table-cell>
          <table:table-cell table:style-name="a6e276c">
            <text:p text:style-name="Table_20_Contents">vier</text:p>
          </table:table-cell>
        </table:table-row>
        <table:table-row>
          <table:table-cell table:style-name="a08c1d2">
            <text:p text:style-name="Table_20_Contents">Eins</text:p>
          </table:table-cell>
          <table:table-cell table:style-name="aea1454">
            <text:p text:style-name="Table_20_Contents">Zwei</text:p>
          </table:table-cell>
          <table:table-cell table:style-name="ac0f43d">
            <text:p text:style-name="Table_20_Contents">Zwei</text:p>
          </table:table-cell>
          <table:table-cell table:style-name="aa5ab58">
            <text:p text:style-name="Table_20_Contents">vier</text:p>
          </table:table-cell>
        </table:table-row>
        <table:table-row>
          <table:table-cell table:style-name="aef4dd7">
            <text:p text:style-name="Table_20_Contents">Eins</text:p>
          </table:table-cell>
          <table:table-cell table:style-name="a0cd30a">
            <text:p text:style-name="Table_20_Contents">Zwei</text:p>
          </table:table-cell>
          <table:table-cell table:style-name="a3e53fa">
            <text:p text:style-name="Table_20_Contents">Zwei</text:p>
          </table:table-cell>
          <table:table-cell table:style-name="a81e12a">
            <text:p text:style-name="Table_20_Contents">vier</text:p>
          </table:table-cell>
        </table:table-row>
        <table:table-row>
          <table:table-cell table:style-name="a7f2725">
            <text:p text:style-name="Table_20_Contents">Eins</text:p>
          </table:table-cell>
          <table:table-cell table:style-name="af93601">
            <text:p text:style-name="Table_20_Contents">Zwei</text:p>
          </table:table-cell>
          <table:table-cell table:style-name="a270870">
            <text:p text:style-name="Table_20_Contents">Zwei</text:p>
          </table:table-cell>
          <table:table-cell table:style-name="aa0b1b9">
            <text:p text:style-name="Table_20_Contents">vier</text:p>
          </table:table-cell>
        </table:table-row>
        <table:table-row>
          <table:table-cell table:style-name="a459ed1">
            <text:p text:style-name="Table_20_Contents">Eins</text:p>
          </table:table-cell>
          <table:table-cell table:style-name="a64b408">
            <text:p text:style-name="Table_20_Contents">Zwei</text:p>
          </table:table-cell>
          <table:table-cell table:style-name="a57f03a">
            <text:p text:style-name="Table_20_Contents">Zwei</text:p>
          </table:table-cell>
          <table:table-cell table:style-name="a5896a8">
            <text:p text:style-name="Table_20_Contents">vier</text:p>
          </table:table-cell>
        </table:table-row>
        <table:table-row>
          <table:table-cell table:style-name="a4cdc93">
            <text:p text:style-name="Table_20_Contents">Eins</text:p>
          </table:table-cell>
          <table:table-cell table:style-name="a589769">
            <text:p text:style-name="Table_20_Contents">Zwei</text:p>
          </table:table-cell>
          <table:table-cell table:style-name="a0c2707">
            <text:p text:style-name="Table_20_Contents">Zwei</text:p>
          </table:table-cell>
          <table:table-cell table:style-name="a1f2ed1">
            <text:p text:style-name="Table_20_Contents">vier</text:p>
          </table:table-cell>
        </table:table-row>
        <table:table-row>
          <table:table-cell table:style-name="aaafc45">
            <text:p text:style-name="Table_20_Contents">Eins</text:p>
          </table:table-cell>
          <table:table-cell table:style-name="a3c1ca4">
            <text:p text:style-name="Table_20_Contents">Zwei</text:p>
          </table:table-cell>
          <table:table-cell table:style-name="ae6aa98">
            <text:p text:style-name="Table_20_Contents">Zwei</text:p>
          </table:table-cell>
          <table:table-cell table:style-name="a2043c3">
            <text:p text:style-name="Table_20_Contents">vier</text:p>
          </table:table-cell>
        </table:table-row>
        <table:table-row>
          <table:table-cell table:style-name="a5a2af4">
            <text:p text:style-name="Table_20_Contents">Eins</text:p>
          </table:table-cell>
          <table:table-cell table:style-name="acb0332">
            <text:p text:style-name="Table_20_Contents">Zwei</text:p>
          </table:table-cell>
          <table:table-cell table:style-name="a6b6865">
            <text:p text:style-name="Table_20_Contents">Zwei</text:p>
          </table:table-cell>
          <table:table-cell table:style-name="a9c524e">
            <text:p text:style-name="Table_20_Contents">vier</text:p>
          </table:table-cell>
        </table:table-row>
        <table:table-row>
          <table:table-cell table:style-name="a04257f">
            <text:p text:style-name="Table_20_Contents">Eins</text:p>
          </table:table-cell>
          <table:table-cell table:style-name="aaec25b">
            <text:p text:style-name="Table_20_Contents">Zwei</text:p>
          </table:table-cell>
          <table:table-cell table:style-name="a9635b8">
            <text:p text:style-name="Table_20_Contents">Zwei</text:p>
          </table:table-cell>
          <table:table-cell table:style-name="ab5e81f">
            <text:p text:style-name="Table_20_Contents">vier</text:p>
          </table:table-cell>
        </table:table-row>
        <table:table-row>
          <table:table-cell table:style-name="a95bac6">
            <text:p text:style-name="Table_20_Contents">Eins</text:p>
          </table:table-cell>
          <table:table-cell table:style-name="a44d416">
            <text:p text:style-name="Table_20_Contents">Zwei</text:p>
          </table:table-cell>
          <table:table-cell table:style-name="acc7471">
            <text:p text:style-name="Table_20_Contents">Zwei</text:p>
          </table:table-cell>
          <table:table-cell table:style-name="a2d686f">
            <text:p text:style-name="Table_20_Contents">vier</text:p>
          </table:table-cell>
        </table:table-row>
        <table:table-row>
          <table:table-cell table:style-name="aa13372">
            <text:p text:style-name="Table_20_Contents">Eins</text:p>
          </table:table-cell>
          <table:table-cell table:style-name="a38c800">
            <text:p text:style-name="Table_20_Contents">Zwei</text:p>
          </table:table-cell>
          <table:table-cell table:style-name="a7c664a">
            <text:p text:style-name="Table_20_Contents">Zwei</text:p>
          </table:table-cell>
          <table:table-cell table:style-name="a2b09ba">
            <text:p text:style-name="Table_20_Contents">vier</text:p>
          </table:table-cell>
        </table:table-row>
        <table:table-row>
          <table:table-cell table:style-name="ad0c139">
            <text:p text:style-name="Table_20_Contents">Eins</text:p>
          </table:table-cell>
          <table:table-cell table:style-name="afd1061">
            <text:p text:style-name="Table_20_Contents">Zwei</text:p>
          </table:table-cell>
          <table:table-cell table:style-name="a5b70ab">
            <text:p text:style-name="Table_20_Contents">Zwei</text:p>
          </table:table-cell>
          <table:table-cell table:style-name="a9f1e92">
            <text:p text:style-name="Table_20_Contents">vier</text:p>
          </table:table-cell>
        </table:table-row>
        <table:table-row>
          <table:table-cell table:style-name="aec57cb">
            <text:p text:style-name="Table_20_Contents">Eins</text:p>
          </table:table-cell>
          <table:table-cell table:style-name="ad9bb45">
            <text:p text:style-name="Table_20_Contents">Zwei</text:p>
          </table:table-cell>
          <table:table-cell table:style-name="a5ad31d">
            <text:p text:style-name="Table_20_Contents">Zwei</text:p>
          </table:table-cell>
          <table:table-cell table:style-name="af0fb77">
            <text:p text:style-name="Table_20_Contents">vier</text:p>
          </table:table-cell>
        </table:table-row>
        <table:table-row>
          <table:table-cell table:style-name="a40913d">
            <text:p text:style-name="Table_20_Contents">Eins</text:p>
          </table:table-cell>
          <table:table-cell table:style-name="a3c8996">
            <text:p text:style-name="Table_20_Contents">Zwei</text:p>
          </table:table-cell>
          <table:table-cell table:style-name="a189237">
            <text:p text:style-name="Table_20_Contents">Zwei</text:p>
          </table:table-cell>
          <table:table-cell table:style-name="aad0bc7">
            <text:p text:style-name="Table_20_Contents">vier</text:p>
          </table:table-cell>
        </table:table-row>
        <table:table-row>
          <table:table-cell table:style-name="a868005">
            <text:p text:style-name="Table_20_Contents">Eins</text:p>
          </table:table-cell>
          <table:table-cell table:style-name="a321657">
            <text:p text:style-name="Table_20_Contents">Zwei</text:p>
          </table:table-cell>
          <table:table-cell table:style-name="ac8992e">
            <text:p text:style-name="Table_20_Contents">Zwei</text:p>
          </table:table-cell>
          <table:table-cell table:style-name="aa2e7b6">
            <text:p text:style-name="Table_20_Contents">vier</text:p>
          </table:table-cell>
        </table:table-row>
        <table:table-row>
          <table:table-cell table:style-name="ac69094">
            <text:p text:style-name="Table_20_Contents">Eins</text:p>
          </table:table-cell>
          <table:table-cell table:style-name="a73ffeb">
            <text:p text:style-name="Table_20_Contents">Zwei</text:p>
          </table:table-cell>
          <table:table-cell table:style-name="a5053ed">
            <text:p text:style-name="Table_20_Contents">Zwei</text:p>
          </table:table-cell>
          <table:table-cell table:style-name="a6c7d5e">
            <text:p text:style-name="Table_20_Contents">vier</text:p>
          </table:table-cell>
        </table:table-row>
        <table:table-row>
          <table:table-cell table:style-name="a12dc71">
            <text:p text:style-name="Table_20_Contents">Eins</text:p>
          </table:table-cell>
          <table:table-cell table:style-name="a444562">
            <text:p text:style-name="Table_20_Contents">Zwei</text:p>
          </table:table-cell>
          <table:table-cell table:style-name="a9543ba">
            <text:p text:style-name="Table_20_Contents">Zwei</text:p>
          </table:table-cell>
          <table:table-cell table:style-name="aa79edb">
            <text:p text:style-name="Table_20_Contents">vier</text:p>
          </table:table-cell>
        </table:table-row>
        <table:table-row>
          <table:table-cell table:style-name="a5f90e7">
            <text:p text:style-name="Table_20_Contents">Eins</text:p>
          </table:table-cell>
          <table:table-cell table:style-name="a6249e7">
            <text:p text:style-name="Table_20_Contents">Zwei</text:p>
          </table:table-cell>
          <table:table-cell table:style-name="acd506f">
            <text:p text:style-name="Table_20_Contents">Zwei</text:p>
          </table:table-cell>
          <table:table-cell table:style-name="a438777">
            <text:p text:style-name="Table_20_Contents">vier</text:p>
          </table:table-cell>
        </table:table-row>
        <table:table-row>
          <table:table-cell table:style-name="a324b4c">
            <text:p text:style-name="Table_20_Contents">Eins</text:p>
          </table:table-cell>
          <table:table-cell table:style-name="ac23029">
            <text:p text:style-name="Table_20_Contents">Zwei</text:p>
          </table:table-cell>
          <table:table-cell table:style-name="af5d849">
            <text:p text:style-name="Table_20_Contents">Zwei</text:p>
          </table:table-cell>
          <table:table-cell table:style-name="a2429e5">
            <text:p text:style-name="Table_20_Contents">vier</text:p>
          </table:table-cell>
        </table:table-row>
        <table:table-row>
          <table:table-cell table:style-name="a5b8ccb">
            <text:p text:style-name="Table_20_Contents">Eins</text:p>
          </table:table-cell>
          <table:table-cell table:style-name="a537fec">
            <text:p text:style-name="Table_20_Contents">Zwei</text:p>
          </table:table-cell>
          <table:table-cell table:style-name="a74c037">
            <text:p text:style-name="Table_20_Contents">Zwei</text:p>
          </table:table-cell>
          <table:table-cell table:style-name="a055990">
            <text:p text:style-name="Table_20_Contents">vier</text:p>
          </table:table-cell>
        </table:table-row>
        <table:table-row>
          <table:table-cell table:style-name="a6fa7cc">
            <text:p text:style-name="Table_20_Contents">Eins</text:p>
          </table:table-cell>
          <table:table-cell table:style-name="a104794">
            <text:p text:style-name="Table_20_Contents">Zwei</text:p>
          </table:table-cell>
          <table:table-cell table:style-name="a4d06c6">
            <text:p text:style-name="Table_20_Contents">Zwei</text:p>
          </table:table-cell>
          <table:table-cell table:style-name="af820f7">
            <text:p text:style-name="Table_20_Contents">vier</text:p>
          </table:table-cell>
        </table:table-row>
        <table:table-row>
          <table:table-cell table:style-name="a3ec8dd">
            <text:p text:style-name="Table_20_Contents">Eins</text:p>
          </table:table-cell>
          <table:table-cell table:style-name="ac22bcb">
            <text:p text:style-name="Table_20_Contents">Zwei</text:p>
          </table:table-cell>
          <table:table-cell table:style-name="a3e9b9e">
            <text:p text:style-name="Table_20_Contents">Zwei</text:p>
          </table:table-cell>
          <table:table-cell table:style-name="a0cd71b">
            <text:p text:style-name="Table_20_Contents">vier</text:p>
          </table:table-cell>
        </table:table-row>
        <table:table-row>
          <table:table-cell table:style-name="a1dfd35">
            <text:p text:style-name="Table_20_Contents">Eins</text:p>
          </table:table-cell>
          <table:table-cell table:style-name="a67173b">
            <text:p text:style-name="Table_20_Contents">Zwei</text:p>
          </table:table-cell>
          <table:table-cell table:style-name="a9f7d85">
            <text:p text:style-name="Table_20_Contents">Zwei</text:p>
          </table:table-cell>
          <table:table-cell table:style-name="abcc5f3">
            <text:p text:style-name="Table_20_Contents">vier</text:p>
          </table:table-cell>
        </table:table-row>
        <table:table-row>
          <table:table-cell table:style-name="a6d58c7">
            <text:p text:style-name="Table_20_Contents">Eins</text:p>
          </table:table-cell>
          <table:table-cell table:style-name="ae37c4c">
            <text:p text:style-name="Table_20_Contents">Zwei</text:p>
          </table:table-cell>
          <table:table-cell table:style-name="aba60fa">
            <text:p text:style-name="Table_20_Contents">Zwei</text:p>
          </table:table-cell>
          <table:table-cell table:style-name="a6e7407">
            <text:p text:style-name="Table_20_Contents">vier</text:p>
          </table:table-cell>
        </table:table-row>
        <table:table-row>
          <table:table-cell table:style-name="a699de1">
            <text:p text:style-name="Table_20_Contents">Eins</text:p>
          </table:table-cell>
          <table:table-cell table:style-name="abc5afe">
            <text:p text:style-name="Table_20_Contents">Zwei</text:p>
          </table:table-cell>
          <table:table-cell table:style-name="a05615d">
            <text:p text:style-name="Table_20_Contents">Zwei</text:p>
          </table:table-cell>
          <table:table-cell table:style-name="affe2fe">
            <text:p text:style-name="Table_20_Contents">vier</text:p>
          </table:table-cell>
        </table:table-row>
        <table:table-row>
          <table:table-cell table:style-name="a02085a">
            <text:p text:style-name="Table_20_Contents">Eins</text:p>
          </table:table-cell>
          <table:table-cell table:style-name="ae77cc8">
            <text:p text:style-name="Table_20_Contents">Zwei</text:p>
          </table:table-cell>
          <table:table-cell table:style-name="a917ea5">
            <text:p text:style-name="Table_20_Contents">Zwei</text:p>
          </table:table-cell>
          <table:table-cell table:style-name="a9a5556">
            <text:p text:style-name="Table_20_Contents">vier</text:p>
          </table:table-cell>
        </table:table-row>
        <table:table-row>
          <table:table-cell table:style-name="a1d1e56">
            <text:p text:style-name="Table_20_Contents">Eins</text:p>
          </table:table-cell>
          <table:table-cell table:style-name="a5c9892">
            <text:p text:style-name="Table_20_Contents">Zwei</text:p>
          </table:table-cell>
          <table:table-cell table:style-name="aa9e9ae">
            <text:p text:style-name="Table_20_Contents">Zwei</text:p>
          </table:table-cell>
          <table:table-cell table:style-name="a336d18">
            <text:p text:style-name="Table_20_Contents">vier</text:p>
          </table:table-cell>
        </table:table-row>
        <table:table-row>
          <table:table-cell table:style-name="a71a894">
            <text:p text:style-name="Table_20_Contents">Eins</text:p>
          </table:table-cell>
          <table:table-cell table:style-name="af650b2">
            <text:p text:style-name="Table_20_Contents">Zwei</text:p>
          </table:table-cell>
          <table:table-cell table:style-name="ab8610d">
            <text:p text:style-name="Table_20_Contents">Zwei</text:p>
          </table:table-cell>
          <table:table-cell table:style-name="a07b5a9">
            <text:p text:style-name="Table_20_Contents">vier</text:p>
          </table:table-cell>
        </table:table-row>
        <table:table-row>
          <table:table-cell table:style-name="adb3453">
            <text:p text:style-name="Table_20_Contents">Eins</text:p>
          </table:table-cell>
          <table:table-cell table:style-name="a5e3d0d">
            <text:p text:style-name="Table_20_Contents">Zwei</text:p>
          </table:table-cell>
          <table:table-cell table:style-name="a2a207b">
            <text:p text:style-name="Table_20_Contents">Zwei</text:p>
          </table:table-cell>
          <table:table-cell table:style-name="a0aeaa6">
            <text:p text:style-name="Table_20_Contents">vier</text:p>
          </table:table-cell>
        </table:table-row>
        <table:table-row>
          <table:table-cell table:style-name="adbc0bb">
            <text:p text:style-name="Table_20_Contents">Eins</text:p>
          </table:table-cell>
          <table:table-cell table:style-name="a33732b">
            <text:p text:style-name="Table_20_Contents">Zwei</text:p>
          </table:table-cell>
          <table:table-cell table:style-name="a3f24cb">
            <text:p text:style-name="Table_20_Contents">Zwei</text:p>
          </table:table-cell>
          <table:table-cell table:style-name="ac28dd0">
            <text:p text:style-name="Table_20_Contents">vier</text:p>
          </table:table-cell>
        </table:table-row>
        <table:table-row>
          <table:table-cell table:style-name="ace79e5">
            <text:p text:style-name="Table_20_Contents">Eins</text:p>
          </table:table-cell>
          <table:table-cell table:style-name="a573e7a">
            <text:p text:style-name="Table_20_Contents">Zwei</text:p>
          </table:table-cell>
          <table:table-cell table:style-name="a63c674">
            <text:p text:style-name="Table_20_Contents">Zwei</text:p>
          </table:table-cell>
          <table:table-cell table:style-name="a3f9e09">
            <text:p text:style-name="Table_20_Contents">vier</text:p>
          </table:table-cell>
        </table:table-row>
        <table:table-row>
          <table:table-cell table:style-name="a29a365">
            <text:p text:style-name="Table_20_Contents">Eins</text:p>
          </table:table-cell>
          <table:table-cell table:style-name="a4ffa8c">
            <text:p text:style-name="Table_20_Contents">Zwei</text:p>
          </table:table-cell>
          <table:table-cell table:style-name="af2eca9">
            <text:p text:style-name="Table_20_Contents">Zwei</text:p>
          </table:table-cell>
          <table:table-cell table:style-name="af4815d">
            <text:p text:style-name="Table_20_Contents">vier</text:p>
          </table:table-cell>
        </table:table-row>
        <table:table-row>
          <table:table-cell table:style-name="a10146f">
            <text:p text:style-name="Table_20_Contents">Eins</text:p>
          </table:table-cell>
          <table:table-cell table:style-name="afe416a">
            <text:p text:style-name="Table_20_Contents">Zwei</text:p>
          </table:table-cell>
          <table:table-cell table:style-name="a055b05">
            <text:p text:style-name="Table_20_Contents">Zwei</text:p>
          </table:table-cell>
          <table:table-cell table:style-name="af47427">
            <text:p text:style-name="Table_20_Contents">vier</text:p>
          </table:table-cell>
        </table:table-row>
        <table:table-row>
          <table:table-cell table:style-name="a5ce787">
            <text:p text:style-name="Table_20_Contents">Eins</text:p>
          </table:table-cell>
          <table:table-cell table:style-name="a74dfff">
            <text:p text:style-name="Table_20_Contents">Zwei</text:p>
          </table:table-cell>
          <table:table-cell table:style-name="a40dbbc">
            <text:p text:style-name="Table_20_Contents">Zwei</text:p>
          </table:table-cell>
          <table:table-cell table:style-name="ac20f33">
            <text:p text:style-name="Table_20_Contents">vier</text:p>
          </table:table-cell>
        </table:table-row>
        <table:table-row>
          <table:table-cell table:style-name="a463fc0">
            <text:p text:style-name="Table_20_Contents">Eins</text:p>
          </table:table-cell>
          <table:table-cell table:style-name="aa04283">
            <text:p text:style-name="Table_20_Contents">Zwei</text:p>
          </table:table-cell>
          <table:table-cell table:style-name="a70486a">
            <text:p text:style-name="Table_20_Contents">Zwei</text:p>
          </table:table-cell>
          <table:table-cell table:style-name="a32b703">
            <text:p text:style-name="Table_20_Contents">vier</text:p>
          </table:table-cell>
        </table:table-row>
        <table:table-row>
          <table:table-cell table:style-name="aae458c">
            <text:p text:style-name="Table_20_Contents">Eins</text:p>
          </table:table-cell>
          <table:table-cell table:style-name="a8e4b08">
            <text:p text:style-name="Table_20_Contents">Zwei</text:p>
          </table:table-cell>
          <table:table-cell table:style-name="a0bb36c">
            <text:p text:style-name="Table_20_Contents">Zwei</text:p>
          </table:table-cell>
          <table:table-cell table:style-name="a150614">
            <text:p text:style-name="Table_20_Contents">vier</text:p>
          </table:table-cell>
        </table:table-row>
        <table:table-row>
          <table:table-cell table:style-name="a3bbd21">
            <text:p text:style-name="Table_20_Contents">Eins</text:p>
          </table:table-cell>
          <table:table-cell table:style-name="a93c40a">
            <text:p text:style-name="Table_20_Contents">Zwei</text:p>
          </table:table-cell>
          <table:table-cell table:style-name="abe33bf">
            <text:p text:style-name="Table_20_Contents">Zwei</text:p>
          </table:table-cell>
          <table:table-cell table:style-name="a388441">
            <text:p text:style-name="Table_20_Contents">vier</text:p>
          </table:table-cell>
        </table:table-row>
        <table:table-row>
          <table:table-cell table:style-name="a5dd862">
            <text:p text:style-name="Table_20_Contents">Eins</text:p>
          </table:table-cell>
          <table:table-cell table:style-name="a40e118">
            <text:p text:style-name="Table_20_Contents">Zwei</text:p>
          </table:table-cell>
          <table:table-cell table:style-name="a651588">
            <text:p text:style-name="Table_20_Contents">Zwei</text:p>
          </table:table-cell>
          <table:table-cell table:style-name="a2d3d2f">
            <text:p text:style-name="Table_20_Contents">vier</text:p>
          </table:table-cell>
        </table:table-row>
        <table:table-row>
          <table:table-cell table:style-name="a712666">
            <text:p text:style-name="Table_20_Contents">Eins</text:p>
          </table:table-cell>
          <table:table-cell table:style-name="a127f7f">
            <text:p text:style-name="Table_20_Contents">Zwei</text:p>
          </table:table-cell>
          <table:table-cell table:style-name="afa710b">
            <text:p text:style-name="Table_20_Contents">Zwei</text:p>
          </table:table-cell>
          <table:table-cell table:style-name="a9207c4">
            <text:p text:style-name="Table_20_Contents">vier</text:p>
          </table:table-cell>
        </table:table-row>
        <table:table-row>
          <table:table-cell table:style-name="a55c285">
            <text:p text:style-name="Table_20_Contents">Eins</text:p>
          </table:table-cell>
          <table:table-cell table:style-name="a12191b">
            <text:p text:style-name="Table_20_Contents">Zwei</text:p>
          </table:table-cell>
          <table:table-cell table:style-name="a5b6a56">
            <text:p text:style-name="Table_20_Contents">Zwei</text:p>
          </table:table-cell>
          <table:table-cell table:style-name="a1090ba">
            <text:p text:style-name="Table_20_Contents">vier</text:p>
          </table:table-cell>
        </table:table-row>
        <table:table-row>
          <table:table-cell table:style-name="ae924fb">
            <text:p text:style-name="Table_20_Contents">Eins</text:p>
          </table:table-cell>
          <table:table-cell table:style-name="a229b22">
            <text:p text:style-name="Table_20_Contents">Zwei</text:p>
          </table:table-cell>
          <table:table-cell table:style-name="ae09b56">
            <text:p text:style-name="Table_20_Contents">Zwei</text:p>
          </table:table-cell>
          <table:table-cell table:style-name="a367a35">
            <text:p text:style-name="Table_20_Contents">vier</text:p>
          </table:table-cell>
        </table:table-row>
        <table:table-row>
          <table:table-cell table:style-name="a003718">
            <text:p text:style-name="Table_20_Contents">Eins</text:p>
          </table:table-cell>
          <table:table-cell table:style-name="a8c930a">
            <text:p text:style-name="Table_20_Contents">Zwei</text:p>
          </table:table-cell>
          <table:table-cell table:style-name="a4d6aa2">
            <text:p text:style-name="Table_20_Contents">Zwei</text:p>
          </table:table-cell>
          <table:table-cell table:style-name="a332276">
            <text:p text:style-name="Table_20_Contents">vier</text:p>
          </table:table-cell>
        </table:table-row>
        <table:table-row>
          <table:table-cell table:style-name="ab08cfa">
            <text:p text:style-name="Table_20_Contents">Eins</text:p>
          </table:table-cell>
          <table:table-cell table:style-name="a786386">
            <text:p text:style-name="Table_20_Contents">Zwei</text:p>
          </table:table-cell>
          <table:table-cell table:style-name="ab150b4">
            <text:p text:style-name="Table_20_Contents">Zwei</text:p>
          </table:table-cell>
          <table:table-cell table:style-name="a21e393">
            <text:p text:style-name="Table_20_Contents">vier</text:p>
          </table:table-cell>
        </table:table-row>
        <table:table-row>
          <table:table-cell table:style-name="af1e6eb">
            <text:p text:style-name="Table_20_Contents">Eins</text:p>
          </table:table-cell>
          <table:table-cell table:style-name="a69737d">
            <text:p text:style-name="Table_20_Contents">Zwei</text:p>
          </table:table-cell>
          <table:table-cell table:style-name="a744dcd">
            <text:p text:style-name="Table_20_Contents">Zwei</text:p>
          </table:table-cell>
          <table:table-cell table:style-name="af0de45">
            <text:p text:style-name="Table_20_Contents">vier</text:p>
          </table:table-cell>
        </table:table-row>
        <table:table-row>
          <table:table-cell table:style-name="ae35c35">
            <text:p text:style-name="Table_20_Contents">Eins</text:p>
          </table:table-cell>
          <table:table-cell table:style-name="a798928">
            <text:p text:style-name="Table_20_Contents">Zwei</text:p>
          </table:table-cell>
          <table:table-cell table:style-name="aee1257">
            <text:p text:style-name="Table_20_Contents">Zwei</text:p>
          </table:table-cell>
          <table:table-cell table:style-name="a24a1c8">
            <text:p text:style-name="Table_20_Contents">vier</text:p>
          </table:table-cell>
        </table:table-row>
        <table:table-row>
          <table:table-cell table:style-name="a49d197">
            <text:p text:style-name="Table_20_Contents">Eins</text:p>
          </table:table-cell>
          <table:table-cell table:style-name="a07c333">
            <text:p text:style-name="Table_20_Contents">Zwei</text:p>
          </table:table-cell>
          <table:table-cell table:style-name="a959be1">
            <text:p text:style-name="Table_20_Contents">Zwei</text:p>
          </table:table-cell>
          <table:table-cell table:style-name="ab142bd">
            <text:p text:style-name="Table_20_Contents">vier</text:p>
          </table:table-cell>
        </table:table-row>
        <table:table-row>
          <table:table-cell table:style-name="a2f9d48">
            <text:p text:style-name="Table_20_Contents">Eins</text:p>
          </table:table-cell>
          <table:table-cell table:style-name="acae1f3">
            <text:p text:style-name="Table_20_Contents">Zwei</text:p>
          </table:table-cell>
          <table:table-cell table:style-name="a0d48a4">
            <text:p text:style-name="Table_20_Contents">Zwei</text:p>
          </table:table-cell>
          <table:table-cell table:style-name="ae1b334">
            <text:p text:style-name="Table_20_Contents">vier</text:p>
          </table:table-cell>
        </table:table-row>
        <table:table-row>
          <table:table-cell table:style-name="ae77a80">
            <text:p text:style-name="Table_20_Contents">Eins</text:p>
          </table:table-cell>
          <table:table-cell table:style-name="abad2ab">
            <text:p text:style-name="Table_20_Contents">Zwei</text:p>
          </table:table-cell>
          <table:table-cell table:style-name="a0da39d">
            <text:p text:style-name="Table_20_Contents">Zwei</text:p>
          </table:table-cell>
          <table:table-cell table:style-name="ace6db0">
            <text:p text:style-name="Table_20_Contents">vier</text:p>
          </table:table-cell>
        </table:table-row>
        <table:table-row>
          <table:table-cell table:style-name="a172ea8">
            <text:p text:style-name="Table_20_Contents">Eins</text:p>
          </table:table-cell>
          <table:table-cell table:style-name="a11aedc">
            <text:p text:style-name="Table_20_Contents">Zwei</text:p>
          </table:table-cell>
          <table:table-cell table:style-name="a776b36">
            <text:p text:style-name="Table_20_Contents">Zwei</text:p>
          </table:table-cell>
          <table:table-cell table:style-name="a34c544">
            <text:p text:style-name="Table_20_Contents">vier</text:p>
          </table:table-cell>
        </table:table-row>
        <table:table-row>
          <table:table-cell table:style-name="ad881f3">
            <text:p text:style-name="Table_20_Contents">Eins</text:p>
          </table:table-cell>
          <table:table-cell table:style-name="ab8a1ae">
            <text:p text:style-name="Table_20_Contents">Zwei</text:p>
          </table:table-cell>
          <table:table-cell table:style-name="aa39482">
            <text:p text:style-name="Table_20_Contents">Zwei</text:p>
          </table:table-cell>
          <table:table-cell table:style-name="a986cc2">
            <text:p text:style-name="Table_20_Contents">vier</text:p>
          </table:table-cell>
        </table:table-row>
        <table:table-row>
          <table:table-cell table:style-name="a716db7">
            <text:p text:style-name="Table_20_Contents">Eins</text:p>
          </table:table-cell>
          <table:table-cell table:style-name="ad16566">
            <text:p text:style-name="Table_20_Contents">Zwei</text:p>
          </table:table-cell>
          <table:table-cell table:style-name="a5e4cff">
            <text:p text:style-name="Table_20_Contents">Zwei</text:p>
          </table:table-cell>
          <table:table-cell table:style-name="a7906f7">
            <text:p text:style-name="Table_20_Contents">vier</text:p>
          </table:table-cell>
        </table:table-row>
        <table:table-row>
          <table:table-cell table:style-name="a9ea22a">
            <text:p text:style-name="Table_20_Contents">Eins</text:p>
          </table:table-cell>
          <table:table-cell table:style-name="ab14ae5">
            <text:p text:style-name="Table_20_Contents">Zwei</text:p>
          </table:table-cell>
          <table:table-cell table:style-name="ad83cef">
            <text:p text:style-name="Table_20_Contents">Zwei</text:p>
          </table:table-cell>
          <table:table-cell table:style-name="a0dd1f6">
            <text:p text:style-name="Table_20_Contents">vier</text:p>
          </table:table-cell>
        </table:table-row>
        <table:table-row>
          <table:table-cell table:style-name="aedc5d0">
            <text:p text:style-name="Table_20_Contents">Eins</text:p>
          </table:table-cell>
          <table:table-cell table:style-name="a8efd3e">
            <text:p text:style-name="Table_20_Contents">Zwei</text:p>
          </table:table-cell>
          <table:table-cell table:style-name="a3f8c49">
            <text:p text:style-name="Table_20_Contents">Zwei</text:p>
          </table:table-cell>
          <table:table-cell table:style-name="a69bf77">
            <text:p text:style-name="Table_20_Contents">vier</text:p>
          </table:table-cell>
        </table:table-row>
        <table:table-row>
          <table:table-cell table:style-name="a2f1064">
            <text:p text:style-name="Table_20_Contents">Eins</text:p>
          </table:table-cell>
          <table:table-cell table:style-name="a587360">
            <text:p text:style-name="Table_20_Contents">Zwei</text:p>
          </table:table-cell>
          <table:table-cell table:style-name="aa06c24">
            <text:p text:style-name="Table_20_Contents">Zwei</text:p>
          </table:table-cell>
          <table:table-cell table:style-name="a228c41">
            <text:p text:style-name="Table_20_Contents">vier</text:p>
          </table:table-cell>
        </table:table-row>
        <table:table-row>
          <table:table-cell table:style-name="a98235a">
            <text:p text:style-name="Table_20_Contents">Eins</text:p>
          </table:table-cell>
          <table:table-cell table:style-name="aa2c1c2">
            <text:p text:style-name="Table_20_Contents">Zwei</text:p>
          </table:table-cell>
          <table:table-cell table:style-name="a2326ce">
            <text:p text:style-name="Table_20_Contents">Zwei</text:p>
          </table:table-cell>
          <table:table-cell table:style-name="a95a8a7">
            <text:p text:style-name="Table_20_Contents">vier</text:p>
          </table:table-cell>
        </table:table-row>
        <table:table-row>
          <table:table-cell table:style-name="acc41f0">
            <text:p text:style-name="Table_20_Contents">Eins</text:p>
          </table:table-cell>
          <table:table-cell table:style-name="a69be2f">
            <text:p text:style-name="Table_20_Contents">Zwei</text:p>
          </table:table-cell>
          <table:table-cell table:style-name="abbf859">
            <text:p text:style-name="Table_20_Contents">Zwei</text:p>
          </table:table-cell>
          <table:table-cell table:style-name="aae0417">
            <text:p text:style-name="Table_20_Contents">vier</text:p>
          </table:table-cell>
        </table:table-row>
        <table:table-row>
          <table:table-cell table:style-name="aa04ad2">
            <text:p text:style-name="Table_20_Contents">Eins</text:p>
          </table:table-cell>
          <table:table-cell table:style-name="a61a795">
            <text:p text:style-name="Table_20_Contents">Zwei</text:p>
          </table:table-cell>
          <table:table-cell table:style-name="ae731c8">
            <text:p text:style-name="Table_20_Contents">Zwei</text:p>
          </table:table-cell>
          <table:table-cell table:style-name="a9e0db3">
            <text:p text:style-name="Table_20_Contents">vier</text:p>
          </table:table-cell>
        </table:table-row>
        <table:table-row>
          <table:table-cell table:style-name="a1b1543">
            <text:p text:style-name="Table_20_Contents">Eins</text:p>
          </table:table-cell>
          <table:table-cell table:style-name="af143ed">
            <text:p text:style-name="Table_20_Contents">Zwei</text:p>
          </table:table-cell>
          <table:table-cell table:style-name="a1a68cb">
            <text:p text:style-name="Table_20_Contents">Zwei</text:p>
          </table:table-cell>
          <table:table-cell table:style-name="a597bff">
            <text:p text:style-name="Table_20_Contents">vier</text:p>
          </table:table-cell>
        </table:table-row>
        <table:table-row>
          <table:table-cell table:style-name="ae513e3">
            <text:p text:style-name="Table_20_Contents">Eins</text:p>
          </table:table-cell>
          <table:table-cell table:style-name="a87262e">
            <text:p text:style-name="Table_20_Contents">Zwei</text:p>
          </table:table-cell>
          <table:table-cell table:style-name="a29b5ff">
            <text:p text:style-name="Table_20_Contents">Zwei</text:p>
          </table:table-cell>
          <table:table-cell table:style-name="abaad9c">
            <text:p text:style-name="Table_20_Contents">vier</text:p>
          </table:table-cell>
        </table:table-row>
        <table:table-row>
          <table:table-cell table:style-name="a145f01">
            <text:p text:style-name="Table_20_Contents">Eins</text:p>
          </table:table-cell>
          <table:table-cell table:style-name="ae10e51">
            <text:p text:style-name="Table_20_Contents">Zwei</text:p>
          </table:table-cell>
          <table:table-cell table:style-name="afe43cd">
            <text:p text:style-name="Table_20_Contents">Zwei</text:p>
          </table:table-cell>
          <table:table-cell table:style-name="a27b51a">
            <text:p text:style-name="Table_20_Contents">vier</text:p>
          </table:table-cell>
        </table:table-row>
        <table:table-row>
          <table:table-cell table:style-name="a048873">
            <text:p text:style-name="Table_20_Contents">Eins</text:p>
          </table:table-cell>
          <table:table-cell table:style-name="a089569">
            <text:p text:style-name="Table_20_Contents">Zwei</text:p>
          </table:table-cell>
          <table:table-cell table:style-name="aa1afd5">
            <text:p text:style-name="Table_20_Contents">Zwei</text:p>
          </table:table-cell>
          <table:table-cell table:style-name="a3b61ce">
            <text:p text:style-name="Table_20_Contents">vier</text:p>
          </table:table-cell>
        </table:table-row>
        <table:table-row>
          <table:table-cell table:style-name="ab3db10">
            <text:p text:style-name="Table_20_Contents">Eins</text:p>
          </table:table-cell>
          <table:table-cell table:style-name="a3c97c1">
            <text:p text:style-name="Table_20_Contents">Zwei</text:p>
          </table:table-cell>
          <table:table-cell table:style-name="ad000dc">
            <text:p text:style-name="Table_20_Contents">Zwei</text:p>
          </table:table-cell>
          <table:table-cell table:style-name="a6ed7c1">
            <text:p text:style-name="Table_20_Contents">vier</text:p>
          </table:table-cell>
        </table:table-row>
        <table:table-row>
          <table:table-cell table:style-name="af1e7ad">
            <text:p text:style-name="Table_20_Contents">Eins</text:p>
          </table:table-cell>
          <table:table-cell table:style-name="abb0f15">
            <text:p text:style-name="Table_20_Contents">Zwei</text:p>
          </table:table-cell>
          <table:table-cell table:style-name="af83360">
            <text:p text:style-name="Table_20_Contents">Zwei</text:p>
          </table:table-cell>
          <table:table-cell table:style-name="a0088ac">
            <text:p text:style-name="Table_20_Contents">vier</text:p>
          </table:table-cell>
        </table:table-row>
        <table:table-row>
          <table:table-cell table:style-name="a8581ac">
            <text:p text:style-name="Table_20_Contents">Eins</text:p>
          </table:table-cell>
          <table:table-cell table:style-name="a634ed9">
            <text:p text:style-name="Table_20_Contents">Zwei</text:p>
          </table:table-cell>
          <table:table-cell table:style-name="ad19ea8">
            <text:p text:style-name="Table_20_Contents">Zwei</text:p>
          </table:table-cell>
          <table:table-cell table:style-name="a5da007">
            <text:p text:style-name="Table_20_Contents">vier</text:p>
          </table:table-cell>
        </table:table-row>
        <table:table-row>
          <table:table-cell table:style-name="a528d1c">
            <text:p text:style-name="Table_20_Contents">Eins</text:p>
          </table:table-cell>
          <table:table-cell table:style-name="a74d487">
            <text:p text:style-name="Table_20_Contents">Zwei</text:p>
          </table:table-cell>
          <table:table-cell table:style-name="a72b471">
            <text:p text:style-name="Table_20_Contents">Zwei</text:p>
          </table:table-cell>
          <table:table-cell table:style-name="a233421">
            <text:p text:style-name="Table_20_Contents">vier</text:p>
          </table:table-cell>
        </table:table-row>
        <table:table-row>
          <table:table-cell table:style-name="a72406e">
            <text:p text:style-name="Table_20_Contents">Eins</text:p>
          </table:table-cell>
          <table:table-cell table:style-name="a431e08">
            <text:p text:style-name="Table_20_Contents">Zwei</text:p>
          </table:table-cell>
          <table:table-cell table:style-name="a23dd27">
            <text:p text:style-name="Table_20_Contents">Zwei</text:p>
          </table:table-cell>
          <table:table-cell table:style-name="a64ce52">
            <text:p text:style-name="Table_20_Contents">vier</text:p>
          </table:table-cell>
        </table:table-row>
        <table:table-row>
          <table:table-cell table:style-name="a22bbb2">
            <text:p text:style-name="Table_20_Contents">Eins</text:p>
          </table:table-cell>
          <table:table-cell table:style-name="a933827">
            <text:p text:style-name="Table_20_Contents">Zwei</text:p>
          </table:table-cell>
          <table:table-cell table:style-name="aff72a7">
            <text:p text:style-name="Table_20_Contents">Zwei</text:p>
          </table:table-cell>
          <table:table-cell table:style-name="a461c32">
            <text:p text:style-name="Table_20_Contents">vier</text:p>
          </table:table-cell>
        </table:table-row>
        <table:table-row>
          <table:table-cell table:style-name="a6d1767">
            <text:p text:style-name="Table_20_Contents">Eins</text:p>
          </table:table-cell>
          <table:table-cell table:style-name="a7bf716">
            <text:p text:style-name="Table_20_Contents">Zwei</text:p>
          </table:table-cell>
          <table:table-cell table:style-name="ace1ba4">
            <text:p text:style-name="Table_20_Contents">Zwei</text:p>
          </table:table-cell>
          <table:table-cell table:style-name="a1ddbea">
            <text:p text:style-name="Table_20_Contents">vier</text:p>
          </table:table-cell>
        </table:table-row>
        <table:table-row>
          <table:table-cell table:style-name="a634cdd">
            <text:p text:style-name="Table_20_Contents">Eins</text:p>
          </table:table-cell>
          <table:table-cell table:style-name="a0e0b02">
            <text:p text:style-name="Table_20_Contents">Zwei</text:p>
          </table:table-cell>
          <table:table-cell table:style-name="a750983">
            <text:p text:style-name="Table_20_Contents">Zwei</text:p>
          </table:table-cell>
          <table:table-cell table:style-name="a48558b">
            <text:p text:style-name="Table_20_Contents">vier</text:p>
          </table:table-cell>
        </table:table-row>
        <table:table-row>
          <table:table-cell table:style-name="ae19a24">
            <text:p text:style-name="Table_20_Contents">Eins</text:p>
          </table:table-cell>
          <table:table-cell table:style-name="abd62b6">
            <text:p text:style-name="Table_20_Contents">Zwei</text:p>
          </table:table-cell>
          <table:table-cell table:style-name="ab9dad6">
            <text:p text:style-name="Table_20_Contents">Zwei</text:p>
          </table:table-cell>
          <table:table-cell table:style-name="a87f382">
            <text:p text:style-name="Table_20_Contents">vier</text:p>
          </table:table-cell>
        </table:table-row>
        <table:table-row>
          <table:table-cell table:style-name="ad14392">
            <text:p text:style-name="Table_20_Contents">Eins</text:p>
          </table:table-cell>
          <table:table-cell table:style-name="a818e57">
            <text:p text:style-name="Table_20_Contents">Zwei</text:p>
          </table:table-cell>
          <table:table-cell table:style-name="a16246e">
            <text:p text:style-name="Table_20_Contents">Zwei</text:p>
          </table:table-cell>
          <table:table-cell table:style-name="a52cc0f">
            <text:p text:style-name="Table_20_Contents">vier</text:p>
          </table:table-cell>
        </table:table-row>
        <table:table-row>
          <table:table-cell table:style-name="a04d4cb">
            <text:p text:style-name="Table_20_Contents">Eins</text:p>
          </table:table-cell>
          <table:table-cell table:style-name="ae7141b">
            <text:p text:style-name="Table_20_Contents">Zwei</text:p>
          </table:table-cell>
          <table:table-cell table:style-name="ad2e2e6">
            <text:p text:style-name="Table_20_Contents">Zwei</text:p>
          </table:table-cell>
          <table:table-cell table:style-name="ab42dd3">
            <text:p text:style-name="Table_20_Contents">vier</text:p>
          </table:table-cell>
        </table:table-row>
        <table:table-row>
          <table:table-cell table:style-name="ae84366">
            <text:p text:style-name="Table_20_Contents">Eins</text:p>
          </table:table-cell>
          <table:table-cell table:style-name="ad7e92c">
            <text:p text:style-name="Table_20_Contents">Zwei</text:p>
          </table:table-cell>
          <table:table-cell table:style-name="aaa56d4">
            <text:p text:style-name="Table_20_Contents">Zwei</text:p>
          </table:table-cell>
          <table:table-cell table:style-name="a79816c">
            <text:p text:style-name="Table_20_Contents">vier</text:p>
          </table:table-cell>
        </table:table-row>
        <table:table-row>
          <table:table-cell table:style-name="a69951e">
            <text:p text:style-name="Table_20_Contents">Eins</text:p>
          </table:table-cell>
          <table:table-cell table:style-name="ab58082">
            <text:p text:style-name="Table_20_Contents">Zwei</text:p>
          </table:table-cell>
          <table:table-cell table:style-name="abd0d81">
            <text:p text:style-name="Table_20_Contents">Zwei</text:p>
          </table:table-cell>
          <table:table-cell table:style-name="a3a1223">
            <text:p text:style-name="Table_20_Contents">vier</text:p>
          </table:table-cell>
        </table:table-row>
        <table:table-row>
          <table:table-cell table:style-name="ab0eb92">
            <text:p text:style-name="Table_20_Contents">Eins</text:p>
          </table:table-cell>
          <table:table-cell table:style-name="a7b21dc">
            <text:p text:style-name="Table_20_Contents">Zwei</text:p>
          </table:table-cell>
          <table:table-cell table:style-name="abd182f">
            <text:p text:style-name="Table_20_Contents">Zwei</text:p>
          </table:table-cell>
          <table:table-cell table:style-name="a698fa7">
            <text:p text:style-name="Table_20_Contents">vier</text:p>
          </table:table-cell>
        </table:table-row>
        <table:table-row>
          <table:table-cell table:style-name="a791795">
            <text:p text:style-name="Table_20_Contents">Eins</text:p>
          </table:table-cell>
          <table:table-cell table:style-name="a037ac4">
            <text:p text:style-name="Table_20_Contents">Zwei</text:p>
          </table:table-cell>
          <table:table-cell table:style-name="ad0b3f0">
            <text:p text:style-name="Table_20_Contents">Zwei</text:p>
          </table:table-cell>
          <table:table-cell table:style-name="a0d5ad9">
            <text:p text:style-name="Table_20_Contents">vier</text:p>
          </table:table-cell>
        </table:table-row>
        <table:table-row>
          <table:table-cell table:style-name="a1c160f">
            <text:p text:style-name="Table_20_Contents">Eins</text:p>
          </table:table-cell>
          <table:table-cell table:style-name="a389ba3">
            <text:p text:style-name="Table_20_Contents">Zwei</text:p>
          </table:table-cell>
          <table:table-cell table:style-name="ad3e415">
            <text:p text:style-name="Table_20_Contents">Zwei</text:p>
          </table:table-cell>
          <table:table-cell table:style-name="adcefab">
            <text:p text:style-name="Table_20_Contents">vier</text:p>
          </table:table-cell>
        </table:table-row>
        <table:table-row>
          <table:table-cell table:style-name="ab11869">
            <text:p text:style-name="Table_20_Contents">Eins</text:p>
          </table:table-cell>
          <table:table-cell table:style-name="ae9d2e4">
            <text:p text:style-name="Table_20_Contents">Zwei</text:p>
          </table:table-cell>
          <table:table-cell table:style-name="a4ec11f">
            <text:p text:style-name="Table_20_Contents">Zwei</text:p>
          </table:table-cell>
          <table:table-cell table:style-name="a8dfe0c">
            <text:p text:style-name="Table_20_Contents">vier</text:p>
          </table:table-cell>
        </table:table-row>
        <table:table-row>
          <table:table-cell table:style-name="aebfa99">
            <text:p text:style-name="Table_20_Contents">Eins</text:p>
          </table:table-cell>
          <table:table-cell table:style-name="a3f1831">
            <text:p text:style-name="Table_20_Contents">Zwei</text:p>
          </table:table-cell>
          <table:table-cell table:style-name="aac7e4c">
            <text:p text:style-name="Table_20_Contents">Zwei</text:p>
          </table:table-cell>
          <table:table-cell table:style-name="acd03e0">
            <text:p text:style-name="Table_20_Contents">vier</text:p>
          </table:table-cell>
        </table:table-row>
        <table:table-row>
          <table:table-cell table:style-name="ac848a6">
            <text:p text:style-name="Table_20_Contents">Eins</text:p>
          </table:table-cell>
          <table:table-cell table:style-name="a45f9a9">
            <text:p text:style-name="Table_20_Contents">Zwei</text:p>
          </table:table-cell>
          <table:table-cell table:style-name="afd67ae">
            <text:p text:style-name="Table_20_Contents">Zwei</text:p>
          </table:table-cell>
          <table:table-cell table:style-name="aeb7a13">
            <text:p text:style-name="Table_20_Contents">vier</text:p>
          </table:table-cell>
        </table:table-row>
        <table:table-row>
          <table:table-cell table:style-name="a6c35d0">
            <text:p text:style-name="Table_20_Contents">Eins</text:p>
          </table:table-cell>
          <table:table-cell table:style-name="ae03d3f">
            <text:p text:style-name="Table_20_Contents">Zwei</text:p>
          </table:table-cell>
          <table:table-cell table:style-name="ad45ad7">
            <text:p text:style-name="Table_20_Contents">Zwei</text:p>
          </table:table-cell>
          <table:table-cell table:style-name="a9ce6b2">
            <text:p text:style-name="Table_20_Contents">vier</text:p>
          </table:table-cell>
        </table:table-row>
        <table:table-row>
          <table:table-cell table:style-name="a1a273b">
            <text:p text:style-name="Table_20_Contents">Eins</text:p>
          </table:table-cell>
          <table:table-cell table:style-name="a70a81d">
            <text:p text:style-name="Table_20_Contents">Zwei</text:p>
          </table:table-cell>
          <table:table-cell table:style-name="a9e7c09">
            <text:p text:style-name="Table_20_Contents">Zwei</text:p>
          </table:table-cell>
          <table:table-cell table:style-name="a346618">
            <text:p text:style-name="Table_20_Contents">vier</text:p>
          </table:table-cell>
        </table:table-row>
        <table:table-row>
          <table:table-cell table:style-name="a79b434">
            <text:p text:style-name="Table_20_Contents">Eins</text:p>
          </table:table-cell>
          <table:table-cell table:style-name="afe9e16">
            <text:p text:style-name="Table_20_Contents">Zwei</text:p>
          </table:table-cell>
          <table:table-cell table:style-name="a2a2a09">
            <text:p text:style-name="Table_20_Contents">Zwei</text:p>
          </table:table-cell>
          <table:table-cell table:style-name="ab47d28">
            <text:p text:style-name="Table_20_Contents">vier</text:p>
          </table:table-cell>
        </table:table-row>
        <table:table-row>
          <table:table-cell table:style-name="afb3e04">
            <text:p text:style-name="Table_20_Contents">Eins</text:p>
          </table:table-cell>
          <table:table-cell table:style-name="a2d8b2d">
            <text:p text:style-name="Table_20_Contents">Zwei</text:p>
          </table:table-cell>
          <table:table-cell table:style-name="af0726d">
            <text:p text:style-name="Table_20_Contents">Zwei</text:p>
          </table:table-cell>
          <table:table-cell table:style-name="aab469f">
            <text:p text:style-name="Table_20_Contents">vier</text:p>
          </table:table-cell>
        </table:table-row>
        <table:table-row>
          <table:table-cell table:style-name="a9b8148">
            <text:p text:style-name="Table_20_Contents">Eins</text:p>
          </table:table-cell>
          <table:table-cell table:style-name="a514926">
            <text:p text:style-name="Table_20_Contents">Zwei</text:p>
          </table:table-cell>
          <table:table-cell table:style-name="a1a8891">
            <text:p text:style-name="Table_20_Contents">Zwei</text:p>
          </table:table-cell>
          <table:table-cell table:style-name="a454d6f">
            <text:p text:style-name="Table_20_Contents">vier</text:p>
          </table:table-cell>
        </table:table-row>
        <table:table-row>
          <table:table-cell table:style-name="ad6c2e6">
            <text:p text:style-name="Table_20_Contents">Eins</text:p>
          </table:table-cell>
          <table:table-cell table:style-name="a1cf32e">
            <text:p text:style-name="Table_20_Contents">Zwei</text:p>
          </table:table-cell>
          <table:table-cell table:style-name="a2b0101">
            <text:p text:style-name="Table_20_Contents">Zwei</text:p>
          </table:table-cell>
          <table:table-cell table:style-name="a39a625">
            <text:p text:style-name="Table_20_Contents">vier</text:p>
          </table:table-cell>
        </table:table-row>
        <table:table-row>
          <table:table-cell table:style-name="a2d7a93">
            <text:p text:style-name="Table_20_Contents">Eins</text:p>
          </table:table-cell>
          <table:table-cell table:style-name="ae5d98e">
            <text:p text:style-name="Table_20_Contents">Zwei</text:p>
          </table:table-cell>
          <table:table-cell table:style-name="aa8d38d">
            <text:p text:style-name="Table_20_Contents">Zwei</text:p>
          </table:table-cell>
          <table:table-cell table:style-name="a32196d">
            <text:p text:style-name="Table_20_Contents">vier</text:p>
          </table:table-cell>
        </table:table-row>
        <table:table-row>
          <table:table-cell table:style-name="a369cd7">
            <text:p text:style-name="Table_20_Contents">Eins</text:p>
          </table:table-cell>
          <table:table-cell table:style-name="a388773">
            <text:p text:style-name="Table_20_Contents">Zwei</text:p>
          </table:table-cell>
          <table:table-cell table:style-name="a2865df">
            <text:p text:style-name="Table_20_Contents">Zwei</text:p>
          </table:table-cell>
          <table:table-cell table:style-name="a1a719f">
            <text:p text:style-name="Table_20_Contents">vier</text:p>
          </table:table-cell>
        </table:table-row>
        <table:table-row>
          <table:table-cell table:style-name="adde6b8">
            <text:p text:style-name="Table_20_Contents">Eins</text:p>
          </table:table-cell>
          <table:table-cell table:style-name="a8a0cba">
            <text:p text:style-name="Table_20_Contents">Zwei</text:p>
          </table:table-cell>
          <table:table-cell table:style-name="a95209c">
            <text:p text:style-name="Table_20_Contents">Zwei</text:p>
          </table:table-cell>
          <table:table-cell table:style-name="a523d52">
            <text:p text:style-name="Table_20_Contents">vier</text:p>
          </table:table-cell>
        </table:table-row>
        <table:table-row>
          <table:table-cell table:style-name="a16cceb">
            <text:p text:style-name="Table_20_Contents">Eins</text:p>
          </table:table-cell>
          <table:table-cell table:style-name="a23fddc">
            <text:p text:style-name="Table_20_Contents">Zwei</text:p>
          </table:table-cell>
          <table:table-cell table:style-name="aac5129">
            <text:p text:style-name="Table_20_Contents">Zwei</text:p>
          </table:table-cell>
          <table:table-cell table:style-name="a149916">
            <text:p text:style-name="Table_20_Contents">vier</text:p>
          </table:table-cell>
        </table:table-row>
        <table:table-row>
          <table:table-cell table:style-name="afef088">
            <text:p text:style-name="Table_20_Contents">Eins</text:p>
          </table:table-cell>
          <table:table-cell table:style-name="a05dbe2">
            <text:p text:style-name="Table_20_Contents">Zwei</text:p>
          </table:table-cell>
          <table:table-cell table:style-name="a3059e8">
            <text:p text:style-name="Table_20_Contents">Zwei</text:p>
          </table:table-cell>
          <table:table-cell table:style-name="a89d224">
            <text:p text:style-name="Table_20_Contents">vier</text:p>
          </table:table-cell>
        </table:table-row>
        <table:table-row>
          <table:table-cell table:style-name="a253b6c">
            <text:p text:style-name="Table_20_Contents">Eins</text:p>
          </table:table-cell>
          <table:table-cell table:style-name="a5ad664">
            <text:p text:style-name="Table_20_Contents">Zwei</text:p>
          </table:table-cell>
          <table:table-cell table:style-name="a797318">
            <text:p text:style-name="Table_20_Contents">Zwei</text:p>
          </table:table-cell>
          <table:table-cell table:style-name="adef433">
            <text:p text:style-name="Table_20_Contents">vier</text:p>
          </table:table-cell>
        </table:table-row>
        <table:table-row>
          <table:table-cell table:style-name="a6d0609">
            <text:p text:style-name="Table_20_Contents">Eins</text:p>
          </table:table-cell>
          <table:table-cell table:style-name="a4f19a6">
            <text:p text:style-name="Table_20_Contents">Zwei</text:p>
          </table:table-cell>
          <table:table-cell table:style-name="aaf7e39">
            <text:p text:style-name="Table_20_Contents">Zwei</text:p>
          </table:table-cell>
          <table:table-cell table:style-name="a6f9452">
            <text:p text:style-name="Table_20_Contents">vier</text:p>
          </table:table-cell>
        </table:table-row>
        <table:table-row>
          <table:table-cell table:style-name="acee8e4">
            <text:p text:style-name="Table_20_Contents">Eins</text:p>
          </table:table-cell>
          <table:table-cell table:style-name="a841ab3">
            <text:p text:style-name="Table_20_Contents">Zwei</text:p>
          </table:table-cell>
          <table:table-cell table:style-name="a26ae09">
            <text:p text:style-name="Table_20_Contents">Zwei</text:p>
          </table:table-cell>
          <table:table-cell table:style-name="a866ad2">
            <text:p text:style-name="Table_20_Contents">vier</text:p>
          </table:table-cell>
        </table:table-row>
        <table:table-row>
          <table:table-cell table:style-name="a0b1b8e">
            <text:p text:style-name="Table_20_Contents">Eins</text:p>
          </table:table-cell>
          <table:table-cell table:style-name="a1f939a">
            <text:p text:style-name="Table_20_Contents">Zwei</text:p>
          </table:table-cell>
          <table:table-cell table:style-name="a0f0508">
            <text:p text:style-name="Table_20_Contents">Zwei</text:p>
          </table:table-cell>
          <table:table-cell table:style-name="a798e44">
            <text:p text:style-name="Table_20_Contents">vier</text:p>
          </table:table-cell>
        </table:table-row>
        <table:table-row>
          <table:table-cell table:style-name="a3b8334">
            <text:p text:style-name="Table_20_Contents">Eins</text:p>
          </table:table-cell>
          <table:table-cell table:style-name="a7521ac">
            <text:p text:style-name="Table_20_Contents">Zwei</text:p>
          </table:table-cell>
          <table:table-cell table:style-name="ae4ec92">
            <text:p text:style-name="Table_20_Contents">Zwei</text:p>
          </table:table-cell>
          <table:table-cell table:style-name="aef6188">
            <text:p text:style-name="Table_20_Contents">vier</text:p>
          </table:table-cell>
        </table:table-row>
        <table:table-row>
          <table:table-cell table:style-name="a15d2c3">
            <text:p text:style-name="Table_20_Contents">Eins</text:p>
          </table:table-cell>
          <table:table-cell table:style-name="a96b7d6">
            <text:p text:style-name="Table_20_Contents">Zwei</text:p>
          </table:table-cell>
          <table:table-cell table:style-name="ad76689">
            <text:p text:style-name="Table_20_Contents">Zwei</text:p>
          </table:table-cell>
          <table:table-cell table:style-name="ae986e9">
            <text:p text:style-name="Table_20_Contents">vier</text:p>
          </table:table-cell>
        </table:table-row>
        <table:table-row>
          <table:table-cell table:style-name="a985e98">
            <text:p text:style-name="Table_20_Contents">Eins</text:p>
          </table:table-cell>
          <table:table-cell table:style-name="aac5700">
            <text:p text:style-name="Table_20_Contents">Zwei</text:p>
          </table:table-cell>
          <table:table-cell table:style-name="aa69b8d">
            <text:p text:style-name="Table_20_Contents">Zwei</text:p>
          </table:table-cell>
          <table:table-cell table:style-name="acb6a43">
            <text:p text:style-name="Table_20_Contents">vier</text:p>
          </table:table-cell>
        </table:table-row>
        <table:table-row>
          <table:table-cell table:style-name="ace85bf">
            <text:p text:style-name="Table_20_Contents">Eins</text:p>
          </table:table-cell>
          <table:table-cell table:style-name="acfbe86">
            <text:p text:style-name="Table_20_Contents">Zwei</text:p>
          </table:table-cell>
          <table:table-cell table:style-name="a53c7c2">
            <text:p text:style-name="Table_20_Contents">Zwei</text:p>
          </table:table-cell>
          <table:table-cell table:style-name="af23449">
            <text:p text:style-name="Table_20_Contents">vier</text:p>
          </table:table-cell>
        </table:table-row>
        <table:table-row>
          <table:table-cell table:style-name="a53d2c4">
            <text:p text:style-name="Table_20_Contents">Eins</text:p>
          </table:table-cell>
          <table:table-cell table:style-name="a4d06bc">
            <text:p text:style-name="Table_20_Contents">Zwei</text:p>
          </table:table-cell>
          <table:table-cell table:style-name="a59c82c">
            <text:p text:style-name="Table_20_Contents">Zwei</text:p>
          </table:table-cell>
          <table:table-cell table:style-name="a9c38cb">
            <text:p text:style-name="Table_20_Contents">vier</text:p>
          </table:table-cell>
        </table:table-row>
        <table:table-row>
          <table:table-cell table:style-name="a3f3614">
            <text:p text:style-name="Table_20_Contents">Eins</text:p>
          </table:table-cell>
          <table:table-cell table:style-name="a95577c">
            <text:p text:style-name="Table_20_Contents">Zwei</text:p>
          </table:table-cell>
          <table:table-cell table:style-name="a0bca94">
            <text:p text:style-name="Table_20_Contents">Zwei</text:p>
          </table:table-cell>
          <table:table-cell table:style-name="ace3214">
            <text:p text:style-name="Table_20_Contents">vier</text:p>
          </table:table-cell>
        </table:table-row>
        <table:table-row>
          <table:table-cell table:style-name="a29fbec">
            <text:p text:style-name="Table_20_Contents">Eins</text:p>
          </table:table-cell>
          <table:table-cell table:style-name="ae52cd6">
            <text:p text:style-name="Table_20_Contents">Zwei</text:p>
          </table:table-cell>
          <table:table-cell table:style-name="a25e205">
            <text:p text:style-name="Table_20_Contents">Zwei</text:p>
          </table:table-cell>
          <table:table-cell table:style-name="a9cdb5a">
            <text:p text:style-name="Table_20_Contents">vier</text:p>
          </table:table-cell>
        </table:table-row>
        <table:table-row>
          <table:table-cell table:style-name="a185fdc">
            <text:p text:style-name="Table_20_Contents">Eins</text:p>
          </table:table-cell>
          <table:table-cell table:style-name="a9bdbbc">
            <text:p text:style-name="Table_20_Contents">Zwei</text:p>
          </table:table-cell>
          <table:table-cell table:style-name="a9181cf">
            <text:p text:style-name="Table_20_Contents">Zwei</text:p>
          </table:table-cell>
          <table:table-cell table:style-name="ac1bc33">
            <text:p text:style-name="Table_20_Contents">vier</text:p>
          </table:table-cell>
        </table:table-row>
        <table:table-row>
          <table:table-cell table:style-name="a23dfd6">
            <text:p text:style-name="Table_20_Contents">Eins</text:p>
          </table:table-cell>
          <table:table-cell table:style-name="a8648c6">
            <text:p text:style-name="Table_20_Contents">Zwei</text:p>
          </table:table-cell>
          <table:table-cell table:style-name="ade2125">
            <text:p text:style-name="Table_20_Contents">Zwei</text:p>
          </table:table-cell>
          <table:table-cell table:style-name="aaa372a">
            <text:p text:style-name="Table_20_Contents">vier</text:p>
          </table:table-cell>
        </table:table-row>
        <table:table-row>
          <table:table-cell table:style-name="ae9b0cd">
            <text:p text:style-name="Table_20_Contents">Eins</text:p>
          </table:table-cell>
          <table:table-cell table:style-name="aeb030e">
            <text:p text:style-name="Table_20_Contents">Zwei</text:p>
          </table:table-cell>
          <table:table-cell table:style-name="af48942">
            <text:p text:style-name="Table_20_Contents">Zwei</text:p>
          </table:table-cell>
          <table:table-cell table:style-name="a402d56">
            <text:p text:style-name="Table_20_Contents">vier</text:p>
          </table:table-cell>
        </table:table-row>
        <table:table-row>
          <table:table-cell table:style-name="ae9f6ea">
            <text:p text:style-name="Table_20_Contents">Eins</text:p>
          </table:table-cell>
          <table:table-cell table:style-name="afa350c">
            <text:p text:style-name="Table_20_Contents">Zwei</text:p>
          </table:table-cell>
          <table:table-cell table:style-name="a199022">
            <text:p text:style-name="Table_20_Contents">Zwei</text:p>
          </table:table-cell>
          <table:table-cell table:style-name="a83c907">
            <text:p text:style-name="Table_20_Contents">vier</text:p>
          </table:table-cell>
        </table:table-row>
        <table:table-row>
          <table:table-cell table:style-name="a36a349">
            <text:p text:style-name="Table_20_Contents">Eins</text:p>
          </table:table-cell>
          <table:table-cell table:style-name="a601d91">
            <text:p text:style-name="Table_20_Contents">Zwei</text:p>
          </table:table-cell>
          <table:table-cell table:style-name="a6b41cb">
            <text:p text:style-name="Table_20_Contents">Zwei</text:p>
          </table:table-cell>
          <table:table-cell table:style-name="aae4186">
            <text:p text:style-name="Table_20_Contents">vier</text:p>
          </table:table-cell>
        </table:table-row>
        <table:table-row>
          <table:table-cell table:style-name="a0b1946">
            <text:p text:style-name="Table_20_Contents">Eins</text:p>
          </table:table-cell>
          <table:table-cell table:style-name="a1d02c6">
            <text:p text:style-name="Table_20_Contents">Zwei</text:p>
          </table:table-cell>
          <table:table-cell table:style-name="aa1ba25">
            <text:p text:style-name="Table_20_Contents">Zwei</text:p>
          </table:table-cell>
          <table:table-cell table:style-name="afda9dc">
            <text:p text:style-name="Table_20_Contents">vier</text:p>
          </table:table-cell>
        </table:table-row>
        <table:table-row>
          <table:table-cell table:style-name="a27fd67">
            <text:p text:style-name="Table_20_Contents">Eins</text:p>
          </table:table-cell>
          <table:table-cell table:style-name="a71d145">
            <text:p text:style-name="Table_20_Contents">Zwei</text:p>
          </table:table-cell>
          <table:table-cell table:style-name="a033164">
            <text:p text:style-name="Table_20_Contents">Zwei</text:p>
          </table:table-cell>
          <table:table-cell table:style-name="a7a1cb4">
            <text:p text:style-name="Table_20_Contents">vier</text:p>
          </table:table-cell>
        </table:table-row>
        <table:table-row>
          <table:table-cell table:style-name="a18cfc4">
            <text:p text:style-name="Table_20_Contents">Eins</text:p>
          </table:table-cell>
          <table:table-cell table:style-name="aa4d93b">
            <text:p text:style-name="Table_20_Contents">Zwei</text:p>
          </table:table-cell>
          <table:table-cell table:style-name="a28fcff">
            <text:p text:style-name="Table_20_Contents">Zwei</text:p>
          </table:table-cell>
          <table:table-cell table:style-name="afcd743">
            <text:p text:style-name="Table_20_Contents">vier</text:p>
          </table:table-cell>
        </table:table-row>
        <table:table-row>
          <table:table-cell table:style-name="adb340c">
            <text:p text:style-name="Table_20_Contents">Eins</text:p>
          </table:table-cell>
          <table:table-cell table:style-name="a9e5ba0">
            <text:p text:style-name="Table_20_Contents">Zwei</text:p>
          </table:table-cell>
          <table:table-cell table:style-name="a698737">
            <text:p text:style-name="Table_20_Contents">Zwei</text:p>
          </table:table-cell>
          <table:table-cell table:style-name="a821549">
            <text:p text:style-name="Table_20_Contents">vier</text:p>
          </table:table-cell>
        </table:table-row>
        <table:table-row>
          <table:table-cell table:style-name="aba0915">
            <text:p text:style-name="Table_20_Contents">Eins</text:p>
          </table:table-cell>
          <table:table-cell table:style-name="ae0d974">
            <text:p text:style-name="Table_20_Contents">Zwei</text:p>
          </table:table-cell>
          <table:table-cell table:style-name="a797f34">
            <text:p text:style-name="Table_20_Contents">Zwei</text:p>
          </table:table-cell>
          <table:table-cell table:style-name="a56c019">
            <text:p text:style-name="Table_20_Contents">vier</text:p>
          </table:table-cell>
        </table:table-row>
        <table:table-row>
          <table:table-cell table:style-name="a90b1f9">
            <text:p text:style-name="Table_20_Contents">Eins</text:p>
          </table:table-cell>
          <table:table-cell table:style-name="a2d571d">
            <text:p text:style-name="Table_20_Contents">Zwei</text:p>
          </table:table-cell>
          <table:table-cell table:style-name="a1cc3ab">
            <text:p text:style-name="Table_20_Contents">Zwei</text:p>
          </table:table-cell>
          <table:table-cell table:style-name="a0342b8">
            <text:p text:style-name="Table_20_Contents">vier</text:p>
          </table:table-cell>
        </table:table-row>
        <table:table-row>
          <table:table-cell table:style-name="a1532cb">
            <text:p text:style-name="Table_20_Contents">Eins</text:p>
          </table:table-cell>
          <table:table-cell table:style-name="a3805c3">
            <text:p text:style-name="Table_20_Contents">Zwei</text:p>
          </table:table-cell>
          <table:table-cell table:style-name="a8dca14">
            <text:p text:style-name="Table_20_Contents">Zwei</text:p>
          </table:table-cell>
          <table:table-cell table:style-name="aed1508">
            <text:p text:style-name="Table_20_Contents">vier</text:p>
          </table:table-cell>
        </table:table-row>
        <table:table-row>
          <table:table-cell table:style-name="a3a02d5">
            <text:p text:style-name="Table_20_Contents">Eins</text:p>
          </table:table-cell>
          <table:table-cell table:style-name="a2e04ca">
            <text:p text:style-name="Table_20_Contents">Zwei</text:p>
          </table:table-cell>
          <table:table-cell table:style-name="a988477">
            <text:p text:style-name="Table_20_Contents">Zwei</text:p>
          </table:table-cell>
          <table:table-cell table:style-name="a88d008">
            <text:p text:style-name="Table_20_Contents">vier</text:p>
          </table:table-cell>
        </table:table-row>
        <table:table-row>
          <table:table-cell table:style-name="a32b669">
            <text:p text:style-name="Table_20_Contents">Eins</text:p>
          </table:table-cell>
          <table:table-cell table:style-name="a712d54">
            <text:p text:style-name="Table_20_Contents">Zwei</text:p>
          </table:table-cell>
          <table:table-cell table:style-name="a4407c1">
            <text:p text:style-name="Table_20_Contents">Zwei</text:p>
          </table:table-cell>
          <table:table-cell table:style-name="a9edd1d">
            <text:p text:style-name="Table_20_Contents">vier</text:p>
          </table:table-cell>
        </table:table-row>
        <table:table-row>
          <table:table-cell table:style-name="a28e243">
            <text:p text:style-name="Table_20_Contents">Eins</text:p>
          </table:table-cell>
          <table:table-cell table:style-name="adb19d8">
            <text:p text:style-name="Table_20_Contents">Zwei</text:p>
          </table:table-cell>
          <table:table-cell table:style-name="a4c74ae">
            <text:p text:style-name="Table_20_Contents">Zwei</text:p>
          </table:table-cell>
          <table:table-cell table:style-name="a95126e">
            <text:p text:style-name="Table_20_Contents">vier</text:p>
          </table:table-cell>
        </table:table-row>
        <table:table-row>
          <table:table-cell table:style-name="a38da76">
            <text:p text:style-name="Table_20_Contents">Eins</text:p>
          </table:table-cell>
          <table:table-cell table:style-name="a0cdbc4">
            <text:p text:style-name="Table_20_Contents">Zwei</text:p>
          </table:table-cell>
          <table:table-cell table:style-name="a9ce543">
            <text:p text:style-name="Table_20_Contents">Zwei</text:p>
          </table:table-cell>
          <table:table-cell table:style-name="ae7ce54">
            <text:p text:style-name="Table_20_Contents">vier</text:p>
          </table:table-cell>
        </table:table-row>
        <table:table-row>
          <table:table-cell table:style-name="ae02ef0">
            <text:p text:style-name="Table_20_Contents">Eins</text:p>
          </table:table-cell>
          <table:table-cell table:style-name="acd1130">
            <text:p text:style-name="Table_20_Contents">Zwei</text:p>
          </table:table-cell>
          <table:table-cell table:style-name="a6f60d4">
            <text:p text:style-name="Table_20_Contents">Zwei</text:p>
          </table:table-cell>
          <table:table-cell table:style-name="afd63d3">
            <text:p text:style-name="Table_20_Contents">vier</text:p>
          </table:table-cell>
        </table:table-row>
        <table:table-row>
          <table:table-cell table:style-name="aa2078a">
            <text:p text:style-name="Table_20_Contents">Eins</text:p>
          </table:table-cell>
          <table:table-cell table:style-name="a3a4ca9">
            <text:p text:style-name="Table_20_Contents">Zwei</text:p>
          </table:table-cell>
          <table:table-cell table:style-name="ab7189b">
            <text:p text:style-name="Table_20_Contents">Zwei</text:p>
          </table:table-cell>
          <table:table-cell table:style-name="a46ea2a">
            <text:p text:style-name="Table_20_Contents">vier</text:p>
          </table:table-cell>
        </table:table-row>
        <table:table-row>
          <table:table-cell table:style-name="a47c1a5">
            <text:p text:style-name="Table_20_Contents">Eins</text:p>
          </table:table-cell>
          <table:table-cell table:style-name="aa400fc">
            <text:p text:style-name="Table_20_Contents">Zwei</text:p>
          </table:table-cell>
          <table:table-cell table:style-name="aff6ee7">
            <text:p text:style-name="Table_20_Contents">Zwei</text:p>
          </table:table-cell>
          <table:table-cell table:style-name="a31c16b">
            <text:p text:style-name="Table_20_Contents">vier</text:p>
          </table:table-cell>
        </table:table-row>
        <table:table-row>
          <table:table-cell table:style-name="ace7160">
            <text:p text:style-name="Table_20_Contents">Eins</text:p>
          </table:table-cell>
          <table:table-cell table:style-name="a306325">
            <text:p text:style-name="Table_20_Contents">Zwei</text:p>
          </table:table-cell>
          <table:table-cell table:style-name="af88acf">
            <text:p text:style-name="Table_20_Contents">Zwei</text:p>
          </table:table-cell>
          <table:table-cell table:style-name="ac55e2b">
            <text:p text:style-name="Table_20_Contents">vier</text:p>
          </table:table-cell>
        </table:table-row>
        <table:table-row>
          <table:table-cell table:style-name="ac42853">
            <text:p text:style-name="Table_20_Contents">Eins</text:p>
          </table:table-cell>
          <table:table-cell table:style-name="a11f43c">
            <text:p text:style-name="Table_20_Contents">Zwei</text:p>
          </table:table-cell>
          <table:table-cell table:style-name="a807a7a">
            <text:p text:style-name="Table_20_Contents">Zwei</text:p>
          </table:table-cell>
          <table:table-cell table:style-name="ae92e3f">
            <text:p text:style-name="Table_20_Contents">vier</text:p>
          </table:table-cell>
        </table:table-row>
        <table:table-row>
          <table:table-cell table:style-name="a9223e5">
            <text:p text:style-name="Table_20_Contents">Eins</text:p>
          </table:table-cell>
          <table:table-cell table:style-name="af3a579">
            <text:p text:style-name="Table_20_Contents">Zwei</text:p>
          </table:table-cell>
          <table:table-cell table:style-name="a1625fb">
            <text:p text:style-name="Table_20_Contents">Zwei</text:p>
          </table:table-cell>
          <table:table-cell table:style-name="a36a885">
            <text:p text:style-name="Table_20_Contents">vier</text:p>
          </table:table-cell>
        </table:table-row>
        <table:table-row>
          <table:table-cell table:style-name="af34527">
            <text:p text:style-name="Table_20_Contents">Eins</text:p>
          </table:table-cell>
          <table:table-cell table:style-name="a6ec852">
            <text:p text:style-name="Table_20_Contents">Zwei</text:p>
          </table:table-cell>
          <table:table-cell table:style-name="a4994b7">
            <text:p text:style-name="Table_20_Contents">Zwei</text:p>
          </table:table-cell>
          <table:table-cell table:style-name="aebd9c2">
            <text:p text:style-name="Table_20_Contents">vier</text:p>
          </table:table-cell>
        </table:table-row>
        <table:table-row>
          <table:table-cell table:style-name="aa07449">
            <text:p text:style-name="Table_20_Contents">Eins</text:p>
          </table:table-cell>
          <table:table-cell table:style-name="ad23c91">
            <text:p text:style-name="Table_20_Contents">Zwei</text:p>
          </table:table-cell>
          <table:table-cell table:style-name="aeb475f">
            <text:p text:style-name="Table_20_Contents">Zwei</text:p>
          </table:table-cell>
          <table:table-cell table:style-name="a0b0094">
            <text:p text:style-name="Table_20_Contents">vier</text:p>
          </table:table-cell>
        </table:table-row>
        <table:table-row>
          <table:table-cell table:style-name="a0ed198">
            <text:p text:style-name="Table_20_Contents">Eins</text:p>
          </table:table-cell>
          <table:table-cell table:style-name="a3e8e97">
            <text:p text:style-name="Table_20_Contents">Zwei</text:p>
          </table:table-cell>
          <table:table-cell table:style-name="a72a87a">
            <text:p text:style-name="Table_20_Contents">Zwei</text:p>
          </table:table-cell>
          <table:table-cell table:style-name="af40a61">
            <text:p text:style-name="Table_20_Contents">vier</text:p>
          </table:table-cell>
        </table:table-row>
        <table:table-row>
          <table:table-cell table:style-name="af5d60c">
            <text:p text:style-name="Table_20_Contents">Eins</text:p>
          </table:table-cell>
          <table:table-cell table:style-name="a1ef795">
            <text:p text:style-name="Table_20_Contents">Zwei</text:p>
          </table:table-cell>
          <table:table-cell table:style-name="a51d577">
            <text:p text:style-name="Table_20_Contents">Zwei</text:p>
          </table:table-cell>
          <table:table-cell table:style-name="acd0375">
            <text:p text:style-name="Table_20_Contents">vier</text:p>
          </table:table-cell>
        </table:table-row>
        <table:table-row>
          <table:table-cell table:style-name="a35c573">
            <text:p text:style-name="Table_20_Contents">Eins</text:p>
          </table:table-cell>
          <table:table-cell table:style-name="a5371e6">
            <text:p text:style-name="Table_20_Contents">Zwei</text:p>
          </table:table-cell>
          <table:table-cell table:style-name="ab3425d">
            <text:p text:style-name="Table_20_Contents">Zwei</text:p>
          </table:table-cell>
          <table:table-cell table:style-name="adecc0f">
            <text:p text:style-name="Table_20_Contents">vier</text:p>
          </table:table-cell>
        </table:table-row>
        <table:table-row>
          <table:table-cell table:style-name="aa11413">
            <text:p text:style-name="Table_20_Contents">Eins</text:p>
          </table:table-cell>
          <table:table-cell table:style-name="af45376">
            <text:p text:style-name="Table_20_Contents">Zwei</text:p>
          </table:table-cell>
          <table:table-cell table:style-name="a6bfa00">
            <text:p text:style-name="Table_20_Contents">Zwei</text:p>
          </table:table-cell>
          <table:table-cell table:style-name="aa3a497">
            <text:p text:style-name="Table_20_Contents">vier</text:p>
          </table:table-cell>
        </table:table-row>
        <table:table-row>
          <table:table-cell table:style-name="a1da1f7">
            <text:p text:style-name="Table_20_Contents">Eins</text:p>
          </table:table-cell>
          <table:table-cell table:style-name="a742031">
            <text:p text:style-name="Table_20_Contents">Zwei</text:p>
          </table:table-cell>
          <table:table-cell table:style-name="ac37cc8">
            <text:p text:style-name="Table_20_Contents">Zwei</text:p>
          </table:table-cell>
          <table:table-cell table:style-name="aa562d8">
            <text:p text:style-name="Table_20_Contents">vier</text:p>
          </table:table-cell>
        </table:table-row>
        <table:table-row>
          <table:table-cell table:style-name="a8cedb4">
            <text:p text:style-name="Table_20_Contents">Eins</text:p>
          </table:table-cell>
          <table:table-cell table:style-name="a088689">
            <text:p text:style-name="Table_20_Contents">Zwei</text:p>
          </table:table-cell>
          <table:table-cell table:style-name="a10800f">
            <text:p text:style-name="Table_20_Contents">Zwei</text:p>
          </table:table-cell>
          <table:table-cell table:style-name="a716249">
            <text:p text:style-name="Table_20_Contents">vier</text:p>
          </table:table-cell>
        </table:table-row>
        <table:table-row>
          <table:table-cell table:style-name="aeca0d6">
            <text:p text:style-name="Table_20_Contents">Eins</text:p>
          </table:table-cell>
          <table:table-cell table:style-name="aafb80b">
            <text:p text:style-name="Table_20_Contents">Zwei</text:p>
          </table:table-cell>
          <table:table-cell table:style-name="a101002">
            <text:p text:style-name="Table_20_Contents">Zwei</text:p>
          </table:table-cell>
          <table:table-cell table:style-name="ad8816e">
            <text:p text:style-name="Table_20_Contents">vier</text:p>
          </table:table-cell>
        </table:table-row>
        <table:table-row>
          <table:table-cell table:style-name="a2b17c7">
            <text:p text:style-name="Table_20_Contents">Eins</text:p>
          </table:table-cell>
          <table:table-cell table:style-name="adb9006">
            <text:p text:style-name="Table_20_Contents">Zwei</text:p>
          </table:table-cell>
          <table:table-cell table:style-name="a4ad620">
            <text:p text:style-name="Table_20_Contents">Zwei</text:p>
          </table:table-cell>
          <table:table-cell table:style-name="a69be46">
            <text:p text:style-name="Table_20_Contents">vier</text:p>
          </table:table-cell>
        </table:table-row>
        <table:table-row>
          <table:table-cell table:style-name="a3dc752">
            <text:p text:style-name="Table_20_Contents">Eins</text:p>
          </table:table-cell>
          <table:table-cell table:style-name="ac83a3e">
            <text:p text:style-name="Table_20_Contents">Zwei</text:p>
          </table:table-cell>
          <table:table-cell table:style-name="ad2863e">
            <text:p text:style-name="Table_20_Contents">Zwei</text:p>
          </table:table-cell>
          <table:table-cell table:style-name="a9643c0">
            <text:p text:style-name="Table_20_Contents">vier</text:p>
          </table:table-cell>
        </table:table-row>
        <table:table-row>
          <table:table-cell table:style-name="a21a1b6">
            <text:p text:style-name="Table_20_Contents">Eins</text:p>
          </table:table-cell>
          <table:table-cell table:style-name="ac84baa">
            <text:p text:style-name="Table_20_Contents">Zwei</text:p>
          </table:table-cell>
          <table:table-cell table:style-name="a1fb424">
            <text:p text:style-name="Table_20_Contents">Zwei</text:p>
          </table:table-cell>
          <table:table-cell table:style-name="a35fa50">
            <text:p text:style-name="Table_20_Contents">vier</text:p>
          </table:table-cell>
        </table:table-row>
        <table:table-row>
          <table:table-cell table:style-name="a8fdd42">
            <text:p text:style-name="Table_20_Contents">Eins</text:p>
          </table:table-cell>
          <table:table-cell table:style-name="a5c7f56">
            <text:p text:style-name="Table_20_Contents">Zwei</text:p>
          </table:table-cell>
          <table:table-cell table:style-name="ade93af">
            <text:p text:style-name="Table_20_Contents">Zwei</text:p>
          </table:table-cell>
          <table:table-cell table:style-name="a33ed83">
            <text:p text:style-name="Table_20_Contents">vier</text:p>
          </table:table-cell>
        </table:table-row>
        <table:table-row>
          <table:table-cell table:style-name="a5bbe8d">
            <text:p text:style-name="Table_20_Contents">Eins</text:p>
          </table:table-cell>
          <table:table-cell table:style-name="ac18939">
            <text:p text:style-name="Table_20_Contents">Zwei</text:p>
          </table:table-cell>
          <table:table-cell table:style-name="a076593">
            <text:p text:style-name="Table_20_Contents">Zwei</text:p>
          </table:table-cell>
          <table:table-cell table:style-name="a0218b3">
            <text:p text:style-name="Table_20_Contents">vier</text:p>
          </table:table-cell>
        </table:table-row>
        <table:table-row>
          <table:table-cell table:style-name="aa0482d">
            <text:p text:style-name="Table_20_Contents">Eins</text:p>
          </table:table-cell>
          <table:table-cell table:style-name="abab134">
            <text:p text:style-name="Table_20_Contents">Zwei</text:p>
          </table:table-cell>
          <table:table-cell table:style-name="ab59297">
            <text:p text:style-name="Table_20_Contents">Zwei</text:p>
          </table:table-cell>
          <table:table-cell table:style-name="a146cc1">
            <text:p text:style-name="Table_20_Contents">vier</text:p>
          </table:table-cell>
        </table:table-row>
        <table:table-row>
          <table:table-cell table:style-name="a1ef20d">
            <text:p text:style-name="Table_20_Contents">Eins</text:p>
          </table:table-cell>
          <table:table-cell table:style-name="ac42812">
            <text:p text:style-name="Table_20_Contents">Zwei</text:p>
          </table:table-cell>
          <table:table-cell table:style-name="aceb77a">
            <text:p text:style-name="Table_20_Contents">Zwei</text:p>
          </table:table-cell>
          <table:table-cell table:style-name="a0b20e0">
            <text:p text:style-name="Table_20_Contents">vier</text:p>
          </table:table-cell>
        </table:table-row>
        <table:table-row>
          <table:table-cell table:style-name="a72ca4e">
            <text:p text:style-name="Table_20_Contents">Eins</text:p>
          </table:table-cell>
          <table:table-cell table:style-name="a84489f">
            <text:p text:style-name="Table_20_Contents">Zwei</text:p>
          </table:table-cell>
          <table:table-cell table:style-name="ab12354">
            <text:p text:style-name="Table_20_Contents">Zwei</text:p>
          </table:table-cell>
          <table:table-cell table:style-name="a64a070">
            <text:p text:style-name="Table_20_Contents">vier</text:p>
          </table:table-cell>
        </table:table-row>
        <table:table-row>
          <table:table-cell table:style-name="a05a1b7">
            <text:p text:style-name="Table_20_Contents">Eins</text:p>
          </table:table-cell>
          <table:table-cell table:style-name="a4736c7">
            <text:p text:style-name="Table_20_Contents">Zwei</text:p>
          </table:table-cell>
          <table:table-cell table:style-name="acf8a8f">
            <text:p text:style-name="Table_20_Contents">Zwei</text:p>
          </table:table-cell>
          <table:table-cell table:style-name="a87a7f4">
            <text:p text:style-name="Table_20_Contents">vier</text:p>
          </table:table-cell>
        </table:table-row>
        <table:table-row>
          <table:table-cell table:style-name="a0725b0">
            <text:p text:style-name="Table_20_Contents">Eins</text:p>
          </table:table-cell>
          <table:table-cell table:style-name="a8c8ed0">
            <text:p text:style-name="Table_20_Contents">Zwei</text:p>
          </table:table-cell>
          <table:table-cell table:style-name="a55f074">
            <text:p text:style-name="Table_20_Contents">Zwei</text:p>
          </table:table-cell>
          <table:table-cell table:style-name="ab662ff">
            <text:p text:style-name="Table_20_Contents">vier</text:p>
          </table:table-cell>
        </table:table-row>
        <table:table-row>
          <table:table-cell table:style-name="a0009dd">
            <text:p text:style-name="Table_20_Contents">Eins</text:p>
          </table:table-cell>
          <table:table-cell table:style-name="a33169e">
            <text:p text:style-name="Table_20_Contents">Zwei</text:p>
          </table:table-cell>
          <table:table-cell table:style-name="ab2093d">
            <text:p text:style-name="Table_20_Contents">Zwei</text:p>
          </table:table-cell>
          <table:table-cell table:style-name="a039d50">
            <text:p text:style-name="Table_20_Contents">vier</text:p>
          </table:table-cell>
        </table:table-row>
        <table:table-row>
          <table:table-cell table:style-name="afda333">
            <text:p text:style-name="Table_20_Contents">Eins</text:p>
          </table:table-cell>
          <table:table-cell table:style-name="a9aa304">
            <text:p text:style-name="Table_20_Contents">Zwei</text:p>
          </table:table-cell>
          <table:table-cell table:style-name="a1f96c3">
            <text:p text:style-name="Table_20_Contents">Zwei</text:p>
          </table:table-cell>
          <table:table-cell table:style-name="ab358e2">
            <text:p text:style-name="Table_20_Contents">vier</text:p>
          </table:table-cell>
        </table:table-row>
        <table:table-row>
          <table:table-cell table:style-name="abc96b5">
            <text:p text:style-name="Table_20_Contents">Eins</text:p>
          </table:table-cell>
          <table:table-cell table:style-name="a28a32f">
            <text:p text:style-name="Table_20_Contents">Zwei</text:p>
          </table:table-cell>
          <table:table-cell table:style-name="a2781b3">
            <text:p text:style-name="Table_20_Contents">Zwei</text:p>
          </table:table-cell>
          <table:table-cell table:style-name="a885b23">
            <text:p text:style-name="Table_20_Contents">vier</text:p>
          </table:table-cell>
        </table:table-row>
        <table:table-row>
          <table:table-cell table:style-name="aab7da7">
            <text:p text:style-name="Table_20_Contents">Eins</text:p>
          </table:table-cell>
          <table:table-cell table:style-name="af8040f">
            <text:p text:style-name="Table_20_Contents">Zwei</text:p>
          </table:table-cell>
          <table:table-cell table:style-name="a56b15a">
            <text:p text:style-name="Table_20_Contents">Zwei</text:p>
          </table:table-cell>
          <table:table-cell table:style-name="a608328">
            <text:p text:style-name="Table_20_Contents">vier</text:p>
          </table:table-cell>
        </table:table-row>
        <table:table-row>
          <table:table-cell table:style-name="a18a169">
            <text:p text:style-name="Table_20_Contents">Eins</text:p>
          </table:table-cell>
          <table:table-cell table:style-name="a215deb">
            <text:p text:style-name="Table_20_Contents">Zwei</text:p>
          </table:table-cell>
          <table:table-cell table:style-name="a4fe3f9">
            <text:p text:style-name="Table_20_Contents">Zwei</text:p>
          </table:table-cell>
          <table:table-cell table:style-name="a29faff">
            <text:p text:style-name="Table_20_Contents">vier</text:p>
          </table:table-cell>
        </table:table-row>
        <table:table-row>
          <table:table-cell table:style-name="a6030d1">
            <text:p text:style-name="Table_20_Contents">Eins</text:p>
          </table:table-cell>
          <table:table-cell table:style-name="af49de7">
            <text:p text:style-name="Table_20_Contents">Zwei</text:p>
          </table:table-cell>
          <table:table-cell table:style-name="ac209b1">
            <text:p text:style-name="Table_20_Contents">Zwei</text:p>
          </table:table-cell>
          <table:table-cell table:style-name="aab9606">
            <text:p text:style-name="Table_20_Contents">vier</text:p>
          </table:table-cell>
        </table:table-row>
        <table:table-row>
          <table:table-cell table:style-name="a7a9121">
            <text:p text:style-name="Table_20_Contents">Eins</text:p>
          </table:table-cell>
          <table:table-cell table:style-name="ab19db2">
            <text:p text:style-name="Table_20_Contents">Zwei</text:p>
          </table:table-cell>
          <table:table-cell table:style-name="abae3fb">
            <text:p text:style-name="Table_20_Contents">Zwei</text:p>
          </table:table-cell>
          <table:table-cell table:style-name="ad2ee61">
            <text:p text:style-name="Table_20_Contents">vier</text:p>
          </table:table-cell>
        </table:table-row>
        <table:table-row>
          <table:table-cell table:style-name="adcac82">
            <text:p text:style-name="Table_20_Contents">Eins</text:p>
          </table:table-cell>
          <table:table-cell table:style-name="ac95b36">
            <text:p text:style-name="Table_20_Contents">Zwei</text:p>
          </table:table-cell>
          <table:table-cell table:style-name="a43ebb0">
            <text:p text:style-name="Table_20_Contents">Zwei</text:p>
          </table:table-cell>
          <table:table-cell table:style-name="a3b136c">
            <text:p text:style-name="Table_20_Contents">vier</text:p>
          </table:table-cell>
        </table:table-row>
        <table:table-row>
          <table:table-cell table:style-name="a36601a">
            <text:p text:style-name="Table_20_Contents">Eins</text:p>
          </table:table-cell>
          <table:table-cell table:style-name="a75c260">
            <text:p text:style-name="Table_20_Contents">Zwei</text:p>
          </table:table-cell>
          <table:table-cell table:style-name="a35bfa0">
            <text:p text:style-name="Table_20_Contents">Zwei</text:p>
          </table:table-cell>
          <table:table-cell table:style-name="a66db4c">
            <text:p text:style-name="Table_20_Contents">vier</text:p>
          </table:table-cell>
        </table:table-row>
        <table:table-row>
          <table:table-cell table:style-name="a3d6ba7">
            <text:p text:style-name="Table_20_Contents">Eins</text:p>
          </table:table-cell>
          <table:table-cell table:style-name="a823aed">
            <text:p text:style-name="Table_20_Contents">Zwei</text:p>
          </table:table-cell>
          <table:table-cell table:style-name="ab49dbb">
            <text:p text:style-name="Table_20_Contents">Zwei</text:p>
          </table:table-cell>
          <table:table-cell table:style-name="aba298e">
            <text:p text:style-name="Table_20_Contents">vier</text:p>
          </table:table-cell>
        </table:table-row>
        <table:table-row>
          <table:table-cell table:style-name="a5d84b3">
            <text:p text:style-name="Table_20_Contents">Eins</text:p>
          </table:table-cell>
          <table:table-cell table:style-name="a736c59">
            <text:p text:style-name="Table_20_Contents">Zwei</text:p>
          </table:table-cell>
          <table:table-cell table:style-name="ad6a8cd">
            <text:p text:style-name="Table_20_Contents">Zwei</text:p>
          </table:table-cell>
          <table:table-cell table:style-name="a95bcd0">
            <text:p text:style-name="Table_20_Contents">vier</text:p>
          </table:table-cell>
        </table:table-row>
        <table:table-row>
          <table:table-cell table:style-name="ad86f55">
            <text:p text:style-name="Table_20_Contents">Eins</text:p>
          </table:table-cell>
          <table:table-cell table:style-name="ad8e9cc">
            <text:p text:style-name="Table_20_Contents">Zwei</text:p>
          </table:table-cell>
          <table:table-cell table:style-name="a8afcc4">
            <text:p text:style-name="Table_20_Contents">Zwei</text:p>
          </table:table-cell>
          <table:table-cell table:style-name="a19557e">
            <text:p text:style-name="Table_20_Contents">vier</text:p>
          </table:table-cell>
        </table:table-row>
        <table:table-row>
          <table:table-cell table:style-name="a9b3e7e">
            <text:p text:style-name="Table_20_Contents">Eins</text:p>
          </table:table-cell>
          <table:table-cell table:style-name="a77b823">
            <text:p text:style-name="Table_20_Contents">Zwei</text:p>
          </table:table-cell>
          <table:table-cell table:style-name="af6d386">
            <text:p text:style-name="Table_20_Contents">Zwei</text:p>
          </table:table-cell>
          <table:table-cell table:style-name="af8479d">
            <text:p text:style-name="Table_20_Contents">vier</text:p>
          </table:table-cell>
        </table:table-row>
        <table:table-row>
          <table:table-cell table:style-name="ad01ddd">
            <text:p text:style-name="Table_20_Contents">Eins</text:p>
          </table:table-cell>
          <table:table-cell table:style-name="a28dffe">
            <text:p text:style-name="Table_20_Contents">Zwei</text:p>
          </table:table-cell>
          <table:table-cell table:style-name="a243c5e">
            <text:p text:style-name="Table_20_Contents">Zwei</text:p>
          </table:table-cell>
          <table:table-cell table:style-name="a7cc9af">
            <text:p text:style-name="Table_20_Contents">vier</text:p>
          </table:table-cell>
        </table:table-row>
        <table:table-row>
          <table:table-cell table:style-name="afe474d">
            <text:p text:style-name="Table_20_Contents">Eins</text:p>
          </table:table-cell>
          <table:table-cell table:style-name="abb7dec">
            <text:p text:style-name="Table_20_Contents">Zwei</text:p>
          </table:table-cell>
          <table:table-cell table:style-name="a0c27f0">
            <text:p text:style-name="Table_20_Contents">Zwei</text:p>
          </table:table-cell>
          <table:table-cell table:style-name="a4e9296">
            <text:p text:style-name="Table_20_Contents">vier</text:p>
          </table:table-cell>
        </table:table-row>
        <table:table-row>
          <table:table-cell table:style-name="a5c05d9">
            <text:p text:style-name="Table_20_Contents">Eins</text:p>
          </table:table-cell>
          <table:table-cell table:style-name="ae6029d">
            <text:p text:style-name="Table_20_Contents">Zwei</text:p>
          </table:table-cell>
          <table:table-cell table:style-name="abbcac7">
            <text:p text:style-name="Table_20_Contents">Zwei</text:p>
          </table:table-cell>
          <table:table-cell table:style-name="ad19894">
            <text:p text:style-name="Table_20_Contents">vier</text:p>
          </table:table-cell>
        </table:table-row>
        <table:table-row>
          <table:table-cell table:style-name="ad0e846">
            <text:p text:style-name="Table_20_Contents">Eins</text:p>
          </table:table-cell>
          <table:table-cell table:style-name="a569522">
            <text:p text:style-name="Table_20_Contents">Zwei</text:p>
          </table:table-cell>
          <table:table-cell table:style-name="a939867">
            <text:p text:style-name="Table_20_Contents">Zwei</text:p>
          </table:table-cell>
          <table:table-cell table:style-name="afa035a">
            <text:p text:style-name="Table_20_Contents">vier</text:p>
          </table:table-cell>
        </table:table-row>
        <table:table-row>
          <table:table-cell table:style-name="a08853d">
            <text:p text:style-name="Table_20_Contents">Eins</text:p>
          </table:table-cell>
          <table:table-cell table:style-name="a3ec949">
            <text:p text:style-name="Table_20_Contents">Zwei</text:p>
          </table:table-cell>
          <table:table-cell table:style-name="a6458fd">
            <text:p text:style-name="Table_20_Contents">Zwei</text:p>
          </table:table-cell>
          <table:table-cell table:style-name="a42a324">
            <text:p text:style-name="Table_20_Contents">vier</text:p>
          </table:table-cell>
        </table:table-row>
        <table:table-row>
          <table:table-cell table:style-name="ae072f1">
            <text:p text:style-name="Table_20_Contents">Eins</text:p>
          </table:table-cell>
          <table:table-cell table:style-name="a4b1bfc">
            <text:p text:style-name="Table_20_Contents">Zwei</text:p>
          </table:table-cell>
          <table:table-cell table:style-name="a7d1b8f">
            <text:p text:style-name="Table_20_Contents">Zwei</text:p>
          </table:table-cell>
          <table:table-cell table:style-name="a0b7edf">
            <text:p text:style-name="Table_20_Contents">vier</text:p>
          </table:table-cell>
        </table:table-row>
        <table:table-row>
          <table:table-cell table:style-name="a6e5468">
            <text:p text:style-name="Table_20_Contents">Eins</text:p>
          </table:table-cell>
          <table:table-cell table:style-name="ad2e7b6">
            <text:p text:style-name="Table_20_Contents">Zwei</text:p>
          </table:table-cell>
          <table:table-cell table:style-name="a9306cc">
            <text:p text:style-name="Table_20_Contents">Zwei</text:p>
          </table:table-cell>
          <table:table-cell table:style-name="a064b6e">
            <text:p text:style-name="Table_20_Contents">vier</text:p>
          </table:table-cell>
        </table:table-row>
        <table:table-row>
          <table:table-cell table:style-name="ad51e47">
            <text:p text:style-name="Table_20_Contents">Eins</text:p>
          </table:table-cell>
          <table:table-cell table:style-name="a31c30d">
            <text:p text:style-name="Table_20_Contents">Zwei</text:p>
          </table:table-cell>
          <table:table-cell table:style-name="aca4a5f">
            <text:p text:style-name="Table_20_Contents">Zwei</text:p>
          </table:table-cell>
          <table:table-cell table:style-name="a7eddf2">
            <text:p text:style-name="Table_20_Contents">vier</text:p>
          </table:table-cell>
        </table:table-row>
        <table:table-row>
          <table:table-cell table:style-name="a22f534">
            <text:p text:style-name="Table_20_Contents">Eins</text:p>
          </table:table-cell>
          <table:table-cell table:style-name="aa77b3e">
            <text:p text:style-name="Table_20_Contents">Zwei</text:p>
          </table:table-cell>
          <table:table-cell table:style-name="a0db2df">
            <text:p text:style-name="Table_20_Contents">Zwei</text:p>
          </table:table-cell>
          <table:table-cell table:style-name="a3deb29">
            <text:p text:style-name="Table_20_Contents">vier</text:p>
          </table:table-cell>
        </table:table-row>
        <table:table-row>
          <table:table-cell table:style-name="a7b47c5">
            <text:p text:style-name="Table_20_Contents">Eins</text:p>
          </table:table-cell>
          <table:table-cell table:style-name="ad01cd8">
            <text:p text:style-name="Table_20_Contents">Zwei</text:p>
          </table:table-cell>
          <table:table-cell table:style-name="a50a23a">
            <text:p text:style-name="Table_20_Contents">Zwei</text:p>
          </table:table-cell>
          <table:table-cell table:style-name="a7ca5d8">
            <text:p text:style-name="Table_20_Contents">vier</text:p>
          </table:table-cell>
        </table:table-row>
        <table:table-row>
          <table:table-cell table:style-name="ae30603">
            <text:p text:style-name="Table_20_Contents">Eins</text:p>
          </table:table-cell>
          <table:table-cell table:style-name="ac1bc6d">
            <text:p text:style-name="Table_20_Contents">Zwei</text:p>
          </table:table-cell>
          <table:table-cell table:style-name="a4d6ecc">
            <text:p text:style-name="Table_20_Contents">Zwei</text:p>
          </table:table-cell>
          <table:table-cell table:style-name="ae00e47">
            <text:p text:style-name="Table_20_Contents">vier</text:p>
          </table:table-cell>
        </table:table-row>
        <table:table-row>
          <table:table-cell table:style-name="a1f187a">
            <text:p text:style-name="Table_20_Contents">Eins</text:p>
          </table:table-cell>
          <table:table-cell table:style-name="a21f159">
            <text:p text:style-name="Table_20_Contents">Zwei</text:p>
          </table:table-cell>
          <table:table-cell table:style-name="ad06af1">
            <text:p text:style-name="Table_20_Contents">Zwei</text:p>
          </table:table-cell>
          <table:table-cell table:style-name="abb04d2">
            <text:p text:style-name="Table_20_Contents">vier</text:p>
          </table:table-cell>
        </table:table-row>
        <table:table-row>
          <table:table-cell table:style-name="a3778d5">
            <text:p text:style-name="Table_20_Contents">Eins</text:p>
          </table:table-cell>
          <table:table-cell table:style-name="a113494">
            <text:p text:style-name="Table_20_Contents">Zwei</text:p>
          </table:table-cell>
          <table:table-cell table:style-name="aa6172c">
            <text:p text:style-name="Table_20_Contents">Zwei</text:p>
          </table:table-cell>
          <table:table-cell table:style-name="ae67181">
            <text:p text:style-name="Table_20_Contents">vier</text:p>
          </table:table-cell>
        </table:table-row>
        <table:table-row>
          <table:table-cell table:style-name="a5b8e16">
            <text:p text:style-name="Table_20_Contents">Eins</text:p>
          </table:table-cell>
          <table:table-cell table:style-name="a9e9598">
            <text:p text:style-name="Table_20_Contents">Zwei</text:p>
          </table:table-cell>
          <table:table-cell table:style-name="ad140e3">
            <text:p text:style-name="Table_20_Contents">Zwei</text:p>
          </table:table-cell>
          <table:table-cell table:style-name="a5712b5">
            <text:p text:style-name="Table_20_Contents">vier</text:p>
          </table:table-cell>
        </table:table-row>
        <table:table-row>
          <table:table-cell table:style-name="a16ae50">
            <text:p text:style-name="Table_20_Contents">Eins</text:p>
          </table:table-cell>
          <table:table-cell table:style-name="a927757">
            <text:p text:style-name="Table_20_Contents">Zwei</text:p>
          </table:table-cell>
          <table:table-cell table:style-name="ac40fa4">
            <text:p text:style-name="Table_20_Contents">Zwei</text:p>
          </table:table-cell>
          <table:table-cell table:style-name="a38c4e7">
            <text:p text:style-name="Table_20_Contents">vier</text:p>
          </table:table-cell>
        </table:table-row>
        <table:table-row>
          <table:table-cell table:style-name="afde7fb">
            <text:p text:style-name="Table_20_Contents">Eins</text:p>
          </table:table-cell>
          <table:table-cell table:style-name="ac3473c">
            <text:p text:style-name="Table_20_Contents">Zwei</text:p>
          </table:table-cell>
          <table:table-cell table:style-name="af54300">
            <text:p text:style-name="Table_20_Contents">Zwei</text:p>
          </table:table-cell>
          <table:table-cell table:style-name="abf5571">
            <text:p text:style-name="Table_20_Contents">vier</text:p>
          </table:table-cell>
        </table:table-row>
        <table:table-row>
          <table:table-cell table:style-name="a4274d6">
            <text:p text:style-name="Table_20_Contents">Eins</text:p>
          </table:table-cell>
          <table:table-cell table:style-name="ad36041">
            <text:p text:style-name="Table_20_Contents">Zwei</text:p>
          </table:table-cell>
          <table:table-cell table:style-name="a5122f6">
            <text:p text:style-name="Table_20_Contents">Zwei</text:p>
          </table:table-cell>
          <table:table-cell table:style-name="a0d3272">
            <text:p text:style-name="Table_20_Contents">vier</text:p>
          </table:table-cell>
        </table:table-row>
        <table:table-row>
          <table:table-cell table:style-name="ade7850">
            <text:p text:style-name="Table_20_Contents">Eins</text:p>
          </table:table-cell>
          <table:table-cell table:style-name="a2b8c17">
            <text:p text:style-name="Table_20_Contents">Zwei</text:p>
          </table:table-cell>
          <table:table-cell table:style-name="ab3e4e3">
            <text:p text:style-name="Table_20_Contents">Zwei</text:p>
          </table:table-cell>
          <table:table-cell table:style-name="a8889ac">
            <text:p text:style-name="Table_20_Contents">vier</text:p>
          </table:table-cell>
        </table:table-row>
        <table:table-row>
          <table:table-cell table:style-name="a63eb93">
            <text:p text:style-name="Table_20_Contents">Eins</text:p>
          </table:table-cell>
          <table:table-cell table:style-name="a41d451">
            <text:p text:style-name="Table_20_Contents">Zwei</text:p>
          </table:table-cell>
          <table:table-cell table:style-name="ad18714">
            <text:p text:style-name="Table_20_Contents">Zwei</text:p>
          </table:table-cell>
          <table:table-cell table:style-name="ab7a892">
            <text:p text:style-name="Table_20_Contents">vier</text:p>
          </table:table-cell>
        </table:table-row>
        <table:table-row>
          <table:table-cell table:style-name="acfd90c">
            <text:p text:style-name="Table_20_Contents">Eins</text:p>
          </table:table-cell>
          <table:table-cell table:style-name="ac095b4">
            <text:p text:style-name="Table_20_Contents">Zwei</text:p>
          </table:table-cell>
          <table:table-cell table:style-name="aad64d9">
            <text:p text:style-name="Table_20_Contents">Zwei</text:p>
          </table:table-cell>
          <table:table-cell table:style-name="a45af49">
            <text:p text:style-name="Table_20_Contents">vier</text:p>
          </table:table-cell>
        </table:table-row>
        <table:table-row>
          <table:table-cell table:style-name="a264990">
            <text:p text:style-name="Table_20_Contents">Eins</text:p>
          </table:table-cell>
          <table:table-cell table:style-name="aee0786">
            <text:p text:style-name="Table_20_Contents">Zwei</text:p>
          </table:table-cell>
          <table:table-cell table:style-name="a0a052e">
            <text:p text:style-name="Table_20_Contents">Zwei</text:p>
          </table:table-cell>
          <table:table-cell table:style-name="a20e8c4">
            <text:p text:style-name="Table_20_Contents">vier</text:p>
          </table:table-cell>
        </table:table-row>
        <table:table-row>
          <table:table-cell table:style-name="a05850a">
            <text:p text:style-name="Table_20_Contents">Eins</text:p>
          </table:table-cell>
          <table:table-cell table:style-name="ac8a8f0">
            <text:p text:style-name="Table_20_Contents">Zwei</text:p>
          </table:table-cell>
          <table:table-cell table:style-name="a07e5f6">
            <text:p text:style-name="Table_20_Contents">Zwei</text:p>
          </table:table-cell>
          <table:table-cell table:style-name="abc59fa">
            <text:p text:style-name="Table_20_Contents">vier</text:p>
          </table:table-cell>
        </table:table-row>
        <table:table-row>
          <table:table-cell table:style-name="ad188bb">
            <text:p text:style-name="Table_20_Contents">Eins</text:p>
          </table:table-cell>
          <table:table-cell table:style-name="aa94678">
            <text:p text:style-name="Table_20_Contents">Zwei</text:p>
          </table:table-cell>
          <table:table-cell table:style-name="a8045c1">
            <text:p text:style-name="Table_20_Contents">Zwei</text:p>
          </table:table-cell>
          <table:table-cell table:style-name="a5e5a18">
            <text:p text:style-name="Table_20_Contents">vier</text:p>
          </table:table-cell>
        </table:table-row>
        <table:table-row>
          <table:table-cell table:style-name="a92d513">
            <text:p text:style-name="Table_20_Contents">Eins</text:p>
          </table:table-cell>
          <table:table-cell table:style-name="adf8981">
            <text:p text:style-name="Table_20_Contents">Zwei</text:p>
          </table:table-cell>
          <table:table-cell table:style-name="a872e26">
            <text:p text:style-name="Table_20_Contents">Zwei</text:p>
          </table:table-cell>
          <table:table-cell table:style-name="a0e45d4">
            <text:p text:style-name="Table_20_Contents">vier</text:p>
          </table:table-cell>
        </table:table-row>
        <table:table-row>
          <table:table-cell table:style-name="a25f502">
            <text:p text:style-name="Table_20_Contents">Eins</text:p>
          </table:table-cell>
          <table:table-cell table:style-name="aaa43e2">
            <text:p text:style-name="Table_20_Contents">Zwei</text:p>
          </table:table-cell>
          <table:table-cell table:style-name="ae640aa">
            <text:p text:style-name="Table_20_Contents">Zwei</text:p>
          </table:table-cell>
          <table:table-cell table:style-name="a239fc7">
            <text:p text:style-name="Table_20_Contents">vier</text:p>
          </table:table-cell>
        </table:table-row>
        <table:table-row>
          <table:table-cell table:style-name="ae360f7">
            <text:p text:style-name="Table_20_Contents">Eins</text:p>
          </table:table-cell>
          <table:table-cell table:style-name="a20e98a">
            <text:p text:style-name="Table_20_Contents">Zwei</text:p>
          </table:table-cell>
          <table:table-cell table:style-name="a50083b">
            <text:p text:style-name="Table_20_Contents">Zwei</text:p>
          </table:table-cell>
          <table:table-cell table:style-name="ab12fdb">
            <text:p text:style-name="Table_20_Contents">vier</text:p>
          </table:table-cell>
        </table:table-row>
        <table:table-row>
          <table:table-cell table:style-name="a799f58">
            <text:p text:style-name="Table_20_Contents">Eins</text:p>
          </table:table-cell>
          <table:table-cell table:style-name="a1fea32">
            <text:p text:style-name="Table_20_Contents">Zwei</text:p>
          </table:table-cell>
          <table:table-cell table:style-name="a81d133">
            <text:p text:style-name="Table_20_Contents">Zwei</text:p>
          </table:table-cell>
          <table:table-cell table:style-name="a06f3c5">
            <text:p text:style-name="Table_20_Contents">vier</text:p>
          </table:table-cell>
        </table:table-row>
        <table:table-row>
          <table:table-cell table:style-name="a4dc497">
            <text:p text:style-name="Table_20_Contents">Eins</text:p>
          </table:table-cell>
          <table:table-cell table:style-name="a0ddd28">
            <text:p text:style-name="Table_20_Contents">Zwei</text:p>
          </table:table-cell>
          <table:table-cell table:style-name="a8849fb">
            <text:p text:style-name="Table_20_Contents">Zwei</text:p>
          </table:table-cell>
          <table:table-cell table:style-name="a4df294">
            <text:p text:style-name="Table_20_Contents">vier</text:p>
          </table:table-cell>
        </table:table-row>
        <table:table-row>
          <table:table-cell table:style-name="a58b4ce">
            <text:p text:style-name="Table_20_Contents">Eins</text:p>
          </table:table-cell>
          <table:table-cell table:style-name="a5bb11b">
            <text:p text:style-name="Table_20_Contents">Zwei</text:p>
          </table:table-cell>
          <table:table-cell table:style-name="ae16e25">
            <text:p text:style-name="Table_20_Contents">Zwei</text:p>
          </table:table-cell>
          <table:table-cell table:style-name="ad1454c">
            <text:p text:style-name="Table_20_Contents">vier</text:p>
          </table:table-cell>
        </table:table-row>
        <table:table-row>
          <table:table-cell table:style-name="a21c8f5">
            <text:p text:style-name="Table_20_Contents">Eins</text:p>
          </table:table-cell>
          <table:table-cell table:style-name="af65207">
            <text:p text:style-name="Table_20_Contents">Zwei</text:p>
          </table:table-cell>
          <table:table-cell table:style-name="a447e35">
            <text:p text:style-name="Table_20_Contents">Zwei</text:p>
          </table:table-cell>
          <table:table-cell table:style-name="adfe693">
            <text:p text:style-name="Table_20_Contents">vier</text:p>
          </table:table-cell>
        </table:table-row>
        <table:table-row>
          <table:table-cell table:style-name="a29b99e">
            <text:p text:style-name="Table_20_Contents">Eins</text:p>
          </table:table-cell>
          <table:table-cell table:style-name="a7c7725">
            <text:p text:style-name="Table_20_Contents">Zwei</text:p>
          </table:table-cell>
          <table:table-cell table:style-name="a6f05d8">
            <text:p text:style-name="Table_20_Contents">Zwei</text:p>
          </table:table-cell>
          <table:table-cell table:style-name="a531b6f">
            <text:p text:style-name="Table_20_Contents">vier</text:p>
          </table:table-cell>
        </table:table-row>
        <table:table-row>
          <table:table-cell table:style-name="ad2f145">
            <text:p text:style-name="Table_20_Contents">Eins</text:p>
          </table:table-cell>
          <table:table-cell table:style-name="aef8aef">
            <text:p text:style-name="Table_20_Contents">Zwei</text:p>
          </table:table-cell>
          <table:table-cell table:style-name="a7432cc">
            <text:p text:style-name="Table_20_Contents">Zwei</text:p>
          </table:table-cell>
          <table:table-cell table:style-name="aad870e">
            <text:p text:style-name="Table_20_Contents">vier</text:p>
          </table:table-cell>
        </table:table-row>
        <table:table-row>
          <table:table-cell table:style-name="a96a83a">
            <text:p text:style-name="Table_20_Contents">Eins</text:p>
          </table:table-cell>
          <table:table-cell table:style-name="ac2df3a">
            <text:p text:style-name="Table_20_Contents">Zwei</text:p>
          </table:table-cell>
          <table:table-cell table:style-name="ab1fe3e">
            <text:p text:style-name="Table_20_Contents">Zwei</text:p>
          </table:table-cell>
          <table:table-cell table:style-name="a773ba8">
            <text:p text:style-name="Table_20_Contents">vier</text:p>
          </table:table-cell>
        </table:table-row>
        <table:table-row>
          <table:table-cell table:style-name="a206c02">
            <text:p text:style-name="Table_20_Contents">Eins</text:p>
          </table:table-cell>
          <table:table-cell table:style-name="aa09f54">
            <text:p text:style-name="Table_20_Contents">Zwei</text:p>
          </table:table-cell>
          <table:table-cell table:style-name="abdeacb">
            <text:p text:style-name="Table_20_Contents">Zwei</text:p>
          </table:table-cell>
          <table:table-cell table:style-name="af35a69">
            <text:p text:style-name="Table_20_Contents">vier</text:p>
          </table:table-cell>
        </table:table-row>
        <table:table-row>
          <table:table-cell table:style-name="abbf462">
            <text:p text:style-name="Table_20_Contents">Eins</text:p>
          </table:table-cell>
          <table:table-cell table:style-name="af8323c">
            <text:p text:style-name="Table_20_Contents">Zwei</text:p>
          </table:table-cell>
          <table:table-cell table:style-name="a5158fe">
            <text:p text:style-name="Table_20_Contents">Zwei</text:p>
          </table:table-cell>
          <table:table-cell table:style-name="a8c146c">
            <text:p text:style-name="Table_20_Contents">vier</text:p>
          </table:table-cell>
        </table:table-row>
        <table:table-row>
          <table:table-cell table:style-name="a5b67f1">
            <text:p text:style-name="Table_20_Contents">Eins</text:p>
          </table:table-cell>
          <table:table-cell table:style-name="a6dfee6">
            <text:p text:style-name="Table_20_Contents">Zwei</text:p>
          </table:table-cell>
          <table:table-cell table:style-name="a7bb473">
            <text:p text:style-name="Table_20_Contents">Zwei</text:p>
          </table:table-cell>
          <table:table-cell table:style-name="a5a1ecb">
            <text:p text:style-name="Table_20_Contents">vier</text:p>
          </table:table-cell>
        </table:table-row>
        <table:table-row>
          <table:table-cell table:style-name="a5e722f">
            <text:p text:style-name="Table_20_Contents">Eins</text:p>
          </table:table-cell>
          <table:table-cell table:style-name="a90c48e">
            <text:p text:style-name="Table_20_Contents">Zwei</text:p>
          </table:table-cell>
          <table:table-cell table:style-name="a26fb78">
            <text:p text:style-name="Table_20_Contents">Zwei</text:p>
          </table:table-cell>
          <table:table-cell table:style-name="afcebb6">
            <text:p text:style-name="Table_20_Contents">vier</text:p>
          </table:table-cell>
        </table:table-row>
        <table:table-row>
          <table:table-cell table:style-name="a2ccd40">
            <text:p text:style-name="Table_20_Contents">Eins</text:p>
          </table:table-cell>
          <table:table-cell table:style-name="accf91f">
            <text:p text:style-name="Table_20_Contents">Zwei</text:p>
          </table:table-cell>
          <table:table-cell table:style-name="a49634a">
            <text:p text:style-name="Table_20_Contents">Zwei</text:p>
          </table:table-cell>
          <table:table-cell table:style-name="a913aa8">
            <text:p text:style-name="Table_20_Contents">vier</text:p>
          </table:table-cell>
        </table:table-row>
        <table:table-row>
          <table:table-cell table:style-name="aa92124">
            <text:p text:style-name="Table_20_Contents">Eins</text:p>
          </table:table-cell>
          <table:table-cell table:style-name="a72dfa7">
            <text:p text:style-name="Table_20_Contents">Zwei</text:p>
          </table:table-cell>
          <table:table-cell table:style-name="af51adb">
            <text:p text:style-name="Table_20_Contents">Zwei</text:p>
          </table:table-cell>
          <table:table-cell table:style-name="af3d199">
            <text:p text:style-name="Table_20_Contents">vier</text:p>
          </table:table-cell>
        </table:table-row>
        <table:table-row>
          <table:table-cell table:style-name="a7b5a8d">
            <text:p text:style-name="Table_20_Contents">Eins</text:p>
          </table:table-cell>
          <table:table-cell table:style-name="ac848d9">
            <text:p text:style-name="Table_20_Contents">Zwei</text:p>
          </table:table-cell>
          <table:table-cell table:style-name="ad56e2d">
            <text:p text:style-name="Table_20_Contents">Zwei</text:p>
          </table:table-cell>
          <table:table-cell table:style-name="aa67156">
            <text:p text:style-name="Table_20_Contents">vier</text:p>
          </table:table-cell>
        </table:table-row>
        <table:table-row>
          <table:table-cell table:style-name="a33db3d">
            <text:p text:style-name="Table_20_Contents">Eins</text:p>
          </table:table-cell>
          <table:table-cell table:style-name="a8b2fa5">
            <text:p text:style-name="Table_20_Contents">Zwei</text:p>
          </table:table-cell>
          <table:table-cell table:style-name="a8ecc38">
            <text:p text:style-name="Table_20_Contents">Zwei</text:p>
          </table:table-cell>
          <table:table-cell table:style-name="a9d56d3">
            <text:p text:style-name="Table_20_Contents">vier</text:p>
          </table:table-cell>
        </table:table-row>
        <table:table-row>
          <table:table-cell table:style-name="a5325f8">
            <text:p text:style-name="Table_20_Contents">Eins</text:p>
          </table:table-cell>
          <table:table-cell table:style-name="afea3d9">
            <text:p text:style-name="Table_20_Contents">Zwei</text:p>
          </table:table-cell>
          <table:table-cell table:style-name="ae57161">
            <text:p text:style-name="Table_20_Contents">Zwei</text:p>
          </table:table-cell>
          <table:table-cell table:style-name="af3db9d">
            <text:p text:style-name="Table_20_Contents">vier</text:p>
          </table:table-cell>
        </table:table-row>
        <table:table-row>
          <table:table-cell table:style-name="a53e802">
            <text:p text:style-name="Table_20_Contents">Eins</text:p>
          </table:table-cell>
          <table:table-cell table:style-name="a97b4d9">
            <text:p text:style-name="Table_20_Contents">Zwei</text:p>
          </table:table-cell>
          <table:table-cell table:style-name="a84b889">
            <text:p text:style-name="Table_20_Contents">Zwei</text:p>
          </table:table-cell>
          <table:table-cell table:style-name="a070758">
            <text:p text:style-name="Table_20_Contents">vier</text:p>
          </table:table-cell>
        </table:table-row>
        <table:table-row>
          <table:table-cell table:style-name="aef8233">
            <text:p text:style-name="Table_20_Contents">Eins</text:p>
          </table:table-cell>
          <table:table-cell table:style-name="aa44e60">
            <text:p text:style-name="Table_20_Contents">Zwei</text:p>
          </table:table-cell>
          <table:table-cell table:style-name="abf549e">
            <text:p text:style-name="Table_20_Contents">Zwei</text:p>
          </table:table-cell>
          <table:table-cell table:style-name="abd2443">
            <text:p text:style-name="Table_20_Contents">vier</text:p>
          </table:table-cell>
        </table:table-row>
        <table:table-row>
          <table:table-cell table:style-name="af77394">
            <text:p text:style-name="Table_20_Contents">Eins</text:p>
          </table:table-cell>
          <table:table-cell table:style-name="ad23957">
            <text:p text:style-name="Table_20_Contents">Zwei</text:p>
          </table:table-cell>
          <table:table-cell table:style-name="aa6f4c9">
            <text:p text:style-name="Table_20_Contents">Zwei</text:p>
          </table:table-cell>
          <table:table-cell table:style-name="ad1a8e1">
            <text:p text:style-name="Table_20_Contents">vier</text:p>
          </table:table-cell>
        </table:table-row>
        <table:table-row>
          <table:table-cell table:style-name="a484794">
            <text:p text:style-name="Table_20_Contents">Eins</text:p>
          </table:table-cell>
          <table:table-cell table:style-name="a50b2ba">
            <text:p text:style-name="Table_20_Contents">Zwei</text:p>
          </table:table-cell>
          <table:table-cell table:style-name="a681524">
            <text:p text:style-name="Table_20_Contents">Zwei</text:p>
          </table:table-cell>
          <table:table-cell table:style-name="ad5089d">
            <text:p text:style-name="Table_20_Contents">vier</text:p>
          </table:table-cell>
        </table:table-row>
        <table:table-row>
          <table:table-cell table:style-name="a8ce9c1">
            <text:p text:style-name="Table_20_Contents">Eins</text:p>
          </table:table-cell>
          <table:table-cell table:style-name="a634a89">
            <text:p text:style-name="Table_20_Contents">Zwei</text:p>
          </table:table-cell>
          <table:table-cell table:style-name="aecfe01">
            <text:p text:style-name="Table_20_Contents">Zwei</text:p>
          </table:table-cell>
          <table:table-cell table:style-name="a303d88">
            <text:p text:style-name="Table_20_Contents">vier</text:p>
          </table:table-cell>
        </table:table-row>
        <table:table-row>
          <table:table-cell table:style-name="ac38120">
            <text:p text:style-name="Table_20_Contents">Eins</text:p>
          </table:table-cell>
          <table:table-cell table:style-name="aa0fcd0">
            <text:p text:style-name="Table_20_Contents">Zwei</text:p>
          </table:table-cell>
          <table:table-cell table:style-name="a6933c9">
            <text:p text:style-name="Table_20_Contents">Zwei</text:p>
          </table:table-cell>
          <table:table-cell table:style-name="ae41d24">
            <text:p text:style-name="Table_20_Contents">vier</text:p>
          </table:table-cell>
        </table:table-row>
        <table:table-row>
          <table:table-cell table:style-name="ab7350c">
            <text:p text:style-name="Table_20_Contents">Eins</text:p>
          </table:table-cell>
          <table:table-cell table:style-name="ac6b6bc">
            <text:p text:style-name="Table_20_Contents">Zwei</text:p>
          </table:table-cell>
          <table:table-cell table:style-name="a94d959">
            <text:p text:style-name="Table_20_Contents">Zwei</text:p>
          </table:table-cell>
          <table:table-cell table:style-name="aecca46">
            <text:p text:style-name="Table_20_Contents">vier</text:p>
          </table:table-cell>
        </table:table-row>
        <table:table-row>
          <table:table-cell table:style-name="aec7da2">
            <text:p text:style-name="Table_20_Contents">Eins</text:p>
          </table:table-cell>
          <table:table-cell table:style-name="af8b9ba">
            <text:p text:style-name="Table_20_Contents">Zwei</text:p>
          </table:table-cell>
          <table:table-cell table:style-name="a0dc70a">
            <text:p text:style-name="Table_20_Contents">Zwei</text:p>
          </table:table-cell>
          <table:table-cell table:style-name="a29d5fe">
            <text:p text:style-name="Table_20_Contents">vier</text:p>
          </table:table-cell>
        </table:table-row>
        <table:table-row>
          <table:table-cell table:style-name="acfe1c7">
            <text:p text:style-name="Table_20_Contents">Eins</text:p>
          </table:table-cell>
          <table:table-cell table:style-name="a8a8eb2">
            <text:p text:style-name="Table_20_Contents">Zwei</text:p>
          </table:table-cell>
          <table:table-cell table:style-name="a8a5827">
            <text:p text:style-name="Table_20_Contents">Zwei</text:p>
          </table:table-cell>
          <table:table-cell table:style-name="a6be193">
            <text:p text:style-name="Table_20_Contents">vier</text:p>
          </table:table-cell>
        </table:table-row>
        <table:table-row>
          <table:table-cell table:style-name="a5144b6">
            <text:p text:style-name="Table_20_Contents">Eins</text:p>
          </table:table-cell>
          <table:table-cell table:style-name="ae97b48">
            <text:p text:style-name="Table_20_Contents">Zwei</text:p>
          </table:table-cell>
          <table:table-cell table:style-name="a483118">
            <text:p text:style-name="Table_20_Contents">Zwei</text:p>
          </table:table-cell>
          <table:table-cell table:style-name="ad0d393">
            <text:p text:style-name="Table_20_Contents">vier</text:p>
          </table:table-cell>
        </table:table-row>
        <table:table-row>
          <table:table-cell table:style-name="a78251d">
            <text:p text:style-name="Table_20_Contents">Eins</text:p>
          </table:table-cell>
          <table:table-cell table:style-name="a11ab32">
            <text:p text:style-name="Table_20_Contents">Zwei</text:p>
          </table:table-cell>
          <table:table-cell table:style-name="a677ffd">
            <text:p text:style-name="Table_20_Contents">Zwei</text:p>
          </table:table-cell>
          <table:table-cell table:style-name="ae7f1eb">
            <text:p text:style-name="Table_20_Contents">vier</text:p>
          </table:table-cell>
        </table:table-row>
        <table:table-row>
          <table:table-cell table:style-name="ae76fd7">
            <text:p text:style-name="Table_20_Contents">Eins</text:p>
          </table:table-cell>
          <table:table-cell table:style-name="a0a7f9a">
            <text:p text:style-name="Table_20_Contents">Zwei</text:p>
          </table:table-cell>
          <table:table-cell table:style-name="ab179ed">
            <text:p text:style-name="Table_20_Contents">Zwei</text:p>
          </table:table-cell>
          <table:table-cell table:style-name="a2f731b">
            <text:p text:style-name="Table_20_Contents">vier</text:p>
          </table:table-cell>
        </table:table-row>
        <table:table-row>
          <table:table-cell table:style-name="ab9c823">
            <text:p text:style-name="Table_20_Contents">Eins</text:p>
          </table:table-cell>
          <table:table-cell table:style-name="a42b695">
            <text:p text:style-name="Table_20_Contents">Zwei</text:p>
          </table:table-cell>
          <table:table-cell table:style-name="a9f16bd">
            <text:p text:style-name="Table_20_Contents">Zwei</text:p>
          </table:table-cell>
          <table:table-cell table:style-name="a5d5866">
            <text:p text:style-name="Table_20_Contents">vier</text:p>
          </table:table-cell>
        </table:table-row>
        <table:table-row>
          <table:table-cell table:style-name="a996778">
            <text:p text:style-name="Table_20_Contents">Eins</text:p>
          </table:table-cell>
          <table:table-cell table:style-name="a495ca8">
            <text:p text:style-name="Table_20_Contents">Zwei</text:p>
          </table:table-cell>
          <table:table-cell table:style-name="a534d59">
            <text:p text:style-name="Table_20_Contents">Zwei</text:p>
          </table:table-cell>
          <table:table-cell table:style-name="a8da32d">
            <text:p text:style-name="Table_20_Contents">vier</text:p>
          </table:table-cell>
        </table:table-row>
        <table:table-row>
          <table:table-cell table:style-name="a78f6e7">
            <text:p text:style-name="Table_20_Contents">Eins</text:p>
          </table:table-cell>
          <table:table-cell table:style-name="a4cba59">
            <text:p text:style-name="Table_20_Contents">Zwei</text:p>
          </table:table-cell>
          <table:table-cell table:style-name="aa252a9">
            <text:p text:style-name="Table_20_Contents">Zwei</text:p>
          </table:table-cell>
          <table:table-cell table:style-name="ae0373f">
            <text:p text:style-name="Table_20_Contents">vier</text:p>
          </table:table-cell>
        </table:table-row>
        <table:table-row>
          <table:table-cell table:style-name="add0409">
            <text:p text:style-name="Table_20_Contents">Eins</text:p>
          </table:table-cell>
          <table:table-cell table:style-name="afcafd9">
            <text:p text:style-name="Table_20_Contents">Zwei</text:p>
          </table:table-cell>
          <table:table-cell table:style-name="a2d9d10">
            <text:p text:style-name="Table_20_Contents">Zwei</text:p>
          </table:table-cell>
          <table:table-cell table:style-name="a48fc52">
            <text:p text:style-name="Table_20_Contents">vier</text:p>
          </table:table-cell>
        </table:table-row>
        <table:table-row>
          <table:table-cell table:style-name="a37f383">
            <text:p text:style-name="Table_20_Contents">Eins</text:p>
          </table:table-cell>
          <table:table-cell table:style-name="aea30b2">
            <text:p text:style-name="Table_20_Contents">Zwei</text:p>
          </table:table-cell>
          <table:table-cell table:style-name="a12ae6e">
            <text:p text:style-name="Table_20_Contents">Zwei</text:p>
          </table:table-cell>
          <table:table-cell table:style-name="a551070">
            <text:p text:style-name="Table_20_Contents">vier</text:p>
          </table:table-cell>
        </table:table-row>
        <table:table-row>
          <table:table-cell table:style-name="a749311">
            <text:p text:style-name="Table_20_Contents">Eins</text:p>
          </table:table-cell>
          <table:table-cell table:style-name="a41d192">
            <text:p text:style-name="Table_20_Contents">Zwei</text:p>
          </table:table-cell>
          <table:table-cell table:style-name="aa8e6bd">
            <text:p text:style-name="Table_20_Contents">Zwei</text:p>
          </table:table-cell>
          <table:table-cell table:style-name="a701d91">
            <text:p text:style-name="Table_20_Contents">vier</text:p>
          </table:table-cell>
        </table:table-row>
        <table:table-row>
          <table:table-cell table:style-name="a6dad2b">
            <text:p text:style-name="Table_20_Contents">Eins</text:p>
          </table:table-cell>
          <table:table-cell table:style-name="acb9a18">
            <text:p text:style-name="Table_20_Contents">Zwei</text:p>
          </table:table-cell>
          <table:table-cell table:style-name="a50e138">
            <text:p text:style-name="Table_20_Contents">Zwei</text:p>
          </table:table-cell>
          <table:table-cell table:style-name="ac52433">
            <text:p text:style-name="Table_20_Contents">vier</text:p>
          </table:table-cell>
        </table:table-row>
        <table:table-row>
          <table:table-cell table:style-name="abb4034">
            <text:p text:style-name="Table_20_Contents">Eins</text:p>
          </table:table-cell>
          <table:table-cell table:style-name="a6e8cc0">
            <text:p text:style-name="Table_20_Contents">Zwei</text:p>
          </table:table-cell>
          <table:table-cell table:style-name="a661e13">
            <text:p text:style-name="Table_20_Contents">Zwei</text:p>
          </table:table-cell>
          <table:table-cell table:style-name="a2e4d06">
            <text:p text:style-name="Table_20_Contents">vier</text:p>
          </table:table-cell>
        </table:table-row>
        <table:table-row>
          <table:table-cell table:style-name="af03b3b">
            <text:p text:style-name="Table_20_Contents">Eins</text:p>
          </table:table-cell>
          <table:table-cell table:style-name="a1296d5">
            <text:p text:style-name="Table_20_Contents">Zwei</text:p>
          </table:table-cell>
          <table:table-cell table:style-name="af9fac3">
            <text:p text:style-name="Table_20_Contents">Zwei</text:p>
          </table:table-cell>
          <table:table-cell table:style-name="ac793a3">
            <text:p text:style-name="Table_20_Contents">vier</text:p>
          </table:table-cell>
        </table:table-row>
        <table:table-row>
          <table:table-cell table:style-name="a1de24d">
            <text:p text:style-name="Table_20_Contents">Eins</text:p>
          </table:table-cell>
          <table:table-cell table:style-name="a9fda70">
            <text:p text:style-name="Table_20_Contents">Zwei</text:p>
          </table:table-cell>
          <table:table-cell table:style-name="a1d3ada">
            <text:p text:style-name="Table_20_Contents">Zwei</text:p>
          </table:table-cell>
          <table:table-cell table:style-name="aa05c66">
            <text:p text:style-name="Table_20_Contents">vier</text:p>
          </table:table-cell>
        </table:table-row>
        <table:table-row>
          <table:table-cell table:style-name="a343c4e">
            <text:p text:style-name="Table_20_Contents">Eins</text:p>
          </table:table-cell>
          <table:table-cell table:style-name="a068497">
            <text:p text:style-name="Table_20_Contents">Zwei</text:p>
          </table:table-cell>
          <table:table-cell table:style-name="a23a369">
            <text:p text:style-name="Table_20_Contents">Zwei</text:p>
          </table:table-cell>
          <table:table-cell table:style-name="ab8473d">
            <text:p text:style-name="Table_20_Contents">vier</text:p>
          </table:table-cell>
        </table:table-row>
        <table:table-row>
          <table:table-cell table:style-name="aa12c75">
            <text:p text:style-name="Table_20_Contents">Eins</text:p>
          </table:table-cell>
          <table:table-cell table:style-name="aaea159">
            <text:p text:style-name="Table_20_Contents">Zwei</text:p>
          </table:table-cell>
          <table:table-cell table:style-name="a7b6b00">
            <text:p text:style-name="Table_20_Contents">Zwei</text:p>
          </table:table-cell>
          <table:table-cell table:style-name="aebd19d">
            <text:p text:style-name="Table_20_Contents">vier</text:p>
          </table:table-cell>
        </table:table-row>
        <table:table-row>
          <table:table-cell table:style-name="a621945">
            <text:p text:style-name="Table_20_Contents">Eins</text:p>
          </table:table-cell>
          <table:table-cell table:style-name="a6ba004">
            <text:p text:style-name="Table_20_Contents">Zwei</text:p>
          </table:table-cell>
          <table:table-cell table:style-name="a688031">
            <text:p text:style-name="Table_20_Contents">Zwei</text:p>
          </table:table-cell>
          <table:table-cell table:style-name="ab59979">
            <text:p text:style-name="Table_20_Contents">vier</text:p>
          </table:table-cell>
        </table:table-row>
        <table:table-row>
          <table:table-cell table:style-name="a96431c">
            <text:p text:style-name="Table_20_Contents">Eins</text:p>
          </table:table-cell>
          <table:table-cell table:style-name="a13796f">
            <text:p text:style-name="Table_20_Contents">Zwei</text:p>
          </table:table-cell>
          <table:table-cell table:style-name="a31e8aa">
            <text:p text:style-name="Table_20_Contents">Zwei</text:p>
          </table:table-cell>
          <table:table-cell table:style-name="ab15354">
            <text:p text:style-name="Table_20_Contents">vier</text:p>
          </table:table-cell>
        </table:table-row>
        <table:table-row>
          <table:table-cell table:style-name="a822c5c">
            <text:p text:style-name="Table_20_Contents">Eins</text:p>
          </table:table-cell>
          <table:table-cell table:style-name="a25aa44">
            <text:p text:style-name="Table_20_Contents">Zwei</text:p>
          </table:table-cell>
          <table:table-cell table:style-name="a15badf">
            <text:p text:style-name="Table_20_Contents">Zwei</text:p>
          </table:table-cell>
          <table:table-cell table:style-name="a9dc557">
            <text:p text:style-name="Table_20_Contents">vier</text:p>
          </table:table-cell>
        </table:table-row>
        <table:table-row>
          <table:table-cell table:style-name="adeb511">
            <text:p text:style-name="Table_20_Contents">Eins</text:p>
          </table:table-cell>
          <table:table-cell table:style-name="a827371">
            <text:p text:style-name="Table_20_Contents">Zwei</text:p>
          </table:table-cell>
          <table:table-cell table:style-name="aa67441">
            <text:p text:style-name="Table_20_Contents">Zwei</text:p>
          </table:table-cell>
          <table:table-cell table:style-name="a335985">
            <text:p text:style-name="Table_20_Contents">vier</text:p>
          </table:table-cell>
        </table:table-row>
        <table:table-row>
          <table:table-cell table:style-name="a40cc3b">
            <text:p text:style-name="Table_20_Contents">Eins</text:p>
          </table:table-cell>
          <table:table-cell table:style-name="a0f1293">
            <text:p text:style-name="Table_20_Contents">Zwei</text:p>
          </table:table-cell>
          <table:table-cell table:style-name="a0aae09">
            <text:p text:style-name="Table_20_Contents">Zwei</text:p>
          </table:table-cell>
          <table:table-cell table:style-name="a8518ee">
            <text:p text:style-name="Table_20_Contents">vier</text:p>
          </table:table-cell>
        </table:table-row>
        <table:table-row>
          <table:table-cell table:style-name="a60d896">
            <text:p text:style-name="Table_20_Contents">Eins</text:p>
          </table:table-cell>
          <table:table-cell table:style-name="a47e47d">
            <text:p text:style-name="Table_20_Contents">Zwei</text:p>
          </table:table-cell>
          <table:table-cell table:style-name="af67288">
            <text:p text:style-name="Table_20_Contents">Zwei</text:p>
          </table:table-cell>
          <table:table-cell table:style-name="aca2207">
            <text:p text:style-name="Table_20_Contents">vier</text:p>
          </table:table-cell>
        </table:table-row>
        <table:table-row>
          <table:table-cell table:style-name="a0b3b02">
            <text:p text:style-name="Table_20_Contents">Eins</text:p>
          </table:table-cell>
          <table:table-cell table:style-name="a2da3d0">
            <text:p text:style-name="Table_20_Contents">Zwei</text:p>
          </table:table-cell>
          <table:table-cell table:style-name="a1bb520">
            <text:p text:style-name="Table_20_Contents">Zwei</text:p>
          </table:table-cell>
          <table:table-cell table:style-name="a5debff">
            <text:p text:style-name="Table_20_Contents">vier</text:p>
          </table:table-cell>
        </table:table-row>
        <table:table-row>
          <table:table-cell table:style-name="a8d8c6e">
            <text:p text:style-name="Table_20_Contents">Eins</text:p>
          </table:table-cell>
          <table:table-cell table:style-name="aaf359b">
            <text:p text:style-name="Table_20_Contents">Zwei</text:p>
          </table:table-cell>
          <table:table-cell table:style-name="a3daea7">
            <text:p text:style-name="Table_20_Contents">Zwei</text:p>
          </table:table-cell>
          <table:table-cell table:style-name="a7de928">
            <text:p text:style-name="Table_20_Contents">vier</text:p>
          </table:table-cell>
        </table:table-row>
        <table:table-row>
          <table:table-cell table:style-name="a86795d">
            <text:p text:style-name="Table_20_Contents">Eins</text:p>
          </table:table-cell>
          <table:table-cell table:style-name="aadb612">
            <text:p text:style-name="Table_20_Contents">Zwei</text:p>
          </table:table-cell>
          <table:table-cell table:style-name="a092084">
            <text:p text:style-name="Table_20_Contents">Zwei</text:p>
          </table:table-cell>
          <table:table-cell table:style-name="acb5a80">
            <text:p text:style-name="Table_20_Contents">vier</text:p>
          </table:table-cell>
        </table:table-row>
        <table:table-row>
          <table:table-cell table:style-name="a185cf2">
            <text:p text:style-name="Table_20_Contents">Eins</text:p>
          </table:table-cell>
          <table:table-cell table:style-name="afcb750">
            <text:p text:style-name="Table_20_Contents">Zwei</text:p>
          </table:table-cell>
          <table:table-cell table:style-name="a51c03a">
            <text:p text:style-name="Table_20_Contents">Zwei</text:p>
          </table:table-cell>
          <table:table-cell table:style-name="ae06631">
            <text:p text:style-name="Table_20_Contents">vier</text:p>
          </table:table-cell>
        </table:table-row>
        <table:table-row>
          <table:table-cell table:style-name="aa0fd91">
            <text:p text:style-name="Table_20_Contents">Eins</text:p>
          </table:table-cell>
          <table:table-cell table:style-name="a4ce430">
            <text:p text:style-name="Table_20_Contents">Zwei</text:p>
          </table:table-cell>
          <table:table-cell table:style-name="a5b4d95">
            <text:p text:style-name="Table_20_Contents">Zwei</text:p>
          </table:table-cell>
          <table:table-cell table:style-name="a57c335">
            <text:p text:style-name="Table_20_Contents">vier</text:p>
          </table:table-cell>
        </table:table-row>
        <table:table-row>
          <table:table-cell table:style-name="a430d18">
            <text:p text:style-name="Table_20_Contents">Eins</text:p>
          </table:table-cell>
          <table:table-cell table:style-name="ac3792d">
            <text:p text:style-name="Table_20_Contents">Zwei</text:p>
          </table:table-cell>
          <table:table-cell table:style-name="a631565">
            <text:p text:style-name="Table_20_Contents">Zwei</text:p>
          </table:table-cell>
          <table:table-cell table:style-name="a7e8bfd">
            <text:p text:style-name="Table_20_Contents">vier</text:p>
          </table:table-cell>
        </table:table-row>
        <table:table-row>
          <table:table-cell table:style-name="ac04e90">
            <text:p text:style-name="Table_20_Contents">Eins</text:p>
          </table:table-cell>
          <table:table-cell table:style-name="a1d455a">
            <text:p text:style-name="Table_20_Contents">Zwei</text:p>
          </table:table-cell>
          <table:table-cell table:style-name="ab4e2c0">
            <text:p text:style-name="Table_20_Contents">Zwei</text:p>
          </table:table-cell>
          <table:table-cell table:style-name="a880a34">
            <text:p text:style-name="Table_20_Contents">vier</text:p>
          </table:table-cell>
        </table:table-row>
        <table:table-row>
          <table:table-cell table:style-name="a5d838c">
            <text:p text:style-name="Table_20_Contents">Eins</text:p>
          </table:table-cell>
          <table:table-cell table:style-name="aa02561">
            <text:p text:style-name="Table_20_Contents">Zwei</text:p>
          </table:table-cell>
          <table:table-cell table:style-name="a34a0e2">
            <text:p text:style-name="Table_20_Contents">Zwei</text:p>
          </table:table-cell>
          <table:table-cell table:style-name="a838d86">
            <text:p text:style-name="Table_20_Contents">vier</text:p>
          </table:table-cell>
        </table:table-row>
        <table:table-row>
          <table:table-cell table:style-name="acb8302">
            <text:p text:style-name="Table_20_Contents">Eins</text:p>
          </table:table-cell>
          <table:table-cell table:style-name="aca2a9e">
            <text:p text:style-name="Table_20_Contents">Zwei</text:p>
          </table:table-cell>
          <table:table-cell table:style-name="a6c2f8f">
            <text:p text:style-name="Table_20_Contents">Zwei</text:p>
          </table:table-cell>
          <table:table-cell table:style-name="a849f80">
            <text:p text:style-name="Table_20_Contents">vier</text:p>
          </table:table-cell>
        </table:table-row>
        <table:table-row>
          <table:table-cell table:style-name="a5b1bbd">
            <text:p text:style-name="Table_20_Contents">Eins</text:p>
          </table:table-cell>
          <table:table-cell table:style-name="aa1e043">
            <text:p text:style-name="Table_20_Contents">Zwei</text:p>
          </table:table-cell>
          <table:table-cell table:style-name="adb2c11">
            <text:p text:style-name="Table_20_Contents">Zwei</text:p>
          </table:table-cell>
          <table:table-cell table:style-name="a662679">
            <text:p text:style-name="Table_20_Contents">vier</text:p>
          </table:table-cell>
        </table:table-row>
        <table:table-row>
          <table:table-cell table:style-name="a13a45c">
            <text:p text:style-name="Table_20_Contents">Eins</text:p>
          </table:table-cell>
          <table:table-cell table:style-name="ac76085">
            <text:p text:style-name="Table_20_Contents">Zwei</text:p>
          </table:table-cell>
          <table:table-cell table:style-name="a7cb0bc">
            <text:p text:style-name="Table_20_Contents">Zwei</text:p>
          </table:table-cell>
          <table:table-cell table:style-name="a514992">
            <text:p text:style-name="Table_20_Contents">vier</text:p>
          </table:table-cell>
        </table:table-row>
        <table:table-row>
          <table:table-cell table:style-name="a9e5ae7">
            <text:p text:style-name="Table_20_Contents">Eins</text:p>
          </table:table-cell>
          <table:table-cell table:style-name="aea2be9">
            <text:p text:style-name="Table_20_Contents">Zwei</text:p>
          </table:table-cell>
          <table:table-cell table:style-name="a354d0a">
            <text:p text:style-name="Table_20_Contents">Zwei</text:p>
          </table:table-cell>
          <table:table-cell table:style-name="ab927bf">
            <text:p text:style-name="Table_20_Contents">vier</text:p>
          </table:table-cell>
        </table:table-row>
        <table:table-row>
          <table:table-cell table:style-name="a5af5ec">
            <text:p text:style-name="Table_20_Contents">Eins</text:p>
          </table:table-cell>
          <table:table-cell table:style-name="a13f498">
            <text:p text:style-name="Table_20_Contents">Zwei</text:p>
          </table:table-cell>
          <table:table-cell table:style-name="a21b840">
            <text:p text:style-name="Table_20_Contents">Zwei</text:p>
          </table:table-cell>
          <table:table-cell table:style-name="accb3ea">
            <text:p text:style-name="Table_20_Contents">vier</text:p>
          </table:table-cell>
        </table:table-row>
        <table:table-row>
          <table:table-cell table:style-name="a5c092f">
            <text:p text:style-name="Table_20_Contents">Eins</text:p>
          </table:table-cell>
          <table:table-cell table:style-name="a4ccfb9">
            <text:p text:style-name="Table_20_Contents">Zwei</text:p>
          </table:table-cell>
          <table:table-cell table:style-name="a8d00a9">
            <text:p text:style-name="Table_20_Contents">Zwei</text:p>
          </table:table-cell>
          <table:table-cell table:style-name="a784816">
            <text:p text:style-name="Table_20_Contents">vier</text:p>
          </table:table-cell>
        </table:table-row>
        <table:table-row>
          <table:table-cell table:style-name="a7c1fed">
            <text:p text:style-name="Table_20_Contents">Eins</text:p>
          </table:table-cell>
          <table:table-cell table:style-name="a797ef3">
            <text:p text:style-name="Table_20_Contents">Zwei</text:p>
          </table:table-cell>
          <table:table-cell table:style-name="aab395e">
            <text:p text:style-name="Table_20_Contents">Zwei</text:p>
          </table:table-cell>
          <table:table-cell table:style-name="af0c1a3">
            <text:p text:style-name="Table_20_Contents">vier</text:p>
          </table:table-cell>
        </table:table-row>
        <table:table-row>
          <table:table-cell table:style-name="a36aea8">
            <text:p text:style-name="Table_20_Contents">Eins</text:p>
          </table:table-cell>
          <table:table-cell table:style-name="af8c3ec">
            <text:p text:style-name="Table_20_Contents">Zwei</text:p>
          </table:table-cell>
          <table:table-cell table:style-name="a13e8a1">
            <text:p text:style-name="Table_20_Contents">Zwei</text:p>
          </table:table-cell>
          <table:table-cell table:style-name="a6a389a">
            <text:p text:style-name="Table_20_Contents">vier</text:p>
          </table:table-cell>
        </table:table-row>
        <table:table-row>
          <table:table-cell table:style-name="a723e8f">
            <text:p text:style-name="Table_20_Contents">Eins</text:p>
          </table:table-cell>
          <table:table-cell table:style-name="a70efdc">
            <text:p text:style-name="Table_20_Contents">Zwei</text:p>
          </table:table-cell>
          <table:table-cell table:style-name="a5db8bd">
            <text:p text:style-name="Table_20_Contents">Zwei</text:p>
          </table:table-cell>
          <table:table-cell table:style-name="a0ca401">
            <text:p text:style-name="Table_20_Contents">vier</text:p>
          </table:table-cell>
        </table:table-row>
        <table:table-row>
          <table:table-cell table:style-name="af37467">
            <text:p text:style-name="Table_20_Contents">Eins</text:p>
          </table:table-cell>
          <table:table-cell table:style-name="a732131">
            <text:p text:style-name="Table_20_Contents">Zwei</text:p>
          </table:table-cell>
          <table:table-cell table:style-name="a2b2d8b">
            <text:p text:style-name="Table_20_Contents">Zwei</text:p>
          </table:table-cell>
          <table:table-cell table:style-name="a70fd55">
            <text:p text:style-name="Table_20_Contents">vier</text:p>
          </table:table-cell>
        </table:table-row>
        <table:table-row>
          <table:table-cell table:style-name="ac2d512">
            <text:p text:style-name="Table_20_Contents">Eins</text:p>
          </table:table-cell>
          <table:table-cell table:style-name="a15e149">
            <text:p text:style-name="Table_20_Contents">Zwei</text:p>
          </table:table-cell>
          <table:table-cell table:style-name="a6e606e">
            <text:p text:style-name="Table_20_Contents">Zwei</text:p>
          </table:table-cell>
          <table:table-cell table:style-name="af1b4fb">
            <text:p text:style-name="Table_20_Contents">vier</text:p>
          </table:table-cell>
        </table:table-row>
        <table:table-row>
          <table:table-cell table:style-name="a696998">
            <text:p text:style-name="Table_20_Contents">Eins</text:p>
          </table:table-cell>
          <table:table-cell table:style-name="a6d142d">
            <text:p text:style-name="Table_20_Contents">Zwei</text:p>
          </table:table-cell>
          <table:table-cell table:style-name="aa804f6">
            <text:p text:style-name="Table_20_Contents">Zwei</text:p>
          </table:table-cell>
          <table:table-cell table:style-name="ae189d4">
            <text:p text:style-name="Table_20_Contents">vier</text:p>
          </table:table-cell>
        </table:table-row>
        <table:table-row>
          <table:table-cell table:style-name="a8aa4cc">
            <text:p text:style-name="Table_20_Contents">Eins</text:p>
          </table:table-cell>
          <table:table-cell table:style-name="ad16c72">
            <text:p text:style-name="Table_20_Contents">Zwei</text:p>
          </table:table-cell>
          <table:table-cell table:style-name="a6c3802">
            <text:p text:style-name="Table_20_Contents">Zwei</text:p>
          </table:table-cell>
          <table:table-cell table:style-name="a4c15d6">
            <text:p text:style-name="Table_20_Contents">vier</text:p>
          </table:table-cell>
        </table:table-row>
        <table:table-row>
          <table:table-cell table:style-name="a0c2c81">
            <text:p text:style-name="Table_20_Contents">Eins</text:p>
          </table:table-cell>
          <table:table-cell table:style-name="a3dd514">
            <text:p text:style-name="Table_20_Contents">Zwei</text:p>
          </table:table-cell>
          <table:table-cell table:style-name="a85db7a">
            <text:p text:style-name="Table_20_Contents">Zwei</text:p>
          </table:table-cell>
          <table:table-cell table:style-name="a3ba1b7">
            <text:p text:style-name="Table_20_Contents">vier</text:p>
          </table:table-cell>
        </table:table-row>
        <table:table-row>
          <table:table-cell table:style-name="aae6840">
            <text:p text:style-name="Table_20_Contents">Eins</text:p>
          </table:table-cell>
          <table:table-cell table:style-name="aa5836a">
            <text:p text:style-name="Table_20_Contents">Zwei</text:p>
          </table:table-cell>
          <table:table-cell table:style-name="aa78098">
            <text:p text:style-name="Table_20_Contents">Zwei</text:p>
          </table:table-cell>
          <table:table-cell table:style-name="aa011ab">
            <text:p text:style-name="Table_20_Contents">vier</text:p>
          </table:table-cell>
        </table:table-row>
        <table:table-row>
          <table:table-cell table:style-name="ab2f7a2">
            <text:p text:style-name="Table_20_Contents">Eins</text:p>
          </table:table-cell>
          <table:table-cell table:style-name="a09a334">
            <text:p text:style-name="Table_20_Contents">Zwei</text:p>
          </table:table-cell>
          <table:table-cell table:style-name="ab722c1">
            <text:p text:style-name="Table_20_Contents">Zwei</text:p>
          </table:table-cell>
          <table:table-cell table:style-name="adafd36">
            <text:p text:style-name="Table_20_Contents">vier</text:p>
          </table:table-cell>
        </table:table-row>
        <table:table-row>
          <table:table-cell table:style-name="af07229">
            <text:p text:style-name="Table_20_Contents">Eins</text:p>
          </table:table-cell>
          <table:table-cell table:style-name="a41cea4">
            <text:p text:style-name="Table_20_Contents">Zwei</text:p>
          </table:table-cell>
          <table:table-cell table:style-name="a6834ee">
            <text:p text:style-name="Table_20_Contents">Zwei</text:p>
          </table:table-cell>
          <table:table-cell table:style-name="aa543ff">
            <text:p text:style-name="Table_20_Contents">vier</text:p>
          </table:table-cell>
        </table:table-row>
        <table:table-row>
          <table:table-cell table:style-name="a7d12b9">
            <text:p text:style-name="Table_20_Contents">Eins</text:p>
          </table:table-cell>
          <table:table-cell table:style-name="adec489">
            <text:p text:style-name="Table_20_Contents">Zwei</text:p>
          </table:table-cell>
          <table:table-cell table:style-name="a05c39f">
            <text:p text:style-name="Table_20_Contents">Zwei</text:p>
          </table:table-cell>
          <table:table-cell table:style-name="a7ab1c2">
            <text:p text:style-name="Table_20_Contents">vier</text:p>
          </table:table-cell>
        </table:table-row>
        <table:table-row>
          <table:table-cell table:style-name="aec308f">
            <text:p text:style-name="Table_20_Contents">Eins</text:p>
          </table:table-cell>
          <table:table-cell table:style-name="a4b0e86">
            <text:p text:style-name="Table_20_Contents">Zwei</text:p>
          </table:table-cell>
          <table:table-cell table:style-name="a04ad6e">
            <text:p text:style-name="Table_20_Contents">Zwei</text:p>
          </table:table-cell>
          <table:table-cell table:style-name="af8834c">
            <text:p text:style-name="Table_20_Contents">vier</text:p>
          </table:table-cell>
        </table:table-row>
        <table:table-row>
          <table:table-cell table:style-name="af4a7d8">
            <text:p text:style-name="Table_20_Contents">Eins</text:p>
          </table:table-cell>
          <table:table-cell table:style-name="a51894d">
            <text:p text:style-name="Table_20_Contents">Zwei</text:p>
          </table:table-cell>
          <table:table-cell table:style-name="a34341b">
            <text:p text:style-name="Table_20_Contents">Zwei</text:p>
          </table:table-cell>
          <table:table-cell table:style-name="aa3de87">
            <text:p text:style-name="Table_20_Contents">vier</text:p>
          </table:table-cell>
        </table:table-row>
        <table:table-row>
          <table:table-cell table:style-name="a3893d2">
            <text:p text:style-name="Table_20_Contents">Eins</text:p>
          </table:table-cell>
          <table:table-cell table:style-name="a7e00fd">
            <text:p text:style-name="Table_20_Contents">Zwei</text:p>
          </table:table-cell>
          <table:table-cell table:style-name="a296841">
            <text:p text:style-name="Table_20_Contents">Zwei</text:p>
          </table:table-cell>
          <table:table-cell table:style-name="a5d8f97">
            <text:p text:style-name="Table_20_Contents">vier</text:p>
          </table:table-cell>
        </table:table-row>
        <table:table-row>
          <table:table-cell table:style-name="ad0fc74">
            <text:p text:style-name="Table_20_Contents">Eins</text:p>
          </table:table-cell>
          <table:table-cell table:style-name="a605382">
            <text:p text:style-name="Table_20_Contents">Zwei</text:p>
          </table:table-cell>
          <table:table-cell table:style-name="ad03185">
            <text:p text:style-name="Table_20_Contents">Zwei</text:p>
          </table:table-cell>
          <table:table-cell table:style-name="a609d03">
            <text:p text:style-name="Table_20_Contents">vier</text:p>
          </table:table-cell>
        </table:table-row>
        <table:table-row>
          <table:table-cell table:style-name="a3259bc">
            <text:p text:style-name="Table_20_Contents">Eins</text:p>
          </table:table-cell>
          <table:table-cell table:style-name="a96cb09">
            <text:p text:style-name="Table_20_Contents">Zwei</text:p>
          </table:table-cell>
          <table:table-cell table:style-name="ae2f561">
            <text:p text:style-name="Table_20_Contents">Zwei</text:p>
          </table:table-cell>
          <table:table-cell table:style-name="a0984fa">
            <text:p text:style-name="Table_20_Contents">vier</text:p>
          </table:table-cell>
        </table:table-row>
        <table:table-row>
          <table:table-cell table:style-name="af90e71">
            <text:p text:style-name="Table_20_Contents">Eins</text:p>
          </table:table-cell>
          <table:table-cell table:style-name="aa8a288">
            <text:p text:style-name="Table_20_Contents">Zwei</text:p>
          </table:table-cell>
          <table:table-cell table:style-name="a681e81">
            <text:p text:style-name="Table_20_Contents">Zwei</text:p>
          </table:table-cell>
          <table:table-cell table:style-name="acc3594">
            <text:p text:style-name="Table_20_Contents">vier</text:p>
          </table:table-cell>
        </table:table-row>
        <table:table-row>
          <table:table-cell table:style-name="a2f3c92">
            <text:p text:style-name="Table_20_Contents">Eins</text:p>
          </table:table-cell>
          <table:table-cell table:style-name="a25e64f">
            <text:p text:style-name="Table_20_Contents">Zwei</text:p>
          </table:table-cell>
          <table:table-cell table:style-name="a3b06a4">
            <text:p text:style-name="Table_20_Contents">Zwei</text:p>
          </table:table-cell>
          <table:table-cell table:style-name="aaf1239">
            <text:p text:style-name="Table_20_Contents">vier</text:p>
          </table:table-cell>
        </table:table-row>
        <table:table-row>
          <table:table-cell table:style-name="aa79539">
            <text:p text:style-name="Table_20_Contents">Eins</text:p>
          </table:table-cell>
          <table:table-cell table:style-name="a3622ae">
            <text:p text:style-name="Table_20_Contents">Zwei</text:p>
          </table:table-cell>
          <table:table-cell table:style-name="a14051c">
            <text:p text:style-name="Table_20_Contents">Zwei</text:p>
          </table:table-cell>
          <table:table-cell table:style-name="a599808">
            <text:p text:style-name="Table_20_Contents">vier</text:p>
          </table:table-cell>
        </table:table-row>
        <table:table-row>
          <table:table-cell table:style-name="a1b0625">
            <text:p text:style-name="Table_20_Contents">Eins</text:p>
          </table:table-cell>
          <table:table-cell table:style-name="abb92a8">
            <text:p text:style-name="Table_20_Contents">Zwei</text:p>
          </table:table-cell>
          <table:table-cell table:style-name="a79a3ce">
            <text:p text:style-name="Table_20_Contents">Zwei</text:p>
          </table:table-cell>
          <table:table-cell table:style-name="a457353">
            <text:p text:style-name="Table_20_Contents">vier</text:p>
          </table:table-cell>
        </table:table-row>
        <table:table-row>
          <table:table-cell table:style-name="ad166c4">
            <text:p text:style-name="Table_20_Contents">Eins</text:p>
          </table:table-cell>
          <table:table-cell table:style-name="a74c0bb">
            <text:p text:style-name="Table_20_Contents">Zwei</text:p>
          </table:table-cell>
          <table:table-cell table:style-name="a833cd5">
            <text:p text:style-name="Table_20_Contents">Zwei</text:p>
          </table:table-cell>
          <table:table-cell table:style-name="ae9182d">
            <text:p text:style-name="Table_20_Contents">vier</text:p>
          </table:table-cell>
        </table:table-row>
        <table:table-row>
          <table:table-cell table:style-name="abf86dc">
            <text:p text:style-name="Table_20_Contents">Eins</text:p>
          </table:table-cell>
          <table:table-cell table:style-name="a12cbb1">
            <text:p text:style-name="Table_20_Contents">Zwei</text:p>
          </table:table-cell>
          <table:table-cell table:style-name="a5b82a1">
            <text:p text:style-name="Table_20_Contents">Zwei</text:p>
          </table:table-cell>
          <table:table-cell table:style-name="ac3300a">
            <text:p text:style-name="Table_20_Contents">vier</text:p>
          </table:table-cell>
        </table:table-row>
        <table:table-row>
          <table:table-cell table:style-name="a2f40b2">
            <text:p text:style-name="Table_20_Contents">Eins</text:p>
          </table:table-cell>
          <table:table-cell table:style-name="a0ec185">
            <text:p text:style-name="Table_20_Contents">Zwei</text:p>
          </table:table-cell>
          <table:table-cell table:style-name="affb4b5">
            <text:p text:style-name="Table_20_Contents">Zwei</text:p>
          </table:table-cell>
          <table:table-cell table:style-name="a066e64">
            <text:p text:style-name="Table_20_Contents">vier</text:p>
          </table:table-cell>
        </table:table-row>
        <table:table-row>
          <table:table-cell table:style-name="a3870ce">
            <text:p text:style-name="Table_20_Contents">Eins</text:p>
          </table:table-cell>
          <table:table-cell table:style-name="a24c25a">
            <text:p text:style-name="Table_20_Contents">Zwei</text:p>
          </table:table-cell>
          <table:table-cell table:style-name="ace82ee">
            <text:p text:style-name="Table_20_Contents">Zwei</text:p>
          </table:table-cell>
          <table:table-cell table:style-name="a459e7c">
            <text:p text:style-name="Table_20_Contents">vier</text:p>
          </table:table-cell>
        </table:table-row>
        <table:table-row>
          <table:table-cell table:style-name="a8bf54f">
            <text:p text:style-name="Table_20_Contents">Eins</text:p>
          </table:table-cell>
          <table:table-cell table:style-name="abfdd7c">
            <text:p text:style-name="Table_20_Contents">Zwei</text:p>
          </table:table-cell>
          <table:table-cell table:style-name="a17e15c">
            <text:p text:style-name="Table_20_Contents">Zwei</text:p>
          </table:table-cell>
          <table:table-cell table:style-name="ae7fc28">
            <text:p text:style-name="Table_20_Contents">vier</text:p>
          </table:table-cell>
        </table:table-row>
        <table:table-row>
          <table:table-cell table:style-name="a5416c7">
            <text:p text:style-name="Table_20_Contents">Eins</text:p>
          </table:table-cell>
          <table:table-cell table:style-name="a4dda79">
            <text:p text:style-name="Table_20_Contents">Zwei</text:p>
          </table:table-cell>
          <table:table-cell table:style-name="a054ea6">
            <text:p text:style-name="Table_20_Contents">Zwei</text:p>
          </table:table-cell>
          <table:table-cell table:style-name="a5e29ae">
            <text:p text:style-name="Table_20_Contents">vier</text:p>
          </table:table-cell>
        </table:table-row>
        <table:table-row>
          <table:table-cell table:style-name="a37fcae">
            <text:p text:style-name="Table_20_Contents">Eins</text:p>
          </table:table-cell>
          <table:table-cell table:style-name="a666040">
            <text:p text:style-name="Table_20_Contents">Zwei</text:p>
          </table:table-cell>
          <table:table-cell table:style-name="ae04f0b">
            <text:p text:style-name="Table_20_Contents">Zwei</text:p>
          </table:table-cell>
          <table:table-cell table:style-name="a0854ac">
            <text:p text:style-name="Table_20_Contents">vier</text:p>
          </table:table-cell>
        </table:table-row>
        <table:table-row>
          <table:table-cell table:style-name="ae20f61">
            <text:p text:style-name="Table_20_Contents">Eins</text:p>
          </table:table-cell>
          <table:table-cell table:style-name="aed2c58">
            <text:p text:style-name="Table_20_Contents">Zwei</text:p>
          </table:table-cell>
          <table:table-cell table:style-name="af31de4">
            <text:p text:style-name="Table_20_Contents">Zwei</text:p>
          </table:table-cell>
          <table:table-cell table:style-name="a7e5c1d">
            <text:p text:style-name="Table_20_Contents">vier</text:p>
          </table:table-cell>
        </table:table-row>
        <table:table-row>
          <table:table-cell table:style-name="ac369b2">
            <text:p text:style-name="Table_20_Contents">Eins</text:p>
          </table:table-cell>
          <table:table-cell table:style-name="adb4c29">
            <text:p text:style-name="Table_20_Contents">Zwei</text:p>
          </table:table-cell>
          <table:table-cell table:style-name="afdd7bf">
            <text:p text:style-name="Table_20_Contents">Zwei</text:p>
          </table:table-cell>
          <table:table-cell table:style-name="a73095e">
            <text:p text:style-name="Table_20_Contents">vier</text:p>
          </table:table-cell>
        </table:table-row>
        <table:table-row>
          <table:table-cell table:style-name="a30bc0d">
            <text:p text:style-name="Table_20_Contents">Eins</text:p>
          </table:table-cell>
          <table:table-cell table:style-name="a278a47">
            <text:p text:style-name="Table_20_Contents">Zwei</text:p>
          </table:table-cell>
          <table:table-cell table:style-name="a809f06">
            <text:p text:style-name="Table_20_Contents">Zwei</text:p>
          </table:table-cell>
          <table:table-cell table:style-name="abbae4e">
            <text:p text:style-name="Table_20_Contents">vier</text:p>
          </table:table-cell>
        </table:table-row>
        <table:table-row>
          <table:table-cell table:style-name="a5f4322">
            <text:p text:style-name="Table_20_Contents">Eins</text:p>
          </table:table-cell>
          <table:table-cell table:style-name="a5a81de">
            <text:p text:style-name="Table_20_Contents">Zwei</text:p>
          </table:table-cell>
          <table:table-cell table:style-name="ae97d38">
            <text:p text:style-name="Table_20_Contents">Zwei</text:p>
          </table:table-cell>
          <table:table-cell table:style-name="a1dba7d">
            <text:p text:style-name="Table_20_Contents">vier</text:p>
          </table:table-cell>
        </table:table-row>
        <table:table-row>
          <table:table-cell table:style-name="a3ab429">
            <text:p text:style-name="Table_20_Contents">Eins</text:p>
          </table:table-cell>
          <table:table-cell table:style-name="ab70a25">
            <text:p text:style-name="Table_20_Contents">Zwei</text:p>
          </table:table-cell>
          <table:table-cell table:style-name="a0b02b4">
            <text:p text:style-name="Table_20_Contents">Zwei</text:p>
          </table:table-cell>
          <table:table-cell table:style-name="a641961">
            <text:p text:style-name="Table_20_Contents">vier</text:p>
          </table:table-cell>
        </table:table-row>
        <table:table-row>
          <table:table-cell table:style-name="a8740b3">
            <text:p text:style-name="Table_20_Contents">Eins</text:p>
          </table:table-cell>
          <table:table-cell table:style-name="a83ebe2">
            <text:p text:style-name="Table_20_Contents">Zwei</text:p>
          </table:table-cell>
          <table:table-cell table:style-name="a1ee70d">
            <text:p text:style-name="Table_20_Contents">Zwei</text:p>
          </table:table-cell>
          <table:table-cell table:style-name="ae66ba9">
            <text:p text:style-name="Table_20_Contents">vier</text:p>
          </table:table-cell>
        </table:table-row>
        <table:table-row>
          <table:table-cell table:style-name="a45140b">
            <text:p text:style-name="Table_20_Contents">Eins</text:p>
          </table:table-cell>
          <table:table-cell table:style-name="af012fb">
            <text:p text:style-name="Table_20_Contents">Zwei</text:p>
          </table:table-cell>
          <table:table-cell table:style-name="afe2bf7">
            <text:p text:style-name="Table_20_Contents">Zwei</text:p>
          </table:table-cell>
          <table:table-cell table:style-name="a1c6d9b">
            <text:p text:style-name="Table_20_Contents">vier</text:p>
          </table:table-cell>
        </table:table-row>
        <table:table-row>
          <table:table-cell table:style-name="ad4ec22">
            <text:p text:style-name="Table_20_Contents">Eins</text:p>
          </table:table-cell>
          <table:table-cell table:style-name="a3eae22">
            <text:p text:style-name="Table_20_Contents">Zwei</text:p>
          </table:table-cell>
          <table:table-cell table:style-name="a2684bc">
            <text:p text:style-name="Table_20_Contents">Zwei</text:p>
          </table:table-cell>
          <table:table-cell table:style-name="a101c75">
            <text:p text:style-name="Table_20_Contents">vier</text:p>
          </table:table-cell>
        </table:table-row>
        <table:table-row>
          <table:table-cell table:style-name="aefb015">
            <text:p text:style-name="Table_20_Contents">Eins</text:p>
          </table:table-cell>
          <table:table-cell table:style-name="a64ee83">
            <text:p text:style-name="Table_20_Contents">Zwei</text:p>
          </table:table-cell>
          <table:table-cell table:style-name="a9b0445">
            <text:p text:style-name="Table_20_Contents">Zwei</text:p>
          </table:table-cell>
          <table:table-cell table:style-name="a816cf8">
            <text:p text:style-name="Table_20_Contents">vier</text:p>
          </table:table-cell>
        </table:table-row>
        <table:table-row>
          <table:table-cell table:style-name="a1d263b">
            <text:p text:style-name="Table_20_Contents">Eins</text:p>
          </table:table-cell>
          <table:table-cell table:style-name="a07598b">
            <text:p text:style-name="Table_20_Contents">Zwei</text:p>
          </table:table-cell>
          <table:table-cell table:style-name="aac53b7">
            <text:p text:style-name="Table_20_Contents">Zwei</text:p>
          </table:table-cell>
          <table:table-cell table:style-name="a56a4ee">
            <text:p text:style-name="Table_20_Contents">vier</text:p>
          </table:table-cell>
        </table:table-row>
        <table:table-row>
          <table:table-cell table:style-name="af82bc3">
            <text:p text:style-name="Table_20_Contents">Eins</text:p>
          </table:table-cell>
          <table:table-cell table:style-name="ad0debb">
            <text:p text:style-name="Table_20_Contents">Zwei</text:p>
          </table:table-cell>
          <table:table-cell table:style-name="a3af394">
            <text:p text:style-name="Table_20_Contents">Zwei</text:p>
          </table:table-cell>
          <table:table-cell table:style-name="a84a9c2">
            <text:p text:style-name="Table_20_Contents">vier</text:p>
          </table:table-cell>
        </table:table-row>
        <table:table-row>
          <table:table-cell table:style-name="a390fec">
            <text:p text:style-name="Table_20_Contents">Eins</text:p>
          </table:table-cell>
          <table:table-cell table:style-name="a722392">
            <text:p text:style-name="Table_20_Contents">Zwei</text:p>
          </table:table-cell>
          <table:table-cell table:style-name="a144979">
            <text:p text:style-name="Table_20_Contents">Zwei</text:p>
          </table:table-cell>
          <table:table-cell table:style-name="af2d636">
            <text:p text:style-name="Table_20_Contents">vier</text:p>
          </table:table-cell>
        </table:table-row>
        <table:table-row>
          <table:table-cell table:style-name="a30f4bc">
            <text:p text:style-name="Table_20_Contents">Eins</text:p>
          </table:table-cell>
          <table:table-cell table:style-name="a33b778">
            <text:p text:style-name="Table_20_Contents">Zwei</text:p>
          </table:table-cell>
          <table:table-cell table:style-name="aa17c65">
            <text:p text:style-name="Table_20_Contents">Zwei</text:p>
          </table:table-cell>
          <table:table-cell table:style-name="afe2916">
            <text:p text:style-name="Table_20_Contents">vier</text:p>
          </table:table-cell>
        </table:table-row>
        <table:table-row>
          <table:table-cell table:style-name="a1b5757">
            <text:p text:style-name="Table_20_Contents">Eins</text:p>
          </table:table-cell>
          <table:table-cell table:style-name="aea21cb">
            <text:p text:style-name="Table_20_Contents">Zwei</text:p>
          </table:table-cell>
          <table:table-cell table:style-name="a3d6192">
            <text:p text:style-name="Table_20_Contents">Zwei</text:p>
          </table:table-cell>
          <table:table-cell table:style-name="a27df0f">
            <text:p text:style-name="Table_20_Contents">vier</text:p>
          </table:table-cell>
        </table:table-row>
        <table:table-row>
          <table:table-cell table:style-name="a6d21dd">
            <text:p text:style-name="Table_20_Contents">Eins</text:p>
          </table:table-cell>
          <table:table-cell table:style-name="a46fbf0">
            <text:p text:style-name="Table_20_Contents">Zwei</text:p>
          </table:table-cell>
          <table:table-cell table:style-name="a2cfbdb">
            <text:p text:style-name="Table_20_Contents">Zwei</text:p>
          </table:table-cell>
          <table:table-cell table:style-name="a2bc97d">
            <text:p text:style-name="Table_20_Contents">vier</text:p>
          </table:table-cell>
        </table:table-row>
        <table:table-row>
          <table:table-cell table:style-name="a12e8dd">
            <text:p text:style-name="Table_20_Contents">Eins</text:p>
          </table:table-cell>
          <table:table-cell table:style-name="af68976">
            <text:p text:style-name="Table_20_Contents">Zwei</text:p>
          </table:table-cell>
          <table:table-cell table:style-name="a644fb8">
            <text:p text:style-name="Table_20_Contents">Zwei</text:p>
          </table:table-cell>
          <table:table-cell table:style-name="a32f468">
            <text:p text:style-name="Table_20_Contents">vier</text:p>
          </table:table-cell>
        </table:table-row>
        <table:table-row>
          <table:table-cell table:style-name="a623652">
            <text:p text:style-name="Table_20_Contents">Eins</text:p>
          </table:table-cell>
          <table:table-cell table:style-name="ab58050">
            <text:p text:style-name="Table_20_Contents">Zwei</text:p>
          </table:table-cell>
          <table:table-cell table:style-name="af78dc4">
            <text:p text:style-name="Table_20_Contents">Zwei</text:p>
          </table:table-cell>
          <table:table-cell table:style-name="a176d75">
            <text:p text:style-name="Table_20_Contents">vier</text:p>
          </table:table-cell>
        </table:table-row>
        <table:table-row>
          <table:table-cell table:style-name="a5c0436">
            <text:p text:style-name="Table_20_Contents">Eins</text:p>
          </table:table-cell>
          <table:table-cell table:style-name="a8ef310">
            <text:p text:style-name="Table_20_Contents">Zwei</text:p>
          </table:table-cell>
          <table:table-cell table:style-name="a56d5d8">
            <text:p text:style-name="Table_20_Contents">Zwei</text:p>
          </table:table-cell>
          <table:table-cell table:style-name="ab63df4">
            <text:p text:style-name="Table_20_Contents">vier</text:p>
          </table:table-cell>
        </table:table-row>
        <table:table-row>
          <table:table-cell table:style-name="ac0c8a0">
            <text:p text:style-name="Table_20_Contents">Eins</text:p>
          </table:table-cell>
          <table:table-cell table:style-name="abe8f47">
            <text:p text:style-name="Table_20_Contents">Zwei</text:p>
          </table:table-cell>
          <table:table-cell table:style-name="a3914b0">
            <text:p text:style-name="Table_20_Contents">Zwei</text:p>
          </table:table-cell>
          <table:table-cell table:style-name="a1cea04">
            <text:p text:style-name="Table_20_Contents">vier</text:p>
          </table:table-cell>
        </table:table-row>
        <table:table-row>
          <table:table-cell table:style-name="a60b579">
            <text:p text:style-name="Table_20_Contents">Eins</text:p>
          </table:table-cell>
          <table:table-cell table:style-name="a47a1e1">
            <text:p text:style-name="Table_20_Contents">Zwei</text:p>
          </table:table-cell>
          <table:table-cell table:style-name="a68be25">
            <text:p text:style-name="Table_20_Contents">Zwei</text:p>
          </table:table-cell>
          <table:table-cell table:style-name="af806b5">
            <text:p text:style-name="Table_20_Contents">vier</text:p>
          </table:table-cell>
        </table:table-row>
        <table:table-row>
          <table:table-cell table:style-name="a050db7">
            <text:p text:style-name="Table_20_Contents">Eins</text:p>
          </table:table-cell>
          <table:table-cell table:style-name="a2d939b">
            <text:p text:style-name="Table_20_Contents">Zwei</text:p>
          </table:table-cell>
          <table:table-cell table:style-name="a7b65f7">
            <text:p text:style-name="Table_20_Contents">Zwei</text:p>
          </table:table-cell>
          <table:table-cell table:style-name="a08b94d">
            <text:p text:style-name="Table_20_Contents">vier</text:p>
          </table:table-cell>
        </table:table-row>
        <table:table-row>
          <table:table-cell table:style-name="a49b230">
            <text:p text:style-name="Table_20_Contents">Eins</text:p>
          </table:table-cell>
          <table:table-cell table:style-name="a5ecf8b">
            <text:p text:style-name="Table_20_Contents">Zwei</text:p>
          </table:table-cell>
          <table:table-cell table:style-name="adb7926">
            <text:p text:style-name="Table_20_Contents">Zwei</text:p>
          </table:table-cell>
          <table:table-cell table:style-name="a8f318c">
            <text:p text:style-name="Table_20_Contents">vier</text:p>
          </table:table-cell>
        </table:table-row>
        <table:table-row>
          <table:table-cell table:style-name="ac047fd">
            <text:p text:style-name="Table_20_Contents">Eins</text:p>
          </table:table-cell>
          <table:table-cell table:style-name="acf45b2">
            <text:p text:style-name="Table_20_Contents">Zwei</text:p>
          </table:table-cell>
          <table:table-cell table:style-name="a7199d7">
            <text:p text:style-name="Table_20_Contents">Zwei</text:p>
          </table:table-cell>
          <table:table-cell table:style-name="a887115">
            <text:p text:style-name="Table_20_Contents">vier</text:p>
          </table:table-cell>
        </table:table-row>
        <table:table-row>
          <table:table-cell table:style-name="ac09a67">
            <text:p text:style-name="Table_20_Contents">Eins</text:p>
          </table:table-cell>
          <table:table-cell table:style-name="af3fba0">
            <text:p text:style-name="Table_20_Contents">Zwei</text:p>
          </table:table-cell>
          <table:table-cell table:style-name="aa95fcd">
            <text:p text:style-name="Table_20_Contents">Zwei</text:p>
          </table:table-cell>
          <table:table-cell table:style-name="a55f1cd">
            <text:p text:style-name="Table_20_Contents">vier</text:p>
          </table:table-cell>
        </table:table-row>
        <table:table-row>
          <table:table-cell table:style-name="a5c1a68">
            <text:p text:style-name="Table_20_Contents">Eins</text:p>
          </table:table-cell>
          <table:table-cell table:style-name="acd5d2a">
            <text:p text:style-name="Table_20_Contents">Zwei</text:p>
          </table:table-cell>
          <table:table-cell table:style-name="a837f76">
            <text:p text:style-name="Table_20_Contents">Zwei</text:p>
          </table:table-cell>
          <table:table-cell table:style-name="ae5fd5e">
            <text:p text:style-name="Table_20_Contents">vier</text:p>
          </table:table-cell>
        </table:table-row>
        <table:table-row>
          <table:table-cell table:style-name="a049dbd">
            <text:p text:style-name="Table_20_Contents">Eins</text:p>
          </table:table-cell>
          <table:table-cell table:style-name="af23f2e">
            <text:p text:style-name="Table_20_Contents">Zwei</text:p>
          </table:table-cell>
          <table:table-cell table:style-name="ae5997e">
            <text:p text:style-name="Table_20_Contents">Zwei</text:p>
          </table:table-cell>
          <table:table-cell table:style-name="abbc7c7">
            <text:p text:style-name="Table_20_Contents">vier</text:p>
          </table:table-cell>
        </table:table-row>
        <table:table-row>
          <table:table-cell table:style-name="a98bf84">
            <text:p text:style-name="Table_20_Contents">Eins</text:p>
          </table:table-cell>
          <table:table-cell table:style-name="a99c666">
            <text:p text:style-name="Table_20_Contents">Zwei</text:p>
          </table:table-cell>
          <table:table-cell table:style-name="a5e34fc">
            <text:p text:style-name="Table_20_Contents">Zwei</text:p>
          </table:table-cell>
          <table:table-cell table:style-name="a469ef2">
            <text:p text:style-name="Table_20_Contents">vier</text:p>
          </table:table-cell>
        </table:table-row>
        <table:table-row>
          <table:table-cell table:style-name="ab28471">
            <text:p text:style-name="Table_20_Contents">Eins</text:p>
          </table:table-cell>
          <table:table-cell table:style-name="a76a44e">
            <text:p text:style-name="Table_20_Contents">Zwei</text:p>
          </table:table-cell>
          <table:table-cell table:style-name="a21a627">
            <text:p text:style-name="Table_20_Contents">Zwei</text:p>
          </table:table-cell>
          <table:table-cell table:style-name="acfc160">
            <text:p text:style-name="Table_20_Contents">vier</text:p>
          </table:table-cell>
        </table:table-row>
        <table:table-row>
          <table:table-cell table:style-name="a47248b">
            <text:p text:style-name="Table_20_Contents">Eins</text:p>
          </table:table-cell>
          <table:table-cell table:style-name="a525c18">
            <text:p text:style-name="Table_20_Contents">Zwei</text:p>
          </table:table-cell>
          <table:table-cell table:style-name="a1ae39e">
            <text:p text:style-name="Table_20_Contents">Zwei</text:p>
          </table:table-cell>
          <table:table-cell table:style-name="ae6adee">
            <text:p text:style-name="Table_20_Contents">vier</text:p>
          </table:table-cell>
        </table:table-row>
        <table:table-row>
          <table:table-cell table:style-name="ae11c79">
            <text:p text:style-name="Table_20_Contents">Eins</text:p>
          </table:table-cell>
          <table:table-cell table:style-name="abb81b3">
            <text:p text:style-name="Table_20_Contents">Zwei</text:p>
          </table:table-cell>
          <table:table-cell table:style-name="a898c47">
            <text:p text:style-name="Table_20_Contents">Zwei</text:p>
          </table:table-cell>
          <table:table-cell table:style-name="a9bfe9a">
            <text:p text:style-name="Table_20_Contents">vier</text:p>
          </table:table-cell>
        </table:table-row>
        <table:table-row>
          <table:table-cell table:style-name="affe86c">
            <text:p text:style-name="Table_20_Contents">Eins</text:p>
          </table:table-cell>
          <table:table-cell table:style-name="ac624db">
            <text:p text:style-name="Table_20_Contents">Zwei</text:p>
          </table:table-cell>
          <table:table-cell table:style-name="acc9fae">
            <text:p text:style-name="Table_20_Contents">Zwei</text:p>
          </table:table-cell>
          <table:table-cell table:style-name="a0b2060">
            <text:p text:style-name="Table_20_Contents">vier</text:p>
          </table:table-cell>
        </table:table-row>
        <table:table-row>
          <table:table-cell table:style-name="a730a88">
            <text:p text:style-name="Table_20_Contents">Eins</text:p>
          </table:table-cell>
          <table:table-cell table:style-name="ad1da41">
            <text:p text:style-name="Table_20_Contents">Zwei</text:p>
          </table:table-cell>
          <table:table-cell table:style-name="aa7ab07">
            <text:p text:style-name="Table_20_Contents">Zwei</text:p>
          </table:table-cell>
          <table:table-cell table:style-name="aab7a28">
            <text:p text:style-name="Table_20_Contents">vier</text:p>
          </table:table-cell>
        </table:table-row>
        <table:table-row>
          <table:table-cell table:style-name="ad83ee6">
            <text:p text:style-name="Table_20_Contents">Eins</text:p>
          </table:table-cell>
          <table:table-cell table:style-name="a8514be">
            <text:p text:style-name="Table_20_Contents">Zwei</text:p>
          </table:table-cell>
          <table:table-cell table:style-name="a866caf">
            <text:p text:style-name="Table_20_Contents">Zwei</text:p>
          </table:table-cell>
          <table:table-cell table:style-name="aa1d4c5">
            <text:p text:style-name="Table_20_Contents">vier</text:p>
          </table:table-cell>
        </table:table-row>
        <table:table-row>
          <table:table-cell table:style-name="abeff26">
            <text:p text:style-name="Table_20_Contents">Eins</text:p>
          </table:table-cell>
          <table:table-cell table:style-name="ab1c096">
            <text:p text:style-name="Table_20_Contents">Zwei</text:p>
          </table:table-cell>
          <table:table-cell table:style-name="a013048">
            <text:p text:style-name="Table_20_Contents">Zwei</text:p>
          </table:table-cell>
          <table:table-cell table:style-name="ad315fd">
            <text:p text:style-name="Table_20_Contents">vier</text:p>
          </table:table-cell>
        </table:table-row>
        <table:table-row>
          <table:table-cell table:style-name="a55b78f">
            <text:p text:style-name="Table_20_Contents">Eins</text:p>
          </table:table-cell>
          <table:table-cell table:style-name="aa352d0">
            <text:p text:style-name="Table_20_Contents">Zwei</text:p>
          </table:table-cell>
          <table:table-cell table:style-name="a2a6560">
            <text:p text:style-name="Table_20_Contents">Zwei</text:p>
          </table:table-cell>
          <table:table-cell table:style-name="ac9a0a9">
            <text:p text:style-name="Table_20_Contents">vier</text:p>
          </table:table-cell>
        </table:table-row>
        <table:table-row>
          <table:table-cell table:style-name="aef4fbd">
            <text:p text:style-name="Table_20_Contents">Eins</text:p>
          </table:table-cell>
          <table:table-cell table:style-name="a6abe9b">
            <text:p text:style-name="Table_20_Contents">Zwei</text:p>
          </table:table-cell>
          <table:table-cell table:style-name="afc32ab">
            <text:p text:style-name="Table_20_Contents">Zwei</text:p>
          </table:table-cell>
          <table:table-cell table:style-name="a96ebde">
            <text:p text:style-name="Table_20_Contents">vier</text:p>
          </table:table-cell>
        </table:table-row>
        <table:table-row>
          <table:table-cell table:style-name="a21e8e7">
            <text:p text:style-name="Table_20_Contents">Eins</text:p>
          </table:table-cell>
          <table:table-cell table:style-name="a1902bb">
            <text:p text:style-name="Table_20_Contents">Zwei</text:p>
          </table:table-cell>
          <table:table-cell table:style-name="a9307ce">
            <text:p text:style-name="Table_20_Contents">Zwei</text:p>
          </table:table-cell>
          <table:table-cell table:style-name="abb232d">
            <text:p text:style-name="Table_20_Contents">vier</text:p>
          </table:table-cell>
        </table:table-row>
        <table:table-row>
          <table:table-cell table:style-name="ab9f3a9">
            <text:p text:style-name="Table_20_Contents">Eins</text:p>
          </table:table-cell>
          <table:table-cell table:style-name="a7d4116">
            <text:p text:style-name="Table_20_Contents">Zwei</text:p>
          </table:table-cell>
          <table:table-cell table:style-name="ac06faf">
            <text:p text:style-name="Table_20_Contents">Zwei</text:p>
          </table:table-cell>
          <table:table-cell table:style-name="ac4e1ee">
            <text:p text:style-name="Table_20_Contents">vier</text:p>
          </table:table-cell>
        </table:table-row>
        <table:table-row>
          <table:table-cell table:style-name="a3eff6a">
            <text:p text:style-name="Table_20_Contents">Eins</text:p>
          </table:table-cell>
          <table:table-cell table:style-name="ae79246">
            <text:p text:style-name="Table_20_Contents">Zwei</text:p>
          </table:table-cell>
          <table:table-cell table:style-name="ae7a566">
            <text:p text:style-name="Table_20_Contents">Zwei</text:p>
          </table:table-cell>
          <table:table-cell table:style-name="acb5b9b">
            <text:p text:style-name="Table_20_Contents">vier</text:p>
          </table:table-cell>
        </table:table-row>
        <table:table-row>
          <table:table-cell table:style-name="a51e548">
            <text:p text:style-name="Table_20_Contents">Eins</text:p>
          </table:table-cell>
          <table:table-cell table:style-name="aa6073b">
            <text:p text:style-name="Table_20_Contents">Zwei</text:p>
          </table:table-cell>
          <table:table-cell table:style-name="a03adb3">
            <text:p text:style-name="Table_20_Contents">Zwei</text:p>
          </table:table-cell>
          <table:table-cell table:style-name="a1d8342">
            <text:p text:style-name="Table_20_Contents">vier</text:p>
          </table:table-cell>
        </table:table-row>
        <table:table-row>
          <table:table-cell table:style-name="abe309d">
            <text:p text:style-name="Table_20_Contents">Eins</text:p>
          </table:table-cell>
          <table:table-cell table:style-name="a6d8af2">
            <text:p text:style-name="Table_20_Contents">Zwei</text:p>
          </table:table-cell>
          <table:table-cell table:style-name="a2cf703">
            <text:p text:style-name="Table_20_Contents">Zwei</text:p>
          </table:table-cell>
          <table:table-cell table:style-name="a8103f7">
            <text:p text:style-name="Table_20_Contents">vier</text:p>
          </table:table-cell>
        </table:table-row>
        <table:table-row>
          <table:table-cell table:style-name="ab2e70b">
            <text:p text:style-name="Table_20_Contents">Eins</text:p>
          </table:table-cell>
          <table:table-cell table:style-name="aa49639">
            <text:p text:style-name="Table_20_Contents">Zwei</text:p>
          </table:table-cell>
          <table:table-cell table:style-name="af2c20e">
            <text:p text:style-name="Table_20_Contents">Zwei</text:p>
          </table:table-cell>
          <table:table-cell table:style-name="a241c6d">
            <text:p text:style-name="Table_20_Contents">vier</text:p>
          </table:table-cell>
        </table:table-row>
        <table:table-row>
          <table:table-cell table:style-name="a391220">
            <text:p text:style-name="Table_20_Contents">Eins</text:p>
          </table:table-cell>
          <table:table-cell table:style-name="a91e782">
            <text:p text:style-name="Table_20_Contents">Zwei</text:p>
          </table:table-cell>
          <table:table-cell table:style-name="a62d4fd">
            <text:p text:style-name="Table_20_Contents">Zwei</text:p>
          </table:table-cell>
          <table:table-cell table:style-name="af5af89">
            <text:p text:style-name="Table_20_Contents">vier</text:p>
          </table:table-cell>
        </table:table-row>
        <table:table-row>
          <table:table-cell table:style-name="aa8ac85">
            <text:p text:style-name="Table_20_Contents">Eins</text:p>
          </table:table-cell>
          <table:table-cell table:style-name="ac5b0ca">
            <text:p text:style-name="Table_20_Contents">Zwei</text:p>
          </table:table-cell>
          <table:table-cell table:style-name="aa83b20">
            <text:p text:style-name="Table_20_Contents">Zwei</text:p>
          </table:table-cell>
          <table:table-cell table:style-name="a6f1c15">
            <text:p text:style-name="Table_20_Contents">vier</text:p>
          </table:table-cell>
        </table:table-row>
        <table:table-row>
          <table:table-cell table:style-name="a8ed4bd">
            <text:p text:style-name="Table_20_Contents">Eins</text:p>
          </table:table-cell>
          <table:table-cell table:style-name="aafed8c">
            <text:p text:style-name="Table_20_Contents">Zwei</text:p>
          </table:table-cell>
          <table:table-cell table:style-name="ac0133b">
            <text:p text:style-name="Table_20_Contents">Zwei</text:p>
          </table:table-cell>
          <table:table-cell table:style-name="afbad75">
            <text:p text:style-name="Table_20_Contents">vier</text:p>
          </table:table-cell>
        </table:table-row>
        <table:table-row>
          <table:table-cell table:style-name="a32677a">
            <text:p text:style-name="Table_20_Contents">Eins</text:p>
          </table:table-cell>
          <table:table-cell table:style-name="a3ad2c6">
            <text:p text:style-name="Table_20_Contents">Zwei</text:p>
          </table:table-cell>
          <table:table-cell table:style-name="ae1ae5b">
            <text:p text:style-name="Table_20_Contents">Zwei</text:p>
          </table:table-cell>
          <table:table-cell table:style-name="a11b77e">
            <text:p text:style-name="Table_20_Contents">vier</text:p>
          </table:table-cell>
        </table:table-row>
        <table:table-row>
          <table:table-cell table:style-name="aa66377">
            <text:p text:style-name="Table_20_Contents">Eins</text:p>
          </table:table-cell>
          <table:table-cell table:style-name="a6c8b0d">
            <text:p text:style-name="Table_20_Contents">Zwei</text:p>
          </table:table-cell>
          <table:table-cell table:style-name="add8142">
            <text:p text:style-name="Table_20_Contents">Zwei</text:p>
          </table:table-cell>
          <table:table-cell table:style-name="ac1af47">
            <text:p text:style-name="Table_20_Contents">vier</text:p>
          </table:table-cell>
        </table:table-row>
        <table:table-row>
          <table:table-cell table:style-name="a23b8f1">
            <text:p text:style-name="Table_20_Contents">Eins</text:p>
          </table:table-cell>
          <table:table-cell table:style-name="a87b0b1">
            <text:p text:style-name="Table_20_Contents">Zwei</text:p>
          </table:table-cell>
          <table:table-cell table:style-name="ae4aa5b">
            <text:p text:style-name="Table_20_Contents">Zwei</text:p>
          </table:table-cell>
          <table:table-cell table:style-name="af7d31e">
            <text:p text:style-name="Table_20_Contents">vier</text:p>
          </table:table-cell>
        </table:table-row>
        <table:table-row>
          <table:table-cell table:style-name="a36669e">
            <text:p text:style-name="Table_20_Contents">Eins</text:p>
          </table:table-cell>
          <table:table-cell table:style-name="ade37f3">
            <text:p text:style-name="Table_20_Contents">Zwei</text:p>
          </table:table-cell>
          <table:table-cell table:style-name="ae10e46">
            <text:p text:style-name="Table_20_Contents">Zwei</text:p>
          </table:table-cell>
          <table:table-cell table:style-name="aed3381">
            <text:p text:style-name="Table_20_Contents">vier</text:p>
          </table:table-cell>
        </table:table-row>
        <table:table-row>
          <table:table-cell table:style-name="a240645">
            <text:p text:style-name="Table_20_Contents">Eins</text:p>
          </table:table-cell>
          <table:table-cell table:style-name="a8ebb4a">
            <text:p text:style-name="Table_20_Contents">Zwei</text:p>
          </table:table-cell>
          <table:table-cell table:style-name="ac44cf0">
            <text:p text:style-name="Table_20_Contents">Zwei</text:p>
          </table:table-cell>
          <table:table-cell table:style-name="a4d2f2b">
            <text:p text:style-name="Table_20_Contents">vier</text:p>
          </table:table-cell>
        </table:table-row>
        <table:table-row>
          <table:table-cell table:style-name="ad42ad9">
            <text:p text:style-name="Table_20_Contents">Eins</text:p>
          </table:table-cell>
          <table:table-cell table:style-name="ab05bb4">
            <text:p text:style-name="Table_20_Contents">Zwei</text:p>
          </table:table-cell>
          <table:table-cell table:style-name="afa1138">
            <text:p text:style-name="Table_20_Contents">Zwei</text:p>
          </table:table-cell>
          <table:table-cell table:style-name="a64b430">
            <text:p text:style-name="Table_20_Contents">vier</text:p>
          </table:table-cell>
        </table:table-row>
        <table:table-row>
          <table:table-cell table:style-name="a6d3230">
            <text:p text:style-name="Table_20_Contents">Eins</text:p>
          </table:table-cell>
          <table:table-cell table:style-name="a05a71f">
            <text:p text:style-name="Table_20_Contents">Zwei</text:p>
          </table:table-cell>
          <table:table-cell table:style-name="a787d30">
            <text:p text:style-name="Table_20_Contents">Zwei</text:p>
          </table:table-cell>
          <table:table-cell table:style-name="a48d82a">
            <text:p text:style-name="Table_20_Contents">vier</text:p>
          </table:table-cell>
        </table:table-row>
        <table:table-row>
          <table:table-cell table:style-name="aca6c3c">
            <text:p text:style-name="Table_20_Contents">Eins</text:p>
          </table:table-cell>
          <table:table-cell table:style-name="a2b36d7">
            <text:p text:style-name="Table_20_Contents">Zwei</text:p>
          </table:table-cell>
          <table:table-cell table:style-name="abfb4da">
            <text:p text:style-name="Table_20_Contents">Zwei</text:p>
          </table:table-cell>
          <table:table-cell table:style-name="a429976">
            <text:p text:style-name="Table_20_Contents">vier</text:p>
          </table:table-cell>
        </table:table-row>
        <table:table-row>
          <table:table-cell table:style-name="aeab9e1">
            <text:p text:style-name="Table_20_Contents">Eins</text:p>
          </table:table-cell>
          <table:table-cell table:style-name="a5af815">
            <text:p text:style-name="Table_20_Contents">Zwei</text:p>
          </table:table-cell>
          <table:table-cell table:style-name="a77c989">
            <text:p text:style-name="Table_20_Contents">Zwei</text:p>
          </table:table-cell>
          <table:table-cell table:style-name="af5db80">
            <text:p text:style-name="Table_20_Contents">vier</text:p>
          </table:table-cell>
        </table:table-row>
        <table:table-row>
          <table:table-cell table:style-name="a790554">
            <text:p text:style-name="Table_20_Contents">Eins</text:p>
          </table:table-cell>
          <table:table-cell table:style-name="a495089">
            <text:p text:style-name="Table_20_Contents">Zwei</text:p>
          </table:table-cell>
          <table:table-cell table:style-name="a4287c7">
            <text:p text:style-name="Table_20_Contents">Zwei</text:p>
          </table:table-cell>
          <table:table-cell table:style-name="aa9f020">
            <text:p text:style-name="Table_20_Contents">vier</text:p>
          </table:table-cell>
        </table:table-row>
        <table:table-row>
          <table:table-cell table:style-name="a9a3609">
            <text:p text:style-name="Table_20_Contents">Eins</text:p>
          </table:table-cell>
          <table:table-cell table:style-name="a559104">
            <text:p text:style-name="Table_20_Contents">Zwei</text:p>
          </table:table-cell>
          <table:table-cell table:style-name="ac4e9cd">
            <text:p text:style-name="Table_20_Contents">Zwei</text:p>
          </table:table-cell>
          <table:table-cell table:style-name="ad24005">
            <text:p text:style-name="Table_20_Contents">vier</text:p>
          </table:table-cell>
        </table:table-row>
        <table:table-row>
          <table:table-cell table:style-name="a3e8238">
            <text:p text:style-name="Table_20_Contents">Eins</text:p>
          </table:table-cell>
          <table:table-cell table:style-name="a43682b">
            <text:p text:style-name="Table_20_Contents">Zwei</text:p>
          </table:table-cell>
          <table:table-cell table:style-name="ae2308d">
            <text:p text:style-name="Table_20_Contents">Zwei</text:p>
          </table:table-cell>
          <table:table-cell table:style-name="a75e433">
            <text:p text:style-name="Table_20_Contents">vier</text:p>
          </table:table-cell>
        </table:table-row>
        <table:table-row>
          <table:table-cell table:style-name="a4e3fe9">
            <text:p text:style-name="Table_20_Contents">Eins</text:p>
          </table:table-cell>
          <table:table-cell table:style-name="af7473b">
            <text:p text:style-name="Table_20_Contents">Zwei</text:p>
          </table:table-cell>
          <table:table-cell table:style-name="aa0e548">
            <text:p text:style-name="Table_20_Contents">Zwei</text:p>
          </table:table-cell>
          <table:table-cell table:style-name="a5d428f">
            <text:p text:style-name="Table_20_Contents">vier</text:p>
          </table:table-cell>
        </table:table-row>
        <table:table-row>
          <table:table-cell table:style-name="a2c979a">
            <text:p text:style-name="Table_20_Contents">Eins</text:p>
          </table:table-cell>
          <table:table-cell table:style-name="a3beae2">
            <text:p text:style-name="Table_20_Contents">Zwei</text:p>
          </table:table-cell>
          <table:table-cell table:style-name="a3845b8">
            <text:p text:style-name="Table_20_Contents">Zwei</text:p>
          </table:table-cell>
          <table:table-cell table:style-name="afcff7b">
            <text:p text:style-name="Table_20_Contents">vier</text:p>
          </table:table-cell>
        </table:table-row>
        <table:table-row>
          <table:table-cell table:style-name="a34ba67">
            <text:p text:style-name="Table_20_Contents">Eins</text:p>
          </table:table-cell>
          <table:table-cell table:style-name="a6b7a19">
            <text:p text:style-name="Table_20_Contents">Zwei</text:p>
          </table:table-cell>
          <table:table-cell table:style-name="a52dcc8">
            <text:p text:style-name="Table_20_Contents">Zwei</text:p>
          </table:table-cell>
          <table:table-cell table:style-name="aedd684">
            <text:p text:style-name="Table_20_Contents">vier</text:p>
          </table:table-cell>
        </table:table-row>
        <table:table-row>
          <table:table-cell table:style-name="a087dd5">
            <text:p text:style-name="Table_20_Contents">Eins</text:p>
          </table:table-cell>
          <table:table-cell table:style-name="af2ed26">
            <text:p text:style-name="Table_20_Contents">Zwei</text:p>
          </table:table-cell>
          <table:table-cell table:style-name="aa949de">
            <text:p text:style-name="Table_20_Contents">Zwei</text:p>
          </table:table-cell>
          <table:table-cell table:style-name="a612c1d">
            <text:p text:style-name="Table_20_Contents">vier</text:p>
          </table:table-cell>
        </table:table-row>
        <table:table-row>
          <table:table-cell table:style-name="ac17f19">
            <text:p text:style-name="Table_20_Contents">Eins</text:p>
          </table:table-cell>
          <table:table-cell table:style-name="a0aae96">
            <text:p text:style-name="Table_20_Contents">Zwei</text:p>
          </table:table-cell>
          <table:table-cell table:style-name="ab678b3">
            <text:p text:style-name="Table_20_Contents">Zwei</text:p>
          </table:table-cell>
          <table:table-cell table:style-name="a6a6a6c">
            <text:p text:style-name="Table_20_Contents">vier</text:p>
          </table:table-cell>
        </table:table-row>
        <table:table-row>
          <table:table-cell table:style-name="a583000">
            <text:p text:style-name="Table_20_Contents">Eins</text:p>
          </table:table-cell>
          <table:table-cell table:style-name="aaba856">
            <text:p text:style-name="Table_20_Contents">Zwei</text:p>
          </table:table-cell>
          <table:table-cell table:style-name="a6ccbb9">
            <text:p text:style-name="Table_20_Contents">Zwei</text:p>
          </table:table-cell>
          <table:table-cell table:style-name="a257b26">
            <text:p text:style-name="Table_20_Contents">vier</text:p>
          </table:table-cell>
        </table:table-row>
        <table:table-row>
          <table:table-cell table:style-name="ade6f59">
            <text:p text:style-name="Table_20_Contents">Eins</text:p>
          </table:table-cell>
          <table:table-cell table:style-name="abc2ed7">
            <text:p text:style-name="Table_20_Contents">Zwei</text:p>
          </table:table-cell>
          <table:table-cell table:style-name="a81fb16">
            <text:p text:style-name="Table_20_Contents">Zwei</text:p>
          </table:table-cell>
          <table:table-cell table:style-name="abaf07d">
            <text:p text:style-name="Table_20_Contents">vier</text:p>
          </table:table-cell>
        </table:table-row>
        <table:table-row>
          <table:table-cell table:style-name="a7d8efc">
            <text:p text:style-name="Table_20_Contents">Eins</text:p>
          </table:table-cell>
          <table:table-cell table:style-name="aac7c43">
            <text:p text:style-name="Table_20_Contents">Zwei</text:p>
          </table:table-cell>
          <table:table-cell table:style-name="a1daa2d">
            <text:p text:style-name="Table_20_Contents">Zwei</text:p>
          </table:table-cell>
          <table:table-cell table:style-name="a02af1b">
            <text:p text:style-name="Table_20_Contents">vier</text:p>
          </table:table-cell>
        </table:table-row>
        <table:table-row>
          <table:table-cell table:style-name="a81e953">
            <text:p text:style-name="Table_20_Contents">Eins</text:p>
          </table:table-cell>
          <table:table-cell table:style-name="a3eadc0">
            <text:p text:style-name="Table_20_Contents">Zwei</text:p>
          </table:table-cell>
          <table:table-cell table:style-name="a74f5b3">
            <text:p text:style-name="Table_20_Contents">Zwei</text:p>
          </table:table-cell>
          <table:table-cell table:style-name="a0e2b30">
            <text:p text:style-name="Table_20_Contents">vier</text:p>
          </table:table-cell>
        </table:table-row>
        <table:table-row>
          <table:table-cell table:style-name="a206882">
            <text:p text:style-name="Table_20_Contents">Eins</text:p>
          </table:table-cell>
          <table:table-cell table:style-name="a0274c5">
            <text:p text:style-name="Table_20_Contents">Zwei</text:p>
          </table:table-cell>
          <table:table-cell table:style-name="a237c5e">
            <text:p text:style-name="Table_20_Contents">Zwei</text:p>
          </table:table-cell>
          <table:table-cell table:style-name="a338a8a">
            <text:p text:style-name="Table_20_Contents">vier</text:p>
          </table:table-cell>
        </table:table-row>
        <table:table-row>
          <table:table-cell table:style-name="a0ca113">
            <text:p text:style-name="Table_20_Contents">Eins</text:p>
          </table:table-cell>
          <table:table-cell table:style-name="a20ee7e">
            <text:p text:style-name="Table_20_Contents">Zwei</text:p>
          </table:table-cell>
          <table:table-cell table:style-name="ae0a413">
            <text:p text:style-name="Table_20_Contents">Zwei</text:p>
          </table:table-cell>
          <table:table-cell table:style-name="a4b3dca">
            <text:p text:style-name="Table_20_Contents">vier</text:p>
          </table:table-cell>
        </table:table-row>
        <table:table-row>
          <table:table-cell table:style-name="a686238">
            <text:p text:style-name="Table_20_Contents">Eins</text:p>
          </table:table-cell>
          <table:table-cell table:style-name="a715343">
            <text:p text:style-name="Table_20_Contents">Zwei</text:p>
          </table:table-cell>
          <table:table-cell table:style-name="a861dbd">
            <text:p text:style-name="Table_20_Contents">Zwei</text:p>
          </table:table-cell>
          <table:table-cell table:style-name="ab1e299">
            <text:p text:style-name="Table_20_Contents">vier</text:p>
          </table:table-cell>
        </table:table-row>
        <table:table-row>
          <table:table-cell table:style-name="a0fdd9a">
            <text:p text:style-name="Table_20_Contents">Eins</text:p>
          </table:table-cell>
          <table:table-cell table:style-name="a73701a">
            <text:p text:style-name="Table_20_Contents">Zwei</text:p>
          </table:table-cell>
          <table:table-cell table:style-name="a3ae996">
            <text:p text:style-name="Table_20_Contents">Zwei</text:p>
          </table:table-cell>
          <table:table-cell table:style-name="a4880f6">
            <text:p text:style-name="Table_20_Contents">vier</text:p>
          </table:table-cell>
        </table:table-row>
        <table:table-row>
          <table:table-cell table:style-name="ac7c8bc">
            <text:p text:style-name="Table_20_Contents">Eins</text:p>
          </table:table-cell>
          <table:table-cell table:style-name="ab91c4d">
            <text:p text:style-name="Table_20_Contents">Zwei</text:p>
          </table:table-cell>
          <table:table-cell table:style-name="afc5e1b">
            <text:p text:style-name="Table_20_Contents">Zwei</text:p>
          </table:table-cell>
          <table:table-cell table:style-name="a1d7596">
            <text:p text:style-name="Table_20_Contents">vier</text:p>
          </table:table-cell>
        </table:table-row>
        <table:table-row>
          <table:table-cell table:style-name="a5d19eb">
            <text:p text:style-name="Table_20_Contents">Eins</text:p>
          </table:table-cell>
          <table:table-cell table:style-name="a7c1d0d">
            <text:p text:style-name="Table_20_Contents">Zwei</text:p>
          </table:table-cell>
          <table:table-cell table:style-name="aacf380">
            <text:p text:style-name="Table_20_Contents">Zwei</text:p>
          </table:table-cell>
          <table:table-cell table:style-name="aa09b4b">
            <text:p text:style-name="Table_20_Contents">vier</text:p>
          </table:table-cell>
        </table:table-row>
        <table:table-row>
          <table:table-cell table:style-name="a5842ba">
            <text:p text:style-name="Table_20_Contents">Eins</text:p>
          </table:table-cell>
          <table:table-cell table:style-name="a9a2927">
            <text:p text:style-name="Table_20_Contents">Zwei</text:p>
          </table:table-cell>
          <table:table-cell table:style-name="a46d5b8">
            <text:p text:style-name="Table_20_Contents">Zwei</text:p>
          </table:table-cell>
          <table:table-cell table:style-name="a458586">
            <text:p text:style-name="Table_20_Contents">vier</text:p>
          </table:table-cell>
        </table:table-row>
        <table:table-row>
          <table:table-cell table:style-name="a800a19">
            <text:p text:style-name="Table_20_Contents">Eins</text:p>
          </table:table-cell>
          <table:table-cell table:style-name="af4fec8">
            <text:p text:style-name="Table_20_Contents">Zwei</text:p>
          </table:table-cell>
          <table:table-cell table:style-name="ace7f0d">
            <text:p text:style-name="Table_20_Contents">Zwei</text:p>
          </table:table-cell>
          <table:table-cell table:style-name="a3edde1">
            <text:p text:style-name="Table_20_Contents">vier</text:p>
          </table:table-cell>
        </table:table-row>
        <table:table-row>
          <table:table-cell table:style-name="a0a67f3">
            <text:p text:style-name="Table_20_Contents">Eins</text:p>
          </table:table-cell>
          <table:table-cell table:style-name="a40bd57">
            <text:p text:style-name="Table_20_Contents">Zwei</text:p>
          </table:table-cell>
          <table:table-cell table:style-name="a27dd4f">
            <text:p text:style-name="Table_20_Contents">Zwei</text:p>
          </table:table-cell>
          <table:table-cell table:style-name="a8e36ba">
            <text:p text:style-name="Table_20_Contents">vier</text:p>
          </table:table-cell>
        </table:table-row>
        <table:table-row>
          <table:table-cell table:style-name="a04045c">
            <text:p text:style-name="Table_20_Contents">Eins</text:p>
          </table:table-cell>
          <table:table-cell table:style-name="a9ef54d">
            <text:p text:style-name="Table_20_Contents">Zwei</text:p>
          </table:table-cell>
          <table:table-cell table:style-name="afec37f">
            <text:p text:style-name="Table_20_Contents">Zwei</text:p>
          </table:table-cell>
          <table:table-cell table:style-name="afbe4e1">
            <text:p text:style-name="Table_20_Contents">vier</text:p>
          </table:table-cell>
        </table:table-row>
        <table:table-row>
          <table:table-cell table:style-name="a293c55">
            <text:p text:style-name="Table_20_Contents">Eins</text:p>
          </table:table-cell>
          <table:table-cell table:style-name="a012038">
            <text:p text:style-name="Table_20_Contents">Zwei</text:p>
          </table:table-cell>
          <table:table-cell table:style-name="a89aa2a">
            <text:p text:style-name="Table_20_Contents">Zwei</text:p>
          </table:table-cell>
          <table:table-cell table:style-name="aaab257">
            <text:p text:style-name="Table_20_Contents">vier</text:p>
          </table:table-cell>
        </table:table-row>
        <table:table-row>
          <table:table-cell table:style-name="a25ce1c">
            <text:p text:style-name="Table_20_Contents">Eins</text:p>
          </table:table-cell>
          <table:table-cell table:style-name="a3172b5">
            <text:p text:style-name="Table_20_Contents">Zwei</text:p>
          </table:table-cell>
          <table:table-cell table:style-name="a0c002f">
            <text:p text:style-name="Table_20_Contents">Zwei</text:p>
          </table:table-cell>
          <table:table-cell table:style-name="ae37c15">
            <text:p text:style-name="Table_20_Contents">vier</text:p>
          </table:table-cell>
        </table:table-row>
        <table:table-row>
          <table:table-cell table:style-name="af28f09">
            <text:p text:style-name="Table_20_Contents">Eins</text:p>
          </table:table-cell>
          <table:table-cell table:style-name="a8d3a89">
            <text:p text:style-name="Table_20_Contents">Zwei</text:p>
          </table:table-cell>
          <table:table-cell table:style-name="aa38e33">
            <text:p text:style-name="Table_20_Contents">Zwei</text:p>
          </table:table-cell>
          <table:table-cell table:style-name="a650ced">
            <text:p text:style-name="Table_20_Contents">vier</text:p>
          </table:table-cell>
        </table:table-row>
        <table:table-row>
          <table:table-cell table:style-name="ad2cd04">
            <text:p text:style-name="Table_20_Contents">Eins</text:p>
          </table:table-cell>
          <table:table-cell table:style-name="af03ac7">
            <text:p text:style-name="Table_20_Contents">Zwei</text:p>
          </table:table-cell>
          <table:table-cell table:style-name="a1aae99">
            <text:p text:style-name="Table_20_Contents">Zwei</text:p>
          </table:table-cell>
          <table:table-cell table:style-name="afcc775">
            <text:p text:style-name="Table_20_Contents">vier</text:p>
          </table:table-cell>
        </table:table-row>
        <table:table-row>
          <table:table-cell table:style-name="a453d82">
            <text:p text:style-name="Table_20_Contents">Eins</text:p>
          </table:table-cell>
          <table:table-cell table:style-name="a0cb800">
            <text:p text:style-name="Table_20_Contents">Zwei</text:p>
          </table:table-cell>
          <table:table-cell table:style-name="a2f5c03">
            <text:p text:style-name="Table_20_Contents">Zwei</text:p>
          </table:table-cell>
          <table:table-cell table:style-name="a6cf104">
            <text:p text:style-name="Table_20_Contents">vier</text:p>
          </table:table-cell>
        </table:table-row>
        <table:table-row>
          <table:table-cell table:style-name="a169c14">
            <text:p text:style-name="Table_20_Contents">Eins</text:p>
          </table:table-cell>
          <table:table-cell table:style-name="a702689">
            <text:p text:style-name="Table_20_Contents">Zwei</text:p>
          </table:table-cell>
          <table:table-cell table:style-name="afd5873">
            <text:p text:style-name="Table_20_Contents">Zwei</text:p>
          </table:table-cell>
          <table:table-cell table:style-name="aadafbb">
            <text:p text:style-name="Table_20_Contents">vier</text:p>
          </table:table-cell>
        </table:table-row>
        <table:table-row>
          <table:table-cell table:style-name="aa65a8b">
            <text:p text:style-name="Table_20_Contents">Eins</text:p>
          </table:table-cell>
          <table:table-cell table:style-name="ac0acd3">
            <text:p text:style-name="Table_20_Contents">Zwei</text:p>
          </table:table-cell>
          <table:table-cell table:style-name="affeeee">
            <text:p text:style-name="Table_20_Contents">Zwei</text:p>
          </table:table-cell>
          <table:table-cell table:style-name="a660daa">
            <text:p text:style-name="Table_20_Contents">vier</text:p>
          </table:table-cell>
        </table:table-row>
        <table:table-row>
          <table:table-cell table:style-name="a5804a9">
            <text:p text:style-name="Table_20_Contents">Eins</text:p>
          </table:table-cell>
          <table:table-cell table:style-name="a53ebca">
            <text:p text:style-name="Table_20_Contents">Zwei</text:p>
          </table:table-cell>
          <table:table-cell table:style-name="a6e11b8">
            <text:p text:style-name="Table_20_Contents">Zwei</text:p>
          </table:table-cell>
          <table:table-cell table:style-name="a1292f1">
            <text:p text:style-name="Table_20_Contents">vier</text:p>
          </table:table-cell>
        </table:table-row>
        <table:table-row>
          <table:table-cell table:style-name="a1e395c">
            <text:p text:style-name="Table_20_Contents">Eins</text:p>
          </table:table-cell>
          <table:table-cell table:style-name="a1bbf4f">
            <text:p text:style-name="Table_20_Contents">Zwei</text:p>
          </table:table-cell>
          <table:table-cell table:style-name="a89d719">
            <text:p text:style-name="Table_20_Contents">Zwei</text:p>
          </table:table-cell>
          <table:table-cell table:style-name="aaf4907">
            <text:p text:style-name="Table_20_Contents">vier</text:p>
          </table:table-cell>
        </table:table-row>
        <table:table-row>
          <table:table-cell table:style-name="a065b96">
            <text:p text:style-name="Table_20_Contents">Eins</text:p>
          </table:table-cell>
          <table:table-cell table:style-name="a09e8b7">
            <text:p text:style-name="Table_20_Contents">Zwei</text:p>
          </table:table-cell>
          <table:table-cell table:style-name="ada96b8">
            <text:p text:style-name="Table_20_Contents">Zwei</text:p>
          </table:table-cell>
          <table:table-cell table:style-name="ae33900">
            <text:p text:style-name="Table_20_Contents">vier</text:p>
          </table:table-cell>
        </table:table-row>
        <table:table-row>
          <table:table-cell table:style-name="aae5ca6">
            <text:p text:style-name="Table_20_Contents">Eins</text:p>
          </table:table-cell>
          <table:table-cell table:style-name="a77d564">
            <text:p text:style-name="Table_20_Contents">Zwei</text:p>
          </table:table-cell>
          <table:table-cell table:style-name="a2f2985">
            <text:p text:style-name="Table_20_Contents">Zwei</text:p>
          </table:table-cell>
          <table:table-cell table:style-name="a9bb6ec">
            <text:p text:style-name="Table_20_Contents">vier</text:p>
          </table:table-cell>
        </table:table-row>
        <table:table-row>
          <table:table-cell table:style-name="a98422f">
            <text:p text:style-name="Table_20_Contents">Eins</text:p>
          </table:table-cell>
          <table:table-cell table:style-name="ad3f368">
            <text:p text:style-name="Table_20_Contents">Zwei</text:p>
          </table:table-cell>
          <table:table-cell table:style-name="ab40e2c">
            <text:p text:style-name="Table_20_Contents">Zwei</text:p>
          </table:table-cell>
          <table:table-cell table:style-name="abe0c43">
            <text:p text:style-name="Table_20_Contents">vier</text:p>
          </table:table-cell>
        </table:table-row>
        <table:table-row>
          <table:table-cell table:style-name="a6149a4">
            <text:p text:style-name="Table_20_Contents">Eins</text:p>
          </table:table-cell>
          <table:table-cell table:style-name="ad24638">
            <text:p text:style-name="Table_20_Contents">Zwei</text:p>
          </table:table-cell>
          <table:table-cell table:style-name="a5f7423">
            <text:p text:style-name="Table_20_Contents">Zwei</text:p>
          </table:table-cell>
          <table:table-cell table:style-name="a165362">
            <text:p text:style-name="Table_20_Contents">vier</text:p>
          </table:table-cell>
        </table:table-row>
        <table:table-row>
          <table:table-cell table:style-name="afccb5b">
            <text:p text:style-name="Table_20_Contents">Eins</text:p>
          </table:table-cell>
          <table:table-cell table:style-name="aa22d72">
            <text:p text:style-name="Table_20_Contents">Zwei</text:p>
          </table:table-cell>
          <table:table-cell table:style-name="a736f41">
            <text:p text:style-name="Table_20_Contents">Zwei</text:p>
          </table:table-cell>
          <table:table-cell table:style-name="af29614">
            <text:p text:style-name="Table_20_Contents">vier</text:p>
          </table:table-cell>
        </table:table-row>
        <table:table-row>
          <table:table-cell table:style-name="a353f2d">
            <text:p text:style-name="Table_20_Contents">Eins</text:p>
          </table:table-cell>
          <table:table-cell table:style-name="a378fb3">
            <text:p text:style-name="Table_20_Contents">Zwei</text:p>
          </table:table-cell>
          <table:table-cell table:style-name="adcd5e2">
            <text:p text:style-name="Table_20_Contents">Zwei</text:p>
          </table:table-cell>
          <table:table-cell table:style-name="ae98137">
            <text:p text:style-name="Table_20_Contents">vier</text:p>
          </table:table-cell>
        </table:table-row>
        <table:table-row>
          <table:table-cell table:style-name="ae004a3">
            <text:p text:style-name="Table_20_Contents">Eins</text:p>
          </table:table-cell>
          <table:table-cell table:style-name="a89db77">
            <text:p text:style-name="Table_20_Contents">Zwei</text:p>
          </table:table-cell>
          <table:table-cell table:style-name="ac38ba9">
            <text:p text:style-name="Table_20_Contents">Zwei</text:p>
          </table:table-cell>
          <table:table-cell table:style-name="a243f5f">
            <text:p text:style-name="Table_20_Contents">vier</text:p>
          </table:table-cell>
        </table:table-row>
        <table:table-row>
          <table:table-cell table:style-name="a62d0be">
            <text:p text:style-name="Table_20_Contents">Eins</text:p>
          </table:table-cell>
          <table:table-cell table:style-name="ac79013">
            <text:p text:style-name="Table_20_Contents">Zwei</text:p>
          </table:table-cell>
          <table:table-cell table:style-name="ab73abf">
            <text:p text:style-name="Table_20_Contents">Zwei</text:p>
          </table:table-cell>
          <table:table-cell table:style-name="a234c97">
            <text:p text:style-name="Table_20_Contents">vier</text:p>
          </table:table-cell>
        </table:table-row>
        <table:table-row>
          <table:table-cell table:style-name="a63e341">
            <text:p text:style-name="Table_20_Contents">Eins</text:p>
          </table:table-cell>
          <table:table-cell table:style-name="ae140b4">
            <text:p text:style-name="Table_20_Contents">Zwei</text:p>
          </table:table-cell>
          <table:table-cell table:style-name="a81bdb0">
            <text:p text:style-name="Table_20_Contents">Zwei</text:p>
          </table:table-cell>
          <table:table-cell table:style-name="a5e552d">
            <text:p text:style-name="Table_20_Contents">vier</text:p>
          </table:table-cell>
        </table:table-row>
        <table:table-row>
          <table:table-cell table:style-name="ac06593">
            <text:p text:style-name="Table_20_Contents">Eins</text:p>
          </table:table-cell>
          <table:table-cell table:style-name="a7b4379">
            <text:p text:style-name="Table_20_Contents">Zwei</text:p>
          </table:table-cell>
          <table:table-cell table:style-name="acebbd4">
            <text:p text:style-name="Table_20_Contents">Zwei</text:p>
          </table:table-cell>
          <table:table-cell table:style-name="a4f7190">
            <text:p text:style-name="Table_20_Contents">vier</text:p>
          </table:table-cell>
        </table:table-row>
        <table:table-row>
          <table:table-cell table:style-name="a2e9534">
            <text:p text:style-name="Table_20_Contents">Eins</text:p>
          </table:table-cell>
          <table:table-cell table:style-name="a497e92">
            <text:p text:style-name="Table_20_Contents">Zwei</text:p>
          </table:table-cell>
          <table:table-cell table:style-name="a863a46">
            <text:p text:style-name="Table_20_Contents">Zwei</text:p>
          </table:table-cell>
          <table:table-cell table:style-name="a72513a">
            <text:p text:style-name="Table_20_Contents">vier</text:p>
          </table:table-cell>
        </table:table-row>
        <table:table-row>
          <table:table-cell table:style-name="a439bb2">
            <text:p text:style-name="Table_20_Contents">Eins</text:p>
          </table:table-cell>
          <table:table-cell table:style-name="a15057b">
            <text:p text:style-name="Table_20_Contents">Zwei</text:p>
          </table:table-cell>
          <table:table-cell table:style-name="aee236c">
            <text:p text:style-name="Table_20_Contents">Zwei</text:p>
          </table:table-cell>
          <table:table-cell table:style-name="a8026ae">
            <text:p text:style-name="Table_20_Contents">vier</text:p>
          </table:table-cell>
        </table:table-row>
        <table:table-row>
          <table:table-cell table:style-name="aef3648">
            <text:p text:style-name="Table_20_Contents">Eins</text:p>
          </table:table-cell>
          <table:table-cell table:style-name="a2f7838">
            <text:p text:style-name="Table_20_Contents">Zwei</text:p>
          </table:table-cell>
          <table:table-cell table:style-name="a650712">
            <text:p text:style-name="Table_20_Contents">Zwei</text:p>
          </table:table-cell>
          <table:table-cell table:style-name="ab96682">
            <text:p text:style-name="Table_20_Contents">vier</text:p>
          </table:table-cell>
        </table:table-row>
        <table:table-row>
          <table:table-cell table:style-name="ae18ef6">
            <text:p text:style-name="Table_20_Contents">Eins</text:p>
          </table:table-cell>
          <table:table-cell table:style-name="ae456b1">
            <text:p text:style-name="Table_20_Contents">Zwei</text:p>
          </table:table-cell>
          <table:table-cell table:style-name="ace950e">
            <text:p text:style-name="Table_20_Contents">Zwei</text:p>
          </table:table-cell>
          <table:table-cell table:style-name="a5eab81">
            <text:p text:style-name="Table_20_Contents">vier</text:p>
          </table:table-cell>
        </table:table-row>
        <table:table-row>
          <table:table-cell table:style-name="ab9e932">
            <text:p text:style-name="Table_20_Contents">Eins</text:p>
          </table:table-cell>
          <table:table-cell table:style-name="a8cba17">
            <text:p text:style-name="Table_20_Contents">Zwei</text:p>
          </table:table-cell>
          <table:table-cell table:style-name="a98947f">
            <text:p text:style-name="Table_20_Contents">Zwei</text:p>
          </table:table-cell>
          <table:table-cell table:style-name="a9251d1">
            <text:p text:style-name="Table_20_Contents">vier</text:p>
          </table:table-cell>
        </table:table-row>
        <table:table-row>
          <table:table-cell table:style-name="a4f042b">
            <text:p text:style-name="Table_20_Contents">Eins</text:p>
          </table:table-cell>
          <table:table-cell table:style-name="a46264e">
            <text:p text:style-name="Table_20_Contents">Zwei</text:p>
          </table:table-cell>
          <table:table-cell table:style-name="a955990">
            <text:p text:style-name="Table_20_Contents">Zwei</text:p>
          </table:table-cell>
          <table:table-cell table:style-name="abc9b33">
            <text:p text:style-name="Table_20_Contents">vier</text:p>
          </table:table-cell>
        </table:table-row>
        <table:table-row>
          <table:table-cell table:style-name="adc5496">
            <text:p text:style-name="Table_20_Contents">Eins</text:p>
          </table:table-cell>
          <table:table-cell table:style-name="af1657d">
            <text:p text:style-name="Table_20_Contents">Zwei</text:p>
          </table:table-cell>
          <table:table-cell table:style-name="ac6fbd2">
            <text:p text:style-name="Table_20_Contents">Zwei</text:p>
          </table:table-cell>
          <table:table-cell table:style-name="a346e52">
            <text:p text:style-name="Table_20_Contents">vier</text:p>
          </table:table-cell>
        </table:table-row>
        <table:table-row>
          <table:table-cell table:style-name="a617813">
            <text:p text:style-name="Table_20_Contents">Eins</text:p>
          </table:table-cell>
          <table:table-cell table:style-name="a0a9fa1">
            <text:p text:style-name="Table_20_Contents">Zwei</text:p>
          </table:table-cell>
          <table:table-cell table:style-name="a9ccf26">
            <text:p text:style-name="Table_20_Contents">Zwei</text:p>
          </table:table-cell>
          <table:table-cell table:style-name="a5f0318">
            <text:p text:style-name="Table_20_Contents">vier</text:p>
          </table:table-cell>
        </table:table-row>
        <table:table-row>
          <table:table-cell table:style-name="a0b8419">
            <text:p text:style-name="Table_20_Contents">Eins</text:p>
          </table:table-cell>
          <table:table-cell table:style-name="a202028">
            <text:p text:style-name="Table_20_Contents">Zwei</text:p>
          </table:table-cell>
          <table:table-cell table:style-name="a12e134">
            <text:p text:style-name="Table_20_Contents">Zwei</text:p>
          </table:table-cell>
          <table:table-cell table:style-name="ab10e21">
            <text:p text:style-name="Table_20_Contents">vier</text:p>
          </table:table-cell>
        </table:table-row>
        <table:table-row>
          <table:table-cell table:style-name="a12127b">
            <text:p text:style-name="Table_20_Contents">Eins</text:p>
          </table:table-cell>
          <table:table-cell table:style-name="a297bb1">
            <text:p text:style-name="Table_20_Contents">Zwei</text:p>
          </table:table-cell>
          <table:table-cell table:style-name="a997d73">
            <text:p text:style-name="Table_20_Contents">Zwei</text:p>
          </table:table-cell>
          <table:table-cell table:style-name="afc3d37">
            <text:p text:style-name="Table_20_Contents">vier</text:p>
          </table:table-cell>
        </table:table-row>
        <table:table-row>
          <table:table-cell table:style-name="a0c2d73">
            <text:p text:style-name="Table_20_Contents">Eins</text:p>
          </table:table-cell>
          <table:table-cell table:style-name="ac507ca">
            <text:p text:style-name="Table_20_Contents">Zwei</text:p>
          </table:table-cell>
          <table:table-cell table:style-name="aa8f9c3">
            <text:p text:style-name="Table_20_Contents">Zwei</text:p>
          </table:table-cell>
          <table:table-cell table:style-name="a3c16dc">
            <text:p text:style-name="Table_20_Contents">vier</text:p>
          </table:table-cell>
        </table:table-row>
        <table:table-row>
          <table:table-cell table:style-name="a637d4a">
            <text:p text:style-name="Table_20_Contents">Eins</text:p>
          </table:table-cell>
          <table:table-cell table:style-name="a6dd6c9">
            <text:p text:style-name="Table_20_Contents">Zwei</text:p>
          </table:table-cell>
          <table:table-cell table:style-name="a6c4d97">
            <text:p text:style-name="Table_20_Contents">Zwei</text:p>
          </table:table-cell>
          <table:table-cell table:style-name="aa58ee5">
            <text:p text:style-name="Table_20_Contents">vier</text:p>
          </table:table-cell>
        </table:table-row>
        <table:table-row>
          <table:table-cell table:style-name="a365980">
            <text:p text:style-name="Table_20_Contents">Eins</text:p>
          </table:table-cell>
          <table:table-cell table:style-name="a10a9ab">
            <text:p text:style-name="Table_20_Contents">Zwei</text:p>
          </table:table-cell>
          <table:table-cell table:style-name="afb35a6">
            <text:p text:style-name="Table_20_Contents">Zwei</text:p>
          </table:table-cell>
          <table:table-cell table:style-name="a14e22e">
            <text:p text:style-name="Table_20_Contents">vier</text:p>
          </table:table-cell>
        </table:table-row>
        <table:table-row>
          <table:table-cell table:style-name="aab9f93">
            <text:p text:style-name="Table_20_Contents">Eins</text:p>
          </table:table-cell>
          <table:table-cell table:style-name="a028a0a">
            <text:p text:style-name="Table_20_Contents">Zwei</text:p>
          </table:table-cell>
          <table:table-cell table:style-name="a32e641">
            <text:p text:style-name="Table_20_Contents">Zwei</text:p>
          </table:table-cell>
          <table:table-cell table:style-name="a158b4d">
            <text:p text:style-name="Table_20_Contents">vier</text:p>
          </table:table-cell>
        </table:table-row>
        <table:table-row>
          <table:table-cell table:style-name="a75714c">
            <text:p text:style-name="Table_20_Contents">Eins</text:p>
          </table:table-cell>
          <table:table-cell table:style-name="a3ffe27">
            <text:p text:style-name="Table_20_Contents">Zwei</text:p>
          </table:table-cell>
          <table:table-cell table:style-name="a5a8e1b">
            <text:p text:style-name="Table_20_Contents">Zwei</text:p>
          </table:table-cell>
          <table:table-cell table:style-name="aa86264">
            <text:p text:style-name="Table_20_Contents">vier</text:p>
          </table:table-cell>
        </table:table-row>
        <table:table-row>
          <table:table-cell table:style-name="a023ca3">
            <text:p text:style-name="Table_20_Contents">Eins</text:p>
          </table:table-cell>
          <table:table-cell table:style-name="a0808f6">
            <text:p text:style-name="Table_20_Contents">Zwei</text:p>
          </table:table-cell>
          <table:table-cell table:style-name="a672bbe">
            <text:p text:style-name="Table_20_Contents">Zwei</text:p>
          </table:table-cell>
          <table:table-cell table:style-name="a9c3a00">
            <text:p text:style-name="Table_20_Contents">vier</text:p>
          </table:table-cell>
        </table:table-row>
        <table:table-row>
          <table:table-cell table:style-name="aa5af28">
            <text:p text:style-name="Table_20_Contents">Eins</text:p>
          </table:table-cell>
          <table:table-cell table:style-name="a5a684a">
            <text:p text:style-name="Table_20_Contents">Zwei</text:p>
          </table:table-cell>
          <table:table-cell table:style-name="ae07780">
            <text:p text:style-name="Table_20_Contents">Zwei</text:p>
          </table:table-cell>
          <table:table-cell table:style-name="ac58afd">
            <text:p text:style-name="Table_20_Contents">vier</text:p>
          </table:table-cell>
        </table:table-row>
        <table:table-row>
          <table:table-cell table:style-name="ad5770d">
            <text:p text:style-name="Table_20_Contents">Eins</text:p>
          </table:table-cell>
          <table:table-cell table:style-name="a9cc305">
            <text:p text:style-name="Table_20_Contents">Zwei</text:p>
          </table:table-cell>
          <table:table-cell table:style-name="a1ee40b">
            <text:p text:style-name="Table_20_Contents">Zwei</text:p>
          </table:table-cell>
          <table:table-cell table:style-name="aa2018b">
            <text:p text:style-name="Table_20_Contents">vier</text:p>
          </table:table-cell>
        </table:table-row>
        <table:table-row>
          <table:table-cell table:style-name="a6ff3b3">
            <text:p text:style-name="Table_20_Contents">Eins</text:p>
          </table:table-cell>
          <table:table-cell table:style-name="aaeb95d">
            <text:p text:style-name="Table_20_Contents">Zwei</text:p>
          </table:table-cell>
          <table:table-cell table:style-name="ad8f771">
            <text:p text:style-name="Table_20_Contents">Zwei</text:p>
          </table:table-cell>
          <table:table-cell table:style-name="afcfd35">
            <text:p text:style-name="Table_20_Contents">vier</text:p>
          </table:table-cell>
        </table:table-row>
        <table:table-row>
          <table:table-cell table:style-name="ae537c6">
            <text:p text:style-name="Table_20_Contents">Eins</text:p>
          </table:table-cell>
          <table:table-cell table:style-name="a010934">
            <text:p text:style-name="Table_20_Contents">Zwei</text:p>
          </table:table-cell>
          <table:table-cell table:style-name="abc7edf">
            <text:p text:style-name="Table_20_Contents">Zwei</text:p>
          </table:table-cell>
          <table:table-cell table:style-name="afa5601">
            <text:p text:style-name="Table_20_Contents">vier</text:p>
          </table:table-cell>
        </table:table-row>
        <table:table-row>
          <table:table-cell table:style-name="a04fef4">
            <text:p text:style-name="Table_20_Contents">Eins</text:p>
          </table:table-cell>
          <table:table-cell table:style-name="ad83874">
            <text:p text:style-name="Table_20_Contents">Zwei</text:p>
          </table:table-cell>
          <table:table-cell table:style-name="a1e5ecc">
            <text:p text:style-name="Table_20_Contents">Zwei</text:p>
          </table:table-cell>
          <table:table-cell table:style-name="a84f89b">
            <text:p text:style-name="Table_20_Contents">vier</text:p>
          </table:table-cell>
        </table:table-row>
        <table:table-row>
          <table:table-cell table:style-name="a267927">
            <text:p text:style-name="Table_20_Contents">Eins</text:p>
          </table:table-cell>
          <table:table-cell table:style-name="abf7791">
            <text:p text:style-name="Table_20_Contents">Zwei</text:p>
          </table:table-cell>
          <table:table-cell table:style-name="aa201c5">
            <text:p text:style-name="Table_20_Contents">Zwei</text:p>
          </table:table-cell>
          <table:table-cell table:style-name="a7f2b90">
            <text:p text:style-name="Table_20_Contents">vier</text:p>
          </table:table-cell>
        </table:table-row>
        <table:table-row>
          <table:table-cell table:style-name="a590d5d">
            <text:p text:style-name="Table_20_Contents">Eins</text:p>
          </table:table-cell>
          <table:table-cell table:style-name="a54ae00">
            <text:p text:style-name="Table_20_Contents">Zwei</text:p>
          </table:table-cell>
          <table:table-cell table:style-name="a17a7c6">
            <text:p text:style-name="Table_20_Contents">Zwei</text:p>
          </table:table-cell>
          <table:table-cell table:style-name="a3a8f9c">
            <text:p text:style-name="Table_20_Contents">vier</text:p>
          </table:table-cell>
        </table:table-row>
        <table:table-row>
          <table:table-cell table:style-name="a4f7604">
            <text:p text:style-name="Table_20_Contents">Eins</text:p>
          </table:table-cell>
          <table:table-cell table:style-name="a02e2d4">
            <text:p text:style-name="Table_20_Contents">Zwei</text:p>
          </table:table-cell>
          <table:table-cell table:style-name="ab71820">
            <text:p text:style-name="Table_20_Contents">Zwei</text:p>
          </table:table-cell>
          <table:table-cell table:style-name="aae2d09">
            <text:p text:style-name="Table_20_Contents">vier</text:p>
          </table:table-cell>
        </table:table-row>
        <table:table-row>
          <table:table-cell table:style-name="ac0d8e9">
            <text:p text:style-name="Table_20_Contents">Eins</text:p>
          </table:table-cell>
          <table:table-cell table:style-name="af4735c">
            <text:p text:style-name="Table_20_Contents">Zwei</text:p>
          </table:table-cell>
          <table:table-cell table:style-name="a4a77f9">
            <text:p text:style-name="Table_20_Contents">Zwei</text:p>
          </table:table-cell>
          <table:table-cell table:style-name="a992016">
            <text:p text:style-name="Table_20_Contents">vier</text:p>
          </table:table-cell>
        </table:table-row>
        <table:table-row>
          <table:table-cell table:style-name="a0dbcbe">
            <text:p text:style-name="Table_20_Contents">Eins</text:p>
          </table:table-cell>
          <table:table-cell table:style-name="a82c9e2">
            <text:p text:style-name="Table_20_Contents">Zwei</text:p>
          </table:table-cell>
          <table:table-cell table:style-name="ad34748">
            <text:p text:style-name="Table_20_Contents">Zwei</text:p>
          </table:table-cell>
          <table:table-cell table:style-name="a40b679">
            <text:p text:style-name="Table_20_Contents">vier</text:p>
          </table:table-cell>
        </table:table-row>
        <table:table-row>
          <table:table-cell table:style-name="a10fe22">
            <text:p text:style-name="Table_20_Contents">Eins</text:p>
          </table:table-cell>
          <table:table-cell table:style-name="aad8663">
            <text:p text:style-name="Table_20_Contents">Zwei</text:p>
          </table:table-cell>
          <table:table-cell table:style-name="ab1c678">
            <text:p text:style-name="Table_20_Contents">Zwei</text:p>
          </table:table-cell>
          <table:table-cell table:style-name="ac10fe7">
            <text:p text:style-name="Table_20_Contents">vier</text:p>
          </table:table-cell>
        </table:table-row>
        <table:table-row>
          <table:table-cell table:style-name="a27264d">
            <text:p text:style-name="Table_20_Contents">Eins</text:p>
          </table:table-cell>
          <table:table-cell table:style-name="aaf4b6b">
            <text:p text:style-name="Table_20_Contents">Zwei</text:p>
          </table:table-cell>
          <table:table-cell table:style-name="a5d468d">
            <text:p text:style-name="Table_20_Contents">Zwei</text:p>
          </table:table-cell>
          <table:table-cell table:style-name="af793b5">
            <text:p text:style-name="Table_20_Contents">vier</text:p>
          </table:table-cell>
        </table:table-row>
        <table:table-row>
          <table:table-cell table:style-name="aa0c534">
            <text:p text:style-name="Table_20_Contents">Eins</text:p>
          </table:table-cell>
          <table:table-cell table:style-name="a9aa0f8">
            <text:p text:style-name="Table_20_Contents">Zwei</text:p>
          </table:table-cell>
          <table:table-cell table:style-name="a4a25db">
            <text:p text:style-name="Table_20_Contents">Zwei</text:p>
          </table:table-cell>
          <table:table-cell table:style-name="ae6cd80">
            <text:p text:style-name="Table_20_Contents">vier</text:p>
          </table:table-cell>
        </table:table-row>
        <table:table-row>
          <table:table-cell table:style-name="a06b156">
            <text:p text:style-name="Table_20_Contents">Eins</text:p>
          </table:table-cell>
          <table:table-cell table:style-name="a059f6f">
            <text:p text:style-name="Table_20_Contents">Zwei</text:p>
          </table:table-cell>
          <table:table-cell table:style-name="ab07b51">
            <text:p text:style-name="Table_20_Contents">Zwei</text:p>
          </table:table-cell>
          <table:table-cell table:style-name="a1382ec">
            <text:p text:style-name="Table_20_Contents">vier</text:p>
          </table:table-cell>
        </table:table-row>
        <table:table-row>
          <table:table-cell table:style-name="ad14eff">
            <text:p text:style-name="Table_20_Contents">Eins</text:p>
          </table:table-cell>
          <table:table-cell table:style-name="a2f549e">
            <text:p text:style-name="Table_20_Contents">Zwei</text:p>
          </table:table-cell>
          <table:table-cell table:style-name="a84b24f">
            <text:p text:style-name="Table_20_Contents">Zwei</text:p>
          </table:table-cell>
          <table:table-cell table:style-name="ac3146e">
            <text:p text:style-name="Table_20_Contents">vier</text:p>
          </table:table-cell>
        </table:table-row>
        <table:table-row>
          <table:table-cell table:style-name="a764137">
            <text:p text:style-name="Table_20_Contents">Eins</text:p>
          </table:table-cell>
          <table:table-cell table:style-name="ab614d3">
            <text:p text:style-name="Table_20_Contents">Zwei</text:p>
          </table:table-cell>
          <table:table-cell table:style-name="a199912">
            <text:p text:style-name="Table_20_Contents">Zwei</text:p>
          </table:table-cell>
          <table:table-cell table:style-name="a337b2f">
            <text:p text:style-name="Table_20_Contents">vier</text:p>
          </table:table-cell>
        </table:table-row>
        <table:table-row>
          <table:table-cell table:style-name="afa2624">
            <text:p text:style-name="Table_20_Contents">Eins</text:p>
          </table:table-cell>
          <table:table-cell table:style-name="aea2a01">
            <text:p text:style-name="Table_20_Contents">Zwei</text:p>
          </table:table-cell>
          <table:table-cell table:style-name="a91a3a9">
            <text:p text:style-name="Table_20_Contents">Zwei</text:p>
          </table:table-cell>
          <table:table-cell table:style-name="add75f0">
            <text:p text:style-name="Table_20_Contents">vier</text:p>
          </table:table-cell>
        </table:table-row>
        <table:table-row>
          <table:table-cell table:style-name="a864118">
            <text:p text:style-name="Table_20_Contents">Eins</text:p>
          </table:table-cell>
          <table:table-cell table:style-name="a0492f2">
            <text:p text:style-name="Table_20_Contents">Zwei</text:p>
          </table:table-cell>
          <table:table-cell table:style-name="a7b657f">
            <text:p text:style-name="Table_20_Contents">Zwei</text:p>
          </table:table-cell>
          <table:table-cell table:style-name="a91b70e">
            <text:p text:style-name="Table_20_Contents">vier</text:p>
          </table:table-cell>
        </table:table-row>
        <table:table-row>
          <table:table-cell table:style-name="adc3416">
            <text:p text:style-name="Table_20_Contents">Eins</text:p>
          </table:table-cell>
          <table:table-cell table:style-name="a0dc48d">
            <text:p text:style-name="Table_20_Contents">Zwei</text:p>
          </table:table-cell>
          <table:table-cell table:style-name="ab38373">
            <text:p text:style-name="Table_20_Contents">Zwei</text:p>
          </table:table-cell>
          <table:table-cell table:style-name="aca2587">
            <text:p text:style-name="Table_20_Contents">vier</text:p>
          </table:table-cell>
        </table:table-row>
        <table:table-row>
          <table:table-cell table:style-name="ae42afc">
            <text:p text:style-name="Table_20_Contents">Eins</text:p>
          </table:table-cell>
          <table:table-cell table:style-name="a0c9f2a">
            <text:p text:style-name="Table_20_Contents">Zwei</text:p>
          </table:table-cell>
          <table:table-cell table:style-name="aeca083">
            <text:p text:style-name="Table_20_Contents">Zwei</text:p>
          </table:table-cell>
          <table:table-cell table:style-name="ad8831e">
            <text:p text:style-name="Table_20_Contents">vier</text:p>
          </table:table-cell>
        </table:table-row>
        <table:table-row>
          <table:table-cell table:style-name="afc1a2c">
            <text:p text:style-name="Table_20_Contents">Eins</text:p>
          </table:table-cell>
          <table:table-cell table:style-name="a2a09f7">
            <text:p text:style-name="Table_20_Contents">Zwei</text:p>
          </table:table-cell>
          <table:table-cell table:style-name="a0c0700">
            <text:p text:style-name="Table_20_Contents">Zwei</text:p>
          </table:table-cell>
          <table:table-cell table:style-name="ab40982">
            <text:p text:style-name="Table_20_Contents">vier</text:p>
          </table:table-cell>
        </table:table-row>
        <table:table-row>
          <table:table-cell table:style-name="a20f2d1">
            <text:p text:style-name="Table_20_Contents">Eins</text:p>
          </table:table-cell>
          <table:table-cell table:style-name="ad1e66c">
            <text:p text:style-name="Table_20_Contents">Zwei</text:p>
          </table:table-cell>
          <table:table-cell table:style-name="ae01058">
            <text:p text:style-name="Table_20_Contents">Zwei</text:p>
          </table:table-cell>
          <table:table-cell table:style-name="a07d08e">
            <text:p text:style-name="Table_20_Contents">vier</text:p>
          </table:table-cell>
        </table:table-row>
        <table:table-row>
          <table:table-cell table:style-name="a84eead">
            <text:p text:style-name="Table_20_Contents">Eins</text:p>
          </table:table-cell>
          <table:table-cell table:style-name="a7e4dd1">
            <text:p text:style-name="Table_20_Contents">Zwei</text:p>
          </table:table-cell>
          <table:table-cell table:style-name="a938d74">
            <text:p text:style-name="Table_20_Contents">Zwei</text:p>
          </table:table-cell>
          <table:table-cell table:style-name="acc0f91">
            <text:p text:style-name="Table_20_Contents">vier</text:p>
          </table:table-cell>
        </table:table-row>
        <table:table-row>
          <table:table-cell table:style-name="aa8557b">
            <text:p text:style-name="Table_20_Contents">Eins</text:p>
          </table:table-cell>
          <table:table-cell table:style-name="ac64acf">
            <text:p text:style-name="Table_20_Contents">Zwei</text:p>
          </table:table-cell>
          <table:table-cell table:style-name="aa7b196">
            <text:p text:style-name="Table_20_Contents">Zwei</text:p>
          </table:table-cell>
          <table:table-cell table:style-name="a248bb2">
            <text:p text:style-name="Table_20_Contents">vier</text:p>
          </table:table-cell>
        </table:table-row>
        <table:table-row>
          <table:table-cell table:style-name="a945de2">
            <text:p text:style-name="Table_20_Contents">Eins</text:p>
          </table:table-cell>
          <table:table-cell table:style-name="a7d811a">
            <text:p text:style-name="Table_20_Contents">Zwei</text:p>
          </table:table-cell>
          <table:table-cell table:style-name="a2c41de">
            <text:p text:style-name="Table_20_Contents">Zwei</text:p>
          </table:table-cell>
          <table:table-cell table:style-name="a76c554">
            <text:p text:style-name="Table_20_Contents">vier</text:p>
          </table:table-cell>
        </table:table-row>
        <table:table-row>
          <table:table-cell table:style-name="a6a0bef">
            <text:p text:style-name="Table_20_Contents">Eins</text:p>
          </table:table-cell>
          <table:table-cell table:style-name="a2e751f">
            <text:p text:style-name="Table_20_Contents">Zwei</text:p>
          </table:table-cell>
          <table:table-cell table:style-name="a640b45">
            <text:p text:style-name="Table_20_Contents">Zwei</text:p>
          </table:table-cell>
          <table:table-cell table:style-name="aaab699">
            <text:p text:style-name="Table_20_Contents">vier</text:p>
          </table:table-cell>
        </table:table-row>
        <table:table-row>
          <table:table-cell table:style-name="a112f2b">
            <text:p text:style-name="Table_20_Contents">Eins</text:p>
          </table:table-cell>
          <table:table-cell table:style-name="afd65cd">
            <text:p text:style-name="Table_20_Contents">Zwei</text:p>
          </table:table-cell>
          <table:table-cell table:style-name="a01e141">
            <text:p text:style-name="Table_20_Contents">Zwei</text:p>
          </table:table-cell>
          <table:table-cell table:style-name="a5134ec">
            <text:p text:style-name="Table_20_Contents">vier</text:p>
          </table:table-cell>
        </table:table-row>
        <table:table-row>
          <table:table-cell table:style-name="a75e236">
            <text:p text:style-name="Table_20_Contents">Eins</text:p>
          </table:table-cell>
          <table:table-cell table:style-name="a0dea6a">
            <text:p text:style-name="Table_20_Contents">Zwei</text:p>
          </table:table-cell>
          <table:table-cell table:style-name="ab0a6e7">
            <text:p text:style-name="Table_20_Contents">Zwei</text:p>
          </table:table-cell>
          <table:table-cell table:style-name="afb479a">
            <text:p text:style-name="Table_20_Contents">vier</text:p>
          </table:table-cell>
        </table:table-row>
        <table:table-row>
          <table:table-cell table:style-name="a6d2e03">
            <text:p text:style-name="Table_20_Contents">Eins</text:p>
          </table:table-cell>
          <table:table-cell table:style-name="ad9c672">
            <text:p text:style-name="Table_20_Contents">Zwei</text:p>
          </table:table-cell>
          <table:table-cell table:style-name="aa724a6">
            <text:p text:style-name="Table_20_Contents">Zwei</text:p>
          </table:table-cell>
          <table:table-cell table:style-name="a660588">
            <text:p text:style-name="Table_20_Contents">vier</text:p>
          </table:table-cell>
        </table:table-row>
        <table:table-row>
          <table:table-cell table:style-name="a0bb288">
            <text:p text:style-name="Table_20_Contents">Eins</text:p>
          </table:table-cell>
          <table:table-cell table:style-name="a83a593">
            <text:p text:style-name="Table_20_Contents">Zwei</text:p>
          </table:table-cell>
          <table:table-cell table:style-name="a9eac90">
            <text:p text:style-name="Table_20_Contents">Zwei</text:p>
          </table:table-cell>
          <table:table-cell table:style-name="a3ecbe5">
            <text:p text:style-name="Table_20_Contents">vier</text:p>
          </table:table-cell>
        </table:table-row>
        <table:table-row>
          <table:table-cell table:style-name="af3771c">
            <text:p text:style-name="Table_20_Contents">Eins</text:p>
          </table:table-cell>
          <table:table-cell table:style-name="a14b1ac">
            <text:p text:style-name="Table_20_Contents">Zwei</text:p>
          </table:table-cell>
          <table:table-cell table:style-name="aa1cf30">
            <text:p text:style-name="Table_20_Contents">Zwei</text:p>
          </table:table-cell>
          <table:table-cell table:style-name="a2bdffc">
            <text:p text:style-name="Table_20_Contents">vier</text:p>
          </table:table-cell>
        </table:table-row>
        <table:table-row>
          <table:table-cell table:style-name="ae04453">
            <text:p text:style-name="Table_20_Contents">Eins</text:p>
          </table:table-cell>
          <table:table-cell table:style-name="ac034e2">
            <text:p text:style-name="Table_20_Contents">Zwei</text:p>
          </table:table-cell>
          <table:table-cell table:style-name="acea2f2">
            <text:p text:style-name="Table_20_Contents">Zwei</text:p>
          </table:table-cell>
          <table:table-cell table:style-name="a75ce0f">
            <text:p text:style-name="Table_20_Contents">vier</text:p>
          </table:table-cell>
        </table:table-row>
        <table:table-row>
          <table:table-cell table:style-name="a84296b">
            <text:p text:style-name="Table_20_Contents">Eins</text:p>
          </table:table-cell>
          <table:table-cell table:style-name="abcb9c9">
            <text:p text:style-name="Table_20_Contents">Zwei</text:p>
          </table:table-cell>
          <table:table-cell table:style-name="a566023">
            <text:p text:style-name="Table_20_Contents">Zwei</text:p>
          </table:table-cell>
          <table:table-cell table:style-name="a261747">
            <text:p text:style-name="Table_20_Contents">vier</text:p>
          </table:table-cell>
        </table:table-row>
        <table:table-row>
          <table:table-cell table:style-name="a980f52">
            <text:p text:style-name="Table_20_Contents">Eins</text:p>
          </table:table-cell>
          <table:table-cell table:style-name="afe5b93">
            <text:p text:style-name="Table_20_Contents">Zwei</text:p>
          </table:table-cell>
          <table:table-cell table:style-name="aba536c">
            <text:p text:style-name="Table_20_Contents">Zwei</text:p>
          </table:table-cell>
          <table:table-cell table:style-name="ab000a8">
            <text:p text:style-name="Table_20_Contents">vier</text:p>
          </table:table-cell>
        </table:table-row>
        <table:table-row>
          <table:table-cell table:style-name="ade7b34">
            <text:p text:style-name="Table_20_Contents">Eins</text:p>
          </table:table-cell>
          <table:table-cell table:style-name="a223858">
            <text:p text:style-name="Table_20_Contents">Zwei</text:p>
          </table:table-cell>
          <table:table-cell table:style-name="a8468fb">
            <text:p text:style-name="Table_20_Contents">Zwei</text:p>
          </table:table-cell>
          <table:table-cell table:style-name="a40952a">
            <text:p text:style-name="Table_20_Contents">vier</text:p>
          </table:table-cell>
        </table:table-row>
        <table:table-row>
          <table:table-cell table:style-name="ab8e29b">
            <text:p text:style-name="Table_20_Contents">Eins</text:p>
          </table:table-cell>
          <table:table-cell table:style-name="a273766">
            <text:p text:style-name="Table_20_Contents">Zwei</text:p>
          </table:table-cell>
          <table:table-cell table:style-name="a7fd21c">
            <text:p text:style-name="Table_20_Contents">Zwei</text:p>
          </table:table-cell>
          <table:table-cell table:style-name="aa32cc8">
            <text:p text:style-name="Table_20_Contents">vier</text:p>
          </table:table-cell>
        </table:table-row>
        <table:table-row>
          <table:table-cell table:style-name="ada331f">
            <text:p text:style-name="Table_20_Contents">Eins</text:p>
          </table:table-cell>
          <table:table-cell table:style-name="a2495ae">
            <text:p text:style-name="Table_20_Contents">Zwei</text:p>
          </table:table-cell>
          <table:table-cell table:style-name="ac4877c">
            <text:p text:style-name="Table_20_Contents">Zwei</text:p>
          </table:table-cell>
          <table:table-cell table:style-name="a400ab8">
            <text:p text:style-name="Table_20_Contents">vier</text:p>
          </table:table-cell>
        </table:table-row>
        <table:table-row>
          <table:table-cell table:style-name="a936fab">
            <text:p text:style-name="Table_20_Contents">Eins</text:p>
          </table:table-cell>
          <table:table-cell table:style-name="a0aea2f">
            <text:p text:style-name="Table_20_Contents">Zwei</text:p>
          </table:table-cell>
          <table:table-cell table:style-name="abea9ed">
            <text:p text:style-name="Table_20_Contents">Zwei</text:p>
          </table:table-cell>
          <table:table-cell table:style-name="a1ae4a0">
            <text:p text:style-name="Table_20_Contents">vier</text:p>
          </table:table-cell>
        </table:table-row>
        <table:table-row>
          <table:table-cell table:style-name="a318547">
            <text:p text:style-name="Table_20_Contents">Eins</text:p>
          </table:table-cell>
          <table:table-cell table:style-name="aa09481">
            <text:p text:style-name="Table_20_Contents">Zwei</text:p>
          </table:table-cell>
          <table:table-cell table:style-name="ab903bf">
            <text:p text:style-name="Table_20_Contents">Zwei</text:p>
          </table:table-cell>
          <table:table-cell table:style-name="adf64e3">
            <text:p text:style-name="Table_20_Contents">vier</text:p>
          </table:table-cell>
        </table:table-row>
        <table:table-row>
          <table:table-cell table:style-name="ae5b97c">
            <text:p text:style-name="Table_20_Contents">Eins</text:p>
          </table:table-cell>
          <table:table-cell table:style-name="a56c766">
            <text:p text:style-name="Table_20_Contents">Zwei</text:p>
          </table:table-cell>
          <table:table-cell table:style-name="a582caa">
            <text:p text:style-name="Table_20_Contents">Zwei</text:p>
          </table:table-cell>
          <table:table-cell table:style-name="af9fa04">
            <text:p text:style-name="Table_20_Contents">vier</text:p>
          </table:table-cell>
        </table:table-row>
        <table:table-row>
          <table:table-cell table:style-name="abc5447">
            <text:p text:style-name="Table_20_Contents">Eins</text:p>
          </table:table-cell>
          <table:table-cell table:style-name="a48a172">
            <text:p text:style-name="Table_20_Contents">Zwei</text:p>
          </table:table-cell>
          <table:table-cell table:style-name="ae21243">
            <text:p text:style-name="Table_20_Contents">Zwei</text:p>
          </table:table-cell>
          <table:table-cell table:style-name="a73850d">
            <text:p text:style-name="Table_20_Contents">vier</text:p>
          </table:table-cell>
        </table:table-row>
        <table:table-row>
          <table:table-cell table:style-name="a376793">
            <text:p text:style-name="Table_20_Contents">Eins</text:p>
          </table:table-cell>
          <table:table-cell table:style-name="ab205b9">
            <text:p text:style-name="Table_20_Contents">Zwei</text:p>
          </table:table-cell>
          <table:table-cell table:style-name="a23e70b">
            <text:p text:style-name="Table_20_Contents">Zwei</text:p>
          </table:table-cell>
          <table:table-cell table:style-name="ac6b909">
            <text:p text:style-name="Table_20_Contents">vier</text:p>
          </table:table-cell>
        </table:table-row>
        <table:table-row>
          <table:table-cell table:style-name="a3dd64e">
            <text:p text:style-name="Table_20_Contents">Eins</text:p>
          </table:table-cell>
          <table:table-cell table:style-name="a70269d">
            <text:p text:style-name="Table_20_Contents">Zwei</text:p>
          </table:table-cell>
          <table:table-cell table:style-name="a46b9ff">
            <text:p text:style-name="Table_20_Contents">Zwei</text:p>
          </table:table-cell>
          <table:table-cell table:style-name="a2e3d99">
            <text:p text:style-name="Table_20_Contents">vier</text:p>
          </table:table-cell>
        </table:table-row>
        <table:table-row>
          <table:table-cell table:style-name="a30fd0a">
            <text:p text:style-name="Table_20_Contents">Eins</text:p>
          </table:table-cell>
          <table:table-cell table:style-name="aa9f499">
            <text:p text:style-name="Table_20_Contents">Zwei</text:p>
          </table:table-cell>
          <table:table-cell table:style-name="ae938c6">
            <text:p text:style-name="Table_20_Contents">Zwei</text:p>
          </table:table-cell>
          <table:table-cell table:style-name="afae686">
            <text:p text:style-name="Table_20_Contents">vier</text:p>
          </table:table-cell>
        </table:table-row>
        <table:table-row>
          <table:table-cell table:style-name="a259e2c">
            <text:p text:style-name="Table_20_Contents">Eins</text:p>
          </table:table-cell>
          <table:table-cell table:style-name="a92e32b">
            <text:p text:style-name="Table_20_Contents">Zwei</text:p>
          </table:table-cell>
          <table:table-cell table:style-name="a635e6d">
            <text:p text:style-name="Table_20_Contents">Zwei</text:p>
          </table:table-cell>
          <table:table-cell table:style-name="a599278">
            <text:p text:style-name="Table_20_Contents">vier</text:p>
          </table:table-cell>
        </table:table-row>
        <table:table-row>
          <table:table-cell table:style-name="a6ef3ab">
            <text:p text:style-name="Table_20_Contents">Eins</text:p>
          </table:table-cell>
          <table:table-cell table:style-name="a56b5c9">
            <text:p text:style-name="Table_20_Contents">Zwei</text:p>
          </table:table-cell>
          <table:table-cell table:style-name="a2f10a3">
            <text:p text:style-name="Table_20_Contents">Zwei</text:p>
          </table:table-cell>
          <table:table-cell table:style-name="a9082ab">
            <text:p text:style-name="Table_20_Contents">vier</text:p>
          </table:table-cell>
        </table:table-row>
        <table:table-row>
          <table:table-cell table:style-name="ae50864">
            <text:p text:style-name="Table_20_Contents">Eins</text:p>
          </table:table-cell>
          <table:table-cell table:style-name="aa146e3">
            <text:p text:style-name="Table_20_Contents">Zwei</text:p>
          </table:table-cell>
          <table:table-cell table:style-name="a0eed9f">
            <text:p text:style-name="Table_20_Contents">Zwei</text:p>
          </table:table-cell>
          <table:table-cell table:style-name="a243dbf">
            <text:p text:style-name="Table_20_Contents">vier</text:p>
          </table:table-cell>
        </table:table-row>
        <table:table-row>
          <table:table-cell table:style-name="a91baf9">
            <text:p text:style-name="Table_20_Contents">Eins</text:p>
          </table:table-cell>
          <table:table-cell table:style-name="ae17af5">
            <text:p text:style-name="Table_20_Contents">Zwei</text:p>
          </table:table-cell>
          <table:table-cell table:style-name="ab2cc81">
            <text:p text:style-name="Table_20_Contents">Zwei</text:p>
          </table:table-cell>
          <table:table-cell table:style-name="a844f92">
            <text:p text:style-name="Table_20_Contents">vier</text:p>
          </table:table-cell>
        </table:table-row>
        <table:table-row>
          <table:table-cell table:style-name="aba0c3e">
            <text:p text:style-name="Table_20_Contents">Eins</text:p>
          </table:table-cell>
          <table:table-cell table:style-name="a5ad1b5">
            <text:p text:style-name="Table_20_Contents">Zwei</text:p>
          </table:table-cell>
          <table:table-cell table:style-name="a47b24e">
            <text:p text:style-name="Table_20_Contents">Zwei</text:p>
          </table:table-cell>
          <table:table-cell table:style-name="ad87830">
            <text:p text:style-name="Table_20_Contents">vier</text:p>
          </table:table-cell>
        </table:table-row>
        <table:table-row>
          <table:table-cell table:style-name="a8b9b3f">
            <text:p text:style-name="Table_20_Contents">Eins</text:p>
          </table:table-cell>
          <table:table-cell table:style-name="a55473b">
            <text:p text:style-name="Table_20_Contents">Zwei</text:p>
          </table:table-cell>
          <table:table-cell table:style-name="a973d74">
            <text:p text:style-name="Table_20_Contents">Zwei</text:p>
          </table:table-cell>
          <table:table-cell table:style-name="a471bcc">
            <text:p text:style-name="Table_20_Contents">vier</text:p>
          </table:table-cell>
        </table:table-row>
        <table:table-row>
          <table:table-cell table:style-name="a1070cf">
            <text:p text:style-name="Table_20_Contents">Eins</text:p>
          </table:table-cell>
          <table:table-cell table:style-name="a3f7750">
            <text:p text:style-name="Table_20_Contents">Zwei</text:p>
          </table:table-cell>
          <table:table-cell table:style-name="a18c9e9">
            <text:p text:style-name="Table_20_Contents">Zwei</text:p>
          </table:table-cell>
          <table:table-cell table:style-name="a9605ce">
            <text:p text:style-name="Table_20_Contents">vier</text:p>
          </table:table-cell>
        </table:table-row>
        <table:table-row>
          <table:table-cell table:style-name="a6d7ca4">
            <text:p text:style-name="Table_20_Contents">Eins</text:p>
          </table:table-cell>
          <table:table-cell table:style-name="a6334bc">
            <text:p text:style-name="Table_20_Contents">Zwei</text:p>
          </table:table-cell>
          <table:table-cell table:style-name="a9ccfcc">
            <text:p text:style-name="Table_20_Contents">Zwei</text:p>
          </table:table-cell>
          <table:table-cell table:style-name="a56d0f2">
            <text:p text:style-name="Table_20_Contents">vier</text:p>
          </table:table-cell>
        </table:table-row>
        <table:table-row>
          <table:table-cell table:style-name="ada660f">
            <text:p text:style-name="Table_20_Contents">Eins</text:p>
          </table:table-cell>
          <table:table-cell table:style-name="ae106ad">
            <text:p text:style-name="Table_20_Contents">Zwei</text:p>
          </table:table-cell>
          <table:table-cell table:style-name="a093ea4">
            <text:p text:style-name="Table_20_Contents">Zwei</text:p>
          </table:table-cell>
          <table:table-cell table:style-name="ae8866e">
            <text:p text:style-name="Table_20_Contents">vier</text:p>
          </table:table-cell>
        </table:table-row>
        <table:table-row>
          <table:table-cell table:style-name="a339239">
            <text:p text:style-name="Table_20_Contents">Eins</text:p>
          </table:table-cell>
          <table:table-cell table:style-name="a033e2d">
            <text:p text:style-name="Table_20_Contents">Zwei</text:p>
          </table:table-cell>
          <table:table-cell table:style-name="af3d725">
            <text:p text:style-name="Table_20_Contents">Zwei</text:p>
          </table:table-cell>
          <table:table-cell table:style-name="a784637">
            <text:p text:style-name="Table_20_Contents">vier</text:p>
          </table:table-cell>
        </table:table-row>
        <table:table-row>
          <table:table-cell table:style-name="a8181ee">
            <text:p text:style-name="Table_20_Contents">Eins</text:p>
          </table:table-cell>
          <table:table-cell table:style-name="a9d95a3">
            <text:p text:style-name="Table_20_Contents">Zwei</text:p>
          </table:table-cell>
          <table:table-cell table:style-name="ac5c58a">
            <text:p text:style-name="Table_20_Contents">Zwei</text:p>
          </table:table-cell>
          <table:table-cell table:style-name="ad30a44">
            <text:p text:style-name="Table_20_Contents">vier</text:p>
          </table:table-cell>
        </table:table-row>
        <table:table-row>
          <table:table-cell table:style-name="a52e909">
            <text:p text:style-name="Table_20_Contents">Eins</text:p>
          </table:table-cell>
          <table:table-cell table:style-name="a1a8c6b">
            <text:p text:style-name="Table_20_Contents">Zwei</text:p>
          </table:table-cell>
          <table:table-cell table:style-name="a79fe7d">
            <text:p text:style-name="Table_20_Contents">Zwei</text:p>
          </table:table-cell>
          <table:table-cell table:style-name="a4ad6f5">
            <text:p text:style-name="Table_20_Contents">vier</text:p>
          </table:table-cell>
        </table:table-row>
        <table:table-row>
          <table:table-cell table:style-name="a512158">
            <text:p text:style-name="Table_20_Contents">Eins</text:p>
          </table:table-cell>
          <table:table-cell table:style-name="a0bf076">
            <text:p text:style-name="Table_20_Contents">Zwei</text:p>
          </table:table-cell>
          <table:table-cell table:style-name="af6208d">
            <text:p text:style-name="Table_20_Contents">Zwei</text:p>
          </table:table-cell>
          <table:table-cell table:style-name="a29ea74">
            <text:p text:style-name="Table_20_Contents">vier</text:p>
          </table:table-cell>
        </table:table-row>
        <table:table-row>
          <table:table-cell table:style-name="a08db29">
            <text:p text:style-name="Table_20_Contents">Eins</text:p>
          </table:table-cell>
          <table:table-cell table:style-name="a904803">
            <text:p text:style-name="Table_20_Contents">Zwei</text:p>
          </table:table-cell>
          <table:table-cell table:style-name="a73dc3d">
            <text:p text:style-name="Table_20_Contents">Zwei</text:p>
          </table:table-cell>
          <table:table-cell table:style-name="a2ebd3d">
            <text:p text:style-name="Table_20_Contents">vier</text:p>
          </table:table-cell>
        </table:table-row>
        <table:table-row>
          <table:table-cell table:style-name="a7b2d4e">
            <text:p text:style-name="Table_20_Contents">Eins</text:p>
          </table:table-cell>
          <table:table-cell table:style-name="aa30d62">
            <text:p text:style-name="Table_20_Contents">Zwei</text:p>
          </table:table-cell>
          <table:table-cell table:style-name="a6f2495">
            <text:p text:style-name="Table_20_Contents">Zwei</text:p>
          </table:table-cell>
          <table:table-cell table:style-name="a53e5a2">
            <text:p text:style-name="Table_20_Contents">vier</text:p>
          </table:table-cell>
        </table:table-row>
        <table:table-row>
          <table:table-cell table:style-name="aad66c9">
            <text:p text:style-name="Table_20_Contents">Eins</text:p>
          </table:table-cell>
          <table:table-cell table:style-name="a79eec9">
            <text:p text:style-name="Table_20_Contents">Zwei</text:p>
          </table:table-cell>
          <table:table-cell table:style-name="a13aa4f">
            <text:p text:style-name="Table_20_Contents">Zwei</text:p>
          </table:table-cell>
          <table:table-cell table:style-name="ab7306a">
            <text:p text:style-name="Table_20_Contents">vier</text:p>
          </table:table-cell>
        </table:table-row>
        <table:table-row>
          <table:table-cell table:style-name="a1843f3">
            <text:p text:style-name="Table_20_Contents">Eins</text:p>
          </table:table-cell>
          <table:table-cell table:style-name="a658435">
            <text:p text:style-name="Table_20_Contents">Zwei</text:p>
          </table:table-cell>
          <table:table-cell table:style-name="a32638f">
            <text:p text:style-name="Table_20_Contents">Zwei</text:p>
          </table:table-cell>
          <table:table-cell table:style-name="acb8081">
            <text:p text:style-name="Table_20_Contents">vier</text:p>
          </table:table-cell>
        </table:table-row>
        <table:table-row>
          <table:table-cell table:style-name="a896943">
            <text:p text:style-name="Table_20_Contents">Eins</text:p>
          </table:table-cell>
          <table:table-cell table:style-name="a482d64">
            <text:p text:style-name="Table_20_Contents">Zwei</text:p>
          </table:table-cell>
          <table:table-cell table:style-name="a5e2229">
            <text:p text:style-name="Table_20_Contents">Zwei</text:p>
          </table:table-cell>
          <table:table-cell table:style-name="a2147b1">
            <text:p text:style-name="Table_20_Contents">vier</text:p>
          </table:table-cell>
        </table:table-row>
        <table:table-row>
          <table:table-cell table:style-name="ac4459b">
            <text:p text:style-name="Table_20_Contents">Eins</text:p>
          </table:table-cell>
          <table:table-cell table:style-name="a9a09d5">
            <text:p text:style-name="Table_20_Contents">Zwei</text:p>
          </table:table-cell>
          <table:table-cell table:style-name="aec7a7e">
            <text:p text:style-name="Table_20_Contents">Zwei</text:p>
          </table:table-cell>
          <table:table-cell table:style-name="af9aa6a">
            <text:p text:style-name="Table_20_Contents">vier</text:p>
          </table:table-cell>
        </table:table-row>
        <table:table-row>
          <table:table-cell table:style-name="af1be2a">
            <text:p text:style-name="Table_20_Contents">Eins</text:p>
          </table:table-cell>
          <table:table-cell table:style-name="a1d3cdf">
            <text:p text:style-name="Table_20_Contents">Zwei</text:p>
          </table:table-cell>
          <table:table-cell table:style-name="a3e7ce1">
            <text:p text:style-name="Table_20_Contents">Zwei</text:p>
          </table:table-cell>
          <table:table-cell table:style-name="a88a0aa">
            <text:p text:style-name="Table_20_Contents">vier</text:p>
          </table:table-cell>
        </table:table-row>
        <table:table-row>
          <table:table-cell table:style-name="ab845de">
            <text:p text:style-name="Table_20_Contents">Eins</text:p>
          </table:table-cell>
          <table:table-cell table:style-name="ad9efd5">
            <text:p text:style-name="Table_20_Contents">Zwei</text:p>
          </table:table-cell>
          <table:table-cell table:style-name="ae3038e">
            <text:p text:style-name="Table_20_Contents">Zwei</text:p>
          </table:table-cell>
          <table:table-cell table:style-name="a42a5e0">
            <text:p text:style-name="Table_20_Contents">vier</text:p>
          </table:table-cell>
        </table:table-row>
        <table:table-row>
          <table:table-cell table:style-name="aa8425f">
            <text:p text:style-name="Table_20_Contents">Eins</text:p>
          </table:table-cell>
          <table:table-cell table:style-name="ab5c43b">
            <text:p text:style-name="Table_20_Contents">Zwei</text:p>
          </table:table-cell>
          <table:table-cell table:style-name="ada9739">
            <text:p text:style-name="Table_20_Contents">Zwei</text:p>
          </table:table-cell>
          <table:table-cell table:style-name="ad2c9ea">
            <text:p text:style-name="Table_20_Contents">vier</text:p>
          </table:table-cell>
        </table:table-row>
        <table:table-row>
          <table:table-cell table:style-name="a82e0a6">
            <text:p text:style-name="Table_20_Contents">Eins</text:p>
          </table:table-cell>
          <table:table-cell table:style-name="afea806">
            <text:p text:style-name="Table_20_Contents">Zwei</text:p>
          </table:table-cell>
          <table:table-cell table:style-name="a832c1f">
            <text:p text:style-name="Table_20_Contents">Zwei</text:p>
          </table:table-cell>
          <table:table-cell table:style-name="a5e3528">
            <text:p text:style-name="Table_20_Contents">vier</text:p>
          </table:table-cell>
        </table:table-row>
        <table:table-row>
          <table:table-cell table:style-name="ac3bb19">
            <text:p text:style-name="Table_20_Contents">Eins</text:p>
          </table:table-cell>
          <table:table-cell table:style-name="a8d3dfb">
            <text:p text:style-name="Table_20_Contents">Zwei</text:p>
          </table:table-cell>
          <table:table-cell table:style-name="a7839b4">
            <text:p text:style-name="Table_20_Contents">Zwei</text:p>
          </table:table-cell>
          <table:table-cell table:style-name="a8a718d">
            <text:p text:style-name="Table_20_Contents">vier</text:p>
          </table:table-cell>
        </table:table-row>
        <table:table-row>
          <table:table-cell table:style-name="abff33e">
            <text:p text:style-name="Table_20_Contents">Eins</text:p>
          </table:table-cell>
          <table:table-cell table:style-name="ab74c05">
            <text:p text:style-name="Table_20_Contents">Zwei</text:p>
          </table:table-cell>
          <table:table-cell table:style-name="a01eed9">
            <text:p text:style-name="Table_20_Contents">Zwei</text:p>
          </table:table-cell>
          <table:table-cell table:style-name="a540ad8">
            <text:p text:style-name="Table_20_Contents">vier</text:p>
          </table:table-cell>
        </table:table-row>
        <table:table-row>
          <table:table-cell table:style-name="a9fa0fa">
            <text:p text:style-name="Table_20_Contents">Eins</text:p>
          </table:table-cell>
          <table:table-cell table:style-name="a26e1b8">
            <text:p text:style-name="Table_20_Contents">Zwei</text:p>
          </table:table-cell>
          <table:table-cell table:style-name="a8484a2">
            <text:p text:style-name="Table_20_Contents">Zwei</text:p>
          </table:table-cell>
          <table:table-cell table:style-name="a2357c7">
            <text:p text:style-name="Table_20_Contents">vier</text:p>
          </table:table-cell>
        </table:table-row>
        <table:table-row>
          <table:table-cell table:style-name="a70b964">
            <text:p text:style-name="Table_20_Contents">Eins</text:p>
          </table:table-cell>
          <table:table-cell table:style-name="acf28c9">
            <text:p text:style-name="Table_20_Contents">Zwei</text:p>
          </table:table-cell>
          <table:table-cell table:style-name="abef1b6">
            <text:p text:style-name="Table_20_Contents">Zwei</text:p>
          </table:table-cell>
          <table:table-cell table:style-name="ab57e66">
            <text:p text:style-name="Table_20_Contents">vier</text:p>
          </table:table-cell>
        </table:table-row>
        <table:table-row>
          <table:table-cell table:style-name="a94cf21">
            <text:p text:style-name="Table_20_Contents">Eins</text:p>
          </table:table-cell>
          <table:table-cell table:style-name="aa411ad">
            <text:p text:style-name="Table_20_Contents">Zwei</text:p>
          </table:table-cell>
          <table:table-cell table:style-name="a8e8031">
            <text:p text:style-name="Table_20_Contents">Zwei</text:p>
          </table:table-cell>
          <table:table-cell table:style-name="a600572">
            <text:p text:style-name="Table_20_Contents">vier</text:p>
          </table:table-cell>
        </table:table-row>
        <table:table-row>
          <table:table-cell table:style-name="ad54e58">
            <text:p text:style-name="Table_20_Contents">Eins</text:p>
          </table:table-cell>
          <table:table-cell table:style-name="a6e4e37">
            <text:p text:style-name="Table_20_Contents">Zwei</text:p>
          </table:table-cell>
          <table:table-cell table:style-name="a5b081d">
            <text:p text:style-name="Table_20_Contents">Zwei</text:p>
          </table:table-cell>
          <table:table-cell table:style-name="aed84b9">
            <text:p text:style-name="Table_20_Contents">vier</text:p>
          </table:table-cell>
        </table:table-row>
        <table:table-row>
          <table:table-cell table:style-name="a7c1634">
            <text:p text:style-name="Table_20_Contents">Eins</text:p>
          </table:table-cell>
          <table:table-cell table:style-name="a114c4e">
            <text:p text:style-name="Table_20_Contents">Zwei</text:p>
          </table:table-cell>
          <table:table-cell table:style-name="a45d07d">
            <text:p text:style-name="Table_20_Contents">Zwei</text:p>
          </table:table-cell>
          <table:table-cell table:style-name="ad246a3">
            <text:p text:style-name="Table_20_Contents">vier</text:p>
          </table:table-cell>
        </table:table-row>
        <table:table-row>
          <table:table-cell table:style-name="ae891ee">
            <text:p text:style-name="Table_20_Contents">Eins</text:p>
          </table:table-cell>
          <table:table-cell table:style-name="add22b0">
            <text:p text:style-name="Table_20_Contents">Zwei</text:p>
          </table:table-cell>
          <table:table-cell table:style-name="ab358e4">
            <text:p text:style-name="Table_20_Contents">Zwei</text:p>
          </table:table-cell>
          <table:table-cell table:style-name="abfecb7">
            <text:p text:style-name="Table_20_Contents">vier</text:p>
          </table:table-cell>
        </table:table-row>
        <table:table-row>
          <table:table-cell table:style-name="a3bb375">
            <text:p text:style-name="Table_20_Contents">Eins</text:p>
          </table:table-cell>
          <table:table-cell table:style-name="a12a1cc">
            <text:p text:style-name="Table_20_Contents">Zwei</text:p>
          </table:table-cell>
          <table:table-cell table:style-name="ace8da0">
            <text:p text:style-name="Table_20_Contents">Zwei</text:p>
          </table:table-cell>
          <table:table-cell table:style-name="aaf6939">
            <text:p text:style-name="Table_20_Contents">vier</text:p>
          </table:table-cell>
        </table:table-row>
        <table:table-row>
          <table:table-cell table:style-name="adf7199">
            <text:p text:style-name="Table_20_Contents">Eins</text:p>
          </table:table-cell>
          <table:table-cell table:style-name="a93faa1">
            <text:p text:style-name="Table_20_Contents">Zwei</text:p>
          </table:table-cell>
          <table:table-cell table:style-name="a32286f">
            <text:p text:style-name="Table_20_Contents">Zwei</text:p>
          </table:table-cell>
          <table:table-cell table:style-name="a50dfd7">
            <text:p text:style-name="Table_20_Contents">vier</text:p>
          </table:table-cell>
        </table:table-row>
        <table:table-row>
          <table:table-cell table:style-name="ae0abcf">
            <text:p text:style-name="Table_20_Contents">Eins</text:p>
          </table:table-cell>
          <table:table-cell table:style-name="ad8adb3">
            <text:p text:style-name="Table_20_Contents">Zwei</text:p>
          </table:table-cell>
          <table:table-cell table:style-name="afb3fc5">
            <text:p text:style-name="Table_20_Contents">Zwei</text:p>
          </table:table-cell>
          <table:table-cell table:style-name="a713f67">
            <text:p text:style-name="Table_20_Contents">vier</text:p>
          </table:table-cell>
        </table:table-row>
        <table:table-row>
          <table:table-cell table:style-name="a4c9581">
            <text:p text:style-name="Table_20_Contents">Eins</text:p>
          </table:table-cell>
          <table:table-cell table:style-name="a9fb413">
            <text:p text:style-name="Table_20_Contents">Zwei</text:p>
          </table:table-cell>
          <table:table-cell table:style-name="a2646b0">
            <text:p text:style-name="Table_20_Contents">Zwei</text:p>
          </table:table-cell>
          <table:table-cell table:style-name="a4da6b0">
            <text:p text:style-name="Table_20_Contents">vier</text:p>
          </table:table-cell>
        </table:table-row>
        <table:table-row>
          <table:table-cell table:style-name="a050aeb">
            <text:p text:style-name="Table_20_Contents">Eins</text:p>
          </table:table-cell>
          <table:table-cell table:style-name="a871470">
            <text:p text:style-name="Table_20_Contents">Zwei</text:p>
          </table:table-cell>
          <table:table-cell table:style-name="a3dff32">
            <text:p text:style-name="Table_20_Contents">Zwei</text:p>
          </table:table-cell>
          <table:table-cell table:style-name="afce649">
            <text:p text:style-name="Table_20_Contents">vier</text:p>
          </table:table-cell>
        </table:table-row>
        <table:table-row>
          <table:table-cell table:style-name="ac9718f">
            <text:p text:style-name="Table_20_Contents">Eins</text:p>
          </table:table-cell>
          <table:table-cell table:style-name="aa4563d">
            <text:p text:style-name="Table_20_Contents">Zwei</text:p>
          </table:table-cell>
          <table:table-cell table:style-name="a122145">
            <text:p text:style-name="Table_20_Contents">Zwei</text:p>
          </table:table-cell>
          <table:table-cell table:style-name="a0fb188">
            <text:p text:style-name="Table_20_Contents">vier</text:p>
          </table:table-cell>
        </table:table-row>
        <table:table-row>
          <table:table-cell table:style-name="a840636">
            <text:p text:style-name="Table_20_Contents">Eins</text:p>
          </table:table-cell>
          <table:table-cell table:style-name="a7584e5">
            <text:p text:style-name="Table_20_Contents">Zwei</text:p>
          </table:table-cell>
          <table:table-cell table:style-name="a61b85c">
            <text:p text:style-name="Table_20_Contents">Zwei</text:p>
          </table:table-cell>
          <table:table-cell table:style-name="a485077">
            <text:p text:style-name="Table_20_Contents">vier</text:p>
          </table:table-cell>
        </table:table-row>
        <table:table-row>
          <table:table-cell table:style-name="a45ba7f">
            <text:p text:style-name="Table_20_Contents">Eins</text:p>
          </table:table-cell>
          <table:table-cell table:style-name="a06b510">
            <text:p text:style-name="Table_20_Contents">Zwei</text:p>
          </table:table-cell>
          <table:table-cell table:style-name="a237981">
            <text:p text:style-name="Table_20_Contents">Zwei</text:p>
          </table:table-cell>
          <table:table-cell table:style-name="ad2e4e7">
            <text:p text:style-name="Table_20_Contents">vier</text:p>
          </table:table-cell>
        </table:table-row>
        <table:table-row>
          <table:table-cell table:style-name="abd03fc">
            <text:p text:style-name="Table_20_Contents">Eins</text:p>
          </table:table-cell>
          <table:table-cell table:style-name="af43df6">
            <text:p text:style-name="Table_20_Contents">Zwei</text:p>
          </table:table-cell>
          <table:table-cell table:style-name="a5c93f8">
            <text:p text:style-name="Table_20_Contents">Zwei</text:p>
          </table:table-cell>
          <table:table-cell table:style-name="ab7948c">
            <text:p text:style-name="Table_20_Contents">vier</text:p>
          </table:table-cell>
        </table:table-row>
        <table:table-row>
          <table:table-cell table:style-name="a5e3eed">
            <text:p text:style-name="Table_20_Contents">Eins</text:p>
          </table:table-cell>
          <table:table-cell table:style-name="a0618ca">
            <text:p text:style-name="Table_20_Contents">Zwei</text:p>
          </table:table-cell>
          <table:table-cell table:style-name="a44be7c">
            <text:p text:style-name="Table_20_Contents">Zwei</text:p>
          </table:table-cell>
          <table:table-cell table:style-name="a582a26">
            <text:p text:style-name="Table_20_Contents">vier</text:p>
          </table:table-cell>
        </table:table-row>
        <table:table-row>
          <table:table-cell table:style-name="ae68672">
            <text:p text:style-name="Table_20_Contents">Eins</text:p>
          </table:table-cell>
          <table:table-cell table:style-name="a7d1821">
            <text:p text:style-name="Table_20_Contents">Zwei</text:p>
          </table:table-cell>
          <table:table-cell table:style-name="acc8306">
            <text:p text:style-name="Table_20_Contents">Zwei</text:p>
          </table:table-cell>
          <table:table-cell table:style-name="aaaffbf">
            <text:p text:style-name="Table_20_Contents">vier</text:p>
          </table:table-cell>
        </table:table-row>
        <table:table-row>
          <table:table-cell table:style-name="a5c246b">
            <text:p text:style-name="Table_20_Contents">Eins</text:p>
          </table:table-cell>
          <table:table-cell table:style-name="acee985">
            <text:p text:style-name="Table_20_Contents">Zwei</text:p>
          </table:table-cell>
          <table:table-cell table:style-name="a790b26">
            <text:p text:style-name="Table_20_Contents">Zwei</text:p>
          </table:table-cell>
          <table:table-cell table:style-name="a8d43fb">
            <text:p text:style-name="Table_20_Contents">vier</text:p>
          </table:table-cell>
        </table:table-row>
        <table:table-row>
          <table:table-cell table:style-name="a31fac9">
            <text:p text:style-name="Table_20_Contents">Eins</text:p>
          </table:table-cell>
          <table:table-cell table:style-name="a7a1302">
            <text:p text:style-name="Table_20_Contents">Zwei</text:p>
          </table:table-cell>
          <table:table-cell table:style-name="aeeeee8">
            <text:p text:style-name="Table_20_Contents">Zwei</text:p>
          </table:table-cell>
          <table:table-cell table:style-name="af6ec6f">
            <text:p text:style-name="Table_20_Contents">vier</text:p>
          </table:table-cell>
        </table:table-row>
        <table:table-row>
          <table:table-cell table:style-name="abd888a">
            <text:p text:style-name="Table_20_Contents">Eins</text:p>
          </table:table-cell>
          <table:table-cell table:style-name="acf5ec9">
            <text:p text:style-name="Table_20_Contents">Zwei</text:p>
          </table:table-cell>
          <table:table-cell table:style-name="a73c853">
            <text:p text:style-name="Table_20_Contents">Zwei</text:p>
          </table:table-cell>
          <table:table-cell table:style-name="a12e711">
            <text:p text:style-name="Table_20_Contents">vier</text:p>
          </table:table-cell>
        </table:table-row>
        <table:table-row>
          <table:table-cell table:style-name="ac16c36">
            <text:p text:style-name="Table_20_Contents">Eins</text:p>
          </table:table-cell>
          <table:table-cell table:style-name="a0a66ec">
            <text:p text:style-name="Table_20_Contents">Zwei</text:p>
          </table:table-cell>
          <table:table-cell table:style-name="a248d6c">
            <text:p text:style-name="Table_20_Contents">Zwei</text:p>
          </table:table-cell>
          <table:table-cell table:style-name="a3e5cb1">
            <text:p text:style-name="Table_20_Contents">vier</text:p>
          </table:table-cell>
        </table:table-row>
        <table:table-row>
          <table:table-cell table:style-name="a6885ef">
            <text:p text:style-name="Table_20_Contents">Eins</text:p>
          </table:table-cell>
          <table:table-cell table:style-name="ad73318">
            <text:p text:style-name="Table_20_Contents">Zwei</text:p>
          </table:table-cell>
          <table:table-cell table:style-name="a9cf2d0">
            <text:p text:style-name="Table_20_Contents">Zwei</text:p>
          </table:table-cell>
          <table:table-cell table:style-name="aba168d">
            <text:p text:style-name="Table_20_Contents">vier</text:p>
          </table:table-cell>
        </table:table-row>
        <table:table-row>
          <table:table-cell table:style-name="ab01b10">
            <text:p text:style-name="Table_20_Contents">Eins</text:p>
          </table:table-cell>
          <table:table-cell table:style-name="a6f1a75">
            <text:p text:style-name="Table_20_Contents">Zwei</text:p>
          </table:table-cell>
          <table:table-cell table:style-name="a5258df">
            <text:p text:style-name="Table_20_Contents">Zwei</text:p>
          </table:table-cell>
          <table:table-cell table:style-name="a6958e4">
            <text:p text:style-name="Table_20_Contents">vier</text:p>
          </table:table-cell>
        </table:table-row>
        <table:table-row>
          <table:table-cell table:style-name="ae99d61">
            <text:p text:style-name="Table_20_Contents">Eins</text:p>
          </table:table-cell>
          <table:table-cell table:style-name="acb5b82">
            <text:p text:style-name="Table_20_Contents">Zwei</text:p>
          </table:table-cell>
          <table:table-cell table:style-name="af3056e">
            <text:p text:style-name="Table_20_Contents">Zwei</text:p>
          </table:table-cell>
          <table:table-cell table:style-name="a51c4aa">
            <text:p text:style-name="Table_20_Contents">vier</text:p>
          </table:table-cell>
        </table:table-row>
        <table:table-row>
          <table:table-cell table:style-name="aaef7d4">
            <text:p text:style-name="Table_20_Contents">Eins</text:p>
          </table:table-cell>
          <table:table-cell table:style-name="a081c0b">
            <text:p text:style-name="Table_20_Contents">Zwei</text:p>
          </table:table-cell>
          <table:table-cell table:style-name="ab0ac1a">
            <text:p text:style-name="Table_20_Contents">Zwei</text:p>
          </table:table-cell>
          <table:table-cell table:style-name="ab0123f">
            <text:p text:style-name="Table_20_Contents">vier</text:p>
          </table:table-cell>
        </table:table-row>
        <table:table-row>
          <table:table-cell table:style-name="a5e82d9">
            <text:p text:style-name="Table_20_Contents">Eins</text:p>
          </table:table-cell>
          <table:table-cell table:style-name="af6c331">
            <text:p text:style-name="Table_20_Contents">Zwei</text:p>
          </table:table-cell>
          <table:table-cell table:style-name="a7b8715">
            <text:p text:style-name="Table_20_Contents">Zwei</text:p>
          </table:table-cell>
          <table:table-cell table:style-name="a5db741">
            <text:p text:style-name="Table_20_Contents">vier</text:p>
          </table:table-cell>
        </table:table-row>
        <table:table-row>
          <table:table-cell table:style-name="af6023a">
            <text:p text:style-name="Table_20_Contents">Eins</text:p>
          </table:table-cell>
          <table:table-cell table:style-name="a0adf7c">
            <text:p text:style-name="Table_20_Contents">Zwei</text:p>
          </table:table-cell>
          <table:table-cell table:style-name="ad98298">
            <text:p text:style-name="Table_20_Contents">Zwei</text:p>
          </table:table-cell>
          <table:table-cell table:style-name="af3c961">
            <text:p text:style-name="Table_20_Contents">vier</text:p>
          </table:table-cell>
        </table:table-row>
        <table:table-row>
          <table:table-cell table:style-name="aee4e91">
            <text:p text:style-name="Table_20_Contents">Eins</text:p>
          </table:table-cell>
          <table:table-cell table:style-name="a410afe">
            <text:p text:style-name="Table_20_Contents">Zwei</text:p>
          </table:table-cell>
          <table:table-cell table:style-name="a333cd4">
            <text:p text:style-name="Table_20_Contents">Zwei</text:p>
          </table:table-cell>
          <table:table-cell table:style-name="a8fb05a">
            <text:p text:style-name="Table_20_Contents">vier</text:p>
          </table:table-cell>
        </table:table-row>
        <table:table-row>
          <table:table-cell table:style-name="a8b8c45">
            <text:p text:style-name="Table_20_Contents">Eins</text:p>
          </table:table-cell>
          <table:table-cell table:style-name="a5b7f8b">
            <text:p text:style-name="Table_20_Contents">Zwei</text:p>
          </table:table-cell>
          <table:table-cell table:style-name="a26dc81">
            <text:p text:style-name="Table_20_Contents">Zwei</text:p>
          </table:table-cell>
          <table:table-cell table:style-name="a5e78e2">
            <text:p text:style-name="Table_20_Contents">vier</text:p>
          </table:table-cell>
        </table:table-row>
        <table:table-row>
          <table:table-cell table:number-columns-spanned="2" table:style-name="af01218">
            <text:p text:style-name="Table_20_Contents">sechs</text:p>
          </table:table-cell>
          <table:table-cell table:style-name="ad44cfc">
            <text:p text:style-name="Table_20_Contents">acht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2</dc:date>
    <meta:editing-cycles>2</meta:editing-cycles>
    <meta:editing-duration>PT0.906S</meta:editing-duration>
  </office:meta>
</office:document-meta>
</file>